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5339in" svg:height="3.5453in" svg:x="1.9945in" svg:y="0.0209in">
            <draw:object draw:notify-on-update-of-ranges="Sheet1.A1:Sheet1.A2500 Sheet1.B1:Sheet1.B25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in" svg:height="3.5449in" svg:x="2.222in" svg:y="7.5402in">
            <draw:object draw:notify-on-update-of-ranges="Sheet1.A1:Sheet1.A2500 Sheet1.B1:Sheet1.B250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4074.5">
            <text:p>2407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53">
            <text:p>2235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98">
            <text:p>236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960">
            <text:p>219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91.5">
            <text:p>1809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400">
            <text:p>184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17">
            <text:p>235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980.5">
            <text:p>1998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61">
            <text:p>201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39">
            <text:p>225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75.5">
            <text:p>2097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82">
            <text:p>236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977">
            <text:p>249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300">
            <text:p>163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047.5">
            <text:p>2404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193">
            <text:p>211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877">
            <text:p>228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49.5">
            <text:p>2554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062.5">
            <text:p>2406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52.5">
            <text:p>2435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70.5">
            <text:p>2367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14">
            <text:p>253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666">
            <text:p>166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458.5">
            <text:p>1945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58.5">
            <text:p>2365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75.5">
            <text:p>2177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18">
            <text:p>242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382">
            <text:p>233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34.5">
            <text:p>2343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84.5">
            <text:p>2348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549">
            <text:p>265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094.5">
            <text:p>1909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325">
            <text:p>193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93">
            <text:p>210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939.5">
            <text:p>2193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37">
            <text:p>204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781.5">
            <text:p>1778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631.5">
            <text:p>1863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835">
            <text:p>248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897.5">
            <text:p>2389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068">
            <text:p>260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317.5">
            <text:p>2631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817">
            <text:p>288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83">
            <text:p>232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956">
            <text:p>249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215.5">
            <text:p>1621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784">
            <text:p>267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002.5">
            <text:p>1900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79.5">
            <text:p>2007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309">
            <text:p>213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160">
            <text:p>191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31">
            <text:p>225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089.5">
            <text:p>2308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34">
            <text:p>180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079.5">
            <text:p>2307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168.5">
            <text:p>2216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451">
            <text:p>244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15">
            <text:p>227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333">
            <text:p>183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00.5">
            <text:p>2430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467.5">
            <text:p>1946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45">
            <text:p>209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462">
            <text:p>2646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515">
            <text:p>215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83.5">
            <text:p>2438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555">
            <text:p>215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04">
            <text:p>232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820.5">
            <text:p>2182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70">
            <text:p>24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75">
            <text:p>210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289">
            <text:p>222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073">
            <text:p>190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082.5">
            <text:p>1708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88">
            <text:p>205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441">
            <text:p>194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700">
            <text:p>277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840">
            <text:p>178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58.5">
            <text:p>2325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72.5">
            <text:p>2257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963.5">
            <text:p>2196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914.5">
            <text:p>2191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177">
            <text:p>181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312">
            <text:p>263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880.5">
            <text:p>1888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763.5">
            <text:p>2476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584">
            <text:p>265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81">
            <text:p>217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47">
            <text:p>250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20.5">
            <text:p>2082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800">
            <text:p>218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411.5">
            <text:p>2441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82.5">
            <text:p>2398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90">
            <text:p>214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360">
            <text:p>213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919.5">
            <text:p>2291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996">
            <text:p>219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518">
            <text:p>195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25">
            <text:p>214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918">
            <text:p>229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26.5">
            <text:p>1802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308.5">
            <text:p>2130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35">
            <text:p>224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920">
            <text:p>229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75">
            <text:p>234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48">
            <text:p>239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526">
            <text:p>245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921">
            <text:p>219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73">
            <text:p>234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845.5">
            <text:p>2184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135.5">
            <text:p>2413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878.5">
            <text:p>2287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70">
            <text:p>223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06.5">
            <text:p>2000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152">
            <text:p>191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917.5">
            <text:p>1991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590.5">
            <text:p>2159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44">
            <text:p>242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48">
            <text:p>208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532.5">
            <text:p>1853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99">
            <text:p>225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824.5">
            <text:p>2682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44">
            <text:p>227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742">
            <text:p>2374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61">
            <text:p>214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31.5">
            <text:p>2083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18">
            <text:p>223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931.5">
            <text:p>1993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987.5">
            <text:p>2898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481.5">
            <text:p>2448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300">
            <text:p>233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701">
            <text:p>247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738.5">
            <text:p>2473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45.5">
            <text:p>1804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924">
            <text:p>219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09">
            <text:p>253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99">
            <text:p>207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47">
            <text:p>239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616.5">
            <text:p>2261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421.5">
            <text:p>1742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34.5">
            <text:p>2063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69">
            <text:p>239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887">
            <text:p>238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125">
            <text:p>261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28.5">
            <text:p>2072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73">
            <text:p>203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094.5">
            <text:p>2309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29">
            <text:p>208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55.5">
            <text:p>2345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80.5">
            <text:p>2258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95">
            <text:p>250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116">
            <text:p>151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987">
            <text:p>179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765.5">
            <text:p>2676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981.5">
            <text:p>2198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192">
            <text:p>1819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616">
            <text:p>216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984">
            <text:p>249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53.5">
            <text:p>2015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07">
            <text:p>227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11.5">
            <text:p>2021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704.5">
            <text:p>2570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56.5">
            <text:p>2365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39">
            <text:p>227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93.5">
            <text:p>2359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796.5">
            <text:p>2479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70">
            <text:p>253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67">
            <text:p>205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900">
            <text:p>259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029">
            <text:p>280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83">
            <text:p>203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08.5">
            <text:p>2040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638">
            <text:p>156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60.5">
            <text:p>2236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446">
            <text:p>294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151.5">
            <text:p>2315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277.5">
            <text:p>2527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328.5">
            <text:p>2632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151">
            <text:p>241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614.5">
            <text:p>2261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84.5">
            <text:p>2438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96">
            <text:p>234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85.5">
            <text:p>2278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447">
            <text:p>184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43">
            <text:p>227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249">
            <text:p>192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740">
            <text:p>187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10">
            <text:p>20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035">
            <text:p>240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916.5">
            <text:p>2691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342.5">
            <text:p>2334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953">
            <text:p>2595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133">
            <text:p>211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09.5">
            <text:p>2050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50.5">
            <text:p>2235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515.5">
            <text:p>1951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455">
            <text:p>144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40">
            <text:p>224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868.5">
            <text:p>2386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907">
            <text:p>219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488.5">
            <text:p>2448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383">
            <text:p>213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875">
            <text:p>198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67.5">
            <text:p>2096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87.5">
            <text:p>2208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01">
            <text:p>22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335">
            <text:p>163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148">
            <text:p>241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161">
            <text:p>211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161">
            <text:p>181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56">
            <text:p>197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559">
            <text:p>215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004">
            <text:p>270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945.5">
            <text:p>1994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04.5">
            <text:p>2250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97">
            <text:p>2209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322">
            <text:p>233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23.5">
            <text:p>2082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120.5">
            <text:p>2212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275">
            <text:p>182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667.5">
            <text:p>2266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80">
            <text:p>224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94">
            <text:p>2439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912.5">
            <text:p>2491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268.5">
            <text:p>2226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252">
            <text:p>192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73.5">
            <text:p>2327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45">
            <text:p>223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112">
            <text:p>231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93.5">
            <text:p>2149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823">
            <text:p>188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15">
            <text:p>210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262.5">
            <text:p>1826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550.5">
            <text:p>2155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10">
            <text:p>232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109">
            <text:p>211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003">
            <text:p>240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78">
            <text:p>225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52.5">
            <text:p>2235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075">
            <text:p>190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65">
            <text:p>203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288.5">
            <text:p>2228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315">
            <text:p>183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031">
            <text:p>230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368.5">
            <text:p>2136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641.5">
            <text:p>2264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709">
            <text:p>257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180.5">
            <text:p>2418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43">
            <text:p>220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809">
            <text:p>238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073">
            <text:p>230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09.5">
            <text:p>2430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99.5">
            <text:p>2049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26">
            <text:p>250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81">
            <text:p>209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474.5">
            <text:p>1847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81">
            <text:p>174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57.5">
            <text:p>2385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86">
            <text:p>168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84">
            <text:p>224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81">
            <text:p>233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85">
            <text:p>230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79">
            <text:p>236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31.5">
            <text:p>2513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56">
            <text:p>230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597.5">
            <text:p>2659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743">
            <text:p>207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69.5">
            <text:p>2056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09.5">
            <text:p>2190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18.5">
            <text:p>2021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75">
            <text:p>219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09">
            <text:p>236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25.5">
            <text:p>2312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99.5">
            <text:p>2049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8.5">
            <text:p>2454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39.5">
            <text:p>2393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22.5">
            <text:p>2002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32">
            <text:p>222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81.5">
            <text:p>2508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02.5">
            <text:p>1660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57.5">
            <text:p>2125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857">
            <text:p>278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12.5">
            <text:p>2251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54.5">
            <text:p>2355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25">
            <text:p>202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55">
            <text:p>213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229.5">
            <text:p>2422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09">
            <text:p>209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87.5">
            <text:p>2448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26">
            <text:p>218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74">
            <text:p>256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49">
            <text:p>221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31">
            <text:p>217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52">
            <text:p>235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67.5">
            <text:p>2436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74">
            <text:p>205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78">
            <text:p>227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17">
            <text:p>212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65">
            <text:p>221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65">
            <text:p>182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32">
            <text:p>221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06.5">
            <text:p>2300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943.5">
            <text:p>2594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76">
            <text:p>209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19">
            <text:p>244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35">
            <text:p>232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52">
            <text:p>241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91.5">
            <text:p>2409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95.5">
            <text:p>2049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67">
            <text:p>200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11.5">
            <text:p>1961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053.5">
            <text:p>1905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67">
            <text:p>254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10.5">
            <text:p>2051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71">
            <text:p>236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51.5">
            <text:p>2255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09">
            <text:p>204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395">
            <text:p>183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05.5">
            <text:p>2310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014.5">
            <text:p>1701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00.5">
            <text:p>2210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028.5">
            <text:p>2702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73.5">
            <text:p>2217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00">
            <text:p>194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51.5">
            <text:p>2585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822.5">
            <text:p>1882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40">
            <text:p>248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99">
            <text:p>239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42">
            <text:p>197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07.5">
            <text:p>2030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65">
            <text:p>226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52.5">
            <text:p>2045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83.5">
            <text:p>2308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34.5">
            <text:p>2393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02.5">
            <text:p>2350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21">
            <text:p>146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864.5">
            <text:p>1886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31.5">
            <text:p>2323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83">
            <text:p>223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50">
            <text:p>237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01">
            <text:p>232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51">
            <text:p>194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34.5">
            <text:p>2563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72">
            <text:p>202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75.5">
            <text:p>1657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623">
            <text:p>246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28">
            <text:p>231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41">
            <text:p>209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82">
            <text:p>216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047.5">
            <text:p>1904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818.5">
            <text:p>1881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28.5">
            <text:p>2442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53">
            <text:p>227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86">
            <text:p>180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86.5">
            <text:p>2178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67.5">
            <text:p>2236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63">
            <text:p>196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22">
            <text:p>234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42">
            <text:p>213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86.5">
            <text:p>1958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41.5">
            <text:p>2284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82.5">
            <text:p>2238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06.5">
            <text:p>2370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98.5">
            <text:p>2199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27.5">
            <text:p>2482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27">
            <text:p>203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39.5">
            <text:p>2203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60.5">
            <text:p>2206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73.5">
            <text:p>2277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023.5">
            <text:p>3102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57">
            <text:p>197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97.5">
            <text:p>2039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27.5">
            <text:p>2062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09.5">
            <text:p>2580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61.5">
            <text:p>2036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25">
            <text:p>212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188.5">
            <text:p>1818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09">
            <text:p>182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36.5">
            <text:p>2113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886">
            <text:p>268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52">
            <text:p>254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12.5">
            <text:p>2291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399">
            <text:p>193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83">
            <text:p>258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29.5">
            <text:p>2212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00">
            <text:p>237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38.5">
            <text:p>2043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04.5">
            <text:p>2280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62">
            <text:p>196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22">
            <text:p>216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59.5">
            <text:p>2045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11.5">
            <text:p>2281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64">
            <text:p>216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95">
            <text:p>263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50.5">
            <text:p>2185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27">
            <text:p>231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67">
            <text:p>226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18">
            <text:p>180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51">
            <text:p>212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231">
            <text:p>272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59.5">
            <text:p>2485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47.5">
            <text:p>2114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842">
            <text:p>268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61">
            <text:p>209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41">
            <text:p>244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55.5">
            <text:p>2125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86">
            <text:p>222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38.5">
            <text:p>2053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01.5">
            <text:p>2110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18">
            <text:p>198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269">
            <text:p>242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225.5">
            <text:p>2822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84">
            <text:p>221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26.5">
            <text:p>2572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10">
            <text:p>218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64.5">
            <text:p>2116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38">
            <text:p>202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14.5">
            <text:p>2411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32.5">
            <text:p>2333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176">
            <text:p>281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01">
            <text:p>180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746">
            <text:p>207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464">
            <text:p>184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02">
            <text:p>256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16">
            <text:p>235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970">
            <text:p>1997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75.5">
            <text:p>2117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32.5">
            <text:p>2133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720.5">
            <text:p>1672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52">
            <text:p>247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29">
            <text:p>234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79">
            <text:p>205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73.5">
            <text:p>2157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514">
            <text:p>185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95">
            <text:p>244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53">
            <text:p>250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753">
            <text:p>207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28">
            <text:p>225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52">
            <text:p>216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44">
            <text:p>249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80.5">
            <text:p>2388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49.5">
            <text:p>2294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12.5">
            <text:p>2341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92.5">
            <text:p>1629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44.5">
            <text:p>2164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74">
            <text:p>229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64">
            <text:p>219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665">
            <text:p>186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09.5">
            <text:p>2280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27.5">
            <text:p>2002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24">
            <text:p>247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82">
            <text:p>252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725.5">
            <text:p>2672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93">
            <text:p>217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09.5">
            <text:p>2140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175.5">
            <text:p>2817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71.5">
            <text:p>2337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07.5">
            <text:p>2250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195.5">
            <text:p>1819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85">
            <text:p>209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85">
            <text:p>243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001.5">
            <text:p>1700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26">
            <text:p>257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42">
            <text:p>224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94">
            <text:p>252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78.5">
            <text:p>2067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921.5">
            <text:p>1792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71">
            <text:p>172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79">
            <text:p>211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942">
            <text:p>189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60.5">
            <text:p>2576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86.5">
            <text:p>2508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07.5">
            <text:p>2080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48">
            <text:p>23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11">
            <text:p>234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40.5">
            <text:p>2304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963">
            <text:p>189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03.5">
            <text:p>2330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981.5">
            <text:p>2698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97">
            <text:p>220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326.5">
            <text:p>1932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72">
            <text:p>194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69.5">
            <text:p>2106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74">
            <text:p>235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551.5">
            <text:p>2955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681.5">
            <text:p>1868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64.5">
            <text:p>2056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271">
            <text:p>242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59.5">
            <text:p>2355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68">
            <text:p>201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27.5">
            <text:p>1972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05.5">
            <text:p>2190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54.5">
            <text:p>1985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90">
            <text:p>216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320">
            <text:p>183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649">
            <text:p>176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36.5">
            <text:p>2373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33.5">
            <text:p>2483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36.5">
            <text:p>2543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31.5">
            <text:p>2253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67">
            <text:p>255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33">
            <text:p>222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707.5">
            <text:p>2170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785.5">
            <text:p>2778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456">
            <text:p>204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57">
            <text:p>233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138">
            <text:p>1713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491">
            <text:p>214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81">
            <text:p>1978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76.5">
            <text:p>2007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26.5">
            <text:p>2312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19.5">
            <text:p>2521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96">
            <text:p>2259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492">
            <text:p>1949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012.5">
            <text:p>2101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03.5">
            <text:p>2390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54">
            <text:p>2075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377">
            <text:p>2237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406.5">
            <text:p>1940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20.5">
            <text:p>2182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36">
            <text:p>248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990">
            <text:p>229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63.5">
            <text:p>2596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26.5">
            <text:p>2302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299">
            <text:p>2029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971.5">
            <text:p>2097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23.5">
            <text:p>2312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56">
            <text:p>254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130.5">
            <text:p>1913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01">
            <text:p>225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725">
            <text:p>237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109">
            <text:p>2210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827.5">
            <text:p>2082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743">
            <text:p>217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79.5">
            <text:p>2357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747.5">
            <text:p>2274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119.5">
            <text:p>2111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931">
            <text:p>189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308.5">
            <text:p>2130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445.5">
            <text:p>2044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674.5">
            <text:p>2767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609">
            <text:p>2260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185">
            <text:p>271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665">
            <text:p>2666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60.5">
            <text:p>2186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908">
            <text:p>189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66">
            <text:p>245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497.5">
            <text:p>2149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327">
            <text:p>223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740">
            <text:p>237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999">
            <text:p>2499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453">
            <text:p>204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66.5">
            <text:p>2396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773.5">
            <text:p>2377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61.5">
            <text:p>2186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908.5">
            <text:p>2290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91">
            <text:p>228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373.5">
            <text:p>2537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304.5">
            <text:p>2130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41.5">
            <text:p>2304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309.5">
            <text:p>2130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83">
            <text:p>2468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35">
            <text:p>231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02.5">
            <text:p>2250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710">
            <text:p>167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158">
            <text:p>221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04">
            <text:p>200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28">
            <text:p>218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764">
            <text:p>167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489">
            <text:p>2348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659">
            <text:p>196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357">
            <text:p>213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939">
            <text:p>249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48">
            <text:p>228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991">
            <text:p>219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183.5">
            <text:p>2518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524.5">
            <text:p>2152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90.5">
            <text:p>2359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508.5">
            <text:p>2550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093.5">
            <text:p>2909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08">
            <text:p>190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35">
            <text:p>235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387.5">
            <text:p>1838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728.5">
            <text:p>2372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218">
            <text:p>212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891.5">
            <text:p>2089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220">
            <text:p>212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390.5">
            <text:p>2039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652.5">
            <text:p>2265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417.5">
            <text:p>2341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157.5">
            <text:p>2215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648.5">
            <text:p>2164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03.5">
            <text:p>2280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460">
            <text:p>224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406">
            <text:p>204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78.5">
            <text:p>2207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80.5">
            <text:p>2428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831">
            <text:p>208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541.5">
            <text:p>1954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892">
            <text:p>1589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05">
            <text:p>246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299.5">
            <text:p>2029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340">
            <text:p>253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232.5">
            <text:p>2023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484.5">
            <text:p>2448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629.5">
            <text:p>1962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80.5">
            <text:p>2398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59.5">
            <text:p>2305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411">
            <text:p>264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197.5">
            <text:p>2219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87">
            <text:p>248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875.5">
            <text:p>2387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070.5">
            <text:p>2507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53">
            <text:p>248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572.5">
            <text:p>2557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70">
            <text:p>2337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699.5">
            <text:p>2569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187.5">
            <text:p>1918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675.5">
            <text:p>1767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15.5">
            <text:p>2351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56">
            <text:p>254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11">
            <text:p>242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62.5">
            <text:p>2426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118">
            <text:p>201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308.5">
            <text:p>2230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477">
            <text:p>2347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419.5">
            <text:p>2141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637">
            <text:p>176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126.5">
            <text:p>2112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05">
            <text:p>220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715">
            <text:p>247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946">
            <text:p>199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351">
            <text:p>253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34.5">
            <text:p>2403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507">
            <text:p>2150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180.5">
            <text:p>2618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03">
            <text:p>241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119.5">
            <text:p>2611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468.5">
            <text:p>2146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66.5">
            <text:p>2256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18">
            <text:p>233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28.5">
            <text:p>2402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076">
            <text:p>250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960.5">
            <text:p>2096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635">
            <text:p>216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667.5">
            <text:p>2266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18.5">
            <text:p>2351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466.5">
            <text:p>2346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09.5">
            <text:p>2390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486.5">
            <text:p>1948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74">
            <text:p>2397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641.5">
            <text:p>2164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725">
            <text:p>237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65.5">
            <text:p>2586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950">
            <text:p>219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385">
            <text:p>223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58.5">
            <text:p>2485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775">
            <text:p>257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039.5">
            <text:p>1603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495">
            <text:p>2049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83.5">
            <text:p>2288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234">
            <text:p>192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51">
            <text:p>231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43">
            <text:p>230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987">
            <text:p>229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967">
            <text:p>209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11">
            <text:p>233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567">
            <text:p>195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806">
            <text:p>208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743">
            <text:p>237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11.5">
            <text:p>2281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10">
            <text:p>240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754.5">
            <text:p>1875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29.5">
            <text:p>2352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300.5">
            <text:p>2230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702.5">
            <text:p>2170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00.5">
            <text:p>2310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46">
            <text:p>239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87">
            <text:p>218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61">
            <text:p>2006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477.5">
            <text:p>2147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269.5">
            <text:p>2126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992">
            <text:p>2199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73">
            <text:p>218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49.5">
            <text:p>2074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16">
            <text:p>225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171">
            <text:p>2017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654.5">
            <text:p>1565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596">
            <text:p>2159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37">
            <text:p>243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661">
            <text:p>2566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147">
            <text:p>261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45.5">
            <text:p>2304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36.5">
            <text:p>2203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10">
            <text:p>243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86">
            <text:p>2068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426">
            <text:p>204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76">
            <text:p>236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479.5">
            <text:p>2047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70.5">
            <text:p>2437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31">
            <text:p>230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639.5">
            <text:p>2263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315.5">
            <text:p>2731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894">
            <text:p>2389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453.5">
            <text:p>2445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39.5">
            <text:p>2313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302">
            <text:p>223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757">
            <text:p>177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601">
            <text:p>266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47.5">
            <text:p>2354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064.5">
            <text:p>2906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53">
            <text:p>242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285">
            <text:p>192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316">
            <text:p>253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398.5">
            <text:p>2239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416.5">
            <text:p>2041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148">
            <text:p>19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080">
            <text:p>250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56.5">
            <text:p>2255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607.5">
            <text:p>2660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922">
            <text:p>189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308.5">
            <text:p>2030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959.5">
            <text:p>2295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41">
            <text:p>260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22">
            <text:p>243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223.5">
            <text:p>2322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315.5">
            <text:p>2031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977">
            <text:p>2497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95">
            <text:p>2229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25.5">
            <text:p>2462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96.5">
            <text:p>2319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41">
            <text:p>228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004.5">
            <text:p>2100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496.5">
            <text:p>2649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405">
            <text:p>214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40">
            <text:p>235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558">
            <text:p>195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936">
            <text:p>219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782">
            <text:p>217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945.5">
            <text:p>2094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307.5">
            <text:p>1930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06">
            <text:p>231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616.5">
            <text:p>2161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626">
            <text:p>186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64.5">
            <text:p>2066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455.5">
            <text:p>2445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189">
            <text:p>2118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847">
            <text:p>208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50.5">
            <text:p>2405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54.5">
            <text:p>2225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25">
            <text:p>236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04">
            <text:p>260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758">
            <text:p>2075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274">
            <text:p>212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742.5">
            <text:p>2574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854">
            <text:p>198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125.5">
            <text:p>2012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872">
            <text:p>2587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22">
            <text:p>228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938">
            <text:p>2193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32">
            <text:p>247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551">
            <text:p>2055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16">
            <text:p>229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170">
            <text:p>2217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222.5">
            <text:p>1922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409.5">
            <text:p>1740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77.5">
            <text:p>2567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18.5">
            <text:p>2081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181">
            <text:p>2318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219">
            <text:p>252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239.5">
            <text:p>1923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92.5">
            <text:p>2089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86">
            <text:p>2288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872.5">
            <text:p>2187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586.5">
            <text:p>2158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08">
            <text:p>228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817">
            <text:p>258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083.5">
            <text:p>2208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477.5">
            <text:p>1747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112">
            <text:p>181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588">
            <text:p>2258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041.5">
            <text:p>2704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80">
            <text:p>2418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59">
            <text:p>1975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684.5">
            <text:p>2068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35.5">
            <text:p>2463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27.5">
            <text:p>1962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17">
            <text:p>213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36">
            <text:p>2413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44.5">
            <text:p>2134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245.5">
            <text:p>2524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747">
            <text:p>2374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29">
            <text:p>229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948">
            <text:p>239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191.5">
            <text:p>2719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12.5">
            <text:p>2291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865.5">
            <text:p>1986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52.5">
            <text:p>2405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018.5">
            <text:p>2701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923">
            <text:p>2792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24.5">
            <text:p>2472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41.5">
            <text:p>2554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465">
            <text:p>2346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582">
            <text:p>2258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538">
            <text:p>2153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164">
            <text:p>2316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14">
            <text:p>240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842">
            <text:p>198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06">
            <text:p>2280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097.5">
            <text:p>2209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18.5">
            <text:p>2471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11">
            <text:p>213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013.5">
            <text:p>2201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460">
            <text:p>214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340">
            <text:p>2534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074">
            <text:p>230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73.5">
            <text:p>1977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75">
            <text:p>235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954">
            <text:p>259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215.5">
            <text:p>2221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70">
            <text:p>2447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322">
            <text:p>223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94.5">
            <text:p>2139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37.5">
            <text:p>2323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352.5">
            <text:p>2235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700">
            <text:p>207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454">
            <text:p>274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80">
            <text:p>2328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207">
            <text:p>2220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747.5">
            <text:p>2174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364">
            <text:p>1736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143">
            <text:p>211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45.5">
            <text:p>2424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49">
            <text:p>2084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383">
            <text:p>1738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305.5">
            <text:p>2330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93">
            <text:p>245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982.5">
            <text:p>2698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041.5">
            <text:p>1904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899.5">
            <text:p>2389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569">
            <text:p>2056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83">
            <text:p>2418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675.5">
            <text:p>2667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98.5">
            <text:p>2289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284.5">
            <text:p>2228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605.5">
            <text:p>2060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778.5">
            <text:p>2777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994">
            <text:p>1999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484">
            <text:p>284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970.5">
            <text:p>2397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774.5">
            <text:p>2677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683">
            <text:p>2068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79">
            <text:p>1957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33.5">
            <text:p>2463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495.5">
            <text:p>2549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800">
            <text:p>238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82">
            <text:p>2468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00">
            <text:p>232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857">
            <text:p>2185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635.5">
            <text:p>2363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965">
            <text:p>2196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43">
            <text:p>250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620.5">
            <text:p>2862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778">
            <text:p>2377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506.5">
            <text:p>2050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71.5">
            <text:p>2457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539">
            <text:p>2053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333.5">
            <text:p>2233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98.5">
            <text:p>2329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73">
            <text:p>2427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26">
            <text:p>228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23.5">
            <text:p>2042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397.5">
            <text:p>2639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054">
            <text:p>230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677">
            <text:p>2867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958.5">
            <text:p>1995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923">
            <text:p>2892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152.5">
            <text:p>2215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130">
            <text:p>231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386.5">
            <text:p>2438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92.5">
            <text:p>2289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683">
            <text:p>1868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686.5">
            <text:p>1768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147.5">
            <text:p>2114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009">
            <text:p>2300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027.5">
            <text:p>1802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049.5">
            <text:p>2704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91">
            <text:p>2419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60.5">
            <text:p>2026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25.5">
            <text:p>2292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94.5">
            <text:p>2569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92.5">
            <text:p>2429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425.5">
            <text:p>2642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167">
            <text:p>2316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57.5">
            <text:p>2475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082">
            <text:p>2308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920.5">
            <text:p>2892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80.5">
            <text:p>2608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606">
            <text:p>2960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771.5">
            <text:p>2377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18">
            <text:p>250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542.5">
            <text:p>1854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97">
            <text:p>2299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516">
            <text:p>225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048.5">
            <text:p>2104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926.5">
            <text:p>2592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800">
            <text:p>248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765">
            <text:p>2376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505.5">
            <text:p>2150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673">
            <text:p>2367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634.5">
            <text:p>2263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810">
            <text:p>238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72.5">
            <text:p>2327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65.5">
            <text:p>2606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295.5">
            <text:p>2229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604.5">
            <text:p>2360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691">
            <text:p>1769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150">
            <text:p>2315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125">
            <text:p>221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36.5">
            <text:p>2083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288">
            <text:p>1628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62.5">
            <text:p>2086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52.5">
            <text:p>2615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238">
            <text:p>2223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827.5">
            <text:p>2182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115.5">
            <text:p>2211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335.5">
            <text:p>2533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213.5">
            <text:p>2221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800">
            <text:p>248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891.5">
            <text:p>1889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65">
            <text:p>2476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93">
            <text:p>256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55">
            <text:p>2515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86.5">
            <text:p>2358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87">
            <text:p>2288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622.5">
            <text:p>2362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873.5">
            <text:p>2687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477.5">
            <text:p>2347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215">
            <text:p>192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68">
            <text:p>2496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87">
            <text:p>2088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181.5">
            <text:p>1918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18">
            <text:p>250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132.5">
            <text:p>2113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517.5">
            <text:p>2151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022.5">
            <text:p>1702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99">
            <text:p>2009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034.5">
            <text:p>2703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783.5">
            <text:p>2378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33.5">
            <text:p>2443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243">
            <text:p>212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955.5">
            <text:p>1895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328.5">
            <text:p>2332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069">
            <text:p>2306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868">
            <text:p>2186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426">
            <text:p>274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100.5">
            <text:p>2110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960.5">
            <text:p>1796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914">
            <text:p>199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515.5">
            <text:p>2651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517">
            <text:p>225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105">
            <text:p>221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25">
            <text:p>244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250.5">
            <text:p>2125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474.5">
            <text:p>2247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498.5">
            <text:p>2549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895.5">
            <text:p>2389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38">
            <text:p>2133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694.5">
            <text:p>2269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182.5">
            <text:p>2318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255.5">
            <text:p>2125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441">
            <text:p>2744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25.5">
            <text:p>2082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880">
            <text:p>1888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927.5">
            <text:p>1792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682">
            <text:p>1868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077.5">
            <text:p>1507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705">
            <text:p>237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79">
            <text:p>2567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685">
            <text:p>2768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995.5">
            <text:p>2099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64">
            <text:p>2416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39.5">
            <text:p>2513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359.5">
            <text:p>2735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252">
            <text:p>272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18">
            <text:p>249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065">
            <text:p>2806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76.5">
            <text:p>2287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836.5">
            <text:p>2483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495.5">
            <text:p>2349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922">
            <text:p>279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43.5">
            <text:p>2134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494">
            <text:p>1849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425">
            <text:p>234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74">
            <text:p>196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86.5">
            <text:p>2558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190.5">
            <text:p>1919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202">
            <text:p>222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55">
            <text:p>2475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02.5">
            <text:p>2410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592.5">
            <text:p>2659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830.5">
            <text:p>2183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072">
            <text:p>220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06.5">
            <text:p>2260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852">
            <text:p>228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97">
            <text:p>257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52.5">
            <text:p>2235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013.5">
            <text:p>2701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403.5">
            <text:p>2140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991">
            <text:p>2199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360">
            <text:p>253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027.5">
            <text:p>2202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591">
            <text:p>2259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08.5">
            <text:p>2410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781">
            <text:p>207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58">
            <text:p>242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53">
            <text:p>2295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95">
            <text:p>2419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131.5">
            <text:p>2513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528">
            <text:p>225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64.5">
            <text:p>2346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22">
            <text:p>250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491">
            <text:p>2249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80">
            <text:p>2488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23">
            <text:p>2472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860.5">
            <text:p>2186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17">
            <text:p>2501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812">
            <text:p>228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847">
            <text:p>2584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864">
            <text:p>2286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572">
            <text:p>215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613">
            <text:p>1961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53.5">
            <text:p>2355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690">
            <text:p>266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672">
            <text:p>206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82.5">
            <text:p>2278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637">
            <text:p>3063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974">
            <text:p>1797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400">
            <text:p>184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237">
            <text:p>2223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136">
            <text:p>261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629">
            <text:p>206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386.5">
            <text:p>2138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63.5">
            <text:p>2506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78.5">
            <text:p>2397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151">
            <text:p>2515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750">
            <text:p>207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143.5">
            <text:p>2314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135.5">
            <text:p>2313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52">
            <text:p>235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320">
            <text:p>1932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390">
            <text:p>243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84.5">
            <text:p>2598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03">
            <text:p>238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060">
            <text:p>180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702">
            <text:p>217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730.5">
            <text:p>2173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973.5">
            <text:p>2097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292">
            <text:p>202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12">
            <text:p>257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95">
            <text:p>2419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597">
            <text:p>215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81.5">
            <text:p>2418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51">
            <text:p>2365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908">
            <text:p>209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281">
            <text:p>252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74">
            <text:p>2487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34.5">
            <text:p>2473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328.5">
            <text:p>2632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548">
            <text:p>2154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731.5">
            <text:p>2173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965">
            <text:p>2696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320.5">
            <text:p>2632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661">
            <text:p>2566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355">
            <text:p>1935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827">
            <text:p>1882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564.5">
            <text:p>2556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246.5">
            <text:p>2324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17">
            <text:p>2341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00.5">
            <text:p>2260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868.5">
            <text:p>2586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281">
            <text:p>202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82.5">
            <text:p>2218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233.5">
            <text:p>2123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74">
            <text:p>2217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086">
            <text:p>210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33">
            <text:p>248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684">
            <text:p>216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768.5">
            <text:p>2176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23">
            <text:p>2472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231">
            <text:p>2823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520.5">
            <text:p>2452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562.5">
            <text:p>1756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81.5">
            <text:p>2578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51.5">
            <text:p>2295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30">
            <text:p>242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909">
            <text:p>269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413">
            <text:p>2041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444.5">
            <text:p>2144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11.5">
            <text:p>2301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225">
            <text:p>2322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336">
            <text:p>203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334">
            <text:p>2533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391.5">
            <text:p>1939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530">
            <text:p>225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725.5">
            <text:p>1872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448.5">
            <text:p>2244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523">
            <text:p>2252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214.5">
            <text:p>1921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798.5">
            <text:p>2879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773.5">
            <text:p>2077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051">
            <text:p>2405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44.5">
            <text:p>2424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17">
            <text:p>2271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067.5">
            <text:p>1906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151">
            <text:p>1815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565">
            <text:p>2956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477">
            <text:p>2247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86">
            <text:p>242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260.5">
            <text:p>2526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805.5">
            <text:p>2680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136.5">
            <text:p>2313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235.5">
            <text:p>2123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258.5">
            <text:p>2225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30.5">
            <text:p>2353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957">
            <text:p>2695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876">
            <text:p>268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820">
            <text:p>2582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06.5">
            <text:p>2390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033.5">
            <text:p>2403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06">
            <text:p>2480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54">
            <text:p>223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581">
            <text:p>215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345.5">
            <text:p>1934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664.5">
            <text:p>1966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582.5">
            <text:p>2758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52">
            <text:p>239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597">
            <text:p>185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79">
            <text:p>2387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06">
            <text:p>2590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912">
            <text:p>219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354">
            <text:p>253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085.5">
            <text:p>2408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301">
            <text:p>213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267">
            <text:p>2126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408">
            <text:p>224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442">
            <text:p>204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700">
            <text:p>217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61.5">
            <text:p>2366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84">
            <text:p>238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21.5">
            <text:p>2422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442">
            <text:p>254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973.5">
            <text:p>2097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29.5">
            <text:p>2442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49">
            <text:p>2344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701">
            <text:p>207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919.5">
            <text:p>2491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581.5">
            <text:p>2158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065.5">
            <text:p>2106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466">
            <text:p>2046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02.5">
            <text:p>2360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919.5">
            <text:p>2691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323.5">
            <text:p>2432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80.5">
            <text:p>2598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453">
            <text:p>2645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767.5">
            <text:p>2976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427.5">
            <text:p>1842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75.5">
            <text:p>2387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27">
            <text:p>2422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220.5">
            <text:p>2822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27">
            <text:p>2422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878.5">
            <text:p>2187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88">
            <text:p>2268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50">
            <text:p>234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385">
            <text:p>193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580">
            <text:p>2658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545.5">
            <text:p>2654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11.5">
            <text:p>2481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813.5">
            <text:p>2081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603">
            <text:p>216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857">
            <text:p>2285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758">
            <text:p>217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141">
            <text:p>2314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232.5">
            <text:p>2023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05.5">
            <text:p>2590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51.5">
            <text:p>2375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908">
            <text:p>269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290.5">
            <text:p>2629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497.5">
            <text:p>2249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290">
            <text:p>232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18.5">
            <text:p>2261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992">
            <text:p>249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816.5">
            <text:p>2181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887">
            <text:p>148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011">
            <text:p>210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444.5">
            <text:p>1744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428.5">
            <text:p>2942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30.5">
            <text:p>2363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681.5">
            <text:p>2768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431.5">
            <text:p>2943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318.5">
            <text:p>2531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646.5">
            <text:p>2864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363">
            <text:p>2336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678.5">
            <text:p>1967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27.5">
            <text:p>2372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283">
            <text:p>212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119">
            <text:p>271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625.5">
            <text:p>2162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478.5">
            <text:p>2147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600.5">
            <text:p>2160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98.5">
            <text:p>2449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316">
            <text:p>243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99.5">
            <text:p>2489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262">
            <text:p>2826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85">
            <text:p>223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969">
            <text:p>2496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761">
            <text:p>2076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272.5">
            <text:p>2327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183.5">
            <text:p>2618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75.5">
            <text:p>2577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03">
            <text:p>235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30.5">
            <text:p>2393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02">
            <text:p>236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02.5">
            <text:p>2350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45.5">
            <text:p>2354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575.5">
            <text:p>2157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807.5">
            <text:p>2080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408">
            <text:p>224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396">
            <text:p>1739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268.5">
            <text:p>2526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20">
            <text:p>2442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928">
            <text:p>249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562.5">
            <text:p>2156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994.5">
            <text:p>2199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454">
            <text:p>274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142">
            <text:p>231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93">
            <text:p>2019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32">
            <text:p>2473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57.5">
            <text:p>2265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57.5">
            <text:p>2395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155">
            <text:p>2615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45.5">
            <text:p>2424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526.5">
            <text:p>2552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223">
            <text:p>2222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088">
            <text:p>2708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587">
            <text:p>205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00">
            <text:p>234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12">
            <text:p>237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573">
            <text:p>245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071.5">
            <text:p>2207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37.5">
            <text:p>2393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093">
            <text:p>2509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705">
            <text:p>237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102.5">
            <text:p>2510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159">
            <text:p>2515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918.5">
            <text:p>1891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401.5">
            <text:p>2940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674.5">
            <text:p>2267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4">
            <text:p>197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581">
            <text:p>2358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435">
            <text:p>2343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500.5">
            <text:p>3050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297">
            <text:p>2929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329.5">
            <text:p>2432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162">
            <text:p>2616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793">
            <text:p>2279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192.5">
            <text:p>2319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048">
            <text:p>2704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829.5">
            <text:p>2382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643">
            <text:p>2664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251">
            <text:p>2325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562">
            <text:p>2556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474.5">
            <text:p>2447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142">
            <text:p>291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036">
            <text:p>1903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080">
            <text:p>2308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824">
            <text:p>228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032">
            <text:p>1903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329.5">
            <text:p>2132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258.5">
            <text:p>2325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082">
            <text:p>2608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899">
            <text:p>2289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977">
            <text:p>2697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744.5">
            <text:p>2174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893">
            <text:p>2189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29">
            <text:p>2472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749.5">
            <text:p>2674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566">
            <text:p>2156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552">
            <text:p>2455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606.5">
            <text:p>2460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855">
            <text:p>288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944">
            <text:p>249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431">
            <text:p>2143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001">
            <text:p>250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632">
            <text:p>2463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184">
            <text:p>211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594">
            <text:p>2559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324">
            <text:p>243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374">
            <text:p>2337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908">
            <text:p>2490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467">
            <text:p>2646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484.5">
            <text:p>2648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711">
            <text:p>207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440.5">
            <text:p>2444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771">
            <text:p>2277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838.5">
            <text:p>2683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677">
            <text:p>2267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152">
            <text:p>2415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753">
            <text:p>3375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628">
            <text:p>2262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447">
            <text:p>2544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859">
            <text:p>2485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020.5">
            <text:p>2202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274.5">
            <text:p>2227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554.5">
            <text:p>2355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416.5">
            <text:p>2441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771">
            <text:p>2377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251">
            <text:p>2225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818">
            <text:p>2881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622">
            <text:p>246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804.5">
            <text:p>2180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545">
            <text:p>2554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896">
            <text:p>2489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069.5">
            <text:p>2606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642">
            <text:p>216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577.5">
            <text:p>2557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151">
            <text:p>2215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422">
            <text:p>244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225.5">
            <text:p>2322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782.5">
            <text:p>1878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536">
            <text:p>2153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262">
            <text:p>2226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054.5">
            <text:p>2305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890">
            <text:p>2389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910">
            <text:p>219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515">
            <text:p>235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448">
            <text:p>2244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284">
            <text:p>272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136">
            <text:p>2213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930.5">
            <text:p>2693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027.5">
            <text:p>2102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082.5">
            <text:p>2508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062">
            <text:p>2306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315.5">
            <text:p>2131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294">
            <text:p>2529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781.5">
            <text:p>2578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725.5">
            <text:p>2272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829.5">
            <text:p>2482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656">
            <text:p>2265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742">
            <text:p>277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265.5">
            <text:p>2426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872">
            <text:p>2187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916">
            <text:p>2191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075">
            <text:p>260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069.5">
            <text:p>2406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952">
            <text:p>2395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986">
            <text:p>259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980.5">
            <text:p>2998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411.5">
            <text:p>2541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261">
            <text:p>2226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992">
            <text:p>2599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974">
            <text:p>2297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625">
            <text:p>236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388">
            <text:p>2938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856">
            <text:p>2185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618">
            <text:p>2361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674.5">
            <text:p>2267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181">
            <text:p>2518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850.5">
            <text:p>2085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646.5">
            <text:p>1964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775">
            <text:p>237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229">
            <text:p>2422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829">
            <text:p>2382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145">
            <text:p>1914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406.5">
            <text:p>2840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929.5">
            <text:p>2692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693.5">
            <text:p>2569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220">
            <text:p>2322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912">
            <text:p>189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526">
            <text:p>2552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574.5">
            <text:p>2457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280">
            <text:p>2328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597.5">
            <text:p>2559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577">
            <text:p>2657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482.5">
            <text:p>3248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052">
            <text:p>2405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067.5">
            <text:p>2306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446">
            <text:p>234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573">
            <text:p>2557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069">
            <text:p>2106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611">
            <text:p>246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643">
            <text:p>2364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315.5">
            <text:p>2331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271.5">
            <text:p>2327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050.5">
            <text:p>2705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340">
            <text:p>2234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851.5">
            <text:p>2085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257.5">
            <text:p>2325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587.5">
            <text:p>2258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569">
            <text:p>2256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904">
            <text:p>229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852">
            <text:p>2785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830">
            <text:p>1983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897">
            <text:p>2089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615">
            <text:p>226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943">
            <text:p>2294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882.5">
            <text:p>2388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898.5">
            <text:p>1589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238.5">
            <text:p>2323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417.5">
            <text:p>2241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778">
            <text:p>2177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50.5">
            <text:p>1975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157.5">
            <text:p>2515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036">
            <text:p>2603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478.5">
            <text:p>2347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13.5">
            <text:p>2471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814">
            <text:p>2181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021.5">
            <text:p>2502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287">
            <text:p>2328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218.5">
            <text:p>2821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081.5">
            <text:p>2608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356.5">
            <text:p>1835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687.5">
            <text:p>2268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792">
            <text:p>2579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152">
            <text:p>2515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346">
            <text:p>223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704.5">
            <text:p>2270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996">
            <text:p>2299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392">
            <text:p>2639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30.5">
            <text:p>2473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210.5">
            <text:p>2021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559">
            <text:p>1755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771">
            <text:p>2277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057">
            <text:p>2405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497">
            <text:p>2649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392.5">
            <text:p>2239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397">
            <text:p>2239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474">
            <text:p>2547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463.5">
            <text:p>2646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173.5">
            <text:p>2017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706">
            <text:p>2370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281">
            <text:p>3028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018.5">
            <text:p>2501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505">
            <text:p>245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480.5">
            <text:p>2648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032">
            <text:p>2403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063.5">
            <text:p>2206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539.5">
            <text:p>2453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374">
            <text:p>2637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025">
            <text:p>240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733">
            <text:p>187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785.5">
            <text:p>2078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921.5">
            <text:p>2492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572">
            <text:p>2557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608">
            <text:p>2260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389">
            <text:p>2538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907.5">
            <text:p>2490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670.5">
            <text:p>2467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107">
            <text:p>2210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156">
            <text:p>2415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420">
            <text:p>2442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872.5">
            <text:p>2487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749.5">
            <text:p>2774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429">
            <text:p>2642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847.5">
            <text:p>2584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506.5">
            <text:p>2150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308">
            <text:p>3230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058">
            <text:p>2705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560">
            <text:p>3056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54.5">
            <text:p>2475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186.5">
            <text:p>2418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624.5">
            <text:p>2562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618">
            <text:p>2661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388">
            <text:p>2238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306">
            <text:p>2230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651">
            <text:p>2565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520">
            <text:p>2652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474.5">
            <text:p>2447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385.5">
            <text:p>2538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934">
            <text:p>1993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353.5">
            <text:p>2535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813">
            <text:p>2481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483">
            <text:p>2248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927.5">
            <text:p>2192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402.5">
            <text:p>2240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555.5">
            <text:p>2255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135.5">
            <text:p>2513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461">
            <text:p>2346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299">
            <text:p>2229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087.5">
            <text:p>1908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152.5">
            <text:p>2515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040.5">
            <text:p>2404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783.5">
            <text:p>1878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615">
            <text:p>236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496">
            <text:p>2549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389">
            <text:p>2338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333">
            <text:p>183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511.5">
            <text:p>2151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547">
            <text:p>2454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537">
            <text:p>2053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253.5">
            <text:p>2725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226">
            <text:p>2122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528">
            <text:p>2252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356.5">
            <text:p>2535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897">
            <text:p>2389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395.5">
            <text:p>2339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351">
            <text:p>2235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500">
            <text:p>265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307.5">
            <text:p>2230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865">
            <text:p>2686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549.5">
            <text:p>2554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606.5">
            <text:p>2460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224">
            <text:p>2222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209.5">
            <text:p>2420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554.5">
            <text:p>2355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303.5">
            <text:p>2530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370">
            <text:p>2337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243.5">
            <text:p>2524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727.5">
            <text:p>2172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343">
            <text:p>243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670.5">
            <text:p>2367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774">
            <text:p>2577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514">
            <text:p>2551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717">
            <text:p>2871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889.5">
            <text:p>2788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137">
            <text:p>2413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875">
            <text:p>2687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181">
            <text:p>2718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157.5">
            <text:p>2615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991">
            <text:p>2399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622">
            <text:p>2262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107">
            <text:p>2310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353">
            <text:p>2535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546.5">
            <text:p>2554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208.5">
            <text:p>2520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954">
            <text:p>2395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595">
            <text:p>2759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134">
            <text:p>2313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271">
            <text:p>2427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606.5">
            <text:p>2660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423">
            <text:p>2542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771">
            <text:p>2677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734">
            <text:p>2173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188.5">
            <text:p>2318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303">
            <text:p>2330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160.5">
            <text:p>2416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913">
            <text:p>2591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658">
            <text:p>2365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533.5">
            <text:p>2753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847">
            <text:p>2484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106">
            <text:p>2110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880">
            <text:p>2488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156.5">
            <text:p>2415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088">
            <text:p>2408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822">
            <text:p>2082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343.5">
            <text:p>2934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978.5">
            <text:p>2597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840">
            <text:p>2684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569.5">
            <text:p>2756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245.5">
            <text:p>2324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283.5">
            <text:p>2628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583">
            <text:p>2158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520">
            <text:p>1952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799.5">
            <text:p>2279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224">
            <text:p>2422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961.5">
            <text:p>2496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031.5">
            <text:p>2703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987.5">
            <text:p>2298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947.5">
            <text:p>2894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026.5">
            <text:p>2502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407.5">
            <text:p>2540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600">
            <text:p>266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911.5">
            <text:p>2291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615">
            <text:p>246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040">
            <text:p>2004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076">
            <text:p>2507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400.5">
            <text:p>2240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592">
            <text:p>2559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293.5">
            <text:p>2129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777.5">
            <text:p>2577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572.5">
            <text:p>2657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427.5">
            <text:p>2342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978">
            <text:p>2297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005.5">
            <text:p>2200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452">
            <text:p>2845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420.5">
            <text:p>2442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120">
            <text:p>2612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539">
            <text:p>2553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889">
            <text:p>2288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86.5">
            <text:p>1968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386.5">
            <text:p>2738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120.5">
            <text:p>2512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801">
            <text:p>228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353.5">
            <text:p>2435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320">
            <text:p>2732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656">
            <text:p>2365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561.5">
            <text:p>2356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024.5">
            <text:p>2202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350">
            <text:p>2435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015">
            <text:p>240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970">
            <text:p>2497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056.5">
            <text:p>2105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080.5">
            <text:p>2108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3341">
            <text:p>3334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874">
            <text:p>2287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487">
            <text:p>2648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162">
            <text:p>2416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302.5">
            <text:p>2530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727">
            <text:p>2572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457">
            <text:p>2245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444">
            <text:p>2644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226.5">
            <text:p>2322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554">
            <text:p>2155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644">
            <text:p>2464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990">
            <text:p>2399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141.5">
            <text:p>2214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452">
            <text:p>2645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532.5">
            <text:p>2553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828">
            <text:p>2482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702">
            <text:p>2470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744.5">
            <text:p>2174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251">
            <text:p>2225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682.5">
            <text:p>2468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803.5">
            <text:p>2180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848">
            <text:p>2384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339">
            <text:p>2333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075.5">
            <text:p>2107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382">
            <text:p>2238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463">
            <text:p>2346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630">
            <text:p>2363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037">
            <text:p>2503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907">
            <text:p>2990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493.5">
            <text:p>2549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934.5">
            <text:p>2593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395.5">
            <text:p>2739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240">
            <text:p>2424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072">
            <text:p>2607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705">
            <text:p>227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788">
            <text:p>2078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694">
            <text:p>2169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482">
            <text:p>2448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011.5">
            <text:p>2201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912.5">
            <text:p>2091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004">
            <text:p>200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162">
            <text:p>2816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913">
            <text:p>2391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671.5">
            <text:p>2767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037.5">
            <text:p>1903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584.5">
            <text:p>2758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273.5">
            <text:p>2227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007">
            <text:p>2700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588">
            <text:p>2258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216.5">
            <text:p>2521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697">
            <text:p>2269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534.5">
            <text:p>2353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803.5">
            <text:p>2180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784">
            <text:p>2878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658.5">
            <text:p>2365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601">
            <text:p>226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102.5">
            <text:p>2110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365.5">
            <text:p>2336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323.5">
            <text:p>2432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646">
            <text:p>2364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905.5">
            <text:p>2590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139">
            <text:p>2213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186.5">
            <text:p>2418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924">
            <text:p>2492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717">
            <text:p>2371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354">
            <text:p>2635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008.5">
            <text:p>2300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672.5">
            <text:p>2567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140">
            <text:p>2914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247.5">
            <text:p>2124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864">
            <text:p>2486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532">
            <text:p>2353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440.5">
            <text:p>2244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981.5">
            <text:p>2498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961">
            <text:p>2596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456">
            <text:p>2845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498.5">
            <text:p>2049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721">
            <text:p>2372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683.5">
            <text:p>2368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053">
            <text:p>2405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414">
            <text:p>2341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389.5">
            <text:p>2538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754">
            <text:p>2375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446.5">
            <text:p>2044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944.5">
            <text:p>2094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284">
            <text:p>2428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108">
            <text:p>2410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839.5">
            <text:p>2583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060.5">
            <text:p>2106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497.5">
            <text:p>1749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376">
            <text:p>2437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045">
            <text:p>2304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343.5">
            <text:p>2634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608">
            <text:p>2460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309">
            <text:p>233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692.5">
            <text:p>2769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918.5">
            <text:p>2491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411.5">
            <text:p>2641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800">
            <text:p>228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225">
            <text:p>212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775">
            <text:p>2677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387.5">
            <text:p>2938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024">
            <text:p>2302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755">
            <text:p>2475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388">
            <text:p>2338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071">
            <text:p>2207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807.5">
            <text:p>2280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612">
            <text:p>276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169.5">
            <text:p>2216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115">
            <text:p>231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498">
            <text:p>2849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87.5">
            <text:p>1968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362.5">
            <text:p>2336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419.5">
            <text:p>2341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702">
            <text:p>2070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332.5">
            <text:p>1833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871.5">
            <text:p>2187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304">
            <text:p>253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728">
            <text:p>2572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691">
            <text:p>2169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313.5">
            <text:p>2431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943.5">
            <text:p>2294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583.5">
            <text:p>2458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024">
            <text:p>2402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530">
            <text:p>2753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897.5">
            <text:p>2289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635">
            <text:p>2763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957.5">
            <text:p>2795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855.5">
            <text:p>2685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498">
            <text:p>2849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549.5">
            <text:p>2354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022">
            <text:p>1902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886.5">
            <text:p>2488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168.5">
            <text:p>2116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658.5">
            <text:p>2365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966">
            <text:p>2296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832">
            <text:p>2283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406.5">
            <text:p>2740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463.5">
            <text:p>2246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144">
            <text:p>2814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123.5">
            <text:p>2212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451.5">
            <text:p>2045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488.5">
            <text:p>2548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133">
            <text:p>241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797">
            <text:p>2579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815">
            <text:p>228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891.5">
            <text:p>2089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639.5">
            <text:p>2263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873.5">
            <text:p>2487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081.5">
            <text:p>2208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867.5">
            <text:p>3086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802">
            <text:p>2380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048.5">
            <text:p>2404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523">
            <text:p>2352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530.5">
            <text:p>2453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921">
            <text:p>2492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746">
            <text:p>2274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811">
            <text:p>268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280">
            <text:p>232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737">
            <text:p>2573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488">
            <text:p>2348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829.5">
            <text:p>2182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378">
            <text:p>2137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122">
            <text:p>2512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740.5">
            <text:p>2674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222">
            <text:p>2422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478.5">
            <text:p>2647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636">
            <text:p>2363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381.5">
            <text:p>2438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422.5">
            <text:p>2942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373">
            <text:p>2137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137.5">
            <text:p>2213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992">
            <text:p>2999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934.5">
            <text:p>2393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932.5">
            <text:p>2793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464.5">
            <text:p>2746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620">
            <text:p>2262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813">
            <text:p>2181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122">
            <text:p>2812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985">
            <text:p>2498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838">
            <text:p>2783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678.5">
            <text:p>2267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898.5">
            <text:p>2689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267">
            <text:p>2526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092">
            <text:p>2509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618.5">
            <text:p>2361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640.5">
            <text:p>2364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356.5">
            <text:p>2435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911.5">
            <text:p>2591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498.5">
            <text:p>2849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976">
            <text:p>2697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632">
            <text:p>2263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410.5">
            <text:p>2141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287">
            <text:p>232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268.5">
            <text:p>2426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474">
            <text:p>2347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391.5">
            <text:p>2239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701">
            <text:p>2670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150">
            <text:p>2615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849">
            <text:p>2584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346">
            <text:p>2934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111.5">
            <text:p>2611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163">
            <text:p>2516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404.5">
            <text:p>2240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486">
            <text:p>2148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880">
            <text:p>228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912.5">
            <text:p>2291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965.5">
            <text:p>1996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290.5">
            <text:p>2429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019.5">
            <text:p>2601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708">
            <text:p>237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192">
            <text:p>2519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129">
            <text:p>2712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04.5">
            <text:p>1680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536">
            <text:p>2853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245.5">
            <text:p>2224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480.5">
            <text:p>2148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297">
            <text:p>2329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507.5">
            <text:p>2350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997.5">
            <text:p>2599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563.5">
            <text:p>2456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436.5">
            <text:p>2643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734.5">
            <text:p>2673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906.5">
            <text:p>2290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116.5">
            <text:p>2411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960">
            <text:p>2696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815.5">
            <text:p>2681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611">
            <text:p>246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255">
            <text:p>2925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371.5">
            <text:p>2537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91">
            <text:p>2009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60.5">
            <text:p>2566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403">
            <text:p>2640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099.5">
            <text:p>2709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549">
            <text:p>2454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796">
            <text:p>2479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832.5">
            <text:p>2183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433.5">
            <text:p>2643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832.5">
            <text:p>2483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155.5">
            <text:p>2415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734.5">
            <text:p>2373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361.5">
            <text:p>2036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301.5">
            <text:p>2830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027">
            <text:p>2202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72">
            <text:p>2007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276.5">
            <text:p>1927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535">
            <text:p>2653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082">
            <text:p>2508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653.5">
            <text:p>2265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269">
            <text:p>2426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928.5">
            <text:p>2492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575">
            <text:p>215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561">
            <text:p>2656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433">
            <text:p>274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51.5">
            <text:p>2565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885.5">
            <text:p>3088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166">
            <text:p>2716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831.5">
            <text:p>2283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829">
            <text:p>2782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914">
            <text:p>1791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424.5">
            <text:p>2342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629">
            <text:p>2762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417">
            <text:p>3241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710">
            <text:p>237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559">
            <text:p>2655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819">
            <text:p>2781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611.5">
            <text:p>2661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474.5">
            <text:p>2247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79.5">
            <text:p>2567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967">
            <text:p>2796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340.5">
            <text:p>2834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816.5">
            <text:p>2581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096.5">
            <text:p>2709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178.5">
            <text:p>1917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922.5">
            <text:p>1992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884.5">
            <text:p>2388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924">
            <text:p>2192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181.5">
            <text:p>2818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402.5">
            <text:p>2340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332.5">
            <text:p>2433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610.5">
            <text:p>2761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240.5">
            <text:p>2424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972.5">
            <text:p>2597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052.5">
            <text:p>2405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037.5">
            <text:p>2403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274.5">
            <text:p>2527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370.5">
            <text:p>2437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619.5">
            <text:p>2361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928">
            <text:p>2292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997">
            <text:p>2299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479">
            <text:p>2447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990.5">
            <text:p>2299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835">
            <text:p>2783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537.5">
            <text:p>2453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785.5">
            <text:p>2578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108">
            <text:p>301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233">
            <text:p>272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458.5">
            <text:p>2545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123">
            <text:p>2712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119.5">
            <text:p>2511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544.5">
            <text:p>2154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068">
            <text:p>2606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389">
            <text:p>2238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694.5">
            <text:p>2269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111">
            <text:p>231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804">
            <text:p>2680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580.5">
            <text:p>2358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998.5">
            <text:p>2499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096.5">
            <text:p>2509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003">
            <text:p>3000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679.5">
            <text:p>2867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692.5">
            <text:p>2369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354">
            <text:p>2435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176">
            <text:p>2517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538.5">
            <text:p>2353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460.5">
            <text:p>2546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558.5">
            <text:p>2655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871.5">
            <text:p>2187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457.5">
            <text:p>1745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211.5">
            <text:p>2621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296.5">
            <text:p>3129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147.5">
            <text:p>2814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999.5">
            <text:p>2299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983.5">
            <text:p>1798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240">
            <text:p>2524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850">
            <text:p>2885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351">
            <text:p>2435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765.5">
            <text:p>2076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666.5">
            <text:p>2766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696">
            <text:p>1669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89.5">
            <text:p>2568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208">
            <text:p>252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642">
            <text:p>2364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469.5">
            <text:p>2646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655.5">
            <text:p>2965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352">
            <text:p>2635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859.5">
            <text:p>2385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483">
            <text:p>2348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074.5">
            <text:p>2307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948.5">
            <text:p>2594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230">
            <text:p>2823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716">
            <text:p>2171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410.5">
            <text:p>2141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862.5">
            <text:p>2386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454.5">
            <text:p>2545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057">
            <text:p>2705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640.5">
            <text:p>2164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952.5">
            <text:p>2195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770.5">
            <text:p>2377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013">
            <text:p>2701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715.5">
            <text:p>2571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810.5">
            <text:p>2381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176">
            <text:p>2617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520.5">
            <text:p>3152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973">
            <text:p>1997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556">
            <text:p>2755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601.5">
            <text:p>2360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44.5">
            <text:p>1874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220.5">
            <text:p>2622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913.5">
            <text:p>2491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586.5">
            <text:p>2858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495.5">
            <text:p>2449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545">
            <text:p>2554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284">
            <text:p>232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906">
            <text:p>2190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011">
            <text:p>240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559.5">
            <text:p>2155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500">
            <text:p>285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726.5">
            <text:p>1972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527">
            <text:p>2452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256">
            <text:p>2525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657">
            <text:p>2265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526">
            <text:p>2252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612.5">
            <text:p>2961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467.5">
            <text:p>2446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585">
            <text:p>2258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594">
            <text:p>2559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152.5">
            <text:p>2315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836">
            <text:p>2783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707.5">
            <text:p>2670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214">
            <text:p>2321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029.5">
            <text:p>3002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481.5">
            <text:p>2648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117.5">
            <text:p>2211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496.5">
            <text:p>1949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495.5">
            <text:p>2649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138.5">
            <text:p>2713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816.5">
            <text:p>2481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131">
            <text:p>2513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67.5">
            <text:p>2566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583">
            <text:p>2258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522.5">
            <text:p>2552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517">
            <text:p>2651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420">
            <text:p>2742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980">
            <text:p>219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070">
            <text:p>2407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957">
            <text:p>2395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030">
            <text:p>2803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802">
            <text:p>238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990">
            <text:p>2499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667.5">
            <text:p>2566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585.5">
            <text:p>2658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997">
            <text:p>2499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412">
            <text:p>264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965">
            <text:p>2196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939.5">
            <text:p>2793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174.5">
            <text:p>2617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203.5">
            <text:p>2420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483">
            <text:p>2848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902">
            <text:p>269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994">
            <text:p>2299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560">
            <text:p>2756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457">
            <text:p>2745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568.5">
            <text:p>2756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783.5">
            <text:p>2478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318">
            <text:p>2131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436.5">
            <text:p>2643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885">
            <text:p>2688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220">
            <text:p>2422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042.5">
            <text:p>2904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489.5">
            <text:p>2648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508.5">
            <text:p>3150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659.5">
            <text:p>2665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571">
            <text:p>2457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024">
            <text:p>2802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772">
            <text:p>1877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071">
            <text:p>2407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827.5">
            <text:p>2582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626">
            <text:p>2562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633.5">
            <text:p>2763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805">
            <text:p>2480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170.5">
            <text:p>2617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557">
            <text:p>2855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387.5">
            <text:p>2238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892">
            <text:p>2689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216">
            <text:p>2921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847.5">
            <text:p>2184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761.5">
            <text:p>2476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452">
            <text:p>2545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948">
            <text:p>249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972.5">
            <text:p>2597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490.5">
            <text:p>2449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974.5">
            <text:p>2597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818.5">
            <text:p>2481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664.5">
            <text:p>2166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483.5">
            <text:p>2548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571.5">
            <text:p>2557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934">
            <text:p>2493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948.5">
            <text:p>3094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045.5">
            <text:p>2704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462.5">
            <text:p>2446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292">
            <text:p>2629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401.5">
            <text:p>2840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344">
            <text:p>273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983.5">
            <text:p>2598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697.5">
            <text:p>2369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025">
            <text:p>280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295">
            <text:p>2329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033">
            <text:p>230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747.5">
            <text:p>2474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468.5">
            <text:p>2846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583">
            <text:p>2258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734.5">
            <text:p>2073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326">
            <text:p>2032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200">
            <text:p>252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470">
            <text:p>2147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427.5">
            <text:p>2742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097">
            <text:p>2209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588.5">
            <text:p>2958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469">
            <text:p>1946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359">
            <text:p>2635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338.5">
            <text:p>2533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538">
            <text:p>225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238.5">
            <text:p>2623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105.5">
            <text:p>2410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907">
            <text:p>2490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473.5">
            <text:p>2047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324">
            <text:p>2532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254">
            <text:p>2525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795">
            <text:p>2579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923.5">
            <text:p>2492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204">
            <text:p>2520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440.5">
            <text:p>2444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026.5">
            <text:p>2902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778">
            <text:p>2877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314">
            <text:p>2431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628.5">
            <text:p>2662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582.5">
            <text:p>2458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906.5">
            <text:p>2390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357">
            <text:p>2735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164.5">
            <text:p>3116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979.5">
            <text:p>2597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687.5">
            <text:p>2368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302">
            <text:p>253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571">
            <text:p>2757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683.5">
            <text:p>2168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386.5">
            <text:p>2738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553">
            <text:p>2455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136">
            <text:p>321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514.5">
            <text:p>2651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356">
            <text:p>2535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922">
            <text:p>2592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282.5">
            <text:p>3028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448.5">
            <text:p>2644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254.5">
            <text:p>2925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155">
            <text:p>2315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568.5">
            <text:p>2756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898">
            <text:p>2389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235.5">
            <text:p>2823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231.5">
            <text:p>2523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787.5">
            <text:p>2178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008">
            <text:p>2300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342.5">
            <text:p>2634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933">
            <text:p>249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908.5">
            <text:p>2290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715.5">
            <text:p>2471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791">
            <text:p>2279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413">
            <text:p>2841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780">
            <text:p>2278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095.5">
            <text:p>2409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957.5">
            <text:p>1995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639">
            <text:p>2163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564">
            <text:p>2256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713.5">
            <text:p>2371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997">
            <text:p>2099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095">
            <text:p>2609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636">
            <text:p>266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181">
            <text:p>2218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444">
            <text:p>254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753.5">
            <text:p>3075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083.5">
            <text:p>2608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454">
            <text:p>2645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350.5">
            <text:p>2435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455.5">
            <text:p>2245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659.5">
            <text:p>2765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255.5">
            <text:p>2525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532">
            <text:p>245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659">
            <text:p>2665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208.5">
            <text:p>2520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772.5">
            <text:p>2677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188">
            <text:p>2518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720.5">
            <text:p>2772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973">
            <text:p>2397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141">
            <text:p>271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973">
            <text:p>2797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278.5">
            <text:p>2527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240">
            <text:p>2824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501.5">
            <text:p>2450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474">
            <text:p>2347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104">
            <text:p>2510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445.5">
            <text:p>2344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022.5">
            <text:p>2502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547.5">
            <text:p>2254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167.5">
            <text:p>2216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584.5">
            <text:p>2358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232.5">
            <text:p>2523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714.5">
            <text:p>2771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766">
            <text:p>2576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361.5">
            <text:p>2436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895.5">
            <text:p>2489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417">
            <text:p>2641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251.5">
            <text:p>2525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632.5">
            <text:p>2263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247">
            <text:p>232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615">
            <text:p>256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337.5">
            <text:p>2733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534.5">
            <text:p>2853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009">
            <text:p>2300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935.5">
            <text:p>2593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847">
            <text:p>238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429.5">
            <text:p>2342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583">
            <text:p>2558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614.5">
            <text:p>2661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586">
            <text:p>2058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048.5">
            <text:p>2404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523.5">
            <text:p>2352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461">
            <text:p>2946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704.5">
            <text:p>3170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578.5">
            <text:p>2757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459.5">
            <text:p>2945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738.5">
            <text:p>3073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954.5">
            <text:p>3195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195">
            <text:p>2619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890.5">
            <text:p>3089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450">
            <text:p>2345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175.5">
            <text:p>2417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458.5">
            <text:p>2445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148.5">
            <text:p>2614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651.5">
            <text:p>2265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448.5">
            <text:p>2844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177.5">
            <text:p>2217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123">
            <text:p>2412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855">
            <text:p>2885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212">
            <text:p>252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546.5">
            <text:p>2654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764">
            <text:p>2576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914">
            <text:p>2491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372">
            <text:p>3137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115.5">
            <text:p>2211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683.5">
            <text:p>2368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784">
            <text:p>2778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154">
            <text:p>2115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480.5">
            <text:p>2348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917">
            <text:p>2491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390.5">
            <text:p>2539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476.5">
            <text:p>2447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947">
            <text:p>209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722">
            <text:p>2672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818">
            <text:p>2581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173.5">
            <text:p>2517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957.5">
            <text:p>2895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090">
            <text:p>2609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042.5">
            <text:p>2904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926.5">
            <text:p>2292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436.5">
            <text:p>2343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706.5">
            <text:p>2570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226">
            <text:p>2222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108">
            <text:p>2510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598.5">
            <text:p>2459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189.5">
            <text:p>2718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973">
            <text:p>2397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682">
            <text:p>2368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617">
            <text:p>2161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999">
            <text:p>2899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652">
            <text:p>2565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026.5">
            <text:p>2102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855.5">
            <text:p>2685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861.5">
            <text:p>2286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139.5">
            <text:p>2513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253">
            <text:p>2525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031.5">
            <text:p>2803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997">
            <text:p>2399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870.5">
            <text:p>2887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431.5">
            <text:p>2743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765">
            <text:p>1876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793.5">
            <text:p>2579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860">
            <text:p>2286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695.5">
            <text:p>2269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509.5">
            <text:p>2750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76.5">
            <text:p>1977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082">
            <text:p>2808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559.5">
            <text:p>3255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323">
            <text:p>2832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817.5">
            <text:p>2981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549">
            <text:p>235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826.5">
            <text:p>2182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592">
            <text:p>2859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632">
            <text:p>2563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474">
            <text:p>2547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005">
            <text:p>290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214">
            <text:p>282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431">
            <text:p>254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223.5">
            <text:p>2622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708.5">
            <text:p>2470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966.5">
            <text:p>2596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207.5">
            <text:p>2120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970">
            <text:p>2697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309">
            <text:p>2330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947.5">
            <text:p>2894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664.5">
            <text:p>2866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029.5">
            <text:p>3102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049">
            <text:p>2504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939.5">
            <text:p>2293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884">
            <text:p>268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740">
            <text:p>3274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066.5">
            <text:p>2806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939.5">
            <text:p>2793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244">
            <text:p>262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568">
            <text:p>2856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567">
            <text:p>245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143.5">
            <text:p>2414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132.5">
            <text:p>2713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669">
            <text:p>276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120">
            <text:p>241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287">
            <text:p>282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776.5">
            <text:p>2877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311.5">
            <text:p>2731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419.5">
            <text:p>2641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908.5">
            <text:p>2590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625.5">
            <text:p>2262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407">
            <text:p>3040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705">
            <text:p>277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846">
            <text:p>268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605">
            <text:p>246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134">
            <text:p>2913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099">
            <text:p>2009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470.5">
            <text:p>2747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569">
            <text:p>285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145.5">
            <text:p>2714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301">
            <text:p>303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440.5">
            <text:p>2144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994">
            <text:p>2699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452.5">
            <text:p>2345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529.5">
            <text:p>3052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607">
            <text:p>2660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440.5">
            <text:p>2544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744">
            <text:p>257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204">
            <text:p>272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651.5">
            <text:p>2765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789">
            <text:p>2778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970.5">
            <text:p>2297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643.5">
            <text:p>3064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886">
            <text:p>2588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066">
            <text:p>210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350">
            <text:p>2535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873">
            <text:p>3187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694">
            <text:p>2769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952.5">
            <text:p>2395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048">
            <text:p>2904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048.5">
            <text:p>2604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470">
            <text:p>2647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178">
            <text:p>2917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327.5">
            <text:p>2432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208.5">
            <text:p>2720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559">
            <text:p>245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420.5">
            <text:p>2942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243.5">
            <text:p>2424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462.5">
            <text:p>2746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446.5">
            <text:p>2744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910.5">
            <text:p>2491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154">
            <text:p>291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796">
            <text:p>2579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675.5">
            <text:p>2567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082.5">
            <text:p>2608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170.5">
            <text:p>2317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341.5">
            <text:p>2334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753">
            <text:p>2875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043">
            <text:p>2704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654">
            <text:p>256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403.5">
            <text:p>2540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428.5">
            <text:p>2242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382">
            <text:p>253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015">
            <text:p>290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646.5">
            <text:p>2564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679">
            <text:p>2667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464.5">
            <text:p>2446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698.5">
            <text:p>2669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674">
            <text:p>2767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593.5">
            <text:p>2759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192">
            <text:p>2519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889">
            <text:p>2688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524">
            <text:p>285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034.5">
            <text:p>2403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464.5">
            <text:p>2546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427.5">
            <text:p>2342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140.5">
            <text:p>3114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319">
            <text:p>243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477">
            <text:p>2347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200">
            <text:p>232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214.5">
            <text:p>2321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402">
            <text:p>294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206.5">
            <text:p>2520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179.5">
            <text:p>2417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827">
            <text:p>2082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165.5">
            <text:p>2516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741">
            <text:p>297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821.5">
            <text:p>2682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615">
            <text:p>276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290">
            <text:p>2129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733.5">
            <text:p>2873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863.5">
            <text:p>2886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543.5">
            <text:p>2754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901.5">
            <text:p>3190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675">
            <text:p>3067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435.5">
            <text:p>2643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783">
            <text:p>267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665">
            <text:p>2666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552.5">
            <text:p>2355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078.5">
            <text:p>2407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472.5">
            <text:p>2747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346.5">
            <text:p>2834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145.5">
            <text:p>2814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286">
            <text:p>2728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695">
            <text:p>2669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450.5">
            <text:p>2545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229.5">
            <text:p>2022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917">
            <text:p>279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725">
            <text:p>257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168.5">
            <text:p>2516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870.5">
            <text:p>3187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652.5">
            <text:p>2665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570.5">
            <text:p>2357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705.5">
            <text:p>2970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194.5">
            <text:p>2319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762.5">
            <text:p>2676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923.5">
            <text:p>2492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485.5">
            <text:p>1848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589.5">
            <text:p>2658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780">
            <text:p>2278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765.5">
            <text:p>2476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073.5">
            <text:p>2707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845">
            <text:p>278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341">
            <text:p>313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053">
            <text:p>3105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228.5">
            <text:p>2922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542.5">
            <text:p>2854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384.5">
            <text:p>3138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256.5">
            <text:p>3125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118">
            <text:p>2511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683.5">
            <text:p>2168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076.5">
            <text:p>2507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524">
            <text:p>275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086.5">
            <text:p>2808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584.5">
            <text:p>2358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734.5">
            <text:p>2673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116">
            <text:p>261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461">
            <text:p>2346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412.5">
            <text:p>2741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908.5">
            <text:p>2490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798">
            <text:p>2979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909.5">
            <text:p>2790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733.5">
            <text:p>2573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324">
            <text:p>223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301.5">
            <text:p>2630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723.5">
            <text:p>2972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401">
            <text:p>264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223">
            <text:p>2122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838">
            <text:p>248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582">
            <text:p>275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479.5">
            <text:p>2847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534">
            <text:p>2653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424">
            <text:p>284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118.5">
            <text:p>2811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010">
            <text:p>260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038.5">
            <text:p>2503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994">
            <text:p>3099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196">
            <text:p>2519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446">
            <text:p>234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825.5">
            <text:p>2882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887">
            <text:p>258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803.5">
            <text:p>2580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490.5">
            <text:p>2449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860.5">
            <text:p>1886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149">
            <text:p>2314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783.5">
            <text:p>2778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639">
            <text:p>2663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517.5">
            <text:p>2651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954.5">
            <text:p>2995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155">
            <text:p>2815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130.5">
            <text:p>3013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528.5">
            <text:p>2552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585.5">
            <text:p>2558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578.5">
            <text:p>2857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857">
            <text:p>2885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153.5">
            <text:p>2415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718">
            <text:p>2471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933.5">
            <text:p>2993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454.5">
            <text:p>2345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770.5">
            <text:p>2677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800">
            <text:p>218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431.5">
            <text:p>3043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462.5">
            <text:p>2346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944.5">
            <text:p>2394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174">
            <text:p>2717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936">
            <text:p>2693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180.5">
            <text:p>2718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927.5">
            <text:p>2992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159">
            <text:p>201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508.5">
            <text:p>2550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630">
            <text:p>2763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741.5">
            <text:p>2674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898">
            <text:p>2889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482.5">
            <text:p>2348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469.5">
            <text:p>2846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751">
            <text:p>2775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139">
            <text:p>2813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933">
            <text:p>239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119">
            <text:p>271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734.5">
            <text:p>2173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319">
            <text:p>273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768.5">
            <text:p>2176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412">
            <text:p>294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253">
            <text:p>2725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374.5">
            <text:p>2137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362.5">
            <text:p>2636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463">
            <text:p>2346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082.5">
            <text:p>2508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839.5">
            <text:p>2583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437.5">
            <text:p>2643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831.5">
            <text:p>3083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395.5">
            <text:p>2139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898">
            <text:p>2789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767.5">
            <text:p>2576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068.5">
            <text:p>2506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690.5">
            <text:p>2769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324.5">
            <text:p>2332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211.5">
            <text:p>3021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999.5">
            <text:p>2599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543">
            <text:p>2954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994.5">
            <text:p>2499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847">
            <text:p>228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694.5">
            <text:p>2169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253">
            <text:p>2825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874">
            <text:p>2387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251">
            <text:p>2125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539">
            <text:p>2353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982.5">
            <text:p>2498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691">
            <text:p>3069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Borghesi</meta:initial-creator>
    <meta:creation-date>2012-11-12T19:20:57</meta:creation-date>
    <dc:date>2012-11-12T19:23:52</dc:date>
    <dc:creator>Andrea Borghesi</dc:creator>
    <meta:editing-duration>P0D</meta:editing-duration>
    <meta:editing-cycles>1</meta:editing-cycles>
    <meta:document-statistic meta:table-count="3" meta:cell-count="5000" meta:object-count="2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97cm" svg:height="9.006cm" xlink:href=".." xlink:type="simple" chart:class="chart:bar" chart:style-name="ch1">
        <chart:legend chart:legend-position="end" svg:x="27.034cm" svg:y="3.955cm" style:legend-expansion="high" chart:style-name="ch2"/>
        <chart:plot-area chart:style-name="ch3" table:cell-range-address="Sheet1.A1:Sheet1.B2500" svg:x="1.035cm" svg:y="0.855cm" svg:width="24.829cm" svg:height="7.551cm">
          <chartooo:coordinate-region svg:x="2.212cm" svg:y="1.054cm" svg:width="23.453cm" svg:height="6.3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2500" chart:class="chart:bar">
            <chart:data-point chart:repeated="2500"/>
          </chart:series>
          <chart:series chart:style-name="ch8" chart:values-cell-range-address="Sheet1.B1:Sheet1.B2500" chart:class="chart:bar">
            <chart:data-point chart:repeated="2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500</svg:desc>
                </draw:g>
              </table:table-cell>
              <table:table-cell office:value-type="float" office:value="24074.5">
                <text:p>24074.5</text:p>
                <draw:g>
                  <svg:desc>Sheet1.B1:Sheet1.B2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353">
                <text:p>22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3698">
                <text:p>23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1960">
                <text:p>219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8091.5">
                <text:p>1809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8400">
                <text:p>18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3517">
                <text:p>23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9980.5">
                <text:p>1998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0161">
                <text:p>20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2539">
                <text:p>225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0975.5">
                <text:p>2097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3682">
                <text:p>236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4977">
                <text:p>249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6300">
                <text:p>163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4047.5">
                <text:p>24047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1193">
                <text:p>211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2877">
                <text:p>228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5549.5">
                <text:p>25549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4062.5">
                <text:p>2406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4352.5">
                <text:p>2435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3670.5">
                <text:p>2367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5314">
                <text:p>253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6666">
                <text:p>166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9458.5">
                <text:p>19458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23658.5">
                <text:p>23658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21775.5">
                <text:p>21775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24218">
                <text:p>242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3382">
                <text:p>233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3434.5">
                <text:p>23434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3484.5">
                <text:p>23484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26549">
                <text:p>265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9094.5">
                <text:p>19094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9325">
                <text:p>193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1093">
                <text:p>210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1939.5">
                <text:p>21939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0437">
                <text:p>204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7781.5">
                <text:p>17781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8631.5">
                <text:p>18631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24835">
                <text:p>248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23897.5">
                <text:p>23897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6068">
                <text:p>260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6317.5">
                <text:p>26317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28817">
                <text:p>288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23283">
                <text:p>232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24956">
                <text:p>249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6215.5">
                <text:p>16215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26784">
                <text:p>267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9002.5">
                <text:p>19002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20079.5">
                <text:p>20079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1309">
                <text:p>213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9160">
                <text:p>191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22531">
                <text:p>225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23089.5">
                <text:p>23089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8034">
                <text:p>180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23079.5">
                <text:p>23079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22168.5">
                <text:p>22168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24451">
                <text:p>244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22715">
                <text:p>227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4300.5">
                <text:p>24300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9467.5">
                <text:p>19467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20945">
                <text:p>209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26462">
                <text:p>264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21515">
                <text:p>215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24383.5">
                <text:p>24383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21555">
                <text:p>215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23204">
                <text:p>232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21820.5">
                <text:p>21820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24270">
                <text:p>242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21075">
                <text:p>210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22289">
                <text:p>222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19073">
                <text:p>190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17082.5">
                <text:p>17082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20588">
                <text:p>205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19441">
                <text:p>194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27700">
                <text:p>277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17840">
                <text:p>178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23258.5">
                <text:p>23258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22572.5">
                <text:p>22572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21963.5">
                <text:p>21963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21914.5">
                <text:p>21914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18177">
                <text:p>181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26312">
                <text:p>263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18880.5">
                <text:p>18880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24763.5">
                <text:p>24763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26584">
                <text:p>265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21781">
                <text:p>217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25047">
                <text:p>250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20820.5">
                <text:p>20820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21800">
                <text:p>218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24411.5">
                <text:p>24411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23982.5">
                <text:p>23982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21490">
                <text:p>2149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21360">
                <text:p>213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22919.5">
                <text:p>22919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21996">
                <text:p>21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19518">
                <text:p>195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21425">
                <text:p>214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22918">
                <text:p>229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8026.5">
                <text:p>18026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1308.5">
                <text:p>21308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22435">
                <text:p>224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22920">
                <text:p>229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23475">
                <text:p>234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23948">
                <text:p>239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24526">
                <text:p>245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21921">
                <text:p>219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23473">
                <text:p>234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21845.5">
                <text:p>21845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24135.5">
                <text:p>24135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22878.5">
                <text:p>22878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22370">
                <text:p>223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20006.5">
                <text:p>20006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19152">
                <text:p>191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19917.5">
                <text:p>19917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21590.5">
                <text:p>21590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24244">
                <text:p>242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20848">
                <text:p>208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18532.5">
                <text:p>18532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22599">
                <text:p>225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26824.5">
                <text:p>26824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22744">
                <text:p>227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23742">
                <text:p>237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21461">
                <text:p>214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20831.5">
                <text:p>20831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22318">
                <text:p>223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19931.5">
                <text:p>19931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28987.5">
                <text:p>28987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24481.5">
                <text:p>24481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23300">
                <text:p>233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24701">
                <text:p>247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24738.5">
                <text:p>24738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18045.5">
                <text:p>18045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21924">
                <text:p>219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25309">
                <text:p>253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20799">
                <text:p>207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23947">
                <text:p>239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22616.5">
                <text:p>22616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17421.5">
                <text:p>1742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20634.5">
                <text:p>20634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23969">
                <text:p>239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23887">
                <text:p>238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26125">
                <text:p>26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20728.5">
                <text:p>20728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20373">
                <text:p>203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23094.5">
                <text:p>23094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20829">
                <text:p>208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23455.5">
                <text:p>23455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22580.5">
                <text:p>22580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25095">
                <text:p>250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15116">
                <text:p>151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17987">
                <text:p>179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26765.5">
                <text:p>26765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21981.5">
                <text:p>21981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18192">
                <text:p>181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21616">
                <text:p>216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24984">
                <text:p>249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20153.5">
                <text:p>20153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22707">
                <text:p>227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20211.5">
                <text:p>20211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25704.5">
                <text:p>25704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23656.5">
                <text:p>23656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22739">
                <text:p>227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23593.5">
                <text:p>23593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24796.5">
                <text:p>24796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25370">
                <text:p>2537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20567">
                <text:p>205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25900">
                <text:p>259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28029">
                <text:p>280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20383">
                <text:p>203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0408.5">
                <text:p>20408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15638">
                <text:p>156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22360.5">
                <text:p>22360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29446">
                <text:p>294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23151.5">
                <text:p>23151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25277.5">
                <text:p>25277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26328.5">
                <text:p>26328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24151">
                <text:p>241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22614.5">
                <text:p>22614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24384.5">
                <text:p>24384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23496">
                <text:p>234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22785.5">
                <text:p>22785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18447">
                <text:p>184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22743">
                <text:p>227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19249">
                <text:p>192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18740">
                <text:p>1874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20110">
                <text:p>2011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24035">
                <text:p>240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26916.5">
                <text:p>26916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23342.5">
                <text:p>23342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25953">
                <text:p>259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21133">
                <text:p>211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20509.5">
                <text:p>20509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22350.5">
                <text:p>22350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19515.5">
                <text:p>19515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14455">
                <text:p>144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22440">
                <text:p>2244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23868.5">
                <text:p>23868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21907">
                <text:p>219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24488.5">
                <text:p>24488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21383">
                <text:p>213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19875">
                <text:p>198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20967.5">
                <text:p>20967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22087.5">
                <text:p>22087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22001">
                <text:p>220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16335">
                <text:p>163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24148">
                <text:p>241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21161">
                <text:p>211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18161">
                <text:p>181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19756">
                <text:p>197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21559">
                <text:p>215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27004">
                <text:p>270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19945.5">
                <text:p>19945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22504.5">
                <text:p>22504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22097">
                <text:p>220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23322">
                <text:p>233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20823.5">
                <text:p>20823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22120.5">
                <text:p>22120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18275">
                <text:p>182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22667.5">
                <text:p>22667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22480">
                <text:p>2248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24394">
                <text:p>243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24912.5">
                <text:p>24912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22268.5">
                <text:p>22268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19252">
                <text:p>192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23273.5">
                <text:p>23273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22345">
                <text:p>223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23112">
                <text:p>231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21493.5">
                <text:p>21493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18823">
                <text:p>1882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21015">
                <text:p>210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18262.5">
                <text:p>18262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21550.5">
                <text:p>21550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23210">
                <text:p>2321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21109">
                <text:p>211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24003">
                <text:p>240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22578">
                <text:p>225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22352.5">
                <text:p>22352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19075">
                <text:p>190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20365">
                <text:p>203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22288.5">
                <text:p>22288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18315">
                <text:p>183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23031">
                <text:p>230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21368.5">
                <text:p>21368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22641.5">
                <text:p>22641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25709">
                <text:p>2570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24180.5">
                <text:p>24180.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22043">
                <text:p>220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23809">
                <text:p>238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23073">
                <text:p>2307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  <table:table-cell office:value-type="float" office:value="24309.5">
                <text:p>24309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">
                <text:p>2</text:p>
              </table:table-cell>
              <table:table-cell office:value-type="float" office:value="20499.5">
                <text:p>20499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  <table:table-cell office:value-type="float" office:value="25026">
                <text:p>250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  <table:table-cell office:value-type="float" office:value="20981">
                <text:p>209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">
                <text:p>2</text:p>
              </table:table-cell>
              <table:table-cell office:value-type="float" office:value="18474.5">
                <text:p>18474.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  <table:table-cell office:value-type="float" office:value="17481">
                <text:p>174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  <table:table-cell office:value-type="float" office:value="23857.5">
                <text:p>23857.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  <table:table-cell office:value-type="float" office:value="16886">
                <text:p>168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">
                <text:p>2</text:p>
              </table:table-cell>
              <table:table-cell office:value-type="float" office:value="22484">
                <text:p>224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  <table:table-cell office:value-type="float" office:value="23381">
                <text:p>233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  <table:table-cell office:value-type="float" office:value="23085">
                <text:p>2308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  <table:table-cell office:value-type="float" office:value="23679">
                <text:p>236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  <table:table-cell office:value-type="float" office:value="25131.5">
                <text:p>25131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">
                <text:p>2</text:p>
              </table:table-cell>
              <table:table-cell office:value-type="float" office:value="23056">
                <text:p>230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">
                <text:p>2</text:p>
              </table:table-cell>
              <table:table-cell office:value-type="float" office:value="26597.5">
                <text:p>26597.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">
                <text:p>2</text:p>
              </table:table-cell>
              <table:table-cell office:value-type="float" office:value="20743">
                <text:p>207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  <table:table-cell office:value-type="float" office:value="20569.5">
                <text:p>20569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  <table:table-cell office:value-type="float" office:value="21909.5">
                <text:p>21909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">
                <text:p>2</text:p>
              </table:table-cell>
              <table:table-cell office:value-type="float" office:value="20218.5">
                <text:p>20218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">
                <text:p>2</text:p>
              </table:table-cell>
              <table:table-cell office:value-type="float" office:value="21975">
                <text:p>219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  <table:table-cell office:value-type="float" office:value="23609">
                <text:p>236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  <table:table-cell office:value-type="float" office:value="23125.5">
                <text:p>23125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">
                <text:p>2</text:p>
              </table:table-cell>
              <table:table-cell office:value-type="float" office:value="20499.5">
                <text:p>20499.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">
                <text:p>2</text:p>
              </table:table-cell>
              <table:table-cell office:value-type="float" office:value="24548.5">
                <text:p>24548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">
                <text:p>2</text:p>
              </table:table-cell>
              <table:table-cell office:value-type="float" office:value="23939.5">
                <text:p>23939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">
                <text:p>2</text:p>
              </table:table-cell>
              <table:table-cell office:value-type="float" office:value="20022.5">
                <text:p>20022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">
                <text:p>2</text:p>
              </table:table-cell>
              <table:table-cell office:value-type="float" office:value="22232">
                <text:p>222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">
                <text:p>2</text:p>
              </table:table-cell>
              <table:table-cell office:value-type="float" office:value="25081.5">
                <text:p>25081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">
                <text:p>2</text:p>
              </table:table-cell>
              <table:table-cell office:value-type="float" office:value="16602.5">
                <text:p>16602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">
                <text:p>2</text:p>
              </table:table-cell>
              <table:table-cell office:value-type="float" office:value="21257.5">
                <text:p>21257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">
                <text:p>2</text:p>
              </table:table-cell>
              <table:table-cell office:value-type="float" office:value="27857">
                <text:p>278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">
                <text:p>2</text:p>
              </table:table-cell>
              <table:table-cell office:value-type="float" office:value="22512.5">
                <text:p>22512.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">
                <text:p>2</text:p>
              </table:table-cell>
              <table:table-cell office:value-type="float" office:value="23554.5">
                <text:p>23554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">
                <text:p>2</text:p>
              </table:table-cell>
              <table:table-cell office:value-type="float" office:value="20225">
                <text:p>202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">
                <text:p>2</text:p>
              </table:table-cell>
              <table:table-cell office:value-type="float" office:value="21355">
                <text:p>213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  <table:table-cell office:value-type="float" office:value="24229.5">
                <text:p>24229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">
                <text:p>2</text:p>
              </table:table-cell>
              <table:table-cell office:value-type="float" office:value="20909">
                <text:p>209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">
                <text:p>2</text:p>
              </table:table-cell>
              <table:table-cell office:value-type="float" office:value="24487.5">
                <text:p>24487.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">
                <text:p>2</text:p>
              </table:table-cell>
              <table:table-cell office:value-type="float" office:value="21826">
                <text:p>218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">
                <text:p>2</text:p>
              </table:table-cell>
              <table:table-cell office:value-type="float" office:value="25674">
                <text:p>256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">
                <text:p>2</text:p>
              </table:table-cell>
              <table:table-cell office:value-type="float" office:value="22149">
                <text:p>221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">
                <text:p>2</text:p>
              </table:table-cell>
              <table:table-cell office:value-type="float" office:value="21731">
                <text:p>217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">
                <text:p>2</text:p>
              </table:table-cell>
              <table:table-cell office:value-type="float" office:value="23552">
                <text:p>235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">
                <text:p>2</text:p>
              </table:table-cell>
              <table:table-cell office:value-type="float" office:value="24367.5">
                <text:p>24367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">
                <text:p>2</text:p>
              </table:table-cell>
              <table:table-cell office:value-type="float" office:value="20574">
                <text:p>205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">
                <text:p>2</text:p>
              </table:table-cell>
              <table:table-cell office:value-type="float" office:value="22778">
                <text:p>227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">
                <text:p>2</text:p>
              </table:table-cell>
              <table:table-cell office:value-type="float" office:value="21217">
                <text:p>212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">
                <text:p>2</text:p>
              </table:table-cell>
              <table:table-cell office:value-type="float" office:value="22165">
                <text:p>2216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">
                <text:p>2</text:p>
              </table:table-cell>
              <table:table-cell office:value-type="float" office:value="18265">
                <text:p>182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22132">
                <text:p>221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">
                <text:p>2</text:p>
              </table:table-cell>
              <table:table-cell office:value-type="float" office:value="23006.5">
                <text:p>23006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">
                <text:p>2</text:p>
              </table:table-cell>
              <table:table-cell office:value-type="float" office:value="25943.5">
                <text:p>25943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">
                <text:p>2</text:p>
              </table:table-cell>
              <table:table-cell office:value-type="float" office:value="20976">
                <text:p>209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">
                <text:p>2</text:p>
              </table:table-cell>
              <table:table-cell office:value-type="float" office:value="24419">
                <text:p>244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">
                <text:p>2</text:p>
              </table:table-cell>
              <table:table-cell office:value-type="float" office:value="23235">
                <text:p>232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">
                <text:p>2</text:p>
              </table:table-cell>
              <table:table-cell office:value-type="float" office:value="24152">
                <text:p>241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">
                <text:p>2</text:p>
              </table:table-cell>
              <table:table-cell office:value-type="float" office:value="24091.5">
                <text:p>24091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">
                <text:p>2</text:p>
              </table:table-cell>
              <table:table-cell office:value-type="float" office:value="20495.5">
                <text:p>20495.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">
                <text:p>2</text:p>
              </table:table-cell>
              <table:table-cell office:value-type="float" office:value="20067">
                <text:p>200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  <table:table-cell office:value-type="float" office:value="19611.5">
                <text:p>19611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">
                <text:p>2</text:p>
              </table:table-cell>
              <table:table-cell office:value-type="float" office:value="19053.5">
                <text:p>19053.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">
                <text:p>2</text:p>
              </table:table-cell>
              <table:table-cell office:value-type="float" office:value="25467">
                <text:p>254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20510.5">
                <text:p>20510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">
                <text:p>2</text:p>
              </table:table-cell>
              <table:table-cell office:value-type="float" office:value="23671">
                <text:p>2367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">
                <text:p>2</text:p>
              </table:table-cell>
              <table:table-cell office:value-type="float" office:value="22551.5">
                <text:p>22551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">
                <text:p>2</text:p>
              </table:table-cell>
              <table:table-cell office:value-type="float" office:value="20409">
                <text:p>2040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  <table:table-cell office:value-type="float" office:value="18395">
                <text:p>1839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">
                <text:p>2</text:p>
              </table:table-cell>
              <table:table-cell office:value-type="float" office:value="23105.5">
                <text:p>23105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">
                <text:p>2</text:p>
              </table:table-cell>
              <table:table-cell office:value-type="float" office:value="17014.5">
                <text:p>17014.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">
                <text:p>2</text:p>
              </table:table-cell>
              <table:table-cell office:value-type="float" office:value="22100.5">
                <text:p>22100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">
                <text:p>2</text:p>
              </table:table-cell>
              <table:table-cell office:value-type="float" office:value="27028.5">
                <text:p>27028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  <table:table-cell office:value-type="float" office:value="22173.5">
                <text:p>22173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  <table:table-cell office:value-type="float" office:value="19400">
                <text:p>194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">
                <text:p>2</text:p>
              </table:table-cell>
              <table:table-cell office:value-type="float" office:value="25851.5">
                <text:p>25851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  <table:table-cell office:value-type="float" office:value="18822.5">
                <text:p>18822.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  <table:table-cell office:value-type="float" office:value="24840">
                <text:p>2484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">
                <text:p>2</text:p>
              </table:table-cell>
              <table:table-cell office:value-type="float" office:value="23999">
                <text:p>2399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">
                <text:p>2</text:p>
              </table:table-cell>
              <table:table-cell office:value-type="float" office:value="19742">
                <text:p>197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">
                <text:p>2</text:p>
              </table:table-cell>
              <table:table-cell office:value-type="float" office:value="20307.5">
                <text:p>20307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  <table:table-cell office:value-type="float" office:value="22665">
                <text:p>2266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">
                <text:p>2</text:p>
              </table:table-cell>
              <table:table-cell office:value-type="float" office:value="20452.5">
                <text:p>20452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">
                <text:p>2</text:p>
              </table:table-cell>
              <table:table-cell office:value-type="float" office:value="23083.5">
                <text:p>23083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">
                <text:p>2</text:p>
              </table:table-cell>
              <table:table-cell office:value-type="float" office:value="23934.5">
                <text:p>23934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">
                <text:p>2</text:p>
              </table:table-cell>
              <table:table-cell office:value-type="float" office:value="23502.5">
                <text:p>23502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">
                <text:p>2</text:p>
              </table:table-cell>
              <table:table-cell office:value-type="float" office:value="14621">
                <text:p>1462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">
                <text:p>2</text:p>
              </table:table-cell>
              <table:table-cell office:value-type="float" office:value="18864.5">
                <text:p>18864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">
                <text:p>2</text:p>
              </table:table-cell>
              <table:table-cell office:value-type="float" office:value="23231.5">
                <text:p>23231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">
                <text:p>2</text:p>
              </table:table-cell>
              <table:table-cell office:value-type="float" office:value="22383">
                <text:p>223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  <table:table-cell office:value-type="float" office:value="23750">
                <text:p>2375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  <table:table-cell office:value-type="float" office:value="23201">
                <text:p>232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">
                <text:p>2</text:p>
              </table:table-cell>
              <table:table-cell office:value-type="float" office:value="19451">
                <text:p>194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">
                <text:p>2</text:p>
              </table:table-cell>
              <table:table-cell office:value-type="float" office:value="25634.5">
                <text:p>25634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">
                <text:p>2</text:p>
              </table:table-cell>
              <table:table-cell office:value-type="float" office:value="20272">
                <text:p>2027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  <table:table-cell office:value-type="float" office:value="16575.5">
                <text:p>16575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">
                <text:p>2</text:p>
              </table:table-cell>
              <table:table-cell office:value-type="float" office:value="24623">
                <text:p>246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">
                <text:p>2</text:p>
              </table:table-cell>
              <table:table-cell office:value-type="float" office:value="23128">
                <text:p>231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">
                <text:p>2</text:p>
              </table:table-cell>
              <table:table-cell office:value-type="float" office:value="20941">
                <text:p>209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">
                <text:p>2</text:p>
              </table:table-cell>
              <table:table-cell office:value-type="float" office:value="21682">
                <text:p>216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">
                <text:p>2</text:p>
              </table:table-cell>
              <table:table-cell office:value-type="float" office:value="19047.5">
                <text:p>19047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">
                <text:p>2</text:p>
              </table:table-cell>
              <table:table-cell office:value-type="float" office:value="18818.5">
                <text:p>18818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">
                <text:p>2</text:p>
              </table:table-cell>
              <table:table-cell office:value-type="float" office:value="24428.5">
                <text:p>24428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">
                <text:p>2</text:p>
              </table:table-cell>
              <table:table-cell office:value-type="float" office:value="22753">
                <text:p>227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">
                <text:p>2</text:p>
              </table:table-cell>
              <table:table-cell office:value-type="float" office:value="18086">
                <text:p>1808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">
                <text:p>2</text:p>
              </table:table-cell>
              <table:table-cell office:value-type="float" office:value="21786.5">
                <text:p>21786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">
                <text:p>2</text:p>
              </table:table-cell>
              <table:table-cell office:value-type="float" office:value="22367.5">
                <text:p>22367.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">
                <text:p>2</text:p>
              </table:table-cell>
              <table:table-cell office:value-type="float" office:value="19663">
                <text:p>196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">
                <text:p>2</text:p>
              </table:table-cell>
              <table:table-cell office:value-type="float" office:value="23422">
                <text:p>234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">
                <text:p>2</text:p>
              </table:table-cell>
              <table:table-cell office:value-type="float" office:value="21342">
                <text:p>213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">
                <text:p>2</text:p>
              </table:table-cell>
              <table:table-cell office:value-type="float" office:value="19586.5">
                <text:p>19586.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  <table:table-cell office:value-type="float" office:value="22841.5">
                <text:p>22841.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">
                <text:p>2</text:p>
              </table:table-cell>
              <table:table-cell office:value-type="float" office:value="22382.5">
                <text:p>22382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">
                <text:p>2</text:p>
              </table:table-cell>
              <table:table-cell office:value-type="float" office:value="23706.5">
                <text:p>23706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">
                <text:p>2</text:p>
              </table:table-cell>
              <table:table-cell office:value-type="float" office:value="21998.5">
                <text:p>21998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  <table:table-cell office:value-type="float" office:value="24827.5">
                <text:p>24827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  <table:table-cell office:value-type="float" office:value="20327">
                <text:p>203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">
                <text:p>2</text:p>
              </table:table-cell>
              <table:table-cell office:value-type="float" office:value="22039.5">
                <text:p>22039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">
                <text:p>2</text:p>
              </table:table-cell>
              <table:table-cell office:value-type="float" office:value="22060.5">
                <text:p>22060.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">
                <text:p>2</text:p>
              </table:table-cell>
              <table:table-cell office:value-type="float" office:value="22773.5">
                <text:p>22773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">
                <text:p>2</text:p>
              </table:table-cell>
              <table:table-cell office:value-type="float" office:value="31023.5">
                <text:p>31023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  <table:table-cell office:value-type="float" office:value="19757">
                <text:p>197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">
                <text:p>2</text:p>
              </table:table-cell>
              <table:table-cell office:value-type="float" office:value="20397.5">
                <text:p>20397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">
                <text:p>2</text:p>
              </table:table-cell>
              <table:table-cell office:value-type="float" office:value="20627.5">
                <text:p>20627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">
                <text:p>2</text:p>
              </table:table-cell>
              <table:table-cell office:value-type="float" office:value="25809.5">
                <text:p>25809.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">
                <text:p>2</text:p>
              </table:table-cell>
              <table:table-cell office:value-type="float" office:value="20361.5">
                <text:p>20361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">
                <text:p>2</text:p>
              </table:table-cell>
              <table:table-cell office:value-type="float" office:value="21225">
                <text:p>212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  <table:table-cell office:value-type="float" office:value="18188.5">
                <text:p>18188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">
                <text:p>2</text:p>
              </table:table-cell>
              <table:table-cell office:value-type="float" office:value="18209">
                <text:p>182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">
                <text:p>2</text:p>
              </table:table-cell>
              <table:table-cell office:value-type="float" office:value="21136.5">
                <text:p>21136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">
                <text:p>2</text:p>
              </table:table-cell>
              <table:table-cell office:value-type="float" office:value="26886">
                <text:p>2688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">
                <text:p>2</text:p>
              </table:table-cell>
              <table:table-cell office:value-type="float" office:value="25452">
                <text:p>2545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  <table:table-cell office:value-type="float" office:value="22912.5">
                <text:p>22912.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">
                <text:p>2</text:p>
              </table:table-cell>
              <table:table-cell office:value-type="float" office:value="19399">
                <text:p>193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">
                <text:p>2</text:p>
              </table:table-cell>
              <table:table-cell office:value-type="float" office:value="25883">
                <text:p>2588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  <table:table-cell office:value-type="float" office:value="22129.5">
                <text:p>22129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">
                <text:p>2</text:p>
              </table:table-cell>
              <table:table-cell office:value-type="float" office:value="23700">
                <text:p>237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">
                <text:p>2</text:p>
              </table:table-cell>
              <table:table-cell office:value-type="float" office:value="20438.5">
                <text:p>20438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">
                <text:p>2</text:p>
              </table:table-cell>
              <table:table-cell office:value-type="float" office:value="22804.5">
                <text:p>22804.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">
                <text:p>2</text:p>
              </table:table-cell>
              <table:table-cell office:value-type="float" office:value="19662">
                <text:p>1966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">
                <text:p>2</text:p>
              </table:table-cell>
              <table:table-cell office:value-type="float" office:value="21622">
                <text:p>216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">
                <text:p>2</text:p>
              </table:table-cell>
              <table:table-cell office:value-type="float" office:value="20459.5">
                <text:p>20459.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">
                <text:p>2</text:p>
              </table:table-cell>
              <table:table-cell office:value-type="float" office:value="22811.5">
                <text:p>22811.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">
                <text:p>2</text:p>
              </table:table-cell>
              <table:table-cell office:value-type="float" office:value="21664">
                <text:p>2166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">
                <text:p>2</text:p>
              </table:table-cell>
              <table:table-cell office:value-type="float" office:value="26395">
                <text:p>263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  <table:table-cell office:value-type="float" office:value="21850.5">
                <text:p>21850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  <table:table-cell office:value-type="float" office:value="23127">
                <text:p>2312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  <table:table-cell office:value-type="float" office:value="22667">
                <text:p>226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  <table:table-cell office:value-type="float" office:value="18018">
                <text:p>180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  <table:table-cell office:value-type="float" office:value="21251">
                <text:p>2125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">
                <text:p>2</text:p>
              </table:table-cell>
              <table:table-cell office:value-type="float" office:value="27231">
                <text:p>2723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">
                <text:p>2</text:p>
              </table:table-cell>
              <table:table-cell office:value-type="float" office:value="24859.5">
                <text:p>24859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">
                <text:p>2</text:p>
              </table:table-cell>
              <table:table-cell office:value-type="float" office:value="21147.5">
                <text:p>21147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">
                <text:p>2</text:p>
              </table:table-cell>
              <table:table-cell office:value-type="float" office:value="26842">
                <text:p>268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">
                <text:p>2</text:p>
              </table:table-cell>
              <table:table-cell office:value-type="float" office:value="20961">
                <text:p>2096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  <table:table-cell office:value-type="float" office:value="24441">
                <text:p>2444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">
                <text:p>2</text:p>
              </table:table-cell>
              <table:table-cell office:value-type="float" office:value="21255.5">
                <text:p>21255.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">
                <text:p>2</text:p>
              </table:table-cell>
              <table:table-cell office:value-type="float" office:value="22286">
                <text:p>222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  <table:table-cell office:value-type="float" office:value="20538.5">
                <text:p>20538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">
                <text:p>2</text:p>
              </table:table-cell>
              <table:table-cell office:value-type="float" office:value="21101.5">
                <text:p>21101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">
                <text:p>2</text:p>
              </table:table-cell>
              <table:table-cell office:value-type="float" office:value="19818">
                <text:p>1981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">
                <text:p>2</text:p>
              </table:table-cell>
              <table:table-cell office:value-type="float" office:value="24269">
                <text:p>242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">
                <text:p>2</text:p>
              </table:table-cell>
              <table:table-cell office:value-type="float" office:value="28225.5">
                <text:p>28225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">
                <text:p>2</text:p>
              </table:table-cell>
              <table:table-cell office:value-type="float" office:value="22184">
                <text:p>2218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">
                <text:p>2</text:p>
              </table:table-cell>
              <table:table-cell office:value-type="float" office:value="25726.5">
                <text:p>25726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">
                <text:p>2</text:p>
              </table:table-cell>
              <table:table-cell office:value-type="float" office:value="21810">
                <text:p>2181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">
                <text:p>2</text:p>
              </table:table-cell>
              <table:table-cell office:value-type="float" office:value="21164.5">
                <text:p>21164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  <table:table-cell office:value-type="float" office:value="20238">
                <text:p>2023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">
                <text:p>2</text:p>
              </table:table-cell>
              <table:table-cell office:value-type="float" office:value="24114.5">
                <text:p>24114.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">
                <text:p>2</text:p>
              </table:table-cell>
              <table:table-cell office:value-type="float" office:value="23332.5">
                <text:p>23332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">
                <text:p>2</text:p>
              </table:table-cell>
              <table:table-cell office:value-type="float" office:value="28176">
                <text:p>281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  <table:table-cell office:value-type="float" office:value="18001">
                <text:p>180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">
                <text:p>2</text:p>
              </table:table-cell>
              <table:table-cell office:value-type="float" office:value="20746">
                <text:p>2074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">
                <text:p>2</text:p>
              </table:table-cell>
              <table:table-cell office:value-type="float" office:value="18464">
                <text:p>184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">
                <text:p>2</text:p>
              </table:table-cell>
              <table:table-cell office:value-type="float" office:value="25602">
                <text:p>2560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">
                <text:p>2</text:p>
              </table:table-cell>
              <table:table-cell office:value-type="float" office:value="23516">
                <text:p>235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">
                <text:p>2</text:p>
              </table:table-cell>
              <table:table-cell office:value-type="float" office:value="19970">
                <text:p>1997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">
                <text:p>2</text:p>
              </table:table-cell>
              <table:table-cell office:value-type="float" office:value="21175.5">
                <text:p>21175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  <table:table-cell office:value-type="float" office:value="21332.5">
                <text:p>21332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">
                <text:p>2</text:p>
              </table:table-cell>
              <table:table-cell office:value-type="float" office:value="16720.5">
                <text:p>16720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">
                <text:p>2</text:p>
              </table:table-cell>
              <table:table-cell office:value-type="float" office:value="24752">
                <text:p>247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  <table:table-cell office:value-type="float" office:value="23429">
                <text:p>234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">
                <text:p>2</text:p>
              </table:table-cell>
              <table:table-cell office:value-type="float" office:value="20579">
                <text:p>205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">
                <text:p>2</text:p>
              </table:table-cell>
              <table:table-cell office:value-type="float" office:value="21573.5">
                <text:p>21573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">
                <text:p>2</text:p>
              </table:table-cell>
              <table:table-cell office:value-type="float" office:value="18514">
                <text:p>185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">
                <text:p>2</text:p>
              </table:table-cell>
              <table:table-cell office:value-type="float" office:value="24495">
                <text:p>2449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">
                <text:p>2</text:p>
              </table:table-cell>
              <table:table-cell office:value-type="float" office:value="25053">
                <text:p>2505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">
                <text:p>2</text:p>
              </table:table-cell>
              <table:table-cell office:value-type="float" office:value="20753">
                <text:p>2075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">
                <text:p>2</text:p>
              </table:table-cell>
              <table:table-cell office:value-type="float" office:value="22528">
                <text:p>225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">
                <text:p>2</text:p>
              </table:table-cell>
              <table:table-cell office:value-type="float" office:value="21652">
                <text:p>216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  <table:table-cell office:value-type="float" office:value="24944">
                <text:p>249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">
                <text:p>2</text:p>
              </table:table-cell>
              <table:table-cell office:value-type="float" office:value="23880.5">
                <text:p>23880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">
                <text:p>2</text:p>
              </table:table-cell>
              <table:table-cell office:value-type="float" office:value="22949.5">
                <text:p>22949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">
                <text:p>2</text:p>
              </table:table-cell>
              <table:table-cell office:value-type="float" office:value="23412.5">
                <text:p>23412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">
                <text:p>2</text:p>
              </table:table-cell>
              <table:table-cell office:value-type="float" office:value="16292.5">
                <text:p>16292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21644.5">
                <text:p>21644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">
                <text:p>2</text:p>
              </table:table-cell>
              <table:table-cell office:value-type="float" office:value="22974">
                <text:p>229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">
                <text:p>2</text:p>
              </table:table-cell>
              <table:table-cell office:value-type="float" office:value="21964">
                <text:p>2196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  <table:table-cell office:value-type="float" office:value="18665">
                <text:p>1866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">
                <text:p>2</text:p>
              </table:table-cell>
              <table:table-cell office:value-type="float" office:value="22809.5">
                <text:p>22809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">
                <text:p>2</text:p>
              </table:table-cell>
              <table:table-cell office:value-type="float" office:value="20027.5">
                <text:p>20027.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">
                <text:p>2</text:p>
              </table:table-cell>
              <table:table-cell office:value-type="float" office:value="24724">
                <text:p>247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">
                <text:p>2</text:p>
              </table:table-cell>
              <table:table-cell office:value-type="float" office:value="25282">
                <text:p>252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">
                <text:p>2</text:p>
              </table:table-cell>
              <table:table-cell office:value-type="float" office:value="26725.5">
                <text:p>26725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">
                <text:p>2</text:p>
              </table:table-cell>
              <table:table-cell office:value-type="float" office:value="21793">
                <text:p>2179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">
                <text:p>2</text:p>
              </table:table-cell>
              <table:table-cell office:value-type="float" office:value="21409.5">
                <text:p>21409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">
                <text:p>2</text:p>
              </table:table-cell>
              <table:table-cell office:value-type="float" office:value="28175.5">
                <text:p>28175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">
                <text:p>2</text:p>
              </table:table-cell>
              <table:table-cell office:value-type="float" office:value="23371.5">
                <text:p>23371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">
                <text:p>2</text:p>
              </table:table-cell>
              <table:table-cell office:value-type="float" office:value="22507.5">
                <text:p>22507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">
                <text:p>2</text:p>
              </table:table-cell>
              <table:table-cell office:value-type="float" office:value="18195.5">
                <text:p>18195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">
                <text:p>2</text:p>
              </table:table-cell>
              <table:table-cell office:value-type="float" office:value="20985">
                <text:p>2098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  <table:table-cell office:value-type="float" office:value="24385">
                <text:p>2438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  <table:table-cell office:value-type="float" office:value="17001.5">
                <text:p>17001.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">
                <text:p>2</text:p>
              </table:table-cell>
              <table:table-cell office:value-type="float" office:value="25726">
                <text:p>2572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">
                <text:p>2</text:p>
              </table:table-cell>
              <table:table-cell office:value-type="float" office:value="22442">
                <text:p>224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">
                <text:p>2</text:p>
              </table:table-cell>
              <table:table-cell office:value-type="float" office:value="25294">
                <text:p>2529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">
                <text:p>2</text:p>
              </table:table-cell>
              <table:table-cell office:value-type="float" office:value="20678.5">
                <text:p>20678.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">
                <text:p>2</text:p>
              </table:table-cell>
              <table:table-cell office:value-type="float" office:value="17921.5">
                <text:p>17921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">
                <text:p>2</text:p>
              </table:table-cell>
              <table:table-cell office:value-type="float" office:value="17271">
                <text:p>1727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">
                <text:p>2</text:p>
              </table:table-cell>
              <table:table-cell office:value-type="float" office:value="21179">
                <text:p>2117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">
                <text:p>2</text:p>
              </table:table-cell>
              <table:table-cell office:value-type="float" office:value="18942">
                <text:p>1894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">
                <text:p>2</text:p>
              </table:table-cell>
              <table:table-cell office:value-type="float" office:value="25760.5">
                <text:p>25760.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">
                <text:p>2</text:p>
              </table:table-cell>
              <table:table-cell office:value-type="float" office:value="25086.5">
                <text:p>25086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">
                <text:p>2</text:p>
              </table:table-cell>
              <table:table-cell office:value-type="float" office:value="20807.5">
                <text:p>20807.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">
                <text:p>2</text:p>
              </table:table-cell>
              <table:table-cell office:value-type="float" office:value="23148">
                <text:p>2314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">
                <text:p>2</text:p>
              </table:table-cell>
              <table:table-cell office:value-type="float" office:value="23411">
                <text:p>234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">
                <text:p>2</text:p>
              </table:table-cell>
              <table:table-cell office:value-type="float" office:value="23040.5">
                <text:p>23040.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">
                <text:p>2</text:p>
              </table:table-cell>
              <table:table-cell office:value-type="float" office:value="18963">
                <text:p>189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">
                <text:p>2</text:p>
              </table:table-cell>
              <table:table-cell office:value-type="float" office:value="23303.5">
                <text:p>23303.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">
                <text:p>2</text:p>
              </table:table-cell>
              <table:table-cell office:value-type="float" office:value="26981.5">
                <text:p>26981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">
                <text:p>2</text:p>
              </table:table-cell>
              <table:table-cell office:value-type="float" office:value="22097">
                <text:p>220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">
                <text:p>2</text:p>
              </table:table-cell>
              <table:table-cell office:value-type="float" office:value="19326.5">
                <text:p>19326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">
                <text:p>2</text:p>
              </table:table-cell>
              <table:table-cell office:value-type="float" office:value="19472">
                <text:p>1947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">
                <text:p>2</text:p>
              </table:table-cell>
              <table:table-cell office:value-type="float" office:value="21069.5">
                <text:p>21069.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">
                <text:p>2</text:p>
              </table:table-cell>
              <table:table-cell office:value-type="float" office:value="23574">
                <text:p>2357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">
                <text:p>2</text:p>
              </table:table-cell>
              <table:table-cell office:value-type="float" office:value="29551.5">
                <text:p>29551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">
                <text:p>2</text:p>
              </table:table-cell>
              <table:table-cell office:value-type="float" office:value="18681.5">
                <text:p>18681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">
                <text:p>2</text:p>
              </table:table-cell>
              <table:table-cell office:value-type="float" office:value="20564.5">
                <text:p>20564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">
                <text:p>2</text:p>
              </table:table-cell>
              <table:table-cell office:value-type="float" office:value="24271">
                <text:p>2427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">
                <text:p>2</text:p>
              </table:table-cell>
              <table:table-cell office:value-type="float" office:value="23559.5">
                <text:p>23559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">
                <text:p>2</text:p>
              </table:table-cell>
              <table:table-cell office:value-type="float" office:value="20168">
                <text:p>201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">
                <text:p>2</text:p>
              </table:table-cell>
              <table:table-cell office:value-type="float" office:value="19727.5">
                <text:p>19727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">
                <text:p>2</text:p>
              </table:table-cell>
              <table:table-cell office:value-type="float" office:value="21905.5">
                <text:p>21905.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">
                <text:p>2</text:p>
              </table:table-cell>
              <table:table-cell office:value-type="float" office:value="19854.5">
                <text:p>19854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">
                <text:p>2</text:p>
              </table:table-cell>
              <table:table-cell office:value-type="float" office:value="21690">
                <text:p>2169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">
                <text:p>2</text:p>
              </table:table-cell>
              <table:table-cell office:value-type="float" office:value="18320">
                <text:p>1832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  <table:table-cell office:value-type="float" office:value="17649">
                <text:p>176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">
                <text:p>2</text:p>
              </table:table-cell>
              <table:table-cell office:value-type="float" office:value="23736.5">
                <text:p>23736.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">
                <text:p>2</text:p>
              </table:table-cell>
              <table:table-cell office:value-type="float" office:value="24833.5">
                <text:p>24833.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">
                <text:p>2</text:p>
              </table:table-cell>
              <table:table-cell office:value-type="float" office:value="25436.5">
                <text:p>25436.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">
                <text:p>2</text:p>
              </table:table-cell>
              <table:table-cell office:value-type="float" office:value="22531.5">
                <text:p>22531.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">
                <text:p>2</text:p>
              </table:table-cell>
              <table:table-cell office:value-type="float" office:value="25567">
                <text:p>255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">
                <text:p>3</text:p>
              </table:table-cell>
              <table:table-cell office:value-type="float" office:value="22233">
                <text:p>222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">
                <text:p>3</text:p>
              </table:table-cell>
              <table:table-cell office:value-type="float" office:value="21707.5">
                <text:p>21707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">
                <text:p>3</text:p>
              </table:table-cell>
              <table:table-cell office:value-type="float" office:value="27785.5">
                <text:p>27785.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">
                <text:p>3</text:p>
              </table:table-cell>
              <table:table-cell office:value-type="float" office:value="20456">
                <text:p>204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">
                <text:p>3</text:p>
              </table:table-cell>
              <table:table-cell office:value-type="float" office:value="23357">
                <text:p>2335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">
                <text:p>3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">
                <text:p>3</text:p>
              </table:table-cell>
              <table:table-cell office:value-type="float" office:value="21491">
                <text:p>2149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">
                <text:p>3</text:p>
              </table:table-cell>
              <table:table-cell office:value-type="float" office:value="19781">
                <text:p>1978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">
                <text:p>3</text:p>
              </table:table-cell>
              <table:table-cell office:value-type="float" office:value="20076.5">
                <text:p>20076.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">
                <text:p>3</text:p>
              </table:table-cell>
              <table:table-cell office:value-type="float" office:value="23126.5">
                <text:p>23126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">
                <text:p>3</text:p>
              </table:table-cell>
              <table:table-cell office:value-type="float" office:value="25219.5">
                <text:p>25219.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">
                <text:p>3</text:p>
              </table:table-cell>
              <table:table-cell office:value-type="float" office:value="22596">
                <text:p>2259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">
                <text:p>3</text:p>
              </table:table-cell>
              <table:table-cell office:value-type="float" office:value="19492">
                <text:p>1949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">
                <text:p>3</text:p>
              </table:table-cell>
              <table:table-cell office:value-type="float" office:value="21012.5">
                <text:p>21012.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">
                <text:p>3</text:p>
              </table:table-cell>
              <table:table-cell office:value-type="float" office:value="23903.5">
                <text:p>23903.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">
                <text:p>3</text:p>
              </table:table-cell>
              <table:table-cell office:value-type="float" office:value="20754">
                <text:p>2075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">
                <text:p>3</text:p>
              </table:table-cell>
              <table:table-cell office:value-type="float" office:value="22377">
                <text:p>2237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">
                <text:p>3</text:p>
              </table:table-cell>
              <table:table-cell office:value-type="float" office:value="19406.5">
                <text:p>19406.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">
                <text:p>3</text:p>
              </table:table-cell>
              <table:table-cell office:value-type="float" office:value="21820.5">
                <text:p>21820.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">
                <text:p>3</text:p>
              </table:table-cell>
              <table:table-cell office:value-type="float" office:value="24836">
                <text:p>2483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">
                <text:p>3</text:p>
              </table:table-cell>
              <table:table-cell office:value-type="float" office:value="22990">
                <text:p>2299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">
                <text:p>3</text:p>
              </table:table-cell>
              <table:table-cell office:value-type="float" office:value="25963.5">
                <text:p>25963.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">
                <text:p>3</text:p>
              </table:table-cell>
              <table:table-cell office:value-type="float" office:value="23026.5">
                <text:p>23026.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">
                <text:p>3</text:p>
              </table:table-cell>
              <table:table-cell office:value-type="float" office:value="20299">
                <text:p>2029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">
                <text:p>3</text:p>
              </table:table-cell>
              <table:table-cell office:value-type="float" office:value="20971.5">
                <text:p>20971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">
                <text:p>3</text:p>
              </table:table-cell>
              <table:table-cell office:value-type="float" office:value="23123.5">
                <text:p>23123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">
                <text:p>3</text:p>
              </table:table-cell>
              <table:table-cell office:value-type="float" office:value="25456">
                <text:p>254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">
                <text:p>3</text:p>
              </table:table-cell>
              <table:table-cell office:value-type="float" office:value="19130.5">
                <text:p>19130.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">
                <text:p>3</text:p>
              </table:table-cell>
              <table:table-cell office:value-type="float" office:value="22501">
                <text:p>2250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">
                <text:p>3</text:p>
              </table:table-cell>
              <table:table-cell office:value-type="float" office:value="23725">
                <text:p>237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">
                <text:p>3</text:p>
              </table:table-cell>
              <table:table-cell office:value-type="float" office:value="22109">
                <text:p>2210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">
                <text:p>3</text:p>
              </table:table-cell>
              <table:table-cell office:value-type="float" office:value="20827.5">
                <text:p>20827.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">
                <text:p>3</text:p>
              </table:table-cell>
              <table:table-cell office:value-type="float" office:value="21743">
                <text:p>2174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">
                <text:p>3</text:p>
              </table:table-cell>
              <table:table-cell office:value-type="float" office:value="23579.5">
                <text:p>23579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">
                <text:p>3</text:p>
              </table:table-cell>
              <table:table-cell office:value-type="float" office:value="22747.5">
                <text:p>22747.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">
                <text:p>3</text:p>
              </table:table-cell>
              <table:table-cell office:value-type="float" office:value="21119.5">
                <text:p>21119.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">
                <text:p>3</text:p>
              </table:table-cell>
              <table:table-cell office:value-type="float" office:value="18931">
                <text:p>1893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">
                <text:p>3</text:p>
              </table:table-cell>
              <table:table-cell office:value-type="float" office:value="21308.5">
                <text:p>21308.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">
                <text:p>3</text:p>
              </table:table-cell>
              <table:table-cell office:value-type="float" office:value="20445.5">
                <text:p>20445.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">
                <text:p>3</text:p>
              </table:table-cell>
              <table:table-cell office:value-type="float" office:value="27674.5">
                <text:p>27674.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">
                <text:p>3</text:p>
              </table:table-cell>
              <table:table-cell office:value-type="float" office:value="22609">
                <text:p>2260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">
                <text:p>3</text:p>
              </table:table-cell>
              <table:table-cell office:value-type="float" office:value="27185">
                <text:p>2718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">
                <text:p>3</text:p>
              </table:table-cell>
              <table:table-cell office:value-type="float" office:value="26665">
                <text:p>2666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">
                <text:p>3</text:p>
              </table:table-cell>
              <table:table-cell office:value-type="float" office:value="21860.5">
                <text:p>21860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">
                <text:p>3</text:p>
              </table:table-cell>
              <table:table-cell office:value-type="float" office:value="18908">
                <text:p>1890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">
                <text:p>3</text:p>
              </table:table-cell>
              <table:table-cell office:value-type="float" office:value="24566">
                <text:p>2456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">
                <text:p>3</text:p>
              </table:table-cell>
              <table:table-cell office:value-type="float" office:value="21497.5">
                <text:p>21497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">
                <text:p>3</text:p>
              </table:table-cell>
              <table:table-cell office:value-type="float" office:value="22327">
                <text:p>2232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">
                <text:p>3</text:p>
              </table:table-cell>
              <table:table-cell office:value-type="float" office:value="23740">
                <text:p>2374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">
                <text:p>3</text:p>
              </table:table-cell>
              <table:table-cell office:value-type="float" office:value="24999">
                <text:p>2499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">
                <text:p>3</text:p>
              </table:table-cell>
              <table:table-cell office:value-type="float" office:value="20453">
                <text:p>2045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">
                <text:p>3</text:p>
              </table:table-cell>
              <table:table-cell office:value-type="float" office:value="23966.5">
                <text:p>23966.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">
                <text:p>3</text:p>
              </table:table-cell>
              <table:table-cell office:value-type="float" office:value="23773.5">
                <text:p>23773.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">
                <text:p>3</text:p>
              </table:table-cell>
              <table:table-cell office:value-type="float" office:value="21861.5">
                <text:p>21861.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">
                <text:p>3</text:p>
              </table:table-cell>
              <table:table-cell office:value-type="float" office:value="22908.5">
                <text:p>22908.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">
                <text:p>3</text:p>
              </table:table-cell>
              <table:table-cell office:value-type="float" office:value="22891">
                <text:p>228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">
                <text:p>3</text:p>
              </table:table-cell>
              <table:table-cell office:value-type="float" office:value="25373.5">
                <text:p>25373.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">
                <text:p>3</text:p>
              </table:table-cell>
              <table:table-cell office:value-type="float" office:value="21304.5">
                <text:p>21304.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">
                <text:p>3</text:p>
              </table:table-cell>
              <table:table-cell office:value-type="float" office:value="23041.5">
                <text:p>23041.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">
                <text:p>3</text:p>
              </table:table-cell>
              <table:table-cell office:value-type="float" office:value="21309.5">
                <text:p>21309.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">
                <text:p>3</text:p>
              </table:table-cell>
              <table:table-cell office:value-type="float" office:value="24683">
                <text:p>2468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">
                <text:p>3</text:p>
              </table:table-cell>
              <table:table-cell office:value-type="float" office:value="23135">
                <text:p>2313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">
                <text:p>3</text:p>
              </table:table-cell>
              <table:table-cell office:value-type="float" office:value="22502.5">
                <text:p>22502.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">
                <text:p>3</text:p>
              </table:table-cell>
              <table:table-cell office:value-type="float" office:value="16710">
                <text:p>1671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">
                <text:p>3</text:p>
              </table:table-cell>
              <table:table-cell office:value-type="float" office:value="22158">
                <text:p>2215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">
                <text:p>3</text:p>
              </table:table-cell>
              <table:table-cell office:value-type="float" office:value="20004">
                <text:p>2000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">
                <text:p>3</text:p>
              </table:table-cell>
              <table:table-cell office:value-type="float" office:value="21828">
                <text:p>2182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">
                <text:p>3</text:p>
              </table:table-cell>
              <table:table-cell office:value-type="float" office:value="16764">
                <text:p>1676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">
                <text:p>3</text:p>
              </table:table-cell>
              <table:table-cell office:value-type="float" office:value="23489">
                <text:p>2348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">
                <text:p>3</text:p>
              </table:table-cell>
              <table:table-cell office:value-type="float" office:value="19659">
                <text:p>1965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">
                <text:p>3</text:p>
              </table:table-cell>
              <table:table-cell office:value-type="float" office:value="21357">
                <text:p>2135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">
                <text:p>3</text:p>
              </table:table-cell>
              <table:table-cell office:value-type="float" office:value="24939">
                <text:p>249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">
                <text:p>3</text:p>
              </table:table-cell>
              <table:table-cell office:value-type="float" office:value="22848">
                <text:p>2284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">
                <text:p>3</text:p>
              </table:table-cell>
              <table:table-cell office:value-type="float" office:value="21991">
                <text:p>2199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">
                <text:p>3</text:p>
              </table:table-cell>
              <table:table-cell office:value-type="float" office:value="25183.5">
                <text:p>25183.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">
                <text:p>3</text:p>
              </table:table-cell>
              <table:table-cell office:value-type="float" office:value="21524.5">
                <text:p>21524.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">
                <text:p>3</text:p>
              </table:table-cell>
              <table:table-cell office:value-type="float" office:value="23590.5">
                <text:p>23590.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">
                <text:p>3</text:p>
              </table:table-cell>
              <table:table-cell office:value-type="float" office:value="25508.5">
                <text:p>25508.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">
                <text:p>3</text:p>
              </table:table-cell>
              <table:table-cell office:value-type="float" office:value="29093.5">
                <text:p>29093.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">
                <text:p>3</text:p>
              </table:table-cell>
              <table:table-cell office:value-type="float" office:value="19008">
                <text:p>190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">
                <text:p>3</text:p>
              </table:table-cell>
              <table:table-cell office:value-type="float" office:value="23535">
                <text:p>2353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">
                <text:p>3</text:p>
              </table:table-cell>
              <table:table-cell office:value-type="float" office:value="18387.5">
                <text:p>18387.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">
                <text:p>3</text:p>
              </table:table-cell>
              <table:table-cell office:value-type="float" office:value="23728.5">
                <text:p>23728.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">
                <text:p>3</text:p>
              </table:table-cell>
              <table:table-cell office:value-type="float" office:value="21218">
                <text:p>2121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">
                <text:p>3</text:p>
              </table:table-cell>
              <table:table-cell office:value-type="float" office:value="20891.5">
                <text:p>20891.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">
                <text:p>3</text:p>
              </table:table-cell>
              <table:table-cell office:value-type="float" office:value="21220">
                <text:p>2122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">
                <text:p>3</text:p>
              </table:table-cell>
              <table:table-cell office:value-type="float" office:value="20390.5">
                <text:p>20390.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">
                <text:p>3</text:p>
              </table:table-cell>
              <table:table-cell office:value-type="float" office:value="22652.5">
                <text:p>22652.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">
                <text:p>3</text:p>
              </table:table-cell>
              <table:table-cell office:value-type="float" office:value="23417.5">
                <text:p>23417.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">
                <text:p>3</text:p>
              </table:table-cell>
              <table:table-cell office:value-type="float" office:value="22157.5">
                <text:p>22157.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">
                <text:p>3</text:p>
              </table:table-cell>
              <table:table-cell office:value-type="float" office:value="21648.5">
                <text:p>21648.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">
                <text:p>3</text:p>
              </table:table-cell>
              <table:table-cell office:value-type="float" office:value="22803.5">
                <text:p>22803.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">
                <text:p>3</text:p>
              </table:table-cell>
              <table:table-cell office:value-type="float" office:value="22460">
                <text:p>2246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">
                <text:p>3</text:p>
              </table:table-cell>
              <table:table-cell office:value-type="float" office:value="20406">
                <text:p>2040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">
                <text:p>3</text:p>
              </table:table-cell>
              <table:table-cell office:value-type="float" office:value="22078.5">
                <text:p>22078.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">
                <text:p>3</text:p>
              </table:table-cell>
              <table:table-cell office:value-type="float" office:value="24280.5">
                <text:p>24280.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">
                <text:p>3</text:p>
              </table:table-cell>
              <table:table-cell office:value-type="float" office:value="20831">
                <text:p>2083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">
                <text:p>3</text:p>
              </table:table-cell>
              <table:table-cell office:value-type="float" office:value="19541.5">
                <text:p>19541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">
                <text:p>3</text:p>
              </table:table-cell>
              <table:table-cell office:value-type="float" office:value="15892">
                <text:p>158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">
                <text:p>3</text:p>
              </table:table-cell>
              <table:table-cell office:value-type="float" office:value="24605">
                <text:p>2460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">
                <text:p>3</text:p>
              </table:table-cell>
              <table:table-cell office:value-type="float" office:value="20299.5">
                <text:p>20299.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">
                <text:p>3</text:p>
              </table:table-cell>
              <table:table-cell office:value-type="float" office:value="25340">
                <text:p>2534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">
                <text:p>3</text:p>
              </table:table-cell>
              <table:table-cell office:value-type="float" office:value="20232.5">
                <text:p>20232.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">
                <text:p>3</text:p>
              </table:table-cell>
              <table:table-cell office:value-type="float" office:value="24484.5">
                <text:p>24484.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">
                <text:p>3</text:p>
              </table:table-cell>
              <table:table-cell office:value-type="float" office:value="19629.5">
                <text:p>19629.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">
                <text:p>3</text:p>
              </table:table-cell>
              <table:table-cell office:value-type="float" office:value="23980.5">
                <text:p>23980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">
                <text:p>3</text:p>
              </table:table-cell>
              <table:table-cell office:value-type="float" office:value="23059.5">
                <text:p>23059.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">
                <text:p>3</text:p>
              </table:table-cell>
              <table:table-cell office:value-type="float" office:value="26411">
                <text:p>264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">
                <text:p>3</text:p>
              </table:table-cell>
              <table:table-cell office:value-type="float" office:value="22197.5">
                <text:p>22197.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">
                <text:p>3</text:p>
              </table:table-cell>
              <table:table-cell office:value-type="float" office:value="24887">
                <text:p>2488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">
                <text:p>3</text:p>
              </table:table-cell>
              <table:table-cell office:value-type="float" office:value="23875.5">
                <text:p>23875.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">
                <text:p>3</text:p>
              </table:table-cell>
              <table:table-cell office:value-type="float" office:value="25070.5">
                <text:p>25070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">
                <text:p>3</text:p>
              </table:table-cell>
              <table:table-cell office:value-type="float" office:value="24853">
                <text:p>2485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">
                <text:p>3</text:p>
              </table:table-cell>
              <table:table-cell office:value-type="float" office:value="25572.5">
                <text:p>25572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">
                <text:p>3</text:p>
              </table:table-cell>
              <table:table-cell office:value-type="float" office:value="23370">
                <text:p>2337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">
                <text:p>3</text:p>
              </table:table-cell>
              <table:table-cell office:value-type="float" office:value="25699.5">
                <text:p>25699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">
                <text:p>3</text:p>
              </table:table-cell>
              <table:table-cell office:value-type="float" office:value="19187.5">
                <text:p>19187.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">
                <text:p>3</text:p>
              </table:table-cell>
              <table:table-cell office:value-type="float" office:value="17675.5">
                <text:p>17675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">
                <text:p>3</text:p>
              </table:table-cell>
              <table:table-cell office:value-type="float" office:value="23515.5">
                <text:p>23515.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">
                <text:p>3</text:p>
              </table:table-cell>
              <table:table-cell office:value-type="float" office:value="25456">
                <text:p>2545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">
                <text:p>3</text:p>
              </table:table-cell>
              <table:table-cell office:value-type="float" office:value="24211">
                <text:p>2421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">
                <text:p>3</text:p>
              </table:table-cell>
              <table:table-cell office:value-type="float" office:value="24262.5">
                <text:p>24262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">
                <text:p>3</text:p>
              </table:table-cell>
              <table:table-cell office:value-type="float" office:value="20118">
                <text:p>2011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">
                <text:p>3</text:p>
              </table:table-cell>
              <table:table-cell office:value-type="float" office:value="22308.5">
                <text:p>22308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">
                <text:p>3</text:p>
              </table:table-cell>
              <table:table-cell office:value-type="float" office:value="23477">
                <text:p>2347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">
                <text:p>3</text:p>
              </table:table-cell>
              <table:table-cell office:value-type="float" office:value="21419.5">
                <text:p>21419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">
                <text:p>3</text:p>
              </table:table-cell>
              <table:table-cell office:value-type="float" office:value="17637">
                <text:p>1763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">
                <text:p>3</text:p>
              </table:table-cell>
              <table:table-cell office:value-type="float" office:value="21126.5">
                <text:p>21126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">
                <text:p>3</text:p>
              </table:table-cell>
              <table:table-cell office:value-type="float" office:value="22005">
                <text:p>2200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">
                <text:p>3</text:p>
              </table:table-cell>
              <table:table-cell office:value-type="float" office:value="24715">
                <text:p>2471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">
                <text:p>3</text:p>
              </table:table-cell>
              <table:table-cell office:value-type="float" office:value="19946">
                <text:p>1994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">
                <text:p>3</text:p>
              </table:table-cell>
              <table:table-cell office:value-type="float" office:value="25351">
                <text:p>2535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">
                <text:p>3</text:p>
              </table:table-cell>
              <table:table-cell office:value-type="float" office:value="24034.5">
                <text:p>24034.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">
                <text:p>3</text:p>
              </table:table-cell>
              <table:table-cell office:value-type="float" office:value="21507">
                <text:p>2150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">
                <text:p>3</text:p>
              </table:table-cell>
              <table:table-cell office:value-type="float" office:value="26180.5">
                <text:p>26180.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">
                <text:p>3</text:p>
              </table:table-cell>
              <table:table-cell office:value-type="float" office:value="24103">
                <text:p>2410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">
                <text:p>3</text:p>
              </table:table-cell>
              <table:table-cell office:value-type="float" office:value="26119.5">
                <text:p>26119.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">
                <text:p>3</text:p>
              </table:table-cell>
              <table:table-cell office:value-type="float" office:value="21468.5">
                <text:p>21468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">
                <text:p>3</text:p>
              </table:table-cell>
              <table:table-cell office:value-type="float" office:value="22566.5">
                <text:p>22566.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">
                <text:p>3</text:p>
              </table:table-cell>
              <table:table-cell office:value-type="float" office:value="23318">
                <text:p>2331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">
                <text:p>3</text:p>
              </table:table-cell>
              <table:table-cell office:value-type="float" office:value="24028.5">
                <text:p>24028.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">
                <text:p>3</text:p>
              </table:table-cell>
              <table:table-cell office:value-type="float" office:value="25076">
                <text:p>2507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">
                <text:p>3</text:p>
              </table:table-cell>
              <table:table-cell office:value-type="float" office:value="20960.5">
                <text:p>20960.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">
                <text:p>3</text:p>
              </table:table-cell>
              <table:table-cell office:value-type="float" office:value="21635">
                <text:p>2163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">
                <text:p>3</text:p>
              </table:table-cell>
              <table:table-cell office:value-type="float" office:value="22667.5">
                <text:p>22667.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">
                <text:p>3</text:p>
              </table:table-cell>
              <table:table-cell office:value-type="float" office:value="23518.5">
                <text:p>23518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">
                <text:p>3</text:p>
              </table:table-cell>
              <table:table-cell office:value-type="float" office:value="23466.5">
                <text:p>23466.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">
                <text:p>3</text:p>
              </table:table-cell>
              <table:table-cell office:value-type="float" office:value="23909.5">
                <text:p>23909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">
                <text:p>3</text:p>
              </table:table-cell>
              <table:table-cell office:value-type="float" office:value="19486.5">
                <text:p>19486.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">
                <text:p>3</text:p>
              </table:table-cell>
              <table:table-cell office:value-type="float" office:value="23974">
                <text:p>2397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">
                <text:p>3</text:p>
              </table:table-cell>
              <table:table-cell office:value-type="float" office:value="21641.5">
                <text:p>21641.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">
                <text:p>3</text:p>
              </table:table-cell>
              <table:table-cell office:value-type="float" office:value="23725">
                <text:p>2372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">
                <text:p>3</text:p>
              </table:table-cell>
              <table:table-cell office:value-type="float" office:value="25865.5">
                <text:p>25865.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">
                <text:p>3</text:p>
              </table:table-cell>
              <table:table-cell office:value-type="float" office:value="21950">
                <text:p>2195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">
                <text:p>3</text:p>
              </table:table-cell>
              <table:table-cell office:value-type="float" office:value="22385">
                <text:p>2238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">
                <text:p>3</text:p>
              </table:table-cell>
              <table:table-cell office:value-type="float" office:value="24858.5">
                <text:p>24858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">
                <text:p>3</text:p>
              </table:table-cell>
              <table:table-cell office:value-type="float" office:value="25775">
                <text:p>2577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">
                <text:p>3</text:p>
              </table:table-cell>
              <table:table-cell office:value-type="float" office:value="16039.5">
                <text:p>16039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">
                <text:p>3</text:p>
              </table:table-cell>
              <table:table-cell office:value-type="float" office:value="20495">
                <text:p>2049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">
                <text:p>3</text:p>
              </table:table-cell>
              <table:table-cell office:value-type="float" office:value="22883.5">
                <text:p>22883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">
                <text:p>3</text:p>
              </table:table-cell>
              <table:table-cell office:value-type="float" office:value="19234">
                <text:p>1923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">
                <text:p>3</text:p>
              </table:table-cell>
              <table:table-cell office:value-type="float" office:value="23151">
                <text:p>2315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">
                <text:p>3</text:p>
              </table:table-cell>
              <table:table-cell office:value-type="float" office:value="23043">
                <text:p>2304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">
                <text:p>3</text:p>
              </table:table-cell>
              <table:table-cell office:value-type="float" office:value="22987">
                <text:p>2298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">
                <text:p>3</text:p>
              </table:table-cell>
              <table:table-cell office:value-type="float" office:value="20967">
                <text:p>2096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">
                <text:p>3</text:p>
              </table:table-cell>
              <table:table-cell office:value-type="float" office:value="23311">
                <text:p>2331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">
                <text:p>3</text:p>
              </table:table-cell>
              <table:table-cell office:value-type="float" office:value="19567">
                <text:p>195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">
                <text:p>3</text:p>
              </table:table-cell>
              <table:table-cell office:value-type="float" office:value="20806">
                <text:p>2080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">
                <text:p>3</text:p>
              </table:table-cell>
              <table:table-cell office:value-type="float" office:value="23743">
                <text:p>2374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">
                <text:p>3</text:p>
              </table:table-cell>
              <table:table-cell office:value-type="float" office:value="22811.5">
                <text:p>22811.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">
                <text:p>3</text:p>
              </table:table-cell>
              <table:table-cell office:value-type="float" office:value="24010">
                <text:p>2401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">
                <text:p>3</text:p>
              </table:table-cell>
              <table:table-cell office:value-type="float" office:value="18754.5">
                <text:p>18754.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">
                <text:p>3</text:p>
              </table:table-cell>
              <table:table-cell office:value-type="float" office:value="23529.5">
                <text:p>23529.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">
                <text:p>3</text:p>
              </table:table-cell>
              <table:table-cell office:value-type="float" office:value="22300.5">
                <text:p>22300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">
                <text:p>3</text:p>
              </table:table-cell>
              <table:table-cell office:value-type="float" office:value="21702.5">
                <text:p>21702.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">
                <text:p>3</text:p>
              </table:table-cell>
              <table:table-cell office:value-type="float" office:value="23100.5">
                <text:p>23100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">
                <text:p>3</text:p>
              </table:table-cell>
              <table:table-cell office:value-type="float" office:value="23946">
                <text:p>2394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">
                <text:p>3</text:p>
              </table:table-cell>
              <table:table-cell office:value-type="float" office:value="21887">
                <text:p>2188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">
                <text:p>3</text:p>
              </table:table-cell>
              <table:table-cell office:value-type="float" office:value="20061">
                <text:p>2006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">
                <text:p>3</text:p>
              </table:table-cell>
              <table:table-cell office:value-type="float" office:value="21477.5">
                <text:p>21477.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">
                <text:p>3</text:p>
              </table:table-cell>
              <table:table-cell office:value-type="float" office:value="21269.5">
                <text:p>21269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">
                <text:p>3</text:p>
              </table:table-cell>
              <table:table-cell office:value-type="float" office:value="21992">
                <text:p>2199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">
                <text:p>3</text:p>
              </table:table-cell>
              <table:table-cell office:value-type="float" office:value="21873">
                <text:p>2187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">
                <text:p>3</text:p>
              </table:table-cell>
              <table:table-cell office:value-type="float" office:value="20749.5">
                <text:p>20749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">
                <text:p>3</text:p>
              </table:table-cell>
              <table:table-cell office:value-type="float" office:value="22516">
                <text:p>225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">
                <text:p>3</text:p>
              </table:table-cell>
              <table:table-cell office:value-type="float" office:value="20171">
                <text:p>2017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">
                <text:p>3</text:p>
              </table:table-cell>
              <table:table-cell office:value-type="float" office:value="15654.5">
                <text:p>15654.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">
                <text:p>3</text:p>
              </table:table-cell>
              <table:table-cell office:value-type="float" office:value="21596">
                <text:p>2159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">
                <text:p>3</text:p>
              </table:table-cell>
              <table:table-cell office:value-type="float" office:value="24337">
                <text:p>2433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">
                <text:p>3</text:p>
              </table:table-cell>
              <table:table-cell office:value-type="float" office:value="25661">
                <text:p>2566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">
                <text:p>3</text:p>
              </table:table-cell>
              <table:table-cell office:value-type="float" office:value="26147">
                <text:p>2614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">
                <text:p>3</text:p>
              </table:table-cell>
              <table:table-cell office:value-type="float" office:value="23045.5">
                <text:p>23045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">
                <text:p>3</text:p>
              </table:table-cell>
              <table:table-cell office:value-type="float" office:value="22036.5">
                <text:p>22036.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">
                <text:p>3</text:p>
              </table:table-cell>
              <table:table-cell office:value-type="float" office:value="24310">
                <text:p>2431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">
                <text:p>3</text:p>
              </table:table-cell>
              <table:table-cell office:value-type="float" office:value="20686">
                <text:p>2068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">
                <text:p>3</text:p>
              </table:table-cell>
              <table:table-cell office:value-type="float" office:value="20426">
                <text:p>2042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">
                <text:p>3</text:p>
              </table:table-cell>
              <table:table-cell office:value-type="float" office:value="23676">
                <text:p>2367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">
                <text:p>3</text:p>
              </table:table-cell>
              <table:table-cell office:value-type="float" office:value="20479.5">
                <text:p>20479.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">
                <text:p>3</text:p>
              </table:table-cell>
              <table:table-cell office:value-type="float" office:value="24370.5">
                <text:p>24370.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">
                <text:p>3</text:p>
              </table:table-cell>
              <table:table-cell office:value-type="float" office:value="23031">
                <text:p>2303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">
                <text:p>3</text:p>
              </table:table-cell>
              <table:table-cell office:value-type="float" office:value="22639.5">
                <text:p>22639.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">
                <text:p>3</text:p>
              </table:table-cell>
              <table:table-cell office:value-type="float" office:value="27315.5">
                <text:p>27315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">
                <text:p>3</text:p>
              </table:table-cell>
              <table:table-cell office:value-type="float" office:value="23894">
                <text:p>2389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">
                <text:p>3</text:p>
              </table:table-cell>
              <table:table-cell office:value-type="float" office:value="24453.5">
                <text:p>24453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">
                <text:p>3</text:p>
              </table:table-cell>
              <table:table-cell office:value-type="float" office:value="23139.5">
                <text:p>23139.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">
                <text:p>3</text:p>
              </table:table-cell>
              <table:table-cell office:value-type="float" office:value="22302">
                <text:p>2230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">
                <text:p>3</text:p>
              </table:table-cell>
              <table:table-cell office:value-type="float" office:value="17757">
                <text:p>1775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">
                <text:p>3</text:p>
              </table:table-cell>
              <table:table-cell office:value-type="float" office:value="26601">
                <text:p>2660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">
                <text:p>3</text:p>
              </table:table-cell>
              <table:table-cell office:value-type="float" office:value="23547.5">
                <text:p>23547.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">
                <text:p>3</text:p>
              </table:table-cell>
              <table:table-cell office:value-type="float" office:value="29064.5">
                <text:p>29064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">
                <text:p>3</text:p>
              </table:table-cell>
              <table:table-cell office:value-type="float" office:value="24253">
                <text:p>2425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">
                <text:p>3</text:p>
              </table:table-cell>
              <table:table-cell office:value-type="float" office:value="19285">
                <text:p>1928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">
                <text:p>3</text:p>
              </table:table-cell>
              <table:table-cell office:value-type="float" office:value="25316">
                <text:p>2531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">
                <text:p>3</text:p>
              </table:table-cell>
              <table:table-cell office:value-type="float" office:value="22398.5">
                <text:p>22398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">
                <text:p>3</text:p>
              </table:table-cell>
              <table:table-cell office:value-type="float" office:value="20416.5">
                <text:p>20416.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">
                <text:p>3</text:p>
              </table:table-cell>
              <table:table-cell office:value-type="float" office:value="19148">
                <text:p>1914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">
                <text:p>3</text:p>
              </table:table-cell>
              <table:table-cell office:value-type="float" office:value="25080">
                <text:p>2508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">
                <text:p>3</text:p>
              </table:table-cell>
              <table:table-cell office:value-type="float" office:value="22556.5">
                <text:p>22556.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">
                <text:p>3</text:p>
              </table:table-cell>
              <table:table-cell office:value-type="float" office:value="26607.5">
                <text:p>26607.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">
                <text:p>3</text:p>
              </table:table-cell>
              <table:table-cell office:value-type="float" office:value="18922">
                <text:p>1892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">
                <text:p>3</text:p>
              </table:table-cell>
              <table:table-cell office:value-type="float" office:value="20308.5">
                <text:p>20308.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">
                <text:p>3</text:p>
              </table:table-cell>
              <table:table-cell office:value-type="float" office:value="22959.5">
                <text:p>22959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">
                <text:p>3</text:p>
              </table:table-cell>
              <table:table-cell office:value-type="float" office:value="26041">
                <text:p>2604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">
                <text:p>3</text:p>
              </table:table-cell>
              <table:table-cell office:value-type="float" office:value="24322">
                <text:p>2432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">
                <text:p>3</text:p>
              </table:table-cell>
              <table:table-cell office:value-type="float" office:value="23223.5">
                <text:p>23223.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">
                <text:p>3</text:p>
              </table:table-cell>
              <table:table-cell office:value-type="float" office:value="20315.5">
                <text:p>20315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">
                <text:p>3</text:p>
              </table:table-cell>
              <table:table-cell office:value-type="float" office:value="24977">
                <text:p>2497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">
                <text:p>3</text:p>
              </table:table-cell>
              <table:table-cell office:value-type="float" office:value="22295">
                <text:p>2229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">
                <text:p>3</text:p>
              </table:table-cell>
              <table:table-cell office:value-type="float" office:value="24625.5">
                <text:p>24625.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">
                <text:p>3</text:p>
              </table:table-cell>
              <table:table-cell office:value-type="float" office:value="23196.5">
                <text:p>23196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">
                <text:p>3</text:p>
              </table:table-cell>
              <table:table-cell office:value-type="float" office:value="22841">
                <text:p>2284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">
                <text:p>3</text:p>
              </table:table-cell>
              <table:table-cell office:value-type="float" office:value="21004.5">
                <text:p>21004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">
                <text:p>3</text:p>
              </table:table-cell>
              <table:table-cell office:value-type="float" office:value="26496.5">
                <text:p>26496.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">
                <text:p>3</text:p>
              </table:table-cell>
              <table:table-cell office:value-type="float" office:value="21405">
                <text:p>2140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">
                <text:p>3</text:p>
              </table:table-cell>
              <table:table-cell office:value-type="float" office:value="23540">
                <text:p>2354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">
                <text:p>3</text:p>
              </table:table-cell>
              <table:table-cell office:value-type="float" office:value="19558">
                <text:p>1955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">
                <text:p>3</text:p>
              </table:table-cell>
              <table:table-cell office:value-type="float" office:value="21936">
                <text:p>2193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">
                <text:p>3</text:p>
              </table:table-cell>
              <table:table-cell office:value-type="float" office:value="21782">
                <text:p>2178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">
                <text:p>3</text:p>
              </table:table-cell>
              <table:table-cell office:value-type="float" office:value="20945.5">
                <text:p>20945.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">
                <text:p>3</text:p>
              </table:table-cell>
              <table:table-cell office:value-type="float" office:value="19307.5">
                <text:p>19307.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">
                <text:p>3</text:p>
              </table:table-cell>
              <table:table-cell office:value-type="float" office:value="23106">
                <text:p>2310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">
                <text:p>3</text:p>
              </table:table-cell>
              <table:table-cell office:value-type="float" office:value="21616.5">
                <text:p>21616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">
                <text:p>3</text:p>
              </table:table-cell>
              <table:table-cell office:value-type="float" office:value="18626">
                <text:p>1862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">
                <text:p>3</text:p>
              </table:table-cell>
              <table:table-cell office:value-type="float" office:value="20664.5">
                <text:p>20664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">
                <text:p>3</text:p>
              </table:table-cell>
              <table:table-cell office:value-type="float" office:value="24455.5">
                <text:p>24455.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">
                <text:p>3</text:p>
              </table:table-cell>
              <table:table-cell office:value-type="float" office:value="21189">
                <text:p>2118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">
                <text:p>3</text:p>
              </table:table-cell>
              <table:table-cell office:value-type="float" office:value="20847">
                <text:p>2084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">
                <text:p>3</text:p>
              </table:table-cell>
              <table:table-cell office:value-type="float" office:value="24050.5">
                <text:p>24050.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">
                <text:p>3</text:p>
              </table:table-cell>
              <table:table-cell office:value-type="float" office:value="22254.5">
                <text:p>22254.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">
                <text:p>3</text:p>
              </table:table-cell>
              <table:table-cell office:value-type="float" office:value="23625">
                <text:p>2362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">
                <text:p>4</text:p>
              </table:table-cell>
              <table:table-cell office:value-type="float" office:value="26004">
                <text:p>2600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">
                <text:p>4</text:p>
              </table:table-cell>
              <table:table-cell office:value-type="float" office:value="20758">
                <text:p>2075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">
                <text:p>4</text:p>
              </table:table-cell>
              <table:table-cell office:value-type="float" office:value="21274">
                <text:p>2127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">
                <text:p>4</text:p>
              </table:table-cell>
              <table:table-cell office:value-type="float" office:value="25742.5">
                <text:p>25742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">
                <text:p>4</text:p>
              </table:table-cell>
              <table:table-cell office:value-type="float" office:value="19854">
                <text:p>1985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">
                <text:p>4</text:p>
              </table:table-cell>
              <table:table-cell office:value-type="float" office:value="20125.5">
                <text:p>20125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">
                <text:p>4</text:p>
              </table:table-cell>
              <table:table-cell office:value-type="float" office:value="25872">
                <text:p>2587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">
                <text:p>4</text:p>
              </table:table-cell>
              <table:table-cell office:value-type="float" office:value="22822">
                <text:p>2282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">
                <text:p>4</text:p>
              </table:table-cell>
              <table:table-cell office:value-type="float" office:value="21938">
                <text:p>2193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">
                <text:p>4</text:p>
              </table:table-cell>
              <table:table-cell office:value-type="float" office:value="24732">
                <text:p>2473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">
                <text:p>4</text:p>
              </table:table-cell>
              <table:table-cell office:value-type="float" office:value="20551">
                <text:p>2055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">
                <text:p>4</text:p>
              </table:table-cell>
              <table:table-cell office:value-type="float" office:value="22916">
                <text:p>2291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">
                <text:p>4</text:p>
              </table:table-cell>
              <table:table-cell office:value-type="float" office:value="22170">
                <text:p>2217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">
                <text:p>4</text:p>
              </table:table-cell>
              <table:table-cell office:value-type="float" office:value="19222.5">
                <text:p>19222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">
                <text:p>4</text:p>
              </table:table-cell>
              <table:table-cell office:value-type="float" office:value="17409.5">
                <text:p>17409.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">
                <text:p>4</text:p>
              </table:table-cell>
              <table:table-cell office:value-type="float" office:value="25677.5">
                <text:p>25677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">
                <text:p>4</text:p>
              </table:table-cell>
              <table:table-cell office:value-type="float" office:value="20818.5">
                <text:p>20818.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">
                <text:p>4</text:p>
              </table:table-cell>
              <table:table-cell office:value-type="float" office:value="23181">
                <text:p>2318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">
                <text:p>4</text:p>
              </table:table-cell>
              <table:table-cell office:value-type="float" office:value="25219">
                <text:p>2521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">
                <text:p>4</text:p>
              </table:table-cell>
              <table:table-cell office:value-type="float" office:value="19239.5">
                <text:p>19239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">
                <text:p>4</text:p>
              </table:table-cell>
              <table:table-cell office:value-type="float" office:value="20892.5">
                <text:p>20892.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">
                <text:p>4</text:p>
              </table:table-cell>
              <table:table-cell office:value-type="float" office:value="22886">
                <text:p>2288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">
                <text:p>4</text:p>
              </table:table-cell>
              <table:table-cell office:value-type="float" office:value="21872.5">
                <text:p>21872.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">
                <text:p>4</text:p>
              </table:table-cell>
              <table:table-cell office:value-type="float" office:value="21586.5">
                <text:p>21586.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">
                <text:p>4</text:p>
              </table:table-cell>
              <table:table-cell office:value-type="float" office:value="22808">
                <text:p>2280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">
                <text:p>4</text:p>
              </table:table-cell>
              <table:table-cell office:value-type="float" office:value="25817">
                <text:p>2581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">
                <text:p>4</text:p>
              </table:table-cell>
              <table:table-cell office:value-type="float" office:value="22083.5">
                <text:p>22083.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">
                <text:p>4</text:p>
              </table:table-cell>
              <table:table-cell office:value-type="float" office:value="17477.5">
                <text:p>17477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">
                <text:p>4</text:p>
              </table:table-cell>
              <table:table-cell office:value-type="float" office:value="18112">
                <text:p>1811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">
                <text:p>4</text:p>
              </table:table-cell>
              <table:table-cell office:value-type="float" office:value="22588">
                <text:p>2258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">
                <text:p>4</text:p>
              </table:table-cell>
              <table:table-cell office:value-type="float" office:value="27041.5">
                <text:p>27041.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">
                <text:p>4</text:p>
              </table:table-cell>
              <table:table-cell office:value-type="float" office:value="24180">
                <text:p>2418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">
                <text:p>4</text:p>
              </table:table-cell>
              <table:table-cell office:value-type="float" office:value="19759">
                <text:p>1975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">
                <text:p>4</text:p>
              </table:table-cell>
              <table:table-cell office:value-type="float" office:value="20684.5">
                <text:p>20684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">
                <text:p>4</text:p>
              </table:table-cell>
              <table:table-cell office:value-type="float" office:value="24635.5">
                <text:p>24635.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">
                <text:p>4</text:p>
              </table:table-cell>
              <table:table-cell office:value-type="float" office:value="19627.5">
                <text:p>19627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">
                <text:p>4</text:p>
              </table:table-cell>
              <table:table-cell office:value-type="float" office:value="21317">
                <text:p>2131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">
                <text:p>4</text:p>
              </table:table-cell>
              <table:table-cell office:value-type="float" office:value="24136">
                <text:p>2413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">
                <text:p>4</text:p>
              </table:table-cell>
              <table:table-cell office:value-type="float" office:value="21344.5">
                <text:p>21344.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">
                <text:p>4</text:p>
              </table:table-cell>
              <table:table-cell office:value-type="float" office:value="25245.5">
                <text:p>25245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">
                <text:p>4</text:p>
              </table:table-cell>
              <table:table-cell office:value-type="float" office:value="23747">
                <text:p>2374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">
                <text:p>4</text:p>
              </table:table-cell>
              <table:table-cell office:value-type="float" office:value="22929">
                <text:p>2292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">
                <text:p>4</text:p>
              </table:table-cell>
              <table:table-cell office:value-type="float" office:value="23948">
                <text:p>2394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">
                <text:p>4</text:p>
              </table:table-cell>
              <table:table-cell office:value-type="float" office:value="27191.5">
                <text:p>27191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">
                <text:p>4</text:p>
              </table:table-cell>
              <table:table-cell office:value-type="float" office:value="22912.5">
                <text:p>22912.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">
                <text:p>4</text:p>
              </table:table-cell>
              <table:table-cell office:value-type="float" office:value="19865.5">
                <text:p>19865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">
                <text:p>4</text:p>
              </table:table-cell>
              <table:table-cell office:value-type="float" office:value="24052.5">
                <text:p>24052.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">
                <text:p>4</text:p>
              </table:table-cell>
              <table:table-cell office:value-type="float" office:value="27018.5">
                <text:p>27018.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">
                <text:p>4</text:p>
              </table:table-cell>
              <table:table-cell office:value-type="float" office:value="27923">
                <text:p>2792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">
                <text:p>4</text:p>
              </table:table-cell>
              <table:table-cell office:value-type="float" office:value="24724.5">
                <text:p>24724.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">
                <text:p>4</text:p>
              </table:table-cell>
              <table:table-cell office:value-type="float" office:value="25541.5">
                <text:p>25541.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">
                <text:p>4</text:p>
              </table:table-cell>
              <table:table-cell office:value-type="float" office:value="23465">
                <text:p>2346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">
                <text:p>4</text:p>
              </table:table-cell>
              <table:table-cell office:value-type="float" office:value="22582">
                <text:p>2258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">
                <text:p>4</text:p>
              </table:table-cell>
              <table:table-cell office:value-type="float" office:value="21538">
                <text:p>2153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">
                <text:p>4</text:p>
              </table:table-cell>
              <table:table-cell office:value-type="float" office:value="23164">
                <text:p>2316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">
                <text:p>4</text:p>
              </table:table-cell>
              <table:table-cell office:value-type="float" office:value="24014">
                <text:p>2401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">
                <text:p>4</text:p>
              </table:table-cell>
              <table:table-cell office:value-type="float" office:value="19842">
                <text:p>1984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">
                <text:p>4</text:p>
              </table:table-cell>
              <table:table-cell office:value-type="float" office:value="22806">
                <text:p>2280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">
                <text:p>4</text:p>
              </table:table-cell>
              <table:table-cell office:value-type="float" office:value="22097.5">
                <text:p>22097.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">
                <text:p>4</text:p>
              </table:table-cell>
              <table:table-cell office:value-type="float" office:value="24718.5">
                <text:p>24718.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">
                <text:p>4</text:p>
              </table:table-cell>
              <table:table-cell office:value-type="float" office:value="21311">
                <text:p>2131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">
                <text:p>4</text:p>
              </table:table-cell>
              <table:table-cell office:value-type="float" office:value="22013.5">
                <text:p>22013.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">
                <text:p>4</text:p>
              </table:table-cell>
              <table:table-cell office:value-type="float" office:value="21460">
                <text:p>2146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">
                <text:p>4</text:p>
              </table:table-cell>
              <table:table-cell office:value-type="float" office:value="25340">
                <text:p>2534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">
                <text:p>4</text:p>
              </table:table-cell>
              <table:table-cell office:value-type="float" office:value="23074">
                <text:p>2307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">
                <text:p>4</text:p>
              </table:table-cell>
              <table:table-cell office:value-type="float" office:value="19773.5">
                <text:p>19773.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">
                <text:p>4</text:p>
              </table:table-cell>
              <table:table-cell office:value-type="float" office:value="23575">
                <text:p>2357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">
                <text:p>4</text:p>
              </table:table-cell>
              <table:table-cell office:value-type="float" office:value="25954">
                <text:p>2595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">
                <text:p>4</text:p>
              </table:table-cell>
              <table:table-cell office:value-type="float" office:value="22215.5">
                <text:p>22215.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">
                <text:p>4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">
                <text:p>4</text:p>
              </table:table-cell>
              <table:table-cell office:value-type="float" office:value="22322">
                <text:p>2232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">
                <text:p>4</text:p>
              </table:table-cell>
              <table:table-cell office:value-type="float" office:value="21394.5">
                <text:p>21394.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">
                <text:p>4</text:p>
              </table:table-cell>
              <table:table-cell office:value-type="float" office:value="23237.5">
                <text:p>23237.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">
                <text:p>4</text:p>
              </table:table-cell>
              <table:table-cell office:value-type="float" office:value="22352.5">
                <text:p>22352.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">
                <text:p>4</text:p>
              </table:table-cell>
              <table:table-cell office:value-type="float" office:value="20700">
                <text:p>2070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">
                <text:p>4</text:p>
              </table:table-cell>
              <table:table-cell office:value-type="float" office:value="27454">
                <text:p>2745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">
                <text:p>4</text:p>
              </table:table-cell>
              <table:table-cell office:value-type="float" office:value="23280">
                <text:p>2328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">
                <text:p>4</text:p>
              </table:table-cell>
              <table:table-cell office:value-type="float" office:value="22207">
                <text:p>2220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">
                <text:p>4</text:p>
              </table:table-cell>
              <table:table-cell office:value-type="float" office:value="21747.5">
                <text:p>21747.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">
                <text:p>4</text:p>
              </table:table-cell>
              <table:table-cell office:value-type="float" office:value="17364">
                <text:p>1736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">
                <text:p>4</text:p>
              </table:table-cell>
              <table:table-cell office:value-type="float" office:value="21143">
                <text:p>2114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">
                <text:p>4</text:p>
              </table:table-cell>
              <table:table-cell office:value-type="float" office:value="24245.5">
                <text:p>24245.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">
                <text:p>4</text:p>
              </table:table-cell>
              <table:table-cell office:value-type="float" office:value="20849">
                <text:p>2084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">
                <text:p>4</text:p>
              </table:table-cell>
              <table:table-cell office:value-type="float" office:value="17383">
                <text:p>1738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">
                <text:p>4</text:p>
              </table:table-cell>
              <table:table-cell office:value-type="float" office:value="23305.5">
                <text:p>23305.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">
                <text:p>4</text:p>
              </table:table-cell>
              <table:table-cell office:value-type="float" office:value="24593">
                <text:p>2459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">
                <text:p>4</text:p>
              </table:table-cell>
              <table:table-cell office:value-type="float" office:value="26982.5">
                <text:p>26982.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">
                <text:p>4</text:p>
              </table:table-cell>
              <table:table-cell office:value-type="float" office:value="19041.5">
                <text:p>19041.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">
                <text:p>4</text:p>
              </table:table-cell>
              <table:table-cell office:value-type="float" office:value="23899.5">
                <text:p>23899.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">
                <text:p>4</text:p>
              </table:table-cell>
              <table:table-cell office:value-type="float" office:value="20569">
                <text:p>2056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">
                <text:p>4</text:p>
              </table:table-cell>
              <table:table-cell office:value-type="float" office:value="24183">
                <text:p>2418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">
                <text:p>4</text:p>
              </table:table-cell>
              <table:table-cell office:value-type="float" office:value="26675.5">
                <text:p>26675.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">
                <text:p>4</text:p>
              </table:table-cell>
              <table:table-cell office:value-type="float" office:value="22898.5">
                <text:p>22898.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">
                <text:p>4</text:p>
              </table:table-cell>
              <table:table-cell office:value-type="float" office:value="22284.5">
                <text:p>22284.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">
                <text:p>4</text:p>
              </table:table-cell>
              <table:table-cell office:value-type="float" office:value="20605.5">
                <text:p>20605.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">
                <text:p>4</text:p>
              </table:table-cell>
              <table:table-cell office:value-type="float" office:value="27778.5">
                <text:p>27778.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">
                <text:p>4</text:p>
              </table:table-cell>
              <table:table-cell office:value-type="float" office:value="19994">
                <text:p>1999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">
                <text:p>4</text:p>
              </table:table-cell>
              <table:table-cell office:value-type="float" office:value="28484">
                <text:p>2848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">
                <text:p>4</text:p>
              </table:table-cell>
              <table:table-cell office:value-type="float" office:value="23970.5">
                <text:p>23970.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">
                <text:p>4</text:p>
              </table:table-cell>
              <table:table-cell office:value-type="float" office:value="26774.5">
                <text:p>26774.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">
                <text:p>4</text:p>
              </table:table-cell>
              <table:table-cell office:value-type="float" office:value="20683">
                <text:p>2068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">
                <text:p>4</text:p>
              </table:table-cell>
              <table:table-cell office:value-type="float" office:value="19579">
                <text:p>1957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">
                <text:p>4</text:p>
              </table:table-cell>
              <table:table-cell office:value-type="float" office:value="24633.5">
                <text:p>24633.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">
                <text:p>4</text:p>
              </table:table-cell>
              <table:table-cell office:value-type="float" office:value="25495.5">
                <text:p>25495.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">
                <text:p>4</text:p>
              </table:table-cell>
              <table:table-cell office:value-type="float" office:value="23800">
                <text:p>2380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">
                <text:p>4</text:p>
              </table:table-cell>
              <table:table-cell office:value-type="float" office:value="24682">
                <text:p>2468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">
                <text:p>4</text:p>
              </table:table-cell>
              <table:table-cell office:value-type="float" office:value="23200">
                <text:p>2320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">
                <text:p>4</text:p>
              </table:table-cell>
              <table:table-cell office:value-type="float" office:value="21857">
                <text:p>2185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">
                <text:p>4</text:p>
              </table:table-cell>
              <table:table-cell office:value-type="float" office:value="23635.5">
                <text:p>23635.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">
                <text:p>4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">
                <text:p>4</text:p>
              </table:table-cell>
              <table:table-cell office:value-type="float" office:value="25043">
                <text:p>2504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">
                <text:p>4</text:p>
              </table:table-cell>
              <table:table-cell office:value-type="float" office:value="28620.5">
                <text:p>28620.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">
                <text:p>4</text:p>
              </table:table-cell>
              <table:table-cell office:value-type="float" office:value="23778">
                <text:p>2377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">
                <text:p>4</text:p>
              </table:table-cell>
              <table:table-cell office:value-type="float" office:value="20506.5">
                <text:p>20506.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">
                <text:p>4</text:p>
              </table:table-cell>
              <table:table-cell office:value-type="float" office:value="24571.5">
                <text:p>24571.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">
                <text:p>4</text:p>
              </table:table-cell>
              <table:table-cell office:value-type="float" office:value="20539">
                <text:p>2053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">
                <text:p>4</text:p>
              </table:table-cell>
              <table:table-cell office:value-type="float" office:value="22333.5">
                <text:p>22333.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">
                <text:p>4</text:p>
              </table:table-cell>
              <table:table-cell office:value-type="float" office:value="23298.5">
                <text:p>23298.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">
                <text:p>4</text:p>
              </table:table-cell>
              <table:table-cell office:value-type="float" office:value="24273">
                <text:p>2427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">
                <text:p>4</text:p>
              </table:table-cell>
              <table:table-cell office:value-type="float" office:value="22826">
                <text:p>2282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">
                <text:p>4</text:p>
              </table:table-cell>
              <table:table-cell office:value-type="float" office:value="20423.5">
                <text:p>20423.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">
                <text:p>4</text:p>
              </table:table-cell>
              <table:table-cell office:value-type="float" office:value="26397.5">
                <text:p>26397.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">
                <text:p>4</text:p>
              </table:table-cell>
              <table:table-cell office:value-type="float" office:value="23054">
                <text:p>2305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">
                <text:p>4</text:p>
              </table:table-cell>
              <table:table-cell office:value-type="float" office:value="28677">
                <text:p>2867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">
                <text:p>4</text:p>
              </table:table-cell>
              <table:table-cell office:value-type="float" office:value="19958.5">
                <text:p>19958.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">
                <text:p>4</text:p>
              </table:table-cell>
              <table:table-cell office:value-type="float" office:value="28923">
                <text:p>2892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">
                <text:p>4</text:p>
              </table:table-cell>
              <table:table-cell office:value-type="float" office:value="22152.5">
                <text:p>22152.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">
                <text:p>4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">
                <text:p>4</text:p>
              </table:table-cell>
              <table:table-cell office:value-type="float" office:value="24386.5">
                <text:p>24386.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">
                <text:p>4</text:p>
              </table:table-cell>
              <table:table-cell office:value-type="float" office:value="22892.5">
                <text:p>22892.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">
                <text:p>4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">
                <text:p>4</text:p>
              </table:table-cell>
              <table:table-cell office:value-type="float" office:value="17686.5">
                <text:p>17686.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">
                <text:p>4</text:p>
              </table:table-cell>
              <table:table-cell office:value-type="float" office:value="21147.5">
                <text:p>21147.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">
                <text:p>4</text:p>
              </table:table-cell>
              <table:table-cell office:value-type="float" office:value="23009">
                <text:p>2300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">
                <text:p>4</text:p>
              </table:table-cell>
              <table:table-cell office:value-type="float" office:value="18027.5">
                <text:p>18027.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">
                <text:p>4</text:p>
              </table:table-cell>
              <table:table-cell office:value-type="float" office:value="27049.5">
                <text:p>27049.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">
                <text:p>4</text:p>
              </table:table-cell>
              <table:table-cell office:value-type="float" office:value="24191">
                <text:p>2419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">
                <text:p>4</text:p>
              </table:table-cell>
              <table:table-cell office:value-type="float" office:value="20260.5">
                <text:p>20260.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">
                <text:p>4</text:p>
              </table:table-cell>
              <table:table-cell office:value-type="float" office:value="22925.5">
                <text:p>22925.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">
                <text:p>4</text:p>
              </table:table-cell>
              <table:table-cell office:value-type="float" office:value="25694.5">
                <text:p>25694.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">
                <text:p>4</text:p>
              </table:table-cell>
              <table:table-cell office:value-type="float" office:value="24292.5">
                <text:p>24292.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">
                <text:p>4</text:p>
              </table:table-cell>
              <table:table-cell office:value-type="float" office:value="26425.5">
                <text:p>26425.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">
                <text:p>4</text:p>
              </table:table-cell>
              <table:table-cell office:value-type="float" office:value="23167">
                <text:p>2316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">
                <text:p>4</text:p>
              </table:table-cell>
              <table:table-cell office:value-type="float" office:value="24757.5">
                <text:p>24757.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">
                <text:p>4</text:p>
              </table:table-cell>
              <table:table-cell office:value-type="float" office:value="23082">
                <text:p>2308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">
                <text:p>4</text:p>
              </table:table-cell>
              <table:table-cell office:value-type="float" office:value="28920.5">
                <text:p>28920.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">
                <text:p>4</text:p>
              </table:table-cell>
              <table:table-cell office:value-type="float" office:value="26080.5">
                <text:p>26080.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">
                <text:p>4</text:p>
              </table:table-cell>
              <table:table-cell office:value-type="float" office:value="29606">
                <text:p>2960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">
                <text:p>4</text:p>
              </table:table-cell>
              <table:table-cell office:value-type="float" office:value="23771.5">
                <text:p>23771.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">
                <text:p>4</text:p>
              </table:table-cell>
              <table:table-cell office:value-type="float" office:value="25018">
                <text:p>2501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">
                <text:p>4</text:p>
              </table:table-cell>
              <table:table-cell office:value-type="float" office:value="18542.5">
                <text:p>18542.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">
                <text:p>4</text:p>
              </table:table-cell>
              <table:table-cell office:value-type="float" office:value="22997">
                <text:p>2299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">
                <text:p>4</text:p>
              </table:table-cell>
              <table:table-cell office:value-type="float" office:value="22516">
                <text:p>225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">
                <text:p>4</text:p>
              </table:table-cell>
              <table:table-cell office:value-type="float" office:value="21048.5">
                <text:p>21048.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">
                <text:p>4</text:p>
              </table:table-cell>
              <table:table-cell office:value-type="float" office:value="25926.5">
                <text:p>25926.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">
                <text:p>4</text:p>
              </table:table-cell>
              <table:table-cell office:value-type="float" office:value="24800">
                <text:p>2480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">
                <text:p>4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">
                <text:p>4</text:p>
              </table:table-cell>
              <table:table-cell office:value-type="float" office:value="21505.5">
                <text:p>21505.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">
                <text:p>4</text:p>
              </table:table-cell>
              <table:table-cell office:value-type="float" office:value="23673">
                <text:p>2367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">
                <text:p>4</text:p>
              </table:table-cell>
              <table:table-cell office:value-type="float" office:value="22634.5">
                <text:p>22634.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">
                <text:p>4</text:p>
              </table:table-cell>
              <table:table-cell office:value-type="float" office:value="23810">
                <text:p>2381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">
                <text:p>4</text:p>
              </table:table-cell>
              <table:table-cell office:value-type="float" office:value="23272.5">
                <text:p>23272.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">
                <text:p>4</text:p>
              </table:table-cell>
              <table:table-cell office:value-type="float" office:value="26065.5">
                <text:p>26065.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">
                <text:p>4</text:p>
              </table:table-cell>
              <table:table-cell office:value-type="float" office:value="22295.5">
                <text:p>22295.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">
                <text:p>4</text:p>
              </table:table-cell>
              <table:table-cell office:value-type="float" office:value="23604.5">
                <text:p>23604.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">
                <text:p>4</text:p>
              </table:table-cell>
              <table:table-cell office:value-type="float" office:value="17691">
                <text:p>1769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">
                <text:p>4</text:p>
              </table:table-cell>
              <table:table-cell office:value-type="float" office:value="23150">
                <text:p>2315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">
                <text:p>4</text:p>
              </table:table-cell>
              <table:table-cell office:value-type="float" office:value="22125">
                <text:p>2212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">
                <text:p>4</text:p>
              </table:table-cell>
              <table:table-cell office:value-type="float" office:value="20836.5">
                <text:p>20836.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">
                <text:p>4</text:p>
              </table:table-cell>
              <table:table-cell office:value-type="float" office:value="16288">
                <text:p>1628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">
                <text:p>4</text:p>
              </table:table-cell>
              <table:table-cell office:value-type="float" office:value="20862.5">
                <text:p>20862.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">
                <text:p>4</text:p>
              </table:table-cell>
              <table:table-cell office:value-type="float" office:value="26152.5">
                <text:p>26152.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">
                <text:p>4</text:p>
              </table:table-cell>
              <table:table-cell office:value-type="float" office:value="22238">
                <text:p>2223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">
                <text:p>4</text:p>
              </table:table-cell>
              <table:table-cell office:value-type="float" office:value="21827.5">
                <text:p>21827.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">
                <text:p>4</text:p>
              </table:table-cell>
              <table:table-cell office:value-type="float" office:value="22115.5">
                <text:p>22115.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">
                <text:p>4</text:p>
              </table:table-cell>
              <table:table-cell office:value-type="float" office:value="25335.5">
                <text:p>25335.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">
                <text:p>4</text:p>
              </table:table-cell>
              <table:table-cell office:value-type="float" office:value="22213.5">
                <text:p>22213.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">
                <text:p>4</text:p>
              </table:table-cell>
              <table:table-cell office:value-type="float" office:value="24800">
                <text:p>2480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">
                <text:p>4</text:p>
              </table:table-cell>
              <table:table-cell office:value-type="float" office:value="18891.5">
                <text:p>18891.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">
                <text:p>4</text:p>
              </table:table-cell>
              <table:table-cell office:value-type="float" office:value="24765">
                <text:p>2476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">
                <text:p>4</text:p>
              </table:table-cell>
              <table:table-cell office:value-type="float" office:value="25693">
                <text:p>2569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">
                <text:p>4</text:p>
              </table:table-cell>
              <table:table-cell office:value-type="float" office:value="25155">
                <text:p>2515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">
                <text:p>4</text:p>
              </table:table-cell>
              <table:table-cell office:value-type="float" office:value="23586.5">
                <text:p>23586.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">
                <text:p>4</text:p>
              </table:table-cell>
              <table:table-cell office:value-type="float" office:value="22887">
                <text:p>2288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">
                <text:p>4</text:p>
              </table:table-cell>
              <table:table-cell office:value-type="float" office:value="23622.5">
                <text:p>23622.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">
                <text:p>4</text:p>
              </table:table-cell>
              <table:table-cell office:value-type="float" office:value="26873.5">
                <text:p>26873.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">
                <text:p>4</text:p>
              </table:table-cell>
              <table:table-cell office:value-type="float" office:value="23477.5">
                <text:p>23477.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">
                <text:p>4</text:p>
              </table:table-cell>
              <table:table-cell office:value-type="float" office:value="19215">
                <text:p>1921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">
                <text:p>4</text:p>
              </table:table-cell>
              <table:table-cell office:value-type="float" office:value="24968">
                <text:p>2496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">
                <text:p>4</text:p>
              </table:table-cell>
              <table:table-cell office:value-type="float" office:value="20887">
                <text:p>2088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">
                <text:p>4</text:p>
              </table:table-cell>
              <table:table-cell office:value-type="float" office:value="19181.5">
                <text:p>19181.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">
                <text:p>4</text:p>
              </table:table-cell>
              <table:table-cell office:value-type="float" office:value="25018">
                <text:p>2501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">
                <text:p>4</text:p>
              </table:table-cell>
              <table:table-cell office:value-type="float" office:value="21132.5">
                <text:p>21132.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">
                <text:p>4</text:p>
              </table:table-cell>
              <table:table-cell office:value-type="float" office:value="21517.5">
                <text:p>21517.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">
                <text:p>4</text:p>
              </table:table-cell>
              <table:table-cell office:value-type="float" office:value="17022.5">
                <text:p>17022.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">
                <text:p>4</text:p>
              </table:table-cell>
              <table:table-cell office:value-type="float" office:value="20099">
                <text:p>2009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">
                <text:p>4</text:p>
              </table:table-cell>
              <table:table-cell office:value-type="float" office:value="27034.5">
                <text:p>27034.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">
                <text:p>4</text:p>
              </table:table-cell>
              <table:table-cell office:value-type="float" office:value="23783.5">
                <text:p>23783.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">
                <text:p>4</text:p>
              </table:table-cell>
              <table:table-cell office:value-type="float" office:value="24433.5">
                <text:p>24433.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">
                <text:p>4</text:p>
              </table:table-cell>
              <table:table-cell office:value-type="float" office:value="21243">
                <text:p>2124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">
                <text:p>4</text:p>
              </table:table-cell>
              <table:table-cell office:value-type="float" office:value="18955.5">
                <text:p>18955.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">
                <text:p>4</text:p>
              </table:table-cell>
              <table:table-cell office:value-type="float" office:value="23328.5">
                <text:p>23328.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">
                <text:p>4</text:p>
              </table:table-cell>
              <table:table-cell office:value-type="float" office:value="23069">
                <text:p>2306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">
                <text:p>4</text:p>
              </table:table-cell>
              <table:table-cell office:value-type="float" office:value="21868">
                <text:p>2186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">
                <text:p>4</text:p>
              </table:table-cell>
              <table:table-cell office:value-type="float" office:value="27426">
                <text:p>2742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">
                <text:p>4</text:p>
              </table:table-cell>
              <table:table-cell office:value-type="float" office:value="21100.5">
                <text:p>21100.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">
                <text:p>4</text:p>
              </table:table-cell>
              <table:table-cell office:value-type="float" office:value="17960.5">
                <text:p>17960.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">
                <text:p>4</text:p>
              </table:table-cell>
              <table:table-cell office:value-type="float" office:value="19914">
                <text:p>1991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">
                <text:p>4</text:p>
              </table:table-cell>
              <table:table-cell office:value-type="float" office:value="26515.5">
                <text:p>26515.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">
                <text:p>4</text:p>
              </table:table-cell>
              <table:table-cell office:value-type="float" office:value="22517">
                <text:p>2251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">
                <text:p>4</text:p>
              </table:table-cell>
              <table:table-cell office:value-type="float" office:value="22105">
                <text:p>2210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">
                <text:p>4</text:p>
              </table:table-cell>
              <table:table-cell office:value-type="float" office:value="24425">
                <text:p>2442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">
                <text:p>4</text:p>
              </table:table-cell>
              <table:table-cell office:value-type="float" office:value="21250.5">
                <text:p>21250.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">
                <text:p>4</text:p>
              </table:table-cell>
              <table:table-cell office:value-type="float" office:value="22474.5">
                <text:p>22474.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">
                <text:p>4</text:p>
              </table:table-cell>
              <table:table-cell office:value-type="float" office:value="25498.5">
                <text:p>25498.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">
                <text:p>4</text:p>
              </table:table-cell>
              <table:table-cell office:value-type="float" office:value="23895.5">
                <text:p>23895.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">
                <text:p>4</text:p>
              </table:table-cell>
              <table:table-cell office:value-type="float" office:value="21338">
                <text:p>2133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">
                <text:p>4</text:p>
              </table:table-cell>
              <table:table-cell office:value-type="float" office:value="22694.5">
                <text:p>22694.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">
                <text:p>4</text:p>
              </table:table-cell>
              <table:table-cell office:value-type="float" office:value="23182.5">
                <text:p>23182.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">
                <text:p>4</text:p>
              </table:table-cell>
              <table:table-cell office:value-type="float" office:value="21255.5">
                <text:p>21255.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">
                <text:p>4</text:p>
              </table:table-cell>
              <table:table-cell office:value-type="float" office:value="27441">
                <text:p>2744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">
                <text:p>4</text:p>
              </table:table-cell>
              <table:table-cell office:value-type="float" office:value="20825.5">
                <text:p>20825.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">
                <text:p>4</text:p>
              </table:table-cell>
              <table:table-cell office:value-type="float" office:value="18880">
                <text:p>1888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">
                <text:p>4</text:p>
              </table:table-cell>
              <table:table-cell office:value-type="float" office:value="17927.5">
                <text:p>17927.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">
                <text:p>4</text:p>
              </table:table-cell>
              <table:table-cell office:value-type="float" office:value="18682">
                <text:p>1868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">
                <text:p>4</text:p>
              </table:table-cell>
              <table:table-cell office:value-type="float" office:value="15077.5">
                <text:p>15077.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">
                <text:p>4</text:p>
              </table:table-cell>
              <table:table-cell office:value-type="float" office:value="23705">
                <text:p>2370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">
                <text:p>4</text:p>
              </table:table-cell>
              <table:table-cell office:value-type="float" office:value="25679">
                <text:p>2567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">
                <text:p>4</text:p>
              </table:table-cell>
              <table:table-cell office:value-type="float" office:value="27685">
                <text:p>2768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">
                <text:p>4</text:p>
              </table:table-cell>
              <table:table-cell office:value-type="float" office:value="20995.5">
                <text:p>20995.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">
                <text:p>4</text:p>
              </table:table-cell>
              <table:table-cell office:value-type="float" office:value="24164">
                <text:p>2416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">
                <text:p>4</text:p>
              </table:table-cell>
              <table:table-cell office:value-type="float" office:value="25139.5">
                <text:p>25139.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">
                <text:p>4</text:p>
              </table:table-cell>
              <table:table-cell office:value-type="float" office:value="27359.5">
                <text:p>27359.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">
                <text:p>4</text:p>
              </table:table-cell>
              <table:table-cell office:value-type="float" office:value="27252">
                <text:p>2725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">
                <text:p>4</text:p>
              </table:table-cell>
              <table:table-cell office:value-type="float" office:value="24918">
                <text:p>2491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">
                <text:p>4</text:p>
              </table:table-cell>
              <table:table-cell office:value-type="float" office:value="28065">
                <text:p>2806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">
                <text:p>4</text:p>
              </table:table-cell>
              <table:table-cell office:value-type="float" office:value="22876.5">
                <text:p>22876.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">
                <text:p>4</text:p>
              </table:table-cell>
              <table:table-cell office:value-type="float" office:value="24836.5">
                <text:p>24836.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">
                <text:p>4</text:p>
              </table:table-cell>
              <table:table-cell office:value-type="float" office:value="23495.5">
                <text:p>23495.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">
                <text:p>4</text:p>
              </table:table-cell>
              <table:table-cell office:value-type="float" office:value="27922">
                <text:p>2792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">
                <text:p>4</text:p>
              </table:table-cell>
              <table:table-cell office:value-type="float" office:value="21343.5">
                <text:p>21343.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">
                <text:p>4</text:p>
              </table:table-cell>
              <table:table-cell office:value-type="float" office:value="18494">
                <text:p>1849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">
                <text:p>4</text:p>
              </table:table-cell>
              <table:table-cell office:value-type="float" office:value="23425">
                <text:p>2342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">
                <text:p>4</text:p>
              </table:table-cell>
              <table:table-cell office:value-type="float" office:value="19674">
                <text:p>1967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">
                <text:p>4</text:p>
              </table:table-cell>
              <table:table-cell office:value-type="float" office:value="25586.5">
                <text:p>25586.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">
                <text:p>4</text:p>
              </table:table-cell>
              <table:table-cell office:value-type="float" office:value="19190.5">
                <text:p>19190.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">
                <text:p>4</text:p>
              </table:table-cell>
              <table:table-cell office:value-type="float" office:value="22202">
                <text:p>2220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">
                <text:p>4</text:p>
              </table:table-cell>
              <table:table-cell office:value-type="float" office:value="24755">
                <text:p>2475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">
                <text:p>4</text:p>
              </table:table-cell>
              <table:table-cell office:value-type="float" office:value="24102.5">
                <text:p>24102.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">
                <text:p>4</text:p>
              </table:table-cell>
              <table:table-cell office:value-type="float" office:value="26592.5">
                <text:p>26592.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">
                <text:p>5</text:p>
              </table:table-cell>
              <table:table-cell office:value-type="float" office:value="21830.5">
                <text:p>21830.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">
                <text:p>5</text:p>
              </table:table-cell>
              <table:table-cell office:value-type="float" office:value="22072">
                <text:p>2207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">
                <text:p>5</text:p>
              </table:table-cell>
              <table:table-cell office:value-type="float" office:value="22606.5">
                <text:p>22606.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">
                <text:p>5</text:p>
              </table:table-cell>
              <table:table-cell office:value-type="float" office:value="22852">
                <text:p>2285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">
                <text:p>5</text:p>
              </table:table-cell>
              <table:table-cell office:value-type="float" office:value="25797">
                <text:p>2579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">
                <text:p>5</text:p>
              </table:table-cell>
              <table:table-cell office:value-type="float" office:value="22352.5">
                <text:p>22352.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">
                <text:p>5</text:p>
              </table:table-cell>
              <table:table-cell office:value-type="float" office:value="27013.5">
                <text:p>27013.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">
                <text:p>5</text:p>
              </table:table-cell>
              <table:table-cell office:value-type="float" office:value="21403.5">
                <text:p>21403.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">
                <text:p>5</text:p>
              </table:table-cell>
              <table:table-cell office:value-type="float" office:value="21991">
                <text:p>2199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">
                <text:p>5</text:p>
              </table:table-cell>
              <table:table-cell office:value-type="float" office:value="25360">
                <text:p>2536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">
                <text:p>5</text:p>
              </table:table-cell>
              <table:table-cell office:value-type="float" office:value="22027.5">
                <text:p>22027.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">
                <text:p>5</text:p>
              </table:table-cell>
              <table:table-cell office:value-type="float" office:value="22591">
                <text:p>2259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">
                <text:p>5</text:p>
              </table:table-cell>
              <table:table-cell office:value-type="float" office:value="24108.5">
                <text:p>24108.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">
                <text:p>5</text:p>
              </table:table-cell>
              <table:table-cell office:value-type="float" office:value="20781">
                <text:p>2078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">
                <text:p>5</text:p>
              </table:table-cell>
              <table:table-cell office:value-type="float" office:value="24258">
                <text:p>2425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">
                <text:p>5</text:p>
              </table:table-cell>
              <table:table-cell office:value-type="float" office:value="22953">
                <text:p>2295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">
                <text:p>5</text:p>
              </table:table-cell>
              <table:table-cell office:value-type="float" office:value="24195">
                <text:p>2419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">
                <text:p>5</text:p>
              </table:table-cell>
              <table:table-cell office:value-type="float" office:value="25131.5">
                <text:p>25131.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">
                <text:p>5</text:p>
              </table:table-cell>
              <table:table-cell office:value-type="float" office:value="22528">
                <text:p>2252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">
                <text:p>5</text:p>
              </table:table-cell>
              <table:table-cell office:value-type="float" office:value="23464.5">
                <text:p>23464.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">
                <text:p>5</text:p>
              </table:table-cell>
              <table:table-cell office:value-type="float" office:value="25022">
                <text:p>2502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">
                <text:p>5</text:p>
              </table:table-cell>
              <table:table-cell office:value-type="float" office:value="22491">
                <text:p>2249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">
                <text:p>5</text:p>
              </table:table-cell>
              <table:table-cell office:value-type="float" office:value="24880">
                <text:p>2488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">
                <text:p>5</text:p>
              </table:table-cell>
              <table:table-cell office:value-type="float" office:value="24723">
                <text:p>2472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">
                <text:p>5</text:p>
              </table:table-cell>
              <table:table-cell office:value-type="float" office:value="21860.5">
                <text:p>21860.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">
                <text:p>5</text:p>
              </table:table-cell>
              <table:table-cell office:value-type="float" office:value="25017">
                <text:p>2501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">
                <text:p>5</text:p>
              </table:table-cell>
              <table:table-cell office:value-type="float" office:value="22812">
                <text:p>2281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">
                <text:p>5</text:p>
              </table:table-cell>
              <table:table-cell office:value-type="float" office:value="25847">
                <text:p>2584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">
                <text:p>5</text:p>
              </table:table-cell>
              <table:table-cell office:value-type="float" office:value="22864">
                <text:p>2286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">
                <text:p>5</text:p>
              </table:table-cell>
              <table:table-cell office:value-type="float" office:value="21572">
                <text:p>2157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">
                <text:p>5</text:p>
              </table:table-cell>
              <table:table-cell office:value-type="float" office:value="19613">
                <text:p>1961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">
                <text:p>5</text:p>
              </table:table-cell>
              <table:table-cell office:value-type="float" office:value="23553.5">
                <text:p>23553.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">
                <text:p>5</text:p>
              </table:table-cell>
              <table:table-cell office:value-type="float" office:value="26690">
                <text:p>2669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">
                <text:p>5</text:p>
              </table:table-cell>
              <table:table-cell office:value-type="float" office:value="20672">
                <text:p>2067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">
                <text:p>5</text:p>
              </table:table-cell>
              <table:table-cell office:value-type="float" office:value="22782.5">
                <text:p>22782.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">
                <text:p>5</text:p>
              </table:table-cell>
              <table:table-cell office:value-type="float" office:value="30637">
                <text:p>3063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">
                <text:p>5</text:p>
              </table:table-cell>
              <table:table-cell office:value-type="float" office:value="17974">
                <text:p>1797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">
                <text:p>5</text:p>
              </table:table-cell>
              <table:table-cell office:value-type="float" office:value="18400">
                <text:p>1840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">
                <text:p>5</text:p>
              </table:table-cell>
              <table:table-cell office:value-type="float" office:value="22237">
                <text:p>2223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">
                <text:p>5</text:p>
              </table:table-cell>
              <table:table-cell office:value-type="float" office:value="26136">
                <text:p>2613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">
                <text:p>5</text:p>
              </table:table-cell>
              <table:table-cell office:value-type="float" office:value="20629">
                <text:p>2062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">
                <text:p>5</text:p>
              </table:table-cell>
              <table:table-cell office:value-type="float" office:value="21386.5">
                <text:p>21386.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">
                <text:p>5</text:p>
              </table:table-cell>
              <table:table-cell office:value-type="float" office:value="25063.5">
                <text:p>25063.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">
                <text:p>5</text:p>
              </table:table-cell>
              <table:table-cell office:value-type="float" office:value="23978.5">
                <text:p>23978.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">
                <text:p>5</text:p>
              </table:table-cell>
              <table:table-cell office:value-type="float" office:value="25151">
                <text:p>2515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">
                <text:p>5</text:p>
              </table:table-cell>
              <table:table-cell office:value-type="float" office:value="20750">
                <text:p>2075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">
                <text:p>5</text:p>
              </table:table-cell>
              <table:table-cell office:value-type="float" office:value="23143.5">
                <text:p>23143.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">
                <text:p>5</text:p>
              </table:table-cell>
              <table:table-cell office:value-type="float" office:value="23135.5">
                <text:p>23135.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">
                <text:p>5</text:p>
              </table:table-cell>
              <table:table-cell office:value-type="float" office:value="23552">
                <text:p>2355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">
                <text:p>5</text:p>
              </table:table-cell>
              <table:table-cell office:value-type="float" office:value="19320">
                <text:p>1932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">
                <text:p>5</text:p>
              </table:table-cell>
              <table:table-cell office:value-type="float" office:value="24390">
                <text:p>2439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">
                <text:p>5</text:p>
              </table:table-cell>
              <table:table-cell office:value-type="float" office:value="25984.5">
                <text:p>25984.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">
                <text:p>5</text:p>
              </table:table-cell>
              <table:table-cell office:value-type="float" office:value="23803">
                <text:p>2380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">
                <text:p>5</text:p>
              </table:table-cell>
              <table:table-cell office:value-type="float" office:value="18060">
                <text:p>1806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">
                <text:p>5</text:p>
              </table:table-cell>
              <table:table-cell office:value-type="float" office:value="21702">
                <text:p>2170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">
                <text:p>5</text:p>
              </table:table-cell>
              <table:table-cell office:value-type="float" office:value="21730.5">
                <text:p>21730.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">
                <text:p>5</text:p>
              </table:table-cell>
              <table:table-cell office:value-type="float" office:value="20973.5">
                <text:p>20973.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">
                <text:p>5</text:p>
              </table:table-cell>
              <table:table-cell office:value-type="float" office:value="20292">
                <text:p>2029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">
                <text:p>5</text:p>
              </table:table-cell>
              <table:table-cell office:value-type="float" office:value="25712">
                <text:p>2571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">
                <text:p>5</text:p>
              </table:table-cell>
              <table:table-cell office:value-type="float" office:value="24195">
                <text:p>2419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">
                <text:p>5</text:p>
              </table:table-cell>
              <table:table-cell office:value-type="float" office:value="21597">
                <text:p>2159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">
                <text:p>5</text:p>
              </table:table-cell>
              <table:table-cell office:value-type="float" office:value="24181.5">
                <text:p>24181.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">
                <text:p>5</text:p>
              </table:table-cell>
              <table:table-cell office:value-type="float" office:value="23651">
                <text:p>2365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">
                <text:p>5</text:p>
              </table:table-cell>
              <table:table-cell office:value-type="float" office:value="20908">
                <text:p>2090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">
                <text:p>5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">
                <text:p>5</text:p>
              </table:table-cell>
              <table:table-cell office:value-type="float" office:value="24874">
                <text:p>2487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">
                <text:p>5</text:p>
              </table:table-cell>
              <table:table-cell office:value-type="float" office:value="24734.5">
                <text:p>24734.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">
                <text:p>5</text:p>
              </table:table-cell>
              <table:table-cell office:value-type="float" office:value="26328.5">
                <text:p>26328.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">
                <text:p>5</text:p>
              </table:table-cell>
              <table:table-cell office:value-type="float" office:value="21548">
                <text:p>2154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">
                <text:p>5</text:p>
              </table:table-cell>
              <table:table-cell office:value-type="float" office:value="21731.5">
                <text:p>21731.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">
                <text:p>5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">
                <text:p>5</text:p>
              </table:table-cell>
              <table:table-cell office:value-type="float" office:value="26320.5">
                <text:p>26320.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">
                <text:p>5</text:p>
              </table:table-cell>
              <table:table-cell office:value-type="float" office:value="25661">
                <text:p>2566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">
                <text:p>5</text:p>
              </table:table-cell>
              <table:table-cell office:value-type="float" office:value="19355">
                <text:p>1935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">
                <text:p>5</text:p>
              </table:table-cell>
              <table:table-cell office:value-type="float" office:value="18827">
                <text:p>1882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">
                <text:p>5</text:p>
              </table:table-cell>
              <table:table-cell office:value-type="float" office:value="25564.5">
                <text:p>25564.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">
                <text:p>5</text:p>
              </table:table-cell>
              <table:table-cell office:value-type="float" office:value="23246.5">
                <text:p>23246.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">
                <text:p>5</text:p>
              </table:table-cell>
              <table:table-cell office:value-type="float" office:value="23417">
                <text:p>2341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">
                <text:p>5</text:p>
              </table:table-cell>
              <table:table-cell office:value-type="float" office:value="22600.5">
                <text:p>22600.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">
                <text:p>5</text:p>
              </table:table-cell>
              <table:table-cell office:value-type="float" office:value="25868.5">
                <text:p>25868.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">
                <text:p>5</text:p>
              </table:table-cell>
              <table:table-cell office:value-type="float" office:value="20281">
                <text:p>2028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">
                <text:p>5</text:p>
              </table:table-cell>
              <table:table-cell office:value-type="float" office:value="22182.5">
                <text:p>22182.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">
                <text:p>5</text:p>
              </table:table-cell>
              <table:table-cell office:value-type="float" office:value="21233.5">
                <text:p>21233.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">
                <text:p>5</text:p>
              </table:table-cell>
              <table:table-cell office:value-type="float" office:value="22174">
                <text:p>2217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">
                <text:p>5</text:p>
              </table:table-cell>
              <table:table-cell office:value-type="float" office:value="21086">
                <text:p>2108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">
                <text:p>5</text:p>
              </table:table-cell>
              <table:table-cell office:value-type="float" office:value="24833">
                <text:p>2483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">
                <text:p>5</text:p>
              </table:table-cell>
              <table:table-cell office:value-type="float" office:value="21684">
                <text:p>2168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">
                <text:p>5</text:p>
              </table:table-cell>
              <table:table-cell office:value-type="float" office:value="21768.5">
                <text:p>21768.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">
                <text:p>5</text:p>
              </table:table-cell>
              <table:table-cell office:value-type="float" office:value="24723">
                <text:p>2472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">
                <text:p>5</text:p>
              </table:table-cell>
              <table:table-cell office:value-type="float" office:value="28231">
                <text:p>2823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">
                <text:p>5</text:p>
              </table:table-cell>
              <table:table-cell office:value-type="float" office:value="24520.5">
                <text:p>24520.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">
                <text:p>5</text:p>
              </table:table-cell>
              <table:table-cell office:value-type="float" office:value="17562.5">
                <text:p>17562.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">
                <text:p>5</text:p>
              </table:table-cell>
              <table:table-cell office:value-type="float" office:value="25781.5">
                <text:p>25781.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">
                <text:p>5</text:p>
              </table:table-cell>
              <table:table-cell office:value-type="float" office:value="22951.5">
                <text:p>22951.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">
                <text:p>5</text:p>
              </table:table-cell>
              <table:table-cell office:value-type="float" office:value="24230">
                <text:p>2423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">
                <text:p>5</text:p>
              </table:table-cell>
              <table:table-cell office:value-type="float" office:value="26909">
                <text:p>2690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">
                <text:p>5</text:p>
              </table:table-cell>
              <table:table-cell office:value-type="float" office:value="20413">
                <text:p>2041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">
                <text:p>5</text:p>
              </table:table-cell>
              <table:table-cell office:value-type="float" office:value="21444.5">
                <text:p>21444.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">
                <text:p>5</text:p>
              </table:table-cell>
              <table:table-cell office:value-type="float" office:value="23011.5">
                <text:p>23011.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">
                <text:p>5</text:p>
              </table:table-cell>
              <table:table-cell office:value-type="float" office:value="23225">
                <text:p>2322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">
                <text:p>5</text:p>
              </table:table-cell>
              <table:table-cell office:value-type="float" office:value="20336">
                <text:p>2033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">
                <text:p>5</text:p>
              </table:table-cell>
              <table:table-cell office:value-type="float" office:value="25334">
                <text:p>2533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">
                <text:p>5</text:p>
              </table:table-cell>
              <table:table-cell office:value-type="float" office:value="19391.5">
                <text:p>19391.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">
                <text:p>5</text:p>
              </table:table-cell>
              <table:table-cell office:value-type="float" office:value="22530">
                <text:p>2253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">
                <text:p>5</text:p>
              </table:table-cell>
              <table:table-cell office:value-type="float" office:value="18725.5">
                <text:p>18725.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">
                <text:p>5</text:p>
              </table:table-cell>
              <table:table-cell office:value-type="float" office:value="22448.5">
                <text:p>22448.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">
                <text:p>5</text:p>
              </table:table-cell>
              <table:table-cell office:value-type="float" office:value="22523">
                <text:p>2252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">
                <text:p>5</text:p>
              </table:table-cell>
              <table:table-cell office:value-type="float" office:value="19214.5">
                <text:p>19214.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">
                <text:p>5</text:p>
              </table:table-cell>
              <table:table-cell office:value-type="float" office:value="28798.5">
                <text:p>28798.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">
                <text:p>5</text:p>
              </table:table-cell>
              <table:table-cell office:value-type="float" office:value="20773.5">
                <text:p>20773.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">
                <text:p>5</text:p>
              </table:table-cell>
              <table:table-cell office:value-type="float" office:value="24051">
                <text:p>2405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">
                <text:p>5</text:p>
              </table:table-cell>
              <table:table-cell office:value-type="float" office:value="24244.5">
                <text:p>24244.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">
                <text:p>5</text:p>
              </table:table-cell>
              <table:table-cell office:value-type="float" office:value="22717">
                <text:p>2271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">
                <text:p>5</text:p>
              </table:table-cell>
              <table:table-cell office:value-type="float" office:value="19067.5">
                <text:p>19067.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">
                <text:p>5</text:p>
              </table:table-cell>
              <table:table-cell office:value-type="float" office:value="18151">
                <text:p>1815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">
                <text:p>5</text:p>
              </table:table-cell>
              <table:table-cell office:value-type="float" office:value="29565">
                <text:p>2956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">
                <text:p>5</text:p>
              </table:table-cell>
              <table:table-cell office:value-type="float" office:value="22477">
                <text:p>2247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">
                <text:p>5</text:p>
              </table:table-cell>
              <table:table-cell office:value-type="float" office:value="24286">
                <text:p>2428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">
                <text:p>5</text:p>
              </table:table-cell>
              <table:table-cell office:value-type="float" office:value="25260.5">
                <text:p>25260.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">
                <text:p>5</text:p>
              </table:table-cell>
              <table:table-cell office:value-type="float" office:value="26805.5">
                <text:p>26805.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">
                <text:p>5</text:p>
              </table:table-cell>
              <table:table-cell office:value-type="float" office:value="23136.5">
                <text:p>23136.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">
                <text:p>5</text:p>
              </table:table-cell>
              <table:table-cell office:value-type="float" office:value="21235.5">
                <text:p>21235.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">
                <text:p>5</text:p>
              </table:table-cell>
              <table:table-cell office:value-type="float" office:value="22258.5">
                <text:p>22258.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">
                <text:p>5</text:p>
              </table:table-cell>
              <table:table-cell office:value-type="float" office:value="23530.5">
                <text:p>23530.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">
                <text:p>5</text:p>
              </table:table-cell>
              <table:table-cell office:value-type="float" office:value="26957">
                <text:p>2695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">
                <text:p>5</text:p>
              </table:table-cell>
              <table:table-cell office:value-type="float" office:value="26876">
                <text:p>2687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">
                <text:p>5</text:p>
              </table:table-cell>
              <table:table-cell office:value-type="float" office:value="25820">
                <text:p>2582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">
                <text:p>5</text:p>
              </table:table-cell>
              <table:table-cell office:value-type="float" office:value="23906.5">
                <text:p>23906.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">
                <text:p>5</text:p>
              </table:table-cell>
              <table:table-cell office:value-type="float" office:value="24033.5">
                <text:p>24033.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">
                <text:p>5</text:p>
              </table:table-cell>
              <table:table-cell office:value-type="float" office:value="24806">
                <text:p>2480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">
                <text:p>5</text:p>
              </table:table-cell>
              <table:table-cell office:value-type="float" office:value="22354">
                <text:p>2235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">
                <text:p>5</text:p>
              </table:table-cell>
              <table:table-cell office:value-type="float" office:value="21581">
                <text:p>2158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">
                <text:p>5</text:p>
              </table:table-cell>
              <table:table-cell office:value-type="float" office:value="19345.5">
                <text:p>19345.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">
                <text:p>5</text:p>
              </table:table-cell>
              <table:table-cell office:value-type="float" office:value="19664.5">
                <text:p>19664.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">
                <text:p>5</text:p>
              </table:table-cell>
              <table:table-cell office:value-type="float" office:value="27582.5">
                <text:p>27582.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">
                <text:p>5</text:p>
              </table:table-cell>
              <table:table-cell office:value-type="float" office:value="23952">
                <text:p>2395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">
                <text:p>5</text:p>
              </table:table-cell>
              <table:table-cell office:value-type="float" office:value="18597">
                <text:p>1859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">
                <text:p>5</text:p>
              </table:table-cell>
              <table:table-cell office:value-type="float" office:value="23879">
                <text:p>2387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">
                <text:p>5</text:p>
              </table:table-cell>
              <table:table-cell office:value-type="float" office:value="25906">
                <text:p>2590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">
                <text:p>5</text:p>
              </table:table-cell>
              <table:table-cell office:value-type="float" office:value="21912">
                <text:p>2191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">
                <text:p>5</text:p>
              </table:table-cell>
              <table:table-cell office:value-type="float" office:value="25354">
                <text:p>2535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">
                <text:p>5</text:p>
              </table:table-cell>
              <table:table-cell office:value-type="float" office:value="24085.5">
                <text:p>24085.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">
                <text:p>5</text:p>
              </table:table-cell>
              <table:table-cell office:value-type="float" office:value="21301">
                <text:p>2130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">
                <text:p>5</text:p>
              </table:table-cell>
              <table:table-cell office:value-type="float" office:value="21267">
                <text:p>2126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">
                <text:p>5</text:p>
              </table:table-cell>
              <table:table-cell office:value-type="float" office:value="22408">
                <text:p>2240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">
                <text:p>5</text:p>
              </table:table-cell>
              <table:table-cell office:value-type="float" office:value="20442">
                <text:p>2044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">
                <text:p>5</text:p>
              </table:table-cell>
              <table:table-cell office:value-type="float" office:value="21700">
                <text:p>2170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">
                <text:p>5</text:p>
              </table:table-cell>
              <table:table-cell office:value-type="float" office:value="23661.5">
                <text:p>23661.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">
                <text:p>5</text:p>
              </table:table-cell>
              <table:table-cell office:value-type="float" office:value="23884">
                <text:p>2388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">
                <text:p>5</text:p>
              </table:table-cell>
              <table:table-cell office:value-type="float" office:value="24221.5">
                <text:p>24221.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">
                <text:p>5</text:p>
              </table:table-cell>
              <table:table-cell office:value-type="float" office:value="25442">
                <text:p>2544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">
                <text:p>5</text:p>
              </table:table-cell>
              <table:table-cell office:value-type="float" office:value="20973.5">
                <text:p>20973.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">
                <text:p>5</text:p>
              </table:table-cell>
              <table:table-cell office:value-type="float" office:value="24429.5">
                <text:p>24429.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">
                <text:p>5</text:p>
              </table:table-cell>
              <table:table-cell office:value-type="float" office:value="23449">
                <text:p>2344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">
                <text:p>5</text:p>
              </table:table-cell>
              <table:table-cell office:value-type="float" office:value="20701">
                <text:p>2070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">
                <text:p>5</text:p>
              </table:table-cell>
              <table:table-cell office:value-type="float" office:value="24919.5">
                <text:p>24919.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">
                <text:p>5</text:p>
              </table:table-cell>
              <table:table-cell office:value-type="float" office:value="21581.5">
                <text:p>21581.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">
                <text:p>5</text:p>
              </table:table-cell>
              <table:table-cell office:value-type="float" office:value="21065.5">
                <text:p>21065.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">
                <text:p>5</text:p>
              </table:table-cell>
              <table:table-cell office:value-type="float" office:value="20466">
                <text:p>2046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">
                <text:p>5</text:p>
              </table:table-cell>
              <table:table-cell office:value-type="float" office:value="23602.5">
                <text:p>23602.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">
                <text:p>5</text:p>
              </table:table-cell>
              <table:table-cell office:value-type="float" office:value="26919.5">
                <text:p>26919.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">
                <text:p>5</text:p>
              </table:table-cell>
              <table:table-cell office:value-type="float" office:value="24323.5">
                <text:p>24323.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">
                <text:p>5</text:p>
              </table:table-cell>
              <table:table-cell office:value-type="float" office:value="25980.5">
                <text:p>25980.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">
                <text:p>5</text:p>
              </table:table-cell>
              <table:table-cell office:value-type="float" office:value="26453">
                <text:p>2645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">
                <text:p>5</text:p>
              </table:table-cell>
              <table:table-cell office:value-type="float" office:value="29767.5">
                <text:p>29767.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">
                <text:p>5</text:p>
              </table:table-cell>
              <table:table-cell office:value-type="float" office:value="18427.5">
                <text:p>18427.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">
                <text:p>5</text:p>
              </table:table-cell>
              <table:table-cell office:value-type="float" office:value="23875.5">
                <text:p>23875.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">
                <text:p>5</text:p>
              </table:table-cell>
              <table:table-cell office:value-type="float" office:value="24227">
                <text:p>2422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">
                <text:p>5</text:p>
              </table:table-cell>
              <table:table-cell office:value-type="float" office:value="28220.5">
                <text:p>28220.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">
                <text:p>5</text:p>
              </table:table-cell>
              <table:table-cell office:value-type="float" office:value="24227">
                <text:p>2422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">
                <text:p>5</text:p>
              </table:table-cell>
              <table:table-cell office:value-type="float" office:value="21878.5">
                <text:p>21878.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">
                <text:p>5</text:p>
              </table:table-cell>
              <table:table-cell office:value-type="float" office:value="22688">
                <text:p>2268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">
                <text:p>5</text:p>
              </table:table-cell>
              <table:table-cell office:value-type="float" office:value="23450">
                <text:p>2345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">
                <text:p>5</text:p>
              </table:table-cell>
              <table:table-cell office:value-type="float" office:value="19385">
                <text:p>1938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">
                <text:p>5</text:p>
              </table:table-cell>
              <table:table-cell office:value-type="float" office:value="26580">
                <text:p>2658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">
                <text:p>5</text:p>
              </table:table-cell>
              <table:table-cell office:value-type="float" office:value="26545.5">
                <text:p>26545.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">
                <text:p>5</text:p>
              </table:table-cell>
              <table:table-cell office:value-type="float" office:value="24811.5">
                <text:p>24811.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">
                <text:p>5</text:p>
              </table:table-cell>
              <table:table-cell office:value-type="float" office:value="20813.5">
                <text:p>20813.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">
                <text:p>5</text:p>
              </table:table-cell>
              <table:table-cell office:value-type="float" office:value="21603">
                <text:p>2160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">
                <text:p>5</text:p>
              </table:table-cell>
              <table:table-cell office:value-type="float" office:value="22857">
                <text:p>2285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">
                <text:p>5</text:p>
              </table:table-cell>
              <table:table-cell office:value-type="float" office:value="21758">
                <text:p>2175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">
                <text:p>5</text:p>
              </table:table-cell>
              <table:table-cell office:value-type="float" office:value="23141">
                <text:p>2314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">
                <text:p>5</text:p>
              </table:table-cell>
              <table:table-cell office:value-type="float" office:value="20232.5">
                <text:p>20232.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">
                <text:p>5</text:p>
              </table:table-cell>
              <table:table-cell office:value-type="float" office:value="25905.5">
                <text:p>25905.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">
                <text:p>5</text:p>
              </table:table-cell>
              <table:table-cell office:value-type="float" office:value="23751.5">
                <text:p>23751.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">
                <text:p>5</text:p>
              </table:table-cell>
              <table:table-cell office:value-type="float" office:value="26908">
                <text:p>2690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">
                <text:p>5</text:p>
              </table:table-cell>
              <table:table-cell office:value-type="float" office:value="26290.5">
                <text:p>26290.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">
                <text:p>5</text:p>
              </table:table-cell>
              <table:table-cell office:value-type="float" office:value="22497.5">
                <text:p>22497.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">
                <text:p>5</text:p>
              </table:table-cell>
              <table:table-cell office:value-type="float" office:value="23290">
                <text:p>2329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">
                <text:p>5</text:p>
              </table:table-cell>
              <table:table-cell office:value-type="float" office:value="22618.5">
                <text:p>22618.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">
                <text:p>5</text:p>
              </table:table-cell>
              <table:table-cell office:value-type="float" office:value="24992">
                <text:p>2499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">
                <text:p>5</text:p>
              </table:table-cell>
              <table:table-cell office:value-type="float" office:value="21816.5">
                <text:p>21816.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">
                <text:p>5</text:p>
              </table:table-cell>
              <table:table-cell office:value-type="float" office:value="14887">
                <text:p>1488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">
                <text:p>5</text:p>
              </table:table-cell>
              <table:table-cell office:value-type="float" office:value="21011">
                <text:p>2101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">
                <text:p>5</text:p>
              </table:table-cell>
              <table:table-cell office:value-type="float" office:value="17444.5">
                <text:p>17444.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">
                <text:p>5</text:p>
              </table:table-cell>
              <table:table-cell office:value-type="float" office:value="29428.5">
                <text:p>29428.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">
                <text:p>5</text:p>
              </table:table-cell>
              <table:table-cell office:value-type="float" office:value="23630.5">
                <text:p>23630.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">
                <text:p>5</text:p>
              </table:table-cell>
              <table:table-cell office:value-type="float" office:value="27681.5">
                <text:p>27681.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">
                <text:p>5</text:p>
              </table:table-cell>
              <table:table-cell office:value-type="float" office:value="29431.5">
                <text:p>29431.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">
                <text:p>5</text:p>
              </table:table-cell>
              <table:table-cell office:value-type="float" office:value="25318.5">
                <text:p>25318.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">
                <text:p>5</text:p>
              </table:table-cell>
              <table:table-cell office:value-type="float" office:value="28646.5">
                <text:p>28646.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5">
                <text:p>5</text:p>
              </table:table-cell>
              <table:table-cell office:value-type="float" office:value="23363">
                <text:p>2336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5">
                <text:p>5</text:p>
              </table:table-cell>
              <table:table-cell office:value-type="float" office:value="19678.5">
                <text:p>19678.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5">
                <text:p>5</text:p>
              </table:table-cell>
              <table:table-cell office:value-type="float" office:value="23727.5">
                <text:p>23727.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5">
                <text:p>5</text:p>
              </table:table-cell>
              <table:table-cell office:value-type="float" office:value="21283">
                <text:p>2128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5">
                <text:p>5</text:p>
              </table:table-cell>
              <table:table-cell office:value-type="float" office:value="27119">
                <text:p>27119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5">
                <text:p>5</text:p>
              </table:table-cell>
              <table:table-cell office:value-type="float" office:value="21625.5">
                <text:p>21625.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5">
                <text:p>5</text:p>
              </table:table-cell>
              <table:table-cell office:value-type="float" office:value="21478.5">
                <text:p>21478.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5">
                <text:p>5</text:p>
              </table:table-cell>
              <table:table-cell office:value-type="float" office:value="21600.5">
                <text:p>21600.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5">
                <text:p>5</text:p>
              </table:table-cell>
              <table:table-cell office:value-type="float" office:value="24498.5">
                <text:p>24498.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5">
                <text:p>5</text:p>
              </table:table-cell>
              <table:table-cell office:value-type="float" office:value="24316">
                <text:p>2431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5">
                <text:p>5</text:p>
              </table:table-cell>
              <table:table-cell office:value-type="float" office:value="24899.5">
                <text:p>24899.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5">
                <text:p>5</text:p>
              </table:table-cell>
              <table:table-cell office:value-type="float" office:value="28262">
                <text:p>2826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5">
                <text:p>5</text:p>
              </table:table-cell>
              <table:table-cell office:value-type="float" office:value="22385">
                <text:p>2238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5">
                <text:p>5</text:p>
              </table:table-cell>
              <table:table-cell office:value-type="float" office:value="24969">
                <text:p>2496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5">
                <text:p>5</text:p>
              </table:table-cell>
              <table:table-cell office:value-type="float" office:value="20761">
                <text:p>2076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5">
                <text:p>5</text:p>
              </table:table-cell>
              <table:table-cell office:value-type="float" office:value="23272.5">
                <text:p>23272.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5">
                <text:p>5</text:p>
              </table:table-cell>
              <table:table-cell office:value-type="float" office:value="26183.5">
                <text:p>26183.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5">
                <text:p>5</text:p>
              </table:table-cell>
              <table:table-cell office:value-type="float" office:value="25775.5">
                <text:p>25775.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5">
                <text:p>5</text:p>
              </table:table-cell>
              <table:table-cell office:value-type="float" office:value="23503">
                <text:p>2350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5">
                <text:p>5</text:p>
              </table:table-cell>
              <table:table-cell office:value-type="float" office:value="23930.5">
                <text:p>23930.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5">
                <text:p>5</text:p>
              </table:table-cell>
              <table:table-cell office:value-type="float" office:value="23602">
                <text:p>2360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5">
                <text:p>5</text:p>
              </table:table-cell>
              <table:table-cell office:value-type="float" office:value="23502.5">
                <text:p>23502.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5">
                <text:p>5</text:p>
              </table:table-cell>
              <table:table-cell office:value-type="float" office:value="23545.5">
                <text:p>23545.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5">
                <text:p>5</text:p>
              </table:table-cell>
              <table:table-cell office:value-type="float" office:value="21575.5">
                <text:p>21575.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5">
                <text:p>5</text:p>
              </table:table-cell>
              <table:table-cell office:value-type="float" office:value="20807.5">
                <text:p>20807.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5">
                <text:p>5</text:p>
              </table:table-cell>
              <table:table-cell office:value-type="float" office:value="22408">
                <text:p>2240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5">
                <text:p>5</text:p>
              </table:table-cell>
              <table:table-cell office:value-type="float" office:value="17396">
                <text:p>1739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5">
                <text:p>5</text:p>
              </table:table-cell>
              <table:table-cell office:value-type="float" office:value="25268.5">
                <text:p>25268.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5">
                <text:p>5</text:p>
              </table:table-cell>
              <table:table-cell office:value-type="float" office:value="24420">
                <text:p>2442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">
                <text:p>5</text:p>
              </table:table-cell>
              <table:table-cell office:value-type="float" office:value="24928">
                <text:p>2492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5">
                <text:p>5</text:p>
              </table:table-cell>
              <table:table-cell office:value-type="float" office:value="21562.5">
                <text:p>21562.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5">
                <text:p>5</text:p>
              </table:table-cell>
              <table:table-cell office:value-type="float" office:value="21994.5">
                <text:p>21994.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5">
                <text:p>5</text:p>
              </table:table-cell>
              <table:table-cell office:value-type="float" office:value="27454">
                <text:p>2745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5">
                <text:p>5</text:p>
              </table:table-cell>
              <table:table-cell office:value-type="float" office:value="23142">
                <text:p>2314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5">
                <text:p>5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5">
                <text:p>5</text:p>
              </table:table-cell>
              <table:table-cell office:value-type="float" office:value="24732">
                <text:p>2473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5">
                <text:p>5</text:p>
              </table:table-cell>
              <table:table-cell office:value-type="float" office:value="22657.5">
                <text:p>22657.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5">
                <text:p>5</text:p>
              </table:table-cell>
              <table:table-cell office:value-type="float" office:value="23957.5">
                <text:p>23957.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5">
                <text:p>5</text:p>
              </table:table-cell>
              <table:table-cell office:value-type="float" office:value="26155">
                <text:p>2615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5">
                <text:p>5</text:p>
              </table:table-cell>
              <table:table-cell office:value-type="float" office:value="24245.5">
                <text:p>24245.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5">
                <text:p>5</text:p>
              </table:table-cell>
              <table:table-cell office:value-type="float" office:value="25526.5">
                <text:p>25526.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">
                <text:p>5</text:p>
              </table:table-cell>
              <table:table-cell office:value-type="float" office:value="22223">
                <text:p>2222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">
                <text:p>5</text:p>
              </table:table-cell>
              <table:table-cell office:value-type="float" office:value="27088">
                <text:p>2708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">
                <text:p>5</text:p>
              </table:table-cell>
              <table:table-cell office:value-type="float" office:value="20587">
                <text:p>2058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">
                <text:p>5</text:p>
              </table:table-cell>
              <table:table-cell office:value-type="float" office:value="23400">
                <text:p>2340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5">
                <text:p>5</text:p>
              </table:table-cell>
              <table:table-cell office:value-type="float" office:value="23712">
                <text:p>2371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5">
                <text:p>5</text:p>
              </table:table-cell>
              <table:table-cell office:value-type="float" office:value="24573">
                <text:p>2457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">
                <text:p>5</text:p>
              </table:table-cell>
              <table:table-cell office:value-type="float" office:value="22071.5">
                <text:p>22071.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5">
                <text:p>5</text:p>
              </table:table-cell>
              <table:table-cell office:value-type="float" office:value="23937.5">
                <text:p>23937.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6">
                <text:p>6</text:p>
              </table:table-cell>
              <table:table-cell office:value-type="float" office:value="25093">
                <text:p>2509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">
                <text:p>6</text:p>
              </table:table-cell>
              <table:table-cell office:value-type="float" office:value="23705">
                <text:p>2370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">
                <text:p>6</text:p>
              </table:table-cell>
              <table:table-cell office:value-type="float" office:value="25102.5">
                <text:p>25102.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">
                <text:p>6</text:p>
              </table:table-cell>
              <table:table-cell office:value-type="float" office:value="25159">
                <text:p>2515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6">
                <text:p>6</text:p>
              </table:table-cell>
              <table:table-cell office:value-type="float" office:value="18918.5">
                <text:p>18918.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">
                <text:p>6</text:p>
              </table:table-cell>
              <table:table-cell office:value-type="float" office:value="29401.5">
                <text:p>29401.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">
                <text:p>6</text:p>
              </table:table-cell>
              <table:table-cell office:value-type="float" office:value="22674.5">
                <text:p>22674.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6">
                <text:p>6</text:p>
              </table:table-cell>
              <table:table-cell office:value-type="float" office:value="19744">
                <text:p>1974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">
                <text:p>6</text:p>
              </table:table-cell>
              <table:table-cell office:value-type="float" office:value="23581">
                <text:p>2358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">
                <text:p>6</text:p>
              </table:table-cell>
              <table:table-cell office:value-type="float" office:value="23435">
                <text:p>2343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">
                <text:p>6</text:p>
              </table:table-cell>
              <table:table-cell office:value-type="float" office:value="30500.5">
                <text:p>30500.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">
                <text:p>6</text:p>
              </table:table-cell>
              <table:table-cell office:value-type="float" office:value="29297">
                <text:p>2929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">
                <text:p>6</text:p>
              </table:table-cell>
              <table:table-cell office:value-type="float" office:value="24329.5">
                <text:p>24329.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6">
                <text:p>6</text:p>
              </table:table-cell>
              <table:table-cell office:value-type="float" office:value="26162">
                <text:p>2616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6">
                <text:p>6</text:p>
              </table:table-cell>
              <table:table-cell office:value-type="float" office:value="22793">
                <text:p>2279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6">
                <text:p>6</text:p>
              </table:table-cell>
              <table:table-cell office:value-type="float" office:value="23192.5">
                <text:p>23192.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6">
                <text:p>6</text:p>
              </table:table-cell>
              <table:table-cell office:value-type="float" office:value="27048">
                <text:p>2704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6">
                <text:p>6</text:p>
              </table:table-cell>
              <table:table-cell office:value-type="float" office:value="23829.5">
                <text:p>23829.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6">
                <text:p>6</text:p>
              </table:table-cell>
              <table:table-cell office:value-type="float" office:value="26643">
                <text:p>2664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6">
                <text:p>6</text:p>
              </table:table-cell>
              <table:table-cell office:value-type="float" office:value="23251">
                <text:p>2325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6">
                <text:p>6</text:p>
              </table:table-cell>
              <table:table-cell office:value-type="float" office:value="25562">
                <text:p>2556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6">
                <text:p>6</text:p>
              </table:table-cell>
              <table:table-cell office:value-type="float" office:value="24474.5">
                <text:p>24474.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6">
                <text:p>6</text:p>
              </table:table-cell>
              <table:table-cell office:value-type="float" office:value="29142">
                <text:p>2914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6">
                <text:p>6</text:p>
              </table:table-cell>
              <table:table-cell office:value-type="float" office:value="19036">
                <text:p>1903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6">
                <text:p>6</text:p>
              </table:table-cell>
              <table:table-cell office:value-type="float" office:value="23080">
                <text:p>2308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6">
                <text:p>6</text:p>
              </table:table-cell>
              <table:table-cell office:value-type="float" office:value="22824">
                <text:p>2282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6">
                <text:p>6</text:p>
              </table:table-cell>
              <table:table-cell office:value-type="float" office:value="19032">
                <text:p>1903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6">
                <text:p>6</text:p>
              </table:table-cell>
              <table:table-cell office:value-type="float" office:value="21329.5">
                <text:p>21329.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6">
                <text:p>6</text:p>
              </table:table-cell>
              <table:table-cell office:value-type="float" office:value="23258.5">
                <text:p>23258.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6">
                <text:p>6</text:p>
              </table:table-cell>
              <table:table-cell office:value-type="float" office:value="26082">
                <text:p>2608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6">
                <text:p>6</text:p>
              </table:table-cell>
              <table:table-cell office:value-type="float" office:value="22899">
                <text:p>2289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6">
                <text:p>6</text:p>
              </table:table-cell>
              <table:table-cell office:value-type="float" office:value="26977">
                <text:p>2697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6">
                <text:p>6</text:p>
              </table:table-cell>
              <table:table-cell office:value-type="float" office:value="21744.5">
                <text:p>21744.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6">
                <text:p>6</text:p>
              </table:table-cell>
              <table:table-cell office:value-type="float" office:value="21893">
                <text:p>2189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6">
                <text:p>6</text:p>
              </table:table-cell>
              <table:table-cell office:value-type="float" office:value="24729">
                <text:p>2472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6">
                <text:p>6</text:p>
              </table:table-cell>
              <table:table-cell office:value-type="float" office:value="26749.5">
                <text:p>26749.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6">
                <text:p>6</text:p>
              </table:table-cell>
              <table:table-cell office:value-type="float" office:value="21566">
                <text:p>2156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6">
                <text:p>6</text:p>
              </table:table-cell>
              <table:table-cell office:value-type="float" office:value="24552">
                <text:p>2455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6">
                <text:p>6</text:p>
              </table:table-cell>
              <table:table-cell office:value-type="float" office:value="24606.5">
                <text:p>24606.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6">
                <text:p>6</text:p>
              </table:table-cell>
              <table:table-cell office:value-type="float" office:value="28855">
                <text:p>2885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">
                <text:p>6</text:p>
              </table:table-cell>
              <table:table-cell office:value-type="float" office:value="24944">
                <text:p>2494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">
                <text:p>6</text:p>
              </table:table-cell>
              <table:table-cell office:value-type="float" office:value="21431">
                <text:p>2143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">
                <text:p>6</text:p>
              </table:table-cell>
              <table:table-cell office:value-type="float" office:value="25001">
                <text:p>2500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">
                <text:p>6</text:p>
              </table:table-cell>
              <table:table-cell office:value-type="float" office:value="24632">
                <text:p>2463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">
                <text:p>6</text:p>
              </table:table-cell>
              <table:table-cell office:value-type="float" office:value="21184">
                <text:p>2118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">
                <text:p>6</text:p>
              </table:table-cell>
              <table:table-cell office:value-type="float" office:value="25594">
                <text:p>2559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6">
                <text:p>6</text:p>
              </table:table-cell>
              <table:table-cell office:value-type="float" office:value="24324">
                <text:p>2432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">
                <text:p>6</text:p>
              </table:table-cell>
              <table:table-cell office:value-type="float" office:value="23374">
                <text:p>2337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">
                <text:p>6</text:p>
              </table:table-cell>
              <table:table-cell office:value-type="float" office:value="24908">
                <text:p>2490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">
                <text:p>6</text:p>
              </table:table-cell>
              <table:table-cell office:value-type="float" office:value="26467">
                <text:p>2646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6">
                <text:p>6</text:p>
              </table:table-cell>
              <table:table-cell office:value-type="float" office:value="26484.5">
                <text:p>26484.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6">
                <text:p>6</text:p>
              </table:table-cell>
              <table:table-cell office:value-type="float" office:value="20711">
                <text:p>2071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6">
                <text:p>6</text:p>
              </table:table-cell>
              <table:table-cell office:value-type="float" office:value="24440.5">
                <text:p>24440.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6">
                <text:p>6</text:p>
              </table:table-cell>
              <table:table-cell office:value-type="float" office:value="22771">
                <text:p>2277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6">
                <text:p>6</text:p>
              </table:table-cell>
              <table:table-cell office:value-type="float" office:value="26838.5">
                <text:p>26838.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6">
                <text:p>6</text:p>
              </table:table-cell>
              <table:table-cell office:value-type="float" office:value="22677">
                <text:p>2267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6">
                <text:p>6</text:p>
              </table:table-cell>
              <table:table-cell office:value-type="float" office:value="24152">
                <text:p>2415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6">
                <text:p>6</text:p>
              </table:table-cell>
              <table:table-cell office:value-type="float" office:value="33753">
                <text:p>3375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6">
                <text:p>6</text:p>
              </table:table-cell>
              <table:table-cell office:value-type="float" office:value="22628">
                <text:p>2262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6">
                <text:p>6</text:p>
              </table:table-cell>
              <table:table-cell office:value-type="float" office:value="25447">
                <text:p>2544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">
                <text:p>6</text:p>
              </table:table-cell>
              <table:table-cell office:value-type="float" office:value="24859">
                <text:p>2485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6">
                <text:p>6</text:p>
              </table:table-cell>
              <table:table-cell office:value-type="float" office:value="22020.5">
                <text:p>22020.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6">
                <text:p>6</text:p>
              </table:table-cell>
              <table:table-cell office:value-type="float" office:value="22274.5">
                <text:p>22274.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6">
                <text:p>6</text:p>
              </table:table-cell>
              <table:table-cell office:value-type="float" office:value="23554.5">
                <text:p>23554.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6">
                <text:p>6</text:p>
              </table:table-cell>
              <table:table-cell office:value-type="float" office:value="24416.5">
                <text:p>24416.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6">
                <text:p>6</text:p>
              </table:table-cell>
              <table:table-cell office:value-type="float" office:value="23771">
                <text:p>2377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6">
                <text:p>6</text:p>
              </table:table-cell>
              <table:table-cell office:value-type="float" office:value="22251">
                <text:p>2225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6">
                <text:p>6</text:p>
              </table:table-cell>
              <table:table-cell office:value-type="float" office:value="28818">
                <text:p>2881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6">
                <text:p>6</text:p>
              </table:table-cell>
              <table:table-cell office:value-type="float" office:value="24622">
                <text:p>2462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">
                <text:p>6</text:p>
              </table:table-cell>
              <table:table-cell office:value-type="float" office:value="21804.5">
                <text:p>21804.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">
                <text:p>6</text:p>
              </table:table-cell>
              <table:table-cell office:value-type="float" office:value="25545">
                <text:p>2554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">
                <text:p>6</text:p>
              </table:table-cell>
              <table:table-cell office:value-type="float" office:value="24896">
                <text:p>2489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6">
                <text:p>6</text:p>
              </table:table-cell>
              <table:table-cell office:value-type="float" office:value="26069.5">
                <text:p>26069.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6">
                <text:p>6</text:p>
              </table:table-cell>
              <table:table-cell office:value-type="float" office:value="21642">
                <text:p>2164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">
                <text:p>6</text:p>
              </table:table-cell>
              <table:table-cell office:value-type="float" office:value="25577.5">
                <text:p>25577.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6">
                <text:p>6</text:p>
              </table:table-cell>
              <table:table-cell office:value-type="float" office:value="22151">
                <text:p>2215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6">
                <text:p>6</text:p>
              </table:table-cell>
              <table:table-cell office:value-type="float" office:value="24422">
                <text:p>2442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">
                <text:p>6</text:p>
              </table:table-cell>
              <table:table-cell office:value-type="float" office:value="23225.5">
                <text:p>23225.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6">
                <text:p>6</text:p>
              </table:table-cell>
              <table:table-cell office:value-type="float" office:value="18782.5">
                <text:p>18782.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6">
                <text:p>6</text:p>
              </table:table-cell>
              <table:table-cell office:value-type="float" office:value="21536">
                <text:p>2153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6">
                <text:p>6</text:p>
              </table:table-cell>
              <table:table-cell office:value-type="float" office:value="22262">
                <text:p>2226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6">
                <text:p>6</text:p>
              </table:table-cell>
              <table:table-cell office:value-type="float" office:value="23054.5">
                <text:p>23054.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6">
                <text:p>6</text:p>
              </table:table-cell>
              <table:table-cell office:value-type="float" office:value="23890">
                <text:p>2389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6">
                <text:p>6</text:p>
              </table:table-cell>
              <table:table-cell office:value-type="float" office:value="21910">
                <text:p>2191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6">
                <text:p>6</text:p>
              </table:table-cell>
              <table:table-cell office:value-type="float" office:value="23515">
                <text:p>2351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">
                <text:p>6</text:p>
              </table:table-cell>
              <table:table-cell office:value-type="float" office:value="22448">
                <text:p>2244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">
                <text:p>6</text:p>
              </table:table-cell>
              <table:table-cell office:value-type="float" office:value="27284">
                <text:p>2728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">
                <text:p>6</text:p>
              </table:table-cell>
              <table:table-cell office:value-type="float" office:value="22136">
                <text:p>2213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">
                <text:p>6</text:p>
              </table:table-cell>
              <table:table-cell office:value-type="float" office:value="26930.5">
                <text:p>26930.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">
                <text:p>6</text:p>
              </table:table-cell>
              <table:table-cell office:value-type="float" office:value="21027.5">
                <text:p>21027.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">
                <text:p>6</text:p>
              </table:table-cell>
              <table:table-cell office:value-type="float" office:value="25082.5">
                <text:p>25082.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">
                <text:p>6</text:p>
              </table:table-cell>
              <table:table-cell office:value-type="float" office:value="23062">
                <text:p>2306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6">
                <text:p>6</text:p>
              </table:table-cell>
              <table:table-cell office:value-type="float" office:value="21315.5">
                <text:p>21315.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">
                <text:p>6</text:p>
              </table:table-cell>
              <table:table-cell office:value-type="float" office:value="25294">
                <text:p>2529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">
                <text:p>6</text:p>
              </table:table-cell>
              <table:table-cell office:value-type="float" office:value="25781.5">
                <text:p>25781.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">
                <text:p>6</text:p>
              </table:table-cell>
              <table:table-cell office:value-type="float" office:value="22725.5">
                <text:p>22725.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6">
                <text:p>6</text:p>
              </table:table-cell>
              <table:table-cell office:value-type="float" office:value="24829.5">
                <text:p>24829.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">
                <text:p>6</text:p>
              </table:table-cell>
              <table:table-cell office:value-type="float" office:value="22656">
                <text:p>2265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">
                <text:p>6</text:p>
              </table:table-cell>
              <table:table-cell office:value-type="float" office:value="27742">
                <text:p>2774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">
                <text:p>6</text:p>
              </table:table-cell>
              <table:table-cell office:value-type="float" office:value="24265.5">
                <text:p>24265.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6">
                <text:p>6</text:p>
              </table:table-cell>
              <table:table-cell office:value-type="float" office:value="21872">
                <text:p>2187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6">
                <text:p>6</text:p>
              </table:table-cell>
              <table:table-cell office:value-type="float" office:value="21916">
                <text:p>2191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6">
                <text:p>6</text:p>
              </table:table-cell>
              <table:table-cell office:value-type="float" office:value="26075">
                <text:p>2607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">
                <text:p>6</text:p>
              </table:table-cell>
              <table:table-cell office:value-type="float" office:value="24069.5">
                <text:p>24069.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6">
                <text:p>6</text:p>
              </table:table-cell>
              <table:table-cell office:value-type="float" office:value="23952">
                <text:p>2395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6">
                <text:p>6</text:p>
              </table:table-cell>
              <table:table-cell office:value-type="float" office:value="25986">
                <text:p>2598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6">
                <text:p>6</text:p>
              </table:table-cell>
              <table:table-cell office:value-type="float" office:value="29980.5">
                <text:p>29980.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6">
                <text:p>6</text:p>
              </table:table-cell>
              <table:table-cell office:value-type="float" office:value="25411.5">
                <text:p>25411.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">
                <text:p>6</text:p>
              </table:table-cell>
              <table:table-cell office:value-type="float" office:value="22261">
                <text:p>2226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">
                <text:p>6</text:p>
              </table:table-cell>
              <table:table-cell office:value-type="float" office:value="25992">
                <text:p>2599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6">
                <text:p>6</text:p>
              </table:table-cell>
              <table:table-cell office:value-type="float" office:value="22974">
                <text:p>2297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6">
                <text:p>6</text:p>
              </table:table-cell>
              <table:table-cell office:value-type="float" office:value="23625">
                <text:p>2362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6">
                <text:p>6</text:p>
              </table:table-cell>
              <table:table-cell office:value-type="float" office:value="29388">
                <text:p>2938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6">
                <text:p>6</text:p>
              </table:table-cell>
              <table:table-cell office:value-type="float" office:value="21856">
                <text:p>2185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6">
                <text:p>6</text:p>
              </table:table-cell>
              <table:table-cell office:value-type="float" office:value="23618">
                <text:p>2361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6">
                <text:p>6</text:p>
              </table:table-cell>
              <table:table-cell office:value-type="float" office:value="22674.5">
                <text:p>22674.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6">
                <text:p>6</text:p>
              </table:table-cell>
              <table:table-cell office:value-type="float" office:value="25181">
                <text:p>2518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6">
                <text:p>6</text:p>
              </table:table-cell>
              <table:table-cell office:value-type="float" office:value="20850.5">
                <text:p>20850.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6">
                <text:p>6</text:p>
              </table:table-cell>
              <table:table-cell office:value-type="float" office:value="19646.5">
                <text:p>19646.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6">
                <text:p>6</text:p>
              </table:table-cell>
              <table:table-cell office:value-type="float" office:value="23775">
                <text:p>2377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6">
                <text:p>6</text:p>
              </table:table-cell>
              <table:table-cell office:value-type="float" office:value="24229">
                <text:p>2422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6">
                <text:p>6</text:p>
              </table:table-cell>
              <table:table-cell office:value-type="float" office:value="23829">
                <text:p>2382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6">
                <text:p>6</text:p>
              </table:table-cell>
              <table:table-cell office:value-type="float" office:value="19145">
                <text:p>1914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6">
                <text:p>6</text:p>
              </table:table-cell>
              <table:table-cell office:value-type="float" office:value="28406.5">
                <text:p>28406.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">
                <text:p>6</text:p>
              </table:table-cell>
              <table:table-cell office:value-type="float" office:value="26929.5">
                <text:p>26929.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6">
                <text:p>6</text:p>
              </table:table-cell>
              <table:table-cell office:value-type="float" office:value="25693.5">
                <text:p>25693.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6">
                <text:p>6</text:p>
              </table:table-cell>
              <table:table-cell office:value-type="float" office:value="23220">
                <text:p>2322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6">
                <text:p>6</text:p>
              </table:table-cell>
              <table:table-cell office:value-type="float" office:value="18912">
                <text:p>1891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">
                <text:p>6</text:p>
              </table:table-cell>
              <table:table-cell office:value-type="float" office:value="25526">
                <text:p>2552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6">
                <text:p>6</text:p>
              </table:table-cell>
              <table:table-cell office:value-type="float" office:value="24574.5">
                <text:p>24574.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">
                <text:p>6</text:p>
              </table:table-cell>
              <table:table-cell office:value-type="float" office:value="23280">
                <text:p>2328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">
                <text:p>6</text:p>
              </table:table-cell>
              <table:table-cell office:value-type="float" office:value="25597.5">
                <text:p>25597.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">
                <text:p>6</text:p>
              </table:table-cell>
              <table:table-cell office:value-type="float" office:value="26577">
                <text:p>2657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">
                <text:p>6</text:p>
              </table:table-cell>
              <table:table-cell office:value-type="float" office:value="32482.5">
                <text:p>32482.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">
                <text:p>6</text:p>
              </table:table-cell>
              <table:table-cell office:value-type="float" office:value="24052">
                <text:p>2405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6">
                <text:p>6</text:p>
              </table:table-cell>
              <table:table-cell office:value-type="float" office:value="23067.5">
                <text:p>23067.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6">
                <text:p>6</text:p>
              </table:table-cell>
              <table:table-cell office:value-type="float" office:value="23446">
                <text:p>2344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6">
                <text:p>6</text:p>
              </table:table-cell>
              <table:table-cell office:value-type="float" office:value="25573">
                <text:p>2557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">
                <text:p>6</text:p>
              </table:table-cell>
              <table:table-cell office:value-type="float" office:value="21069">
                <text:p>2106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6">
                <text:p>6</text:p>
              </table:table-cell>
              <table:table-cell office:value-type="float" office:value="24611">
                <text:p>2461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6">
                <text:p>6</text:p>
              </table:table-cell>
              <table:table-cell office:value-type="float" office:value="23643">
                <text:p>2364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6">
                <text:p>6</text:p>
              </table:table-cell>
              <table:table-cell office:value-type="float" office:value="23315.5">
                <text:p>23315.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6">
                <text:p>6</text:p>
              </table:table-cell>
              <table:table-cell office:value-type="float" office:value="23271.5">
                <text:p>23271.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6">
                <text:p>6</text:p>
              </table:table-cell>
              <table:table-cell office:value-type="float" office:value="27050.5">
                <text:p>27050.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6">
                <text:p>6</text:p>
              </table:table-cell>
              <table:table-cell office:value-type="float" office:value="22340">
                <text:p>2234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6">
                <text:p>6</text:p>
              </table:table-cell>
              <table:table-cell office:value-type="float" office:value="20851.5">
                <text:p>20851.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6">
                <text:p>6</text:p>
              </table:table-cell>
              <table:table-cell office:value-type="float" office:value="23257.5">
                <text:p>23257.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">
                <text:p>6</text:p>
              </table:table-cell>
              <table:table-cell office:value-type="float" office:value="22587.5">
                <text:p>22587.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6">
                <text:p>6</text:p>
              </table:table-cell>
              <table:table-cell office:value-type="float" office:value="22569">
                <text:p>2256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">
                <text:p>6</text:p>
              </table:table-cell>
              <table:table-cell office:value-type="float" office:value="22904">
                <text:p>2290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6">
                <text:p>6</text:p>
              </table:table-cell>
              <table:table-cell office:value-type="float" office:value="27852">
                <text:p>2785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6">
                <text:p>6</text:p>
              </table:table-cell>
              <table:table-cell office:value-type="float" office:value="19830">
                <text:p>1983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6">
                <text:p>6</text:p>
              </table:table-cell>
              <table:table-cell office:value-type="float" office:value="20897">
                <text:p>20897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6">
                <text:p>6</text:p>
              </table:table-cell>
              <table:table-cell office:value-type="float" office:value="22615">
                <text:p>2261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6">
                <text:p>6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6">
                <text:p>6</text:p>
              </table:table-cell>
              <table:table-cell office:value-type="float" office:value="23882.5">
                <text:p>23882.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6">
                <text:p>6</text:p>
              </table:table-cell>
              <table:table-cell office:value-type="float" office:value="15898.5">
                <text:p>15898.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6">
                <text:p>6</text:p>
              </table:table-cell>
              <table:table-cell office:value-type="float" office:value="23238.5">
                <text:p>23238.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6">
                <text:p>6</text:p>
              </table:table-cell>
              <table:table-cell office:value-type="float" office:value="22417.5">
                <text:p>22417.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6">
                <text:p>6</text:p>
              </table:table-cell>
              <table:table-cell office:value-type="float" office:value="21778">
                <text:p>2177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6">
                <text:p>6</text:p>
              </table:table-cell>
              <table:table-cell office:value-type="float" office:value="19750.5">
                <text:p>19750.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6">
                <text:p>6</text:p>
              </table:table-cell>
              <table:table-cell office:value-type="float" office:value="25157.5">
                <text:p>25157.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6">
                <text:p>6</text:p>
              </table:table-cell>
              <table:table-cell office:value-type="float" office:value="26036">
                <text:p>2603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6">
                <text:p>6</text:p>
              </table:table-cell>
              <table:table-cell office:value-type="float" office:value="23478.5">
                <text:p>23478.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6">
                <text:p>6</text:p>
              </table:table-cell>
              <table:table-cell office:value-type="float" office:value="24713.5">
                <text:p>24713.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6">
                <text:p>6</text:p>
              </table:table-cell>
              <table:table-cell office:value-type="float" office:value="21814">
                <text:p>2181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6">
                <text:p>6</text:p>
              </table:table-cell>
              <table:table-cell office:value-type="float" office:value="25021.5">
                <text:p>25021.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6">
                <text:p>6</text:p>
              </table:table-cell>
              <table:table-cell office:value-type="float" office:value="23287">
                <text:p>2328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6">
                <text:p>6</text:p>
              </table:table-cell>
              <table:table-cell office:value-type="float" office:value="28218.5">
                <text:p>28218.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6">
                <text:p>6</text:p>
              </table:table-cell>
              <table:table-cell office:value-type="float" office:value="26081.5">
                <text:p>26081.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6">
                <text:p>6</text:p>
              </table:table-cell>
              <table:table-cell office:value-type="float" office:value="18356.5">
                <text:p>18356.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6">
                <text:p>6</text:p>
              </table:table-cell>
              <table:table-cell office:value-type="float" office:value="22687.5">
                <text:p>22687.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6">
                <text:p>6</text:p>
              </table:table-cell>
              <table:table-cell office:value-type="float" office:value="25792">
                <text:p>2579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6">
                <text:p>6</text:p>
              </table:table-cell>
              <table:table-cell office:value-type="float" office:value="25152">
                <text:p>2515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6">
                <text:p>6</text:p>
              </table:table-cell>
              <table:table-cell office:value-type="float" office:value="22346">
                <text:p>2234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6">
                <text:p>6</text:p>
              </table:table-cell>
              <table:table-cell office:value-type="float" office:value="22704.5">
                <text:p>22704.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6">
                <text:p>6</text:p>
              </table:table-cell>
              <table:table-cell office:value-type="float" office:value="22996">
                <text:p>2299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6">
                <text:p>6</text:p>
              </table:table-cell>
              <table:table-cell office:value-type="float" office:value="26392">
                <text:p>2639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6">
                <text:p>6</text:p>
              </table:table-cell>
              <table:table-cell office:value-type="float" office:value="24730.5">
                <text:p>24730.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6">
                <text:p>6</text:p>
              </table:table-cell>
              <table:table-cell office:value-type="float" office:value="20210.5">
                <text:p>20210.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6">
                <text:p>6</text:p>
              </table:table-cell>
              <table:table-cell office:value-type="float" office:value="17559">
                <text:p>1755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6">
                <text:p>6</text:p>
              </table:table-cell>
              <table:table-cell office:value-type="float" office:value="22771">
                <text:p>2277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6">
                <text:p>6</text:p>
              </table:table-cell>
              <table:table-cell office:value-type="float" office:value="24057">
                <text:p>2405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6">
                <text:p>6</text:p>
              </table:table-cell>
              <table:table-cell office:value-type="float" office:value="26497">
                <text:p>2649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6">
                <text:p>6</text:p>
              </table:table-cell>
              <table:table-cell office:value-type="float" office:value="22392.5">
                <text:p>22392.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6">
                <text:p>6</text:p>
              </table:table-cell>
              <table:table-cell office:value-type="float" office:value="22397">
                <text:p>2239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6">
                <text:p>6</text:p>
              </table:table-cell>
              <table:table-cell office:value-type="float" office:value="25474">
                <text:p>2547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6">
                <text:p>6</text:p>
              </table:table-cell>
              <table:table-cell office:value-type="float" office:value="26463.5">
                <text:p>26463.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6">
                <text:p>6</text:p>
              </table:table-cell>
              <table:table-cell office:value-type="float" office:value="20173.5">
                <text:p>20173.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6">
                <text:p>6</text:p>
              </table:table-cell>
              <table:table-cell office:value-type="float" office:value="23706">
                <text:p>2370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6">
                <text:p>6</text:p>
              </table:table-cell>
              <table:table-cell office:value-type="float" office:value="30281">
                <text:p>3028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6">
                <text:p>6</text:p>
              </table:table-cell>
              <table:table-cell office:value-type="float" office:value="25018.5">
                <text:p>25018.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6">
                <text:p>6</text:p>
              </table:table-cell>
              <table:table-cell office:value-type="float" office:value="24505">
                <text:p>2450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6">
                <text:p>6</text:p>
              </table:table-cell>
              <table:table-cell office:value-type="float" office:value="26480.5">
                <text:p>26480.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6">
                <text:p>6</text:p>
              </table:table-cell>
              <table:table-cell office:value-type="float" office:value="24032">
                <text:p>2403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6">
                <text:p>6</text:p>
              </table:table-cell>
              <table:table-cell office:value-type="float" office:value="22063.5">
                <text:p>22063.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6">
                <text:p>6</text:p>
              </table:table-cell>
              <table:table-cell office:value-type="float" office:value="24539.5">
                <text:p>24539.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6">
                <text:p>6</text:p>
              </table:table-cell>
              <table:table-cell office:value-type="float" office:value="26374">
                <text:p>26374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6">
                <text:p>6</text:p>
              </table:table-cell>
              <table:table-cell office:value-type="float" office:value="24025">
                <text:p>2402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6">
                <text:p>6</text:p>
              </table:table-cell>
              <table:table-cell office:value-type="float" office:value="18733">
                <text:p>1873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6">
                <text:p>6</text:p>
              </table:table-cell>
              <table:table-cell office:value-type="float" office:value="20785.5">
                <text:p>20785.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6">
                <text:p>6</text:p>
              </table:table-cell>
              <table:table-cell office:value-type="float" office:value="24921.5">
                <text:p>24921.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6">
                <text:p>6</text:p>
              </table:table-cell>
              <table:table-cell office:value-type="float" office:value="25572">
                <text:p>2557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6">
                <text:p>6</text:p>
              </table:table-cell>
              <table:table-cell office:value-type="float" office:value="22608">
                <text:p>2260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6">
                <text:p>6</text:p>
              </table:table-cell>
              <table:table-cell office:value-type="float" office:value="25389">
                <text:p>2538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6">
                <text:p>6</text:p>
              </table:table-cell>
              <table:table-cell office:value-type="float" office:value="24907.5">
                <text:p>24907.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6">
                <text:p>6</text:p>
              </table:table-cell>
              <table:table-cell office:value-type="float" office:value="24670.5">
                <text:p>24670.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6">
                <text:p>6</text:p>
              </table:table-cell>
              <table:table-cell office:value-type="float" office:value="22107">
                <text:p>2210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6">
                <text:p>6</text:p>
              </table:table-cell>
              <table:table-cell office:value-type="float" office:value="24156">
                <text:p>2415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6">
                <text:p>6</text:p>
              </table:table-cell>
              <table:table-cell office:value-type="float" office:value="24420">
                <text:p>2442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6">
                <text:p>6</text:p>
              </table:table-cell>
              <table:table-cell office:value-type="float" office:value="24872.5">
                <text:p>24872.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6">
                <text:p>6</text:p>
              </table:table-cell>
              <table:table-cell office:value-type="float" office:value="27749.5">
                <text:p>27749.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6">
                <text:p>6</text:p>
              </table:table-cell>
              <table:table-cell office:value-type="float" office:value="26429">
                <text:p>2642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6">
                <text:p>6</text:p>
              </table:table-cell>
              <table:table-cell office:value-type="float" office:value="25847.5">
                <text:p>25847.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6">
                <text:p>6</text:p>
              </table:table-cell>
              <table:table-cell office:value-type="float" office:value="21506.5">
                <text:p>21506.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6">
                <text:p>6</text:p>
              </table:table-cell>
              <table:table-cell office:value-type="float" office:value="32308">
                <text:p>3230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6">
                <text:p>6</text:p>
              </table:table-cell>
              <table:table-cell office:value-type="float" office:value="27058">
                <text:p>2705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6">
                <text:p>6</text:p>
              </table:table-cell>
              <table:table-cell office:value-type="float" office:value="30560">
                <text:p>3056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6">
                <text:p>6</text:p>
              </table:table-cell>
              <table:table-cell office:value-type="float" office:value="24754.5">
                <text:p>24754.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6">
                <text:p>6</text:p>
              </table:table-cell>
              <table:table-cell office:value-type="float" office:value="24186.5">
                <text:p>24186.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6">
                <text:p>6</text:p>
              </table:table-cell>
              <table:table-cell office:value-type="float" office:value="25624.5">
                <text:p>25624.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6">
                <text:p>6</text:p>
              </table:table-cell>
              <table:table-cell office:value-type="float" office:value="26618">
                <text:p>2661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6">
                <text:p>6</text:p>
              </table:table-cell>
              <table:table-cell office:value-type="float" office:value="22388">
                <text:p>2238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6">
                <text:p>6</text:p>
              </table:table-cell>
              <table:table-cell office:value-type="float" office:value="22306">
                <text:p>2230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6">
                <text:p>6</text:p>
              </table:table-cell>
              <table:table-cell office:value-type="float" office:value="25651">
                <text:p>2565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6">
                <text:p>6</text:p>
              </table:table-cell>
              <table:table-cell office:value-type="float" office:value="26520">
                <text:p>2652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6">
                <text:p>6</text:p>
              </table:table-cell>
              <table:table-cell office:value-type="float" office:value="24474.5">
                <text:p>24474.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6">
                <text:p>6</text:p>
              </table:table-cell>
              <table:table-cell office:value-type="float" office:value="25385.5">
                <text:p>25385.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6">
                <text:p>6</text:p>
              </table:table-cell>
              <table:table-cell office:value-type="float" office:value="19934">
                <text:p>1993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6">
                <text:p>6</text:p>
              </table:table-cell>
              <table:table-cell office:value-type="float" office:value="25353.5">
                <text:p>25353.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6">
                <text:p>6</text:p>
              </table:table-cell>
              <table:table-cell office:value-type="float" office:value="24813">
                <text:p>2481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6">
                <text:p>6</text:p>
              </table:table-cell>
              <table:table-cell office:value-type="float" office:value="22483">
                <text:p>2248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6">
                <text:p>6</text:p>
              </table:table-cell>
              <table:table-cell office:value-type="float" office:value="21927.5">
                <text:p>21927.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6">
                <text:p>6</text:p>
              </table:table-cell>
              <table:table-cell office:value-type="float" office:value="22402.5">
                <text:p>22402.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6">
                <text:p>6</text:p>
              </table:table-cell>
              <table:table-cell office:value-type="float" office:value="22555.5">
                <text:p>22555.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6">
                <text:p>6</text:p>
              </table:table-cell>
              <table:table-cell office:value-type="float" office:value="25135.5">
                <text:p>25135.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6">
                <text:p>6</text:p>
              </table:table-cell>
              <table:table-cell office:value-type="float" office:value="23461">
                <text:p>2346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6">
                <text:p>6</text:p>
              </table:table-cell>
              <table:table-cell office:value-type="float" office:value="22299">
                <text:p>2229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6">
                <text:p>6</text:p>
              </table:table-cell>
              <table:table-cell office:value-type="float" office:value="19087.5">
                <text:p>19087.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6">
                <text:p>6</text:p>
              </table:table-cell>
              <table:table-cell office:value-type="float" office:value="25152.5">
                <text:p>25152.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6">
                <text:p>6</text:p>
              </table:table-cell>
              <table:table-cell office:value-type="float" office:value="24040.5">
                <text:p>24040.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6">
                <text:p>6</text:p>
              </table:table-cell>
              <table:table-cell office:value-type="float" office:value="18783.5">
                <text:p>18783.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6">
                <text:p>6</text:p>
              </table:table-cell>
              <table:table-cell office:value-type="float" office:value="23615">
                <text:p>2361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6">
                <text:p>6</text:p>
              </table:table-cell>
              <table:table-cell office:value-type="float" office:value="25496">
                <text:p>2549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6">
                <text:p>6</text:p>
              </table:table-cell>
              <table:table-cell office:value-type="float" office:value="23389">
                <text:p>2338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6">
                <text:p>6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6">
                <text:p>6</text:p>
              </table:table-cell>
              <table:table-cell office:value-type="float" office:value="21511.5">
                <text:p>21511.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6">
                <text:p>6</text:p>
              </table:table-cell>
              <table:table-cell office:value-type="float" office:value="24547">
                <text:p>24547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6">
                <text:p>6</text:p>
              </table:table-cell>
              <table:table-cell office:value-type="float" office:value="20537">
                <text:p>2053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6">
                <text:p>6</text:p>
              </table:table-cell>
              <table:table-cell office:value-type="float" office:value="27253.5">
                <text:p>27253.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7">
                <text:p>7</text:p>
              </table:table-cell>
              <table:table-cell office:value-type="float" office:value="21226">
                <text:p>21226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7">
                <text:p>7</text:p>
              </table:table-cell>
              <table:table-cell office:value-type="float" office:value="22528">
                <text:p>2252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7">
                <text:p>7</text:p>
              </table:table-cell>
              <table:table-cell office:value-type="float" office:value="25356.5">
                <text:p>25356.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7">
                <text:p>7</text:p>
              </table:table-cell>
              <table:table-cell office:value-type="float" office:value="23897">
                <text:p>23897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7">
                <text:p>7</text:p>
              </table:table-cell>
              <table:table-cell office:value-type="float" office:value="23395.5">
                <text:p>23395.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7">
                <text:p>7</text:p>
              </table:table-cell>
              <table:table-cell office:value-type="float" office:value="22351">
                <text:p>2235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7">
                <text:p>7</text:p>
              </table:table-cell>
              <table:table-cell office:value-type="float" office:value="26500">
                <text:p>2650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7">
                <text:p>7</text:p>
              </table:table-cell>
              <table:table-cell office:value-type="float" office:value="22307.5">
                <text:p>22307.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7">
                <text:p>7</text:p>
              </table:table-cell>
              <table:table-cell office:value-type="float" office:value="26865">
                <text:p>2686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7">
                <text:p>7</text:p>
              </table:table-cell>
              <table:table-cell office:value-type="float" office:value="25549.5">
                <text:p>25549.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7">
                <text:p>7</text:p>
              </table:table-cell>
              <table:table-cell office:value-type="float" office:value="24606.5">
                <text:p>24606.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7">
                <text:p>7</text:p>
              </table:table-cell>
              <table:table-cell office:value-type="float" office:value="22224">
                <text:p>22224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7">
                <text:p>7</text:p>
              </table:table-cell>
              <table:table-cell office:value-type="float" office:value="24209.5">
                <text:p>24209.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7">
                <text:p>7</text:p>
              </table:table-cell>
              <table:table-cell office:value-type="float" office:value="23554.5">
                <text:p>23554.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7">
                <text:p>7</text:p>
              </table:table-cell>
              <table:table-cell office:value-type="float" office:value="25303.5">
                <text:p>25303.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7">
                <text:p>7</text:p>
              </table:table-cell>
              <table:table-cell office:value-type="float" office:value="23370">
                <text:p>2337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7">
                <text:p>7</text:p>
              </table:table-cell>
              <table:table-cell office:value-type="float" office:value="25243.5">
                <text:p>25243.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">
                <text:p>7</text:p>
              </table:table-cell>
              <table:table-cell office:value-type="float" office:value="21727.5">
                <text:p>21727.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7">
                <text:p>7</text:p>
              </table:table-cell>
              <table:table-cell office:value-type="float" office:value="24343">
                <text:p>2434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7">
                <text:p>7</text:p>
              </table:table-cell>
              <table:table-cell office:value-type="float" office:value="23670.5">
                <text:p>23670.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7">
                <text:p>7</text:p>
              </table:table-cell>
              <table:table-cell office:value-type="float" office:value="25774">
                <text:p>2577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7">
                <text:p>7</text:p>
              </table:table-cell>
              <table:table-cell office:value-type="float" office:value="25514">
                <text:p>25514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7">
                <text:p>7</text:p>
              </table:table-cell>
              <table:table-cell office:value-type="float" office:value="28717">
                <text:p>2871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7">
                <text:p>7</text:p>
              </table:table-cell>
              <table:table-cell office:value-type="float" office:value="27889.5">
                <text:p>27889.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7">
                <text:p>7</text:p>
              </table:table-cell>
              <table:table-cell office:value-type="float" office:value="24137">
                <text:p>24137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7">
                <text:p>7</text:p>
              </table:table-cell>
              <table:table-cell office:value-type="float" office:value="26875">
                <text:p>2687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7">
                <text:p>7</text:p>
              </table:table-cell>
              <table:table-cell office:value-type="float" office:value="27181">
                <text:p>2718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7">
                <text:p>7</text:p>
              </table:table-cell>
              <table:table-cell office:value-type="float" office:value="26157.5">
                <text:p>26157.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7">
                <text:p>7</text:p>
              </table:table-cell>
              <table:table-cell office:value-type="float" office:value="23991">
                <text:p>2399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7">
                <text:p>7</text:p>
              </table:table-cell>
              <table:table-cell office:value-type="float" office:value="22622">
                <text:p>2262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7">
                <text:p>7</text:p>
              </table:table-cell>
              <table:table-cell office:value-type="float" office:value="23107">
                <text:p>2310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7">
                <text:p>7</text:p>
              </table:table-cell>
              <table:table-cell office:value-type="float" office:value="25353">
                <text:p>2535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7">
                <text:p>7</text:p>
              </table:table-cell>
              <table:table-cell office:value-type="float" office:value="25546.5">
                <text:p>25546.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7">
                <text:p>7</text:p>
              </table:table-cell>
              <table:table-cell office:value-type="float" office:value="25208.5">
                <text:p>25208.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7">
                <text:p>7</text:p>
              </table:table-cell>
              <table:table-cell office:value-type="float" office:value="23954">
                <text:p>23954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7">
                <text:p>7</text:p>
              </table:table-cell>
              <table:table-cell office:value-type="float" office:value="27595">
                <text:p>2759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7">
                <text:p>7</text:p>
              </table:table-cell>
              <table:table-cell office:value-type="float" office:value="23134">
                <text:p>2313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7">
                <text:p>7</text:p>
              </table:table-cell>
              <table:table-cell office:value-type="float" office:value="24271">
                <text:p>2427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7">
                <text:p>7</text:p>
              </table:table-cell>
              <table:table-cell office:value-type="float" office:value="26606.5">
                <text:p>26606.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7">
                <text:p>7</text:p>
              </table:table-cell>
              <table:table-cell office:value-type="float" office:value="25423">
                <text:p>2542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7">
                <text:p>7</text:p>
              </table:table-cell>
              <table:table-cell office:value-type="float" office:value="26771">
                <text:p>2677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7">
                <text:p>7</text:p>
              </table:table-cell>
              <table:table-cell office:value-type="float" office:value="21734">
                <text:p>2173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7">
                <text:p>7</text:p>
              </table:table-cell>
              <table:table-cell office:value-type="float" office:value="23188.5">
                <text:p>23188.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7">
                <text:p>7</text:p>
              </table:table-cell>
              <table:table-cell office:value-type="float" office:value="23303">
                <text:p>23303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7">
                <text:p>7</text:p>
              </table:table-cell>
              <table:table-cell office:value-type="float" office:value="24160.5">
                <text:p>24160.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7">
                <text:p>7</text:p>
              </table:table-cell>
              <table:table-cell office:value-type="float" office:value="25913">
                <text:p>2591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7">
                <text:p>7</text:p>
              </table:table-cell>
              <table:table-cell office:value-type="float" office:value="23658">
                <text:p>23658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7">
                <text:p>7</text:p>
              </table:table-cell>
              <table:table-cell office:value-type="float" office:value="27533.5">
                <text:p>27533.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7">
                <text:p>7</text:p>
              </table:table-cell>
              <table:table-cell office:value-type="float" office:value="24847">
                <text:p>2484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7">
                <text:p>7</text:p>
              </table:table-cell>
              <table:table-cell office:value-type="float" office:value="21106">
                <text:p>2110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7">
                <text:p>7</text:p>
              </table:table-cell>
              <table:table-cell office:value-type="float" office:value="24880">
                <text:p>2488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7">
                <text:p>7</text:p>
              </table:table-cell>
              <table:table-cell office:value-type="float" office:value="24156.5">
                <text:p>24156.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7">
                <text:p>7</text:p>
              </table:table-cell>
              <table:table-cell office:value-type="float" office:value="24088">
                <text:p>24088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7">
                <text:p>7</text:p>
              </table:table-cell>
              <table:table-cell office:value-type="float" office:value="20822">
                <text:p>2082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7">
                <text:p>7</text:p>
              </table:table-cell>
              <table:table-cell office:value-type="float" office:value="29343.5">
                <text:p>29343.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7">
                <text:p>7</text:p>
              </table:table-cell>
              <table:table-cell office:value-type="float" office:value="25978.5">
                <text:p>25978.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7">
                <text:p>7</text:p>
              </table:table-cell>
              <table:table-cell office:value-type="float" office:value="26840">
                <text:p>2684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7">
                <text:p>7</text:p>
              </table:table-cell>
              <table:table-cell office:value-type="float" office:value="27569.5">
                <text:p>27569.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7">
                <text:p>7</text:p>
              </table:table-cell>
              <table:table-cell office:value-type="float" office:value="23245.5">
                <text:p>23245.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7">
                <text:p>7</text:p>
              </table:table-cell>
              <table:table-cell office:value-type="float" office:value="26283.5">
                <text:p>26283.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7">
                <text:p>7</text:p>
              </table:table-cell>
              <table:table-cell office:value-type="float" office:value="21583">
                <text:p>2158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7">
                <text:p>7</text:p>
              </table:table-cell>
              <table:table-cell office:value-type="float" office:value="19520">
                <text:p>1952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7">
                <text:p>7</text:p>
              </table:table-cell>
              <table:table-cell office:value-type="float" office:value="22799.5">
                <text:p>22799.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7">
                <text:p>7</text:p>
              </table:table-cell>
              <table:table-cell office:value-type="float" office:value="24224">
                <text:p>2422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7">
                <text:p>7</text:p>
              </table:table-cell>
              <table:table-cell office:value-type="float" office:value="24961.5">
                <text:p>24961.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7">
                <text:p>7</text:p>
              </table:table-cell>
              <table:table-cell office:value-type="float" office:value="27031.5">
                <text:p>27031.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7">
                <text:p>7</text:p>
              </table:table-cell>
              <table:table-cell office:value-type="float" office:value="22987.5">
                <text:p>22987.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7">
                <text:p>7</text:p>
              </table:table-cell>
              <table:table-cell office:value-type="float" office:value="28947.5">
                <text:p>28947.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7">
                <text:p>7</text:p>
              </table:table-cell>
              <table:table-cell office:value-type="float" office:value="25026.5">
                <text:p>25026.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7">
                <text:p>7</text:p>
              </table:table-cell>
              <table:table-cell office:value-type="float" office:value="25407.5">
                <text:p>25407.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7">
                <text:p>7</text:p>
              </table:table-cell>
              <table:table-cell office:value-type="float" office:value="26600">
                <text:p>2660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7">
                <text:p>7</text:p>
              </table:table-cell>
              <table:table-cell office:value-type="float" office:value="22911.5">
                <text:p>22911.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7">
                <text:p>7</text:p>
              </table:table-cell>
              <table:table-cell office:value-type="float" office:value="24615">
                <text:p>2461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7">
                <text:p>7</text:p>
              </table:table-cell>
              <table:table-cell office:value-type="float" office:value="20040">
                <text:p>2004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7">
                <text:p>7</text:p>
              </table:table-cell>
              <table:table-cell office:value-type="float" office:value="25076">
                <text:p>25076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7">
                <text:p>7</text:p>
              </table:table-cell>
              <table:table-cell office:value-type="float" office:value="22400.5">
                <text:p>22400.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7">
                <text:p>7</text:p>
              </table:table-cell>
              <table:table-cell office:value-type="float" office:value="25592">
                <text:p>2559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7">
                <text:p>7</text:p>
              </table:table-cell>
              <table:table-cell office:value-type="float" office:value="21293.5">
                <text:p>21293.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7">
                <text:p>7</text:p>
              </table:table-cell>
              <table:table-cell office:value-type="float" office:value="25777.5">
                <text:p>25777.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7">
                <text:p>7</text:p>
              </table:table-cell>
              <table:table-cell office:value-type="float" office:value="26572.5">
                <text:p>26572.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7">
                <text:p>7</text:p>
              </table:table-cell>
              <table:table-cell office:value-type="float" office:value="23427.5">
                <text:p>23427.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7">
                <text:p>7</text:p>
              </table:table-cell>
              <table:table-cell office:value-type="float" office:value="22978">
                <text:p>22978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7">
                <text:p>7</text:p>
              </table:table-cell>
              <table:table-cell office:value-type="float" office:value="22005.5">
                <text:p>22005.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7">
                <text:p>7</text:p>
              </table:table-cell>
              <table:table-cell office:value-type="float" office:value="28452">
                <text:p>28452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7">
                <text:p>7</text:p>
              </table:table-cell>
              <table:table-cell office:value-type="float" office:value="24420.5">
                <text:p>24420.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7">
                <text:p>7</text:p>
              </table:table-cell>
              <table:table-cell office:value-type="float" office:value="26120">
                <text:p>2612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">
                <text:p>7</text:p>
              </table:table-cell>
              <table:table-cell office:value-type="float" office:value="25539">
                <text:p>25539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7">
                <text:p>7</text:p>
              </table:table-cell>
              <table:table-cell office:value-type="float" office:value="22889">
                <text:p>22889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7">
                <text:p>7</text:p>
              </table:table-cell>
              <table:table-cell office:value-type="float" office:value="19686.5">
                <text:p>19686.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7">
                <text:p>7</text:p>
              </table:table-cell>
              <table:table-cell office:value-type="float" office:value="27386.5">
                <text:p>27386.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7">
                <text:p>7</text:p>
              </table:table-cell>
              <table:table-cell office:value-type="float" office:value="25120.5">
                <text:p>25120.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7">
                <text:p>7</text:p>
              </table:table-cell>
              <table:table-cell office:value-type="float" office:value="22801">
                <text:p>2280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7">
                <text:p>7</text:p>
              </table:table-cell>
              <table:table-cell office:value-type="float" office:value="24353.5">
                <text:p>24353.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7">
                <text:p>7</text:p>
              </table:table-cell>
              <table:table-cell office:value-type="float" office:value="27320">
                <text:p>2732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7">
                <text:p>7</text:p>
              </table:table-cell>
              <table:table-cell office:value-type="float" office:value="23656">
                <text:p>23656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7">
                <text:p>7</text:p>
              </table:table-cell>
              <table:table-cell office:value-type="float" office:value="23561.5">
                <text:p>23561.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7">
                <text:p>7</text:p>
              </table:table-cell>
              <table:table-cell office:value-type="float" office:value="22024.5">
                <text:p>22024.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7">
                <text:p>7</text:p>
              </table:table-cell>
              <table:table-cell office:value-type="float" office:value="24350">
                <text:p>2435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7">
                <text:p>7</text:p>
              </table:table-cell>
              <table:table-cell office:value-type="float" office:value="24015">
                <text:p>2401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7">
                <text:p>7</text:p>
              </table:table-cell>
              <table:table-cell office:value-type="float" office:value="24970">
                <text:p>2497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7">
                <text:p>7</text:p>
              </table:table-cell>
              <table:table-cell office:value-type="float" office:value="21056.5">
                <text:p>21056.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7">
                <text:p>7</text:p>
              </table:table-cell>
              <table:table-cell office:value-type="float" office:value="21080.5">
                <text:p>21080.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7">
                <text:p>7</text:p>
              </table:table-cell>
              <table:table-cell office:value-type="float" office:value="33341">
                <text:p>3334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7">
                <text:p>7</text:p>
              </table:table-cell>
              <table:table-cell office:value-type="float" office:value="22874">
                <text:p>2287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7">
                <text:p>7</text:p>
              </table:table-cell>
              <table:table-cell office:value-type="float" office:value="26487">
                <text:p>26487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7">
                <text:p>7</text:p>
              </table:table-cell>
              <table:table-cell office:value-type="float" office:value="24162">
                <text:p>2416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7">
                <text:p>7</text:p>
              </table:table-cell>
              <table:table-cell office:value-type="float" office:value="25302.5">
                <text:p>25302.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7">
                <text:p>7</text:p>
              </table:table-cell>
              <table:table-cell office:value-type="float" office:value="25727">
                <text:p>25727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7">
                <text:p>7</text:p>
              </table:table-cell>
              <table:table-cell office:value-type="float" office:value="22457">
                <text:p>2245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7">
                <text:p>7</text:p>
              </table:table-cell>
              <table:table-cell office:value-type="float" office:value="26444">
                <text:p>26444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7">
                <text:p>7</text:p>
              </table:table-cell>
              <table:table-cell office:value-type="float" office:value="23226.5">
                <text:p>23226.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7">
                <text:p>7</text:p>
              </table:table-cell>
              <table:table-cell office:value-type="float" office:value="21554">
                <text:p>21554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7">
                <text:p>7</text:p>
              </table:table-cell>
              <table:table-cell office:value-type="float" office:value="24644">
                <text:p>2464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7">
                <text:p>7</text:p>
              </table:table-cell>
              <table:table-cell office:value-type="float" office:value="23990">
                <text:p>2399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7">
                <text:p>7</text:p>
              </table:table-cell>
              <table:table-cell office:value-type="float" office:value="22141.5">
                <text:p>22141.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7">
                <text:p>7</text:p>
              </table:table-cell>
              <table:table-cell office:value-type="float" office:value="26452">
                <text:p>26452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7">
                <text:p>7</text:p>
              </table:table-cell>
              <table:table-cell office:value-type="float" office:value="25532.5">
                <text:p>25532.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7">
                <text:p>7</text:p>
              </table:table-cell>
              <table:table-cell office:value-type="float" office:value="24828">
                <text:p>24828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7">
                <text:p>7</text:p>
              </table:table-cell>
              <table:table-cell office:value-type="float" office:value="24702">
                <text:p>24702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7">
                <text:p>7</text:p>
              </table:table-cell>
              <table:table-cell office:value-type="float" office:value="21744.5">
                <text:p>21744.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7">
                <text:p>7</text:p>
              </table:table-cell>
              <table:table-cell office:value-type="float" office:value="22251">
                <text:p>22251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7">
                <text:p>7</text:p>
              </table:table-cell>
              <table:table-cell office:value-type="float" office:value="24682.5">
                <text:p>24682.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7">
                <text:p>7</text:p>
              </table:table-cell>
              <table:table-cell office:value-type="float" office:value="21803.5">
                <text:p>21803.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">
                <text:p>7</text:p>
              </table:table-cell>
              <table:table-cell office:value-type="float" office:value="23848">
                <text:p>23848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7">
                <text:p>7</text:p>
              </table:table-cell>
              <table:table-cell office:value-type="float" office:value="23339">
                <text:p>23339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7">
                <text:p>7</text:p>
              </table:table-cell>
              <table:table-cell office:value-type="float" office:value="21075.5">
                <text:p>21075.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7">
                <text:p>7</text:p>
              </table:table-cell>
              <table:table-cell office:value-type="float" office:value="22382">
                <text:p>22382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7">
                <text:p>7</text:p>
              </table:table-cell>
              <table:table-cell office:value-type="float" office:value="23463">
                <text:p>23463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7">
                <text:p>7</text:p>
              </table:table-cell>
              <table:table-cell office:value-type="float" office:value="23630">
                <text:p>2363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7">
                <text:p>7</text:p>
              </table:table-cell>
              <table:table-cell office:value-type="float" office:value="25037">
                <text:p>25037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7">
                <text:p>7</text:p>
              </table:table-cell>
              <table:table-cell office:value-type="float" office:value="29907">
                <text:p>29907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7">
                <text:p>7</text:p>
              </table:table-cell>
              <table:table-cell office:value-type="float" office:value="25493.5">
                <text:p>25493.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7">
                <text:p>7</text:p>
              </table:table-cell>
              <table:table-cell office:value-type="float" office:value="25934.5">
                <text:p>25934.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7">
                <text:p>7</text:p>
              </table:table-cell>
              <table:table-cell office:value-type="float" office:value="27395.5">
                <text:p>27395.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7">
                <text:p>7</text:p>
              </table:table-cell>
              <table:table-cell office:value-type="float" office:value="24240">
                <text:p>2424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7">
                <text:p>7</text:p>
              </table:table-cell>
              <table:table-cell office:value-type="float" office:value="26072">
                <text:p>26072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7">
                <text:p>7</text:p>
              </table:table-cell>
              <table:table-cell office:value-type="float" office:value="22705">
                <text:p>2270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7">
                <text:p>7</text:p>
              </table:table-cell>
              <table:table-cell office:value-type="float" office:value="20788">
                <text:p>2078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7">
                <text:p>7</text:p>
              </table:table-cell>
              <table:table-cell office:value-type="float" office:value="21694">
                <text:p>2169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7">
                <text:p>7</text:p>
              </table:table-cell>
              <table:table-cell office:value-type="float" office:value="24482">
                <text:p>24482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7">
                <text:p>7</text:p>
              </table:table-cell>
              <table:table-cell office:value-type="float" office:value="22011.5">
                <text:p>22011.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7">
                <text:p>7</text:p>
              </table:table-cell>
              <table:table-cell office:value-type="float" office:value="20912.5">
                <text:p>20912.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7">
                <text:p>7</text:p>
              </table:table-cell>
              <table:table-cell office:value-type="float" office:value="20004">
                <text:p>2000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7">
                <text:p>7</text:p>
              </table:table-cell>
              <table:table-cell office:value-type="float" office:value="28162">
                <text:p>2816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7">
                <text:p>7</text:p>
              </table:table-cell>
              <table:table-cell office:value-type="float" office:value="23913">
                <text:p>2391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7">
                <text:p>7</text:p>
              </table:table-cell>
              <table:table-cell office:value-type="float" office:value="27671.5">
                <text:p>27671.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7">
                <text:p>7</text:p>
              </table:table-cell>
              <table:table-cell office:value-type="float" office:value="19037.5">
                <text:p>19037.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7">
                <text:p>7</text:p>
              </table:table-cell>
              <table:table-cell office:value-type="float" office:value="27584.5">
                <text:p>27584.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7">
                <text:p>7</text:p>
              </table:table-cell>
              <table:table-cell office:value-type="float" office:value="22273.5">
                <text:p>22273.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7">
                <text:p>7</text:p>
              </table:table-cell>
              <table:table-cell office:value-type="float" office:value="27007">
                <text:p>27007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7">
                <text:p>7</text:p>
              </table:table-cell>
              <table:table-cell office:value-type="float" office:value="22588">
                <text:p>2258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7">
                <text:p>7</text:p>
              </table:table-cell>
              <table:table-cell office:value-type="float" office:value="25216.5">
                <text:p>25216.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7">
                <text:p>7</text:p>
              </table:table-cell>
              <table:table-cell office:value-type="float" office:value="22697">
                <text:p>22697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7">
                <text:p>7</text:p>
              </table:table-cell>
              <table:table-cell office:value-type="float" office:value="23534.5">
                <text:p>23534.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7">
                <text:p>7</text:p>
              </table:table-cell>
              <table:table-cell office:value-type="float" office:value="21803.5">
                <text:p>21803.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7">
                <text:p>7</text:p>
              </table:table-cell>
              <table:table-cell office:value-type="float" office:value="28784">
                <text:p>2878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7">
                <text:p>7</text:p>
              </table:table-cell>
              <table:table-cell office:value-type="float" office:value="23658.5">
                <text:p>23658.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7">
                <text:p>7</text:p>
              </table:table-cell>
              <table:table-cell office:value-type="float" office:value="22601">
                <text:p>2260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7">
                <text:p>7</text:p>
              </table:table-cell>
              <table:table-cell office:value-type="float" office:value="21102.5">
                <text:p>21102.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7">
                <text:p>7</text:p>
              </table:table-cell>
              <table:table-cell office:value-type="float" office:value="23365.5">
                <text:p>23365.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7">
                <text:p>7</text:p>
              </table:table-cell>
              <table:table-cell office:value-type="float" office:value="24323.5">
                <text:p>24323.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7">
                <text:p>7</text:p>
              </table:table-cell>
              <table:table-cell office:value-type="float" office:value="23646">
                <text:p>2364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7">
                <text:p>7</text:p>
              </table:table-cell>
              <table:table-cell office:value-type="float" office:value="25905.5">
                <text:p>25905.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7">
                <text:p>7</text:p>
              </table:table-cell>
              <table:table-cell office:value-type="float" office:value="22139">
                <text:p>2213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7">
                <text:p>7</text:p>
              </table:table-cell>
              <table:table-cell office:value-type="float" office:value="24186.5">
                <text:p>24186.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7">
                <text:p>7</text:p>
              </table:table-cell>
              <table:table-cell office:value-type="float" office:value="24924">
                <text:p>2492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7">
                <text:p>7</text:p>
              </table:table-cell>
              <table:table-cell office:value-type="float" office:value="23717">
                <text:p>23717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">
                <text:p>7</text:p>
              </table:table-cell>
              <table:table-cell office:value-type="float" office:value="26354">
                <text:p>2635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7">
                <text:p>7</text:p>
              </table:table-cell>
              <table:table-cell office:value-type="float" office:value="23008.5">
                <text:p>23008.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7">
                <text:p>7</text:p>
              </table:table-cell>
              <table:table-cell office:value-type="float" office:value="25672.5">
                <text:p>25672.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7">
                <text:p>7</text:p>
              </table:table-cell>
              <table:table-cell office:value-type="float" office:value="29140">
                <text:p>2914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7">
                <text:p>7</text:p>
              </table:table-cell>
              <table:table-cell office:value-type="float" office:value="21247.5">
                <text:p>21247.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7">
                <text:p>7</text:p>
              </table:table-cell>
              <table:table-cell office:value-type="float" office:value="24864">
                <text:p>24864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7">
                <text:p>7</text:p>
              </table:table-cell>
              <table:table-cell office:value-type="float" office:value="23532">
                <text:p>23532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7">
                <text:p>7</text:p>
              </table:table-cell>
              <table:table-cell office:value-type="float" office:value="22440.5">
                <text:p>22440.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7">
                <text:p>7</text:p>
              </table:table-cell>
              <table:table-cell office:value-type="float" office:value="24981.5">
                <text:p>24981.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7">
                <text:p>7</text:p>
              </table:table-cell>
              <table:table-cell office:value-type="float" office:value="25961">
                <text:p>2596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7">
                <text:p>7</text:p>
              </table:table-cell>
              <table:table-cell office:value-type="float" office:value="28456">
                <text:p>2845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7">
                <text:p>7</text:p>
              </table:table-cell>
              <table:table-cell office:value-type="float" office:value="20498.5">
                <text:p>20498.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7">
                <text:p>7</text:p>
              </table:table-cell>
              <table:table-cell office:value-type="float" office:value="23721">
                <text:p>23721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7">
                <text:p>7</text:p>
              </table:table-cell>
              <table:table-cell office:value-type="float" office:value="23683.5">
                <text:p>23683.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7">
                <text:p>7</text:p>
              </table:table-cell>
              <table:table-cell office:value-type="float" office:value="24053">
                <text:p>24053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7">
                <text:p>7</text:p>
              </table:table-cell>
              <table:table-cell office:value-type="float" office:value="23414">
                <text:p>2341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7">
                <text:p>7</text:p>
              </table:table-cell>
              <table:table-cell office:value-type="float" office:value="25389.5">
                <text:p>25389.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7">
                <text:p>7</text:p>
              </table:table-cell>
              <table:table-cell office:value-type="float" office:value="23754">
                <text:p>23754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7">
                <text:p>7</text:p>
              </table:table-cell>
              <table:table-cell office:value-type="float" office:value="20446.5">
                <text:p>20446.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7">
                <text:p>7</text:p>
              </table:table-cell>
              <table:table-cell office:value-type="float" office:value="20944.5">
                <text:p>20944.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7">
                <text:p>7</text:p>
              </table:table-cell>
              <table:table-cell office:value-type="float" office:value="24284">
                <text:p>24284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7">
                <text:p>7</text:p>
              </table:table-cell>
              <table:table-cell office:value-type="float" office:value="24108">
                <text:p>24108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7">
                <text:p>7</text:p>
              </table:table-cell>
              <table:table-cell office:value-type="float" office:value="25839.5">
                <text:p>25839.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7">
                <text:p>7</text:p>
              </table:table-cell>
              <table:table-cell office:value-type="float" office:value="21060.5">
                <text:p>21060.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7">
                <text:p>7</text:p>
              </table:table-cell>
              <table:table-cell office:value-type="float" office:value="17497.5">
                <text:p>17497.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7">
                <text:p>7</text:p>
              </table:table-cell>
              <table:table-cell office:value-type="float" office:value="24376">
                <text:p>24376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7">
                <text:p>7</text:p>
              </table:table-cell>
              <table:table-cell office:value-type="float" office:value="23045">
                <text:p>2304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7">
                <text:p>7</text:p>
              </table:table-cell>
              <table:table-cell office:value-type="float" office:value="26343.5">
                <text:p>26343.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7">
                <text:p>7</text:p>
              </table:table-cell>
              <table:table-cell office:value-type="float" office:value="24608">
                <text:p>2460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7">
                <text:p>7</text:p>
              </table:table-cell>
              <table:table-cell office:value-type="float" office:value="23309">
                <text:p>23309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7">
                <text:p>7</text:p>
              </table:table-cell>
              <table:table-cell office:value-type="float" office:value="27692.5">
                <text:p>27692.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7">
                <text:p>7</text:p>
              </table:table-cell>
              <table:table-cell office:value-type="float" office:value="24918.5">
                <text:p>24918.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7">
                <text:p>7</text:p>
              </table:table-cell>
              <table:table-cell office:value-type="float" office:value="26411.5">
                <text:p>26411.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7">
                <text:p>7</text:p>
              </table:table-cell>
              <table:table-cell office:value-type="float" office:value="22800">
                <text:p>2280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7">
                <text:p>7</text:p>
              </table:table-cell>
              <table:table-cell office:value-type="float" office:value="21225">
                <text:p>2122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7">
                <text:p>7</text:p>
              </table:table-cell>
              <table:table-cell office:value-type="float" office:value="26775">
                <text:p>2677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7">
                <text:p>7</text:p>
              </table:table-cell>
              <table:table-cell office:value-type="float" office:value="29387.5">
                <text:p>29387.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7">
                <text:p>7</text:p>
              </table:table-cell>
              <table:table-cell office:value-type="float" office:value="23024">
                <text:p>23024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7">
                <text:p>7</text:p>
              </table:table-cell>
              <table:table-cell office:value-type="float" office:value="24755">
                <text:p>2475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7">
                <text:p>7</text:p>
              </table:table-cell>
              <table:table-cell office:value-type="float" office:value="23388">
                <text:p>2338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7">
                <text:p>7</text:p>
              </table:table-cell>
              <table:table-cell office:value-type="float" office:value="22071">
                <text:p>22071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7">
                <text:p>7</text:p>
              </table:table-cell>
              <table:table-cell office:value-type="float" office:value="22807.5">
                <text:p>22807.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7">
                <text:p>7</text:p>
              </table:table-cell>
              <table:table-cell office:value-type="float" office:value="27612">
                <text:p>27612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7">
                <text:p>7</text:p>
              </table:table-cell>
              <table:table-cell office:value-type="float" office:value="22169.5">
                <text:p>22169.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7">
                <text:p>7</text:p>
              </table:table-cell>
              <table:table-cell office:value-type="float" office:value="23115">
                <text:p>2311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7">
                <text:p>7</text:p>
              </table:table-cell>
              <table:table-cell office:value-type="float" office:value="28498">
                <text:p>28498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7">
                <text:p>7</text:p>
              </table:table-cell>
              <table:table-cell office:value-type="float" office:value="19687.5">
                <text:p>19687.5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7">
                <text:p>7</text:p>
              </table:table-cell>
              <table:table-cell office:value-type="float" office:value="23362.5">
                <text:p>23362.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7">
                <text:p>7</text:p>
              </table:table-cell>
              <table:table-cell office:value-type="float" office:value="23419.5">
                <text:p>23419.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7">
                <text:p>7</text:p>
              </table:table-cell>
              <table:table-cell office:value-type="float" office:value="20702">
                <text:p>2070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7">
                <text:p>7</text:p>
              </table:table-cell>
              <table:table-cell office:value-type="float" office:value="18332.5">
                <text:p>18332.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7">
                <text:p>7</text:p>
              </table:table-cell>
              <table:table-cell office:value-type="float" office:value="21871.5">
                <text:p>21871.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7">
                <text:p>7</text:p>
              </table:table-cell>
              <table:table-cell office:value-type="float" office:value="25304">
                <text:p>25304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7">
                <text:p>7</text:p>
              </table:table-cell>
              <table:table-cell office:value-type="float" office:value="25728">
                <text:p>25728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7">
                <text:p>7</text:p>
              </table:table-cell>
              <table:table-cell office:value-type="float" office:value="21691">
                <text:p>21691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7">
                <text:p>7</text:p>
              </table:table-cell>
              <table:table-cell office:value-type="float" office:value="24313.5">
                <text:p>24313.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7">
                <text:p>7</text:p>
              </table:table-cell>
              <table:table-cell office:value-type="float" office:value="22943.5">
                <text:p>22943.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7">
                <text:p>7</text:p>
              </table:table-cell>
              <table:table-cell office:value-type="float" office:value="24583.5">
                <text:p>24583.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7">
                <text:p>7</text:p>
              </table:table-cell>
              <table:table-cell office:value-type="float" office:value="24024">
                <text:p>24024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7">
                <text:p>7</text:p>
              </table:table-cell>
              <table:table-cell office:value-type="float" office:value="27530">
                <text:p>2753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7">
                <text:p>7</text:p>
              </table:table-cell>
              <table:table-cell office:value-type="float" office:value="22897.5">
                <text:p>22897.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7">
                <text:p>7</text:p>
              </table:table-cell>
              <table:table-cell office:value-type="float" office:value="27635">
                <text:p>2763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7">
                <text:p>7</text:p>
              </table:table-cell>
              <table:table-cell office:value-type="float" office:value="27957.5">
                <text:p>27957.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7">
                <text:p>7</text:p>
              </table:table-cell>
              <table:table-cell office:value-type="float" office:value="26855.5">
                <text:p>26855.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7">
                <text:p>7</text:p>
              </table:table-cell>
              <table:table-cell office:value-type="float" office:value="28498">
                <text:p>28498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7">
                <text:p>7</text:p>
              </table:table-cell>
              <table:table-cell office:value-type="float" office:value="23549.5">
                <text:p>23549.5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7">
                <text:p>7</text:p>
              </table:table-cell>
              <table:table-cell office:value-type="float" office:value="19022">
                <text:p>1902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7">
                <text:p>7</text:p>
              </table:table-cell>
              <table:table-cell office:value-type="float" office:value="24886.5">
                <text:p>24886.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7">
                <text:p>7</text:p>
              </table:table-cell>
              <table:table-cell office:value-type="float" office:value="21168.5">
                <text:p>21168.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7">
                <text:p>7</text:p>
              </table:table-cell>
              <table:table-cell office:value-type="float" office:value="23658.5">
                <text:p>23658.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">
                <text:p>7</text:p>
              </table:table-cell>
              <table:table-cell office:value-type="float" office:value="22966">
                <text:p>22966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">
                <text:p>7</text:p>
              </table:table-cell>
              <table:table-cell office:value-type="float" office:value="22832">
                <text:p>22832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7">
                <text:p>7</text:p>
              </table:table-cell>
              <table:table-cell office:value-type="float" office:value="27406.5">
                <text:p>27406.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7">
                <text:p>7</text:p>
              </table:table-cell>
              <table:table-cell office:value-type="float" office:value="22463.5">
                <text:p>22463.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7">
                <text:p>7</text:p>
              </table:table-cell>
              <table:table-cell office:value-type="float" office:value="28144">
                <text:p>2814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7">
                <text:p>7</text:p>
              </table:table-cell>
              <table:table-cell office:value-type="float" office:value="22123.5">
                <text:p>22123.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7">
                <text:p>7</text:p>
              </table:table-cell>
              <table:table-cell office:value-type="float" office:value="20451.5">
                <text:p>20451.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7">
                <text:p>7</text:p>
              </table:table-cell>
              <table:table-cell office:value-type="float" office:value="25488.5">
                <text:p>25488.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7">
                <text:p>7</text:p>
              </table:table-cell>
              <table:table-cell office:value-type="float" office:value="24133">
                <text:p>24133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7">
                <text:p>7</text:p>
              </table:table-cell>
              <table:table-cell office:value-type="float" office:value="25797">
                <text:p>25797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7">
                <text:p>7</text:p>
              </table:table-cell>
              <table:table-cell office:value-type="float" office:value="22815">
                <text:p>2281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7">
                <text:p>7</text:p>
              </table:table-cell>
              <table:table-cell office:value-type="float" office:value="20891.5">
                <text:p>20891.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7">
                <text:p>7</text:p>
              </table:table-cell>
              <table:table-cell office:value-type="float" office:value="22639.5">
                <text:p>22639.5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">
                <text:p>8</text:p>
              </table:table-cell>
              <table:table-cell office:value-type="float" office:value="24873.5">
                <text:p>24873.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">
                <text:p>8</text:p>
              </table:table-cell>
              <table:table-cell office:value-type="float" office:value="22081.5">
                <text:p>22081.5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">
                <text:p>8</text:p>
              </table:table-cell>
              <table:table-cell office:value-type="float" office:value="30867.5">
                <text:p>30867.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8">
                <text:p>8</text:p>
              </table:table-cell>
              <table:table-cell office:value-type="float" office:value="23802">
                <text:p>2380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8">
                <text:p>8</text:p>
              </table:table-cell>
              <table:table-cell office:value-type="float" office:value="24048.5">
                <text:p>24048.5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8">
                <text:p>8</text:p>
              </table:table-cell>
              <table:table-cell office:value-type="float" office:value="23523">
                <text:p>2352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8">
                <text:p>8</text:p>
              </table:table-cell>
              <table:table-cell office:value-type="float" office:value="24530.5">
                <text:p>24530.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8">
                <text:p>8</text:p>
              </table:table-cell>
              <table:table-cell office:value-type="float" office:value="24921">
                <text:p>24921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8">
                <text:p>8</text:p>
              </table:table-cell>
              <table:table-cell office:value-type="float" office:value="22746">
                <text:p>22746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8">
                <text:p>8</text:p>
              </table:table-cell>
              <table:table-cell office:value-type="float" office:value="26811">
                <text:p>2681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8">
                <text:p>8</text:p>
              </table:table-cell>
              <table:table-cell office:value-type="float" office:value="23280">
                <text:p>2328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8">
                <text:p>8</text:p>
              </table:table-cell>
              <table:table-cell office:value-type="float" office:value="25737">
                <text:p>25737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8">
                <text:p>8</text:p>
              </table:table-cell>
              <table:table-cell office:value-type="float" office:value="23488">
                <text:p>2348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8">
                <text:p>8</text:p>
              </table:table-cell>
              <table:table-cell office:value-type="float" office:value="21829.5">
                <text:p>21829.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8">
                <text:p>8</text:p>
              </table:table-cell>
              <table:table-cell office:value-type="float" office:value="21378">
                <text:p>21378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8">
                <text:p>8</text:p>
              </table:table-cell>
              <table:table-cell office:value-type="float" office:value="25122">
                <text:p>2512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8">
                <text:p>8</text:p>
              </table:table-cell>
              <table:table-cell office:value-type="float" office:value="26740.5">
                <text:p>26740.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8">
                <text:p>8</text:p>
              </table:table-cell>
              <table:table-cell office:value-type="float" office:value="24222">
                <text:p>2422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8">
                <text:p>8</text:p>
              </table:table-cell>
              <table:table-cell office:value-type="float" office:value="26478.5">
                <text:p>26478.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8">
                <text:p>8</text:p>
              </table:table-cell>
              <table:table-cell office:value-type="float" office:value="23636">
                <text:p>23636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8">
                <text:p>8</text:p>
              </table:table-cell>
              <table:table-cell office:value-type="float" office:value="24381.5">
                <text:p>24381.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8">
                <text:p>8</text:p>
              </table:table-cell>
              <table:table-cell office:value-type="float" office:value="29422.5">
                <text:p>29422.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8">
                <text:p>8</text:p>
              </table:table-cell>
              <table:table-cell office:value-type="float" office:value="21373">
                <text:p>21373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8">
                <text:p>8</text:p>
              </table:table-cell>
              <table:table-cell office:value-type="float" office:value="22137.5">
                <text:p>22137.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8">
                <text:p>8</text:p>
              </table:table-cell>
              <table:table-cell office:value-type="float" office:value="29992">
                <text:p>2999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8">
                <text:p>8</text:p>
              </table:table-cell>
              <table:table-cell office:value-type="float" office:value="23934.5">
                <text:p>23934.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8">
                <text:p>8</text:p>
              </table:table-cell>
              <table:table-cell office:value-type="float" office:value="27932.5">
                <text:p>27932.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8">
                <text:p>8</text:p>
              </table:table-cell>
              <table:table-cell office:value-type="float" office:value="27464.5">
                <text:p>27464.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8">
                <text:p>8</text:p>
              </table:table-cell>
              <table:table-cell office:value-type="float" office:value="22620">
                <text:p>2262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8">
                <text:p>8</text:p>
              </table:table-cell>
              <table:table-cell office:value-type="float" office:value="21813">
                <text:p>2181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8">
                <text:p>8</text:p>
              </table:table-cell>
              <table:table-cell office:value-type="float" office:value="28122">
                <text:p>2812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8">
                <text:p>8</text:p>
              </table:table-cell>
              <table:table-cell office:value-type="float" office:value="24985">
                <text:p>2498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8">
                <text:p>8</text:p>
              </table:table-cell>
              <table:table-cell office:value-type="float" office:value="27838">
                <text:p>27838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8">
                <text:p>8</text:p>
              </table:table-cell>
              <table:table-cell office:value-type="float" office:value="22678.5">
                <text:p>22678.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8">
                <text:p>8</text:p>
              </table:table-cell>
              <table:table-cell office:value-type="float" office:value="26898.5">
                <text:p>26898.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8">
                <text:p>8</text:p>
              </table:table-cell>
              <table:table-cell office:value-type="float" office:value="25267">
                <text:p>25267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8">
                <text:p>8</text:p>
              </table:table-cell>
              <table:table-cell office:value-type="float" office:value="25092">
                <text:p>25092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8">
                <text:p>8</text:p>
              </table:table-cell>
              <table:table-cell office:value-type="float" office:value="23618.5">
                <text:p>23618.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8">
                <text:p>8</text:p>
              </table:table-cell>
              <table:table-cell office:value-type="float" office:value="23640.5">
                <text:p>23640.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8">
                <text:p>8</text:p>
              </table:table-cell>
              <table:table-cell office:value-type="float" office:value="24356.5">
                <text:p>24356.5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8">
                <text:p>8</text:p>
              </table:table-cell>
              <table:table-cell office:value-type="float" office:value="25911.5">
                <text:p>25911.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8">
                <text:p>8</text:p>
              </table:table-cell>
              <table:table-cell office:value-type="float" office:value="28498.5">
                <text:p>28498.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8">
                <text:p>8</text:p>
              </table:table-cell>
              <table:table-cell office:value-type="float" office:value="26976">
                <text:p>26976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8">
                <text:p>8</text:p>
              </table:table-cell>
              <table:table-cell office:value-type="float" office:value="22632">
                <text:p>2263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8">
                <text:p>8</text:p>
              </table:table-cell>
              <table:table-cell office:value-type="float" office:value="21410.5">
                <text:p>21410.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8">
                <text:p>8</text:p>
              </table:table-cell>
              <table:table-cell office:value-type="float" office:value="23287">
                <text:p>23287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8">
                <text:p>8</text:p>
              </table:table-cell>
              <table:table-cell office:value-type="float" office:value="24268.5">
                <text:p>24268.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8">
                <text:p>8</text:p>
              </table:table-cell>
              <table:table-cell office:value-type="float" office:value="23474">
                <text:p>23474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8">
                <text:p>8</text:p>
              </table:table-cell>
              <table:table-cell office:value-type="float" office:value="22391.5">
                <text:p>22391.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">
                <text:p>8</text:p>
              </table:table-cell>
              <table:table-cell office:value-type="float" office:value="26701">
                <text:p>2670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8">
                <text:p>8</text:p>
              </table:table-cell>
              <table:table-cell office:value-type="float" office:value="26150">
                <text:p>2615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8">
                <text:p>8</text:p>
              </table:table-cell>
              <table:table-cell office:value-type="float" office:value="25849">
                <text:p>25849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8">
                <text:p>8</text:p>
              </table:table-cell>
              <table:table-cell office:value-type="float" office:value="29346">
                <text:p>2934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8">
                <text:p>8</text:p>
              </table:table-cell>
              <table:table-cell office:value-type="float" office:value="26111.5">
                <text:p>26111.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8">
                <text:p>8</text:p>
              </table:table-cell>
              <table:table-cell office:value-type="float" office:value="25163">
                <text:p>2516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8">
                <text:p>8</text:p>
              </table:table-cell>
              <table:table-cell office:value-type="float" office:value="22404.5">
                <text:p>22404.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8">
                <text:p>8</text:p>
              </table:table-cell>
              <table:table-cell office:value-type="float" office:value="21486">
                <text:p>21486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8">
                <text:p>8</text:p>
              </table:table-cell>
              <table:table-cell office:value-type="float" office:value="22880">
                <text:p>2288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8">
                <text:p>8</text:p>
              </table:table-cell>
              <table:table-cell office:value-type="float" office:value="22912.5">
                <text:p>22912.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8">
                <text:p>8</text:p>
              </table:table-cell>
              <table:table-cell office:value-type="float" office:value="19965.5">
                <text:p>19965.5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8">
                <text:p>8</text:p>
              </table:table-cell>
              <table:table-cell office:value-type="float" office:value="24290.5">
                <text:p>24290.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8">
                <text:p>8</text:p>
              </table:table-cell>
              <table:table-cell office:value-type="float" office:value="26019.5">
                <text:p>26019.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8">
                <text:p>8</text:p>
              </table:table-cell>
              <table:table-cell office:value-type="float" office:value="23708">
                <text:p>2370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8">
                <text:p>8</text:p>
              </table:table-cell>
              <table:table-cell office:value-type="float" office:value="25192">
                <text:p>25192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8">
                <text:p>8</text:p>
              </table:table-cell>
              <table:table-cell office:value-type="float" office:value="27129">
                <text:p>27129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8">
                <text:p>8</text:p>
              </table:table-cell>
              <table:table-cell office:value-type="float" office:value="16804.5">
                <text:p>16804.5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8">
                <text:p>8</text:p>
              </table:table-cell>
              <table:table-cell office:value-type="float" office:value="28536">
                <text:p>2853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8">
                <text:p>8</text:p>
              </table:table-cell>
              <table:table-cell office:value-type="float" office:value="22245.5">
                <text:p>22245.5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8">
                <text:p>8</text:p>
              </table:table-cell>
              <table:table-cell office:value-type="float" office:value="21480.5">
                <text:p>21480.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8">
                <text:p>8</text:p>
              </table:table-cell>
              <table:table-cell office:value-type="float" office:value="23297">
                <text:p>23297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8">
                <text:p>8</text:p>
              </table:table-cell>
              <table:table-cell office:value-type="float" office:value="23507.5">
                <text:p>23507.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8">
                <text:p>8</text:p>
              </table:table-cell>
              <table:table-cell office:value-type="float" office:value="25997.5">
                <text:p>25997.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8">
                <text:p>8</text:p>
              </table:table-cell>
              <table:table-cell office:value-type="float" office:value="24563.5">
                <text:p>24563.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8">
                <text:p>8</text:p>
              </table:table-cell>
              <table:table-cell office:value-type="float" office:value="26436.5">
                <text:p>26436.5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8">
                <text:p>8</text:p>
              </table:table-cell>
              <table:table-cell office:value-type="float" office:value="26734.5">
                <text:p>26734.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8">
                <text:p>8</text:p>
              </table:table-cell>
              <table:table-cell office:value-type="float" office:value="22906.5">
                <text:p>22906.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8">
                <text:p>8</text:p>
              </table:table-cell>
              <table:table-cell office:value-type="float" office:value="24116.5">
                <text:p>24116.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8">
                <text:p>8</text:p>
              </table:table-cell>
              <table:table-cell office:value-type="float" office:value="26960">
                <text:p>2696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8">
                <text:p>8</text:p>
              </table:table-cell>
              <table:table-cell office:value-type="float" office:value="26815.5">
                <text:p>26815.5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8">
                <text:p>8</text:p>
              </table:table-cell>
              <table:table-cell office:value-type="float" office:value="24611">
                <text:p>24611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8">
                <text:p>8</text:p>
              </table:table-cell>
              <table:table-cell office:value-type="float" office:value="29255">
                <text:p>2925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8">
                <text:p>8</text:p>
              </table:table-cell>
              <table:table-cell office:value-type="float" office:value="25371.5">
                <text:p>25371.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8">
                <text:p>8</text:p>
              </table:table-cell>
              <table:table-cell office:value-type="float" office:value="20091">
                <text:p>20091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8">
                <text:p>8</text:p>
              </table:table-cell>
              <table:table-cell office:value-type="float" office:value="25660.5">
                <text:p>25660.5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8">
                <text:p>8</text:p>
              </table:table-cell>
              <table:table-cell office:value-type="float" office:value="26403">
                <text:p>26403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8">
                <text:p>8</text:p>
              </table:table-cell>
              <table:table-cell office:value-type="float" office:value="27099.5">
                <text:p>27099.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8">
                <text:p>8</text:p>
              </table:table-cell>
              <table:table-cell office:value-type="float" office:value="24549">
                <text:p>24549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8">
                <text:p>8</text:p>
              </table:table-cell>
              <table:table-cell office:value-type="float" office:value="24796">
                <text:p>2479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8">
                <text:p>8</text:p>
              </table:table-cell>
              <table:table-cell office:value-type="float" office:value="21832.5">
                <text:p>21832.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8">
                <text:p>8</text:p>
              </table:table-cell>
              <table:table-cell office:value-type="float" office:value="26433.5">
                <text:p>26433.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8">
                <text:p>8</text:p>
              </table:table-cell>
              <table:table-cell office:value-type="float" office:value="24832.5">
                <text:p>24832.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8">
                <text:p>8</text:p>
              </table:table-cell>
              <table:table-cell office:value-type="float" office:value="24155.5">
                <text:p>24155.5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8">
                <text:p>8</text:p>
              </table:table-cell>
              <table:table-cell office:value-type="float" office:value="23734.5">
                <text:p>23734.5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8">
                <text:p>8</text:p>
              </table:table-cell>
              <table:table-cell office:value-type="float" office:value="20361.5">
                <text:p>20361.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8">
                <text:p>8</text:p>
              </table:table-cell>
              <table:table-cell office:value-type="float" office:value="28301.5">
                <text:p>28301.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8">
                <text:p>8</text:p>
              </table:table-cell>
              <table:table-cell office:value-type="float" office:value="22027">
                <text:p>2202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8">
                <text:p>8</text:p>
              </table:table-cell>
              <table:table-cell office:value-type="float" office:value="20072">
                <text:p>20072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8">
                <text:p>8</text:p>
              </table:table-cell>
              <table:table-cell office:value-type="float" office:value="19276.5">
                <text:p>19276.5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8">
                <text:p>8</text:p>
              </table:table-cell>
              <table:table-cell office:value-type="float" office:value="26535">
                <text:p>2653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8">
                <text:p>8</text:p>
              </table:table-cell>
              <table:table-cell office:value-type="float" office:value="25082">
                <text:p>25082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8">
                <text:p>8</text:p>
              </table:table-cell>
              <table:table-cell office:value-type="float" office:value="22653.5">
                <text:p>22653.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">
                <text:p>8</text:p>
              </table:table-cell>
              <table:table-cell office:value-type="float" office:value="24269">
                <text:p>2426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">
                <text:p>8</text:p>
              </table:table-cell>
              <table:table-cell office:value-type="float" office:value="24928.5">
                <text:p>24928.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">
                <text:p>8</text:p>
              </table:table-cell>
              <table:table-cell office:value-type="float" office:value="21575">
                <text:p>2157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8">
                <text:p>8</text:p>
              </table:table-cell>
              <table:table-cell office:value-type="float" office:value="26561">
                <text:p>26561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8">
                <text:p>8</text:p>
              </table:table-cell>
              <table:table-cell office:value-type="float" office:value="27433">
                <text:p>27433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8">
                <text:p>8</text:p>
              </table:table-cell>
              <table:table-cell office:value-type="float" office:value="25651.5">
                <text:p>25651.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8">
                <text:p>8</text:p>
              </table:table-cell>
              <table:table-cell office:value-type="float" office:value="30885.5">
                <text:p>30885.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8">
                <text:p>8</text:p>
              </table:table-cell>
              <table:table-cell office:value-type="float" office:value="27166">
                <text:p>27166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8">
                <text:p>8</text:p>
              </table:table-cell>
              <table:table-cell office:value-type="float" office:value="22831.5">
                <text:p>22831.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8">
                <text:p>8</text:p>
              </table:table-cell>
              <table:table-cell office:value-type="float" office:value="27829">
                <text:p>27829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8">
                <text:p>8</text:p>
              </table:table-cell>
              <table:table-cell office:value-type="float" office:value="17914">
                <text:p>1791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8">
                <text:p>8</text:p>
              </table:table-cell>
              <table:table-cell office:value-type="float" office:value="23424.5">
                <text:p>23424.5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8">
                <text:p>8</text:p>
              </table:table-cell>
              <table:table-cell office:value-type="float" office:value="27629">
                <text:p>27629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8">
                <text:p>8</text:p>
              </table:table-cell>
              <table:table-cell office:value-type="float" office:value="32417">
                <text:p>32417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8">
                <text:p>8</text:p>
              </table:table-cell>
              <table:table-cell office:value-type="float" office:value="23710">
                <text:p>2371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8">
                <text:p>8</text:p>
              </table:table-cell>
              <table:table-cell office:value-type="float" office:value="26559">
                <text:p>26559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8">
                <text:p>8</text:p>
              </table:table-cell>
              <table:table-cell office:value-type="float" office:value="27819">
                <text:p>27819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8">
                <text:p>8</text:p>
              </table:table-cell>
              <table:table-cell office:value-type="float" office:value="26611.5">
                <text:p>26611.5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8">
                <text:p>8</text:p>
              </table:table-cell>
              <table:table-cell office:value-type="float" office:value="22474.5">
                <text:p>22474.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8">
                <text:p>8</text:p>
              </table:table-cell>
              <table:table-cell office:value-type="float" office:value="25679.5">
                <text:p>25679.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8">
                <text:p>8</text:p>
              </table:table-cell>
              <table:table-cell office:value-type="float" office:value="27967">
                <text:p>27967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8">
                <text:p>8</text:p>
              </table:table-cell>
              <table:table-cell office:value-type="float" office:value="28340.5">
                <text:p>28340.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8">
                <text:p>8</text:p>
              </table:table-cell>
              <table:table-cell office:value-type="float" office:value="25816.5">
                <text:p>25816.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8">
                <text:p>8</text:p>
              </table:table-cell>
              <table:table-cell office:value-type="float" office:value="27096.5">
                <text:p>27096.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8">
                <text:p>8</text:p>
              </table:table-cell>
              <table:table-cell office:value-type="float" office:value="19178.5">
                <text:p>19178.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8">
                <text:p>8</text:p>
              </table:table-cell>
              <table:table-cell office:value-type="float" office:value="19922.5">
                <text:p>19922.5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8">
                <text:p>8</text:p>
              </table:table-cell>
              <table:table-cell office:value-type="float" office:value="23884.5">
                <text:p>23884.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8">
                <text:p>8</text:p>
              </table:table-cell>
              <table:table-cell office:value-type="float" office:value="21924">
                <text:p>2192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8">
                <text:p>8</text:p>
              </table:table-cell>
              <table:table-cell office:value-type="float" office:value="28181.5">
                <text:p>28181.5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8">
                <text:p>8</text:p>
              </table:table-cell>
              <table:table-cell office:value-type="float" office:value="23402.5">
                <text:p>23402.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8">
                <text:p>8</text:p>
              </table:table-cell>
              <table:table-cell office:value-type="float" office:value="24332.5">
                <text:p>24332.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8">
                <text:p>8</text:p>
              </table:table-cell>
              <table:table-cell office:value-type="float" office:value="27610.5">
                <text:p>27610.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8">
                <text:p>8</text:p>
              </table:table-cell>
              <table:table-cell office:value-type="float" office:value="24240.5">
                <text:p>24240.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8">
                <text:p>8</text:p>
              </table:table-cell>
              <table:table-cell office:value-type="float" office:value="25972.5">
                <text:p>25972.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8">
                <text:p>8</text:p>
              </table:table-cell>
              <table:table-cell office:value-type="float" office:value="24052.5">
                <text:p>24052.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8">
                <text:p>8</text:p>
              </table:table-cell>
              <table:table-cell office:value-type="float" office:value="24037.5">
                <text:p>24037.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8">
                <text:p>8</text:p>
              </table:table-cell>
              <table:table-cell office:value-type="float" office:value="25274.5">
                <text:p>25274.5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">
                <text:p>8</text:p>
              </table:table-cell>
              <table:table-cell office:value-type="float" office:value="24370.5">
                <text:p>24370.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">
                <text:p>8</text:p>
              </table:table-cell>
              <table:table-cell office:value-type="float" office:value="23619.5">
                <text:p>23619.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">
                <text:p>8</text:p>
              </table:table-cell>
              <table:table-cell office:value-type="float" office:value="22928">
                <text:p>22928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8">
                <text:p>8</text:p>
              </table:table-cell>
              <table:table-cell office:value-type="float" office:value="22997">
                <text:p>22997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8">
                <text:p>8</text:p>
              </table:table-cell>
              <table:table-cell office:value-type="float" office:value="24479">
                <text:p>24479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8">
                <text:p>8</text:p>
              </table:table-cell>
              <table:table-cell office:value-type="float" office:value="22990.5">
                <text:p>22990.5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8">
                <text:p>8</text:p>
              </table:table-cell>
              <table:table-cell office:value-type="float" office:value="27835">
                <text:p>2783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8">
                <text:p>8</text:p>
              </table:table-cell>
              <table:table-cell office:value-type="float" office:value="24537.5">
                <text:p>24537.5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8">
                <text:p>8</text:p>
              </table:table-cell>
              <table:table-cell office:value-type="float" office:value="25785.5">
                <text:p>25785.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8">
                <text:p>8</text:p>
              </table:table-cell>
              <table:table-cell office:value-type="float" office:value="30108">
                <text:p>30108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8">
                <text:p>8</text:p>
              </table:table-cell>
              <table:table-cell office:value-type="float" office:value="27233">
                <text:p>27233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8">
                <text:p>8</text:p>
              </table:table-cell>
              <table:table-cell office:value-type="float" office:value="25458.5">
                <text:p>25458.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8">
                <text:p>8</text:p>
              </table:table-cell>
              <table:table-cell office:value-type="float" office:value="27123">
                <text:p>27123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8">
                <text:p>8</text:p>
              </table:table-cell>
              <table:table-cell office:value-type="float" office:value="25119.5">
                <text:p>25119.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8">
                <text:p>8</text:p>
              </table:table-cell>
              <table:table-cell office:value-type="float" office:value="21544.5">
                <text:p>21544.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8">
                <text:p>8</text:p>
              </table:table-cell>
              <table:table-cell office:value-type="float" office:value="26068">
                <text:p>26068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8">
                <text:p>8</text:p>
              </table:table-cell>
              <table:table-cell office:value-type="float" office:value="22389">
                <text:p>22389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8">
                <text:p>8</text:p>
              </table:table-cell>
              <table:table-cell office:value-type="float" office:value="22694.5">
                <text:p>22694.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8">
                <text:p>8</text:p>
              </table:table-cell>
              <table:table-cell office:value-type="float" office:value="23111">
                <text:p>23111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8">
                <text:p>8</text:p>
              </table:table-cell>
              <table:table-cell office:value-type="float" office:value="26804">
                <text:p>26804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8">
                <text:p>8</text:p>
              </table:table-cell>
              <table:table-cell office:value-type="float" office:value="23580.5">
                <text:p>23580.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8">
                <text:p>8</text:p>
              </table:table-cell>
              <table:table-cell office:value-type="float" office:value="24998.5">
                <text:p>24998.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8">
                <text:p>8</text:p>
              </table:table-cell>
              <table:table-cell office:value-type="float" office:value="25096.5">
                <text:p>25096.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8">
                <text:p>8</text:p>
              </table:table-cell>
              <table:table-cell office:value-type="float" office:value="30003">
                <text:p>30003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8">
                <text:p>8</text:p>
              </table:table-cell>
              <table:table-cell office:value-type="float" office:value="28679.5">
                <text:p>28679.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8">
                <text:p>8</text:p>
              </table:table-cell>
              <table:table-cell office:value-type="float" office:value="23692.5">
                <text:p>23692.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8">
                <text:p>8</text:p>
              </table:table-cell>
              <table:table-cell office:value-type="float" office:value="24354">
                <text:p>24354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8">
                <text:p>8</text:p>
              </table:table-cell>
              <table:table-cell office:value-type="float" office:value="25176">
                <text:p>25176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8">
                <text:p>8</text:p>
              </table:table-cell>
              <table:table-cell office:value-type="float" office:value="23538.5">
                <text:p>23538.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8">
                <text:p>8</text:p>
              </table:table-cell>
              <table:table-cell office:value-type="float" office:value="25460.5">
                <text:p>25460.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8">
                <text:p>8</text:p>
              </table:table-cell>
              <table:table-cell office:value-type="float" office:value="26558.5">
                <text:p>26558.5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8">
                <text:p>8</text:p>
              </table:table-cell>
              <table:table-cell office:value-type="float" office:value="21871.5">
                <text:p>21871.5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8">
                <text:p>8</text:p>
              </table:table-cell>
              <table:table-cell office:value-type="float" office:value="17457.5">
                <text:p>17457.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8">
                <text:p>8</text:p>
              </table:table-cell>
              <table:table-cell office:value-type="float" office:value="26211.5">
                <text:p>26211.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8">
                <text:p>8</text:p>
              </table:table-cell>
              <table:table-cell office:value-type="float" office:value="31296.5">
                <text:p>31296.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8">
                <text:p>8</text:p>
              </table:table-cell>
              <table:table-cell office:value-type="float" office:value="28147.5">
                <text:p>28147.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8">
                <text:p>8</text:p>
              </table:table-cell>
              <table:table-cell office:value-type="float" office:value="22999.5">
                <text:p>22999.5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8">
                <text:p>8</text:p>
              </table:table-cell>
              <table:table-cell office:value-type="float" office:value="17983.5">
                <text:p>17983.5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8">
                <text:p>8</text:p>
              </table:table-cell>
              <table:table-cell office:value-type="float" office:value="25240">
                <text:p>2524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8">
                <text:p>8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8">
                <text:p>8</text:p>
              </table:table-cell>
              <table:table-cell office:value-type="float" office:value="24351">
                <text:p>24351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8">
                <text:p>8</text:p>
              </table:table-cell>
              <table:table-cell office:value-type="float" office:value="20765.5">
                <text:p>20765.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8">
                <text:p>8</text:p>
              </table:table-cell>
              <table:table-cell office:value-type="float" office:value="27666.5">
                <text:p>27666.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8">
                <text:p>8</text:p>
              </table:table-cell>
              <table:table-cell office:value-type="float" office:value="16696">
                <text:p>16696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8">
                <text:p>8</text:p>
              </table:table-cell>
              <table:table-cell office:value-type="float" office:value="25689.5">
                <text:p>25689.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8">
                <text:p>8</text:p>
              </table:table-cell>
              <table:table-cell office:value-type="float" office:value="25208">
                <text:p>25208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8">
                <text:p>8</text:p>
              </table:table-cell>
              <table:table-cell office:value-type="float" office:value="23642">
                <text:p>2364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8">
                <text:p>8</text:p>
              </table:table-cell>
              <table:table-cell office:value-type="float" office:value="26469.5">
                <text:p>26469.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8">
                <text:p>8</text:p>
              </table:table-cell>
              <table:table-cell office:value-type="float" office:value="29655.5">
                <text:p>29655.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8">
                <text:p>8</text:p>
              </table:table-cell>
              <table:table-cell office:value-type="float" office:value="26352">
                <text:p>26352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8">
                <text:p>8</text:p>
              </table:table-cell>
              <table:table-cell office:value-type="float" office:value="23859.5">
                <text:p>23859.5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8">
                <text:p>8</text:p>
              </table:table-cell>
              <table:table-cell office:value-type="float" office:value="23483">
                <text:p>23483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8">
                <text:p>8</text:p>
              </table:table-cell>
              <table:table-cell office:value-type="float" office:value="23074.5">
                <text:p>23074.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8">
                <text:p>8</text:p>
              </table:table-cell>
              <table:table-cell office:value-type="float" office:value="25948.5">
                <text:p>25948.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8">
                <text:p>8</text:p>
              </table:table-cell>
              <table:table-cell office:value-type="float" office:value="28230">
                <text:p>2823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8">
                <text:p>8</text:p>
              </table:table-cell>
              <table:table-cell office:value-type="float" office:value="21716">
                <text:p>21716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8">
                <text:p>8</text:p>
              </table:table-cell>
              <table:table-cell office:value-type="float" office:value="21410.5">
                <text:p>21410.5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8">
                <text:p>8</text:p>
              </table:table-cell>
              <table:table-cell office:value-type="float" office:value="23862.5">
                <text:p>23862.5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8">
                <text:p>8</text:p>
              </table:table-cell>
              <table:table-cell office:value-type="float" office:value="25454.5">
                <text:p>25454.5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8">
                <text:p>8</text:p>
              </table:table-cell>
              <table:table-cell office:value-type="float" office:value="27057">
                <text:p>27057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8">
                <text:p>8</text:p>
              </table:table-cell>
              <table:table-cell office:value-type="float" office:value="21640.5">
                <text:p>21640.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8">
                <text:p>8</text:p>
              </table:table-cell>
              <table:table-cell office:value-type="float" office:value="21952.5">
                <text:p>21952.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8">
                <text:p>8</text:p>
              </table:table-cell>
              <table:table-cell office:value-type="float" office:value="23770.5">
                <text:p>23770.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8">
                <text:p>8</text:p>
              </table:table-cell>
              <table:table-cell office:value-type="float" office:value="27013">
                <text:p>27013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8">
                <text:p>8</text:p>
              </table:table-cell>
              <table:table-cell office:value-type="float" office:value="25715.5">
                <text:p>25715.5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8">
                <text:p>8</text:p>
              </table:table-cell>
              <table:table-cell office:value-type="float" office:value="23810.5">
                <text:p>23810.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8">
                <text:p>8</text:p>
              </table:table-cell>
              <table:table-cell office:value-type="float" office:value="26176">
                <text:p>26176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8">
                <text:p>8</text:p>
              </table:table-cell>
              <table:table-cell office:value-type="float" office:value="31520.5">
                <text:p>31520.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8">
                <text:p>8</text:p>
              </table:table-cell>
              <table:table-cell office:value-type="float" office:value="19973">
                <text:p>1997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8">
                <text:p>8</text:p>
              </table:table-cell>
              <table:table-cell office:value-type="float" office:value="27556">
                <text:p>27556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8">
                <text:p>8</text:p>
              </table:table-cell>
              <table:table-cell office:value-type="float" office:value="23601.5">
                <text:p>23601.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8">
                <text:p>8</text:p>
              </table:table-cell>
              <table:table-cell office:value-type="float" office:value="18744.5">
                <text:p>18744.5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8">
                <text:p>8</text:p>
              </table:table-cell>
              <table:table-cell office:value-type="float" office:value="26220.5">
                <text:p>26220.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8">
                <text:p>8</text:p>
              </table:table-cell>
              <table:table-cell office:value-type="float" office:value="24913.5">
                <text:p>24913.5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8">
                <text:p>8</text:p>
              </table:table-cell>
              <table:table-cell office:value-type="float" office:value="28586.5">
                <text:p>28586.5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8">
                <text:p>8</text:p>
              </table:table-cell>
              <table:table-cell office:value-type="float" office:value="24495.5">
                <text:p>24495.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8">
                <text:p>8</text:p>
              </table:table-cell>
              <table:table-cell office:value-type="float" office:value="25545">
                <text:p>2554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8">
                <text:p>8</text:p>
              </table:table-cell>
              <table:table-cell office:value-type="float" office:value="23284">
                <text:p>2328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8">
                <text:p>8</text:p>
              </table:table-cell>
              <table:table-cell office:value-type="float" office:value="21906">
                <text:p>21906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8">
                <text:p>8</text:p>
              </table:table-cell>
              <table:table-cell office:value-type="float" office:value="24011">
                <text:p>24011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8">
                <text:p>8</text:p>
              </table:table-cell>
              <table:table-cell office:value-type="float" office:value="21559.5">
                <text:p>21559.5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8">
                <text:p>8</text:p>
              </table:table-cell>
              <table:table-cell office:value-type="float" office:value="28500">
                <text:p>2850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8">
                <text:p>8</text:p>
              </table:table-cell>
              <table:table-cell office:value-type="float" office:value="19726.5">
                <text:p>19726.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8">
                <text:p>8</text:p>
              </table:table-cell>
              <table:table-cell office:value-type="float" office:value="24527">
                <text:p>24527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8">
                <text:p>8</text:p>
              </table:table-cell>
              <table:table-cell office:value-type="float" office:value="25256">
                <text:p>25256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8">
                <text:p>8</text:p>
              </table:table-cell>
              <table:table-cell office:value-type="float" office:value="22657">
                <text:p>22657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8">
                <text:p>8</text:p>
              </table:table-cell>
              <table:table-cell office:value-type="float" office:value="22526">
                <text:p>22526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8">
                <text:p>8</text:p>
              </table:table-cell>
              <table:table-cell office:value-type="float" office:value="29612.5">
                <text:p>29612.5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8">
                <text:p>8</text:p>
              </table:table-cell>
              <table:table-cell office:value-type="float" office:value="24467.5">
                <text:p>24467.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8">
                <text:p>8</text:p>
              </table:table-cell>
              <table:table-cell office:value-type="float" office:value="22585">
                <text:p>22585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8">
                <text:p>8</text:p>
              </table:table-cell>
              <table:table-cell office:value-type="float" office:value="25594">
                <text:p>25594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8">
                <text:p>8</text:p>
              </table:table-cell>
              <table:table-cell office:value-type="float" office:value="23152.5">
                <text:p>23152.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8">
                <text:p>8</text:p>
              </table:table-cell>
              <table:table-cell office:value-type="float" office:value="27836">
                <text:p>27836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8">
                <text:p>8</text:p>
              </table:table-cell>
              <table:table-cell office:value-type="float" office:value="26707.5">
                <text:p>26707.5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8">
                <text:p>8</text:p>
              </table:table-cell>
              <table:table-cell office:value-type="float" office:value="23214">
                <text:p>23214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8">
                <text:p>8</text:p>
              </table:table-cell>
              <table:table-cell office:value-type="float" office:value="30029.5">
                <text:p>30029.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8">
                <text:p>8</text:p>
              </table:table-cell>
              <table:table-cell office:value-type="float" office:value="26481.5">
                <text:p>26481.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8">
                <text:p>8</text:p>
              </table:table-cell>
              <table:table-cell office:value-type="float" office:value="22117.5">
                <text:p>22117.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8">
                <text:p>8</text:p>
              </table:table-cell>
              <table:table-cell office:value-type="float" office:value="19496.5">
                <text:p>19496.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8">
                <text:p>8</text:p>
              </table:table-cell>
              <table:table-cell office:value-type="float" office:value="26495.5">
                <text:p>26495.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8">
                <text:p>8</text:p>
              </table:table-cell>
              <table:table-cell office:value-type="float" office:value="27138.5">
                <text:p>27138.5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8">
                <text:p>8</text:p>
              </table:table-cell>
              <table:table-cell office:value-type="float" office:value="24816.5">
                <text:p>24816.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8">
                <text:p>8</text:p>
              </table:table-cell>
              <table:table-cell office:value-type="float" office:value="25131">
                <text:p>25131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8">
                <text:p>8</text:p>
              </table:table-cell>
              <table:table-cell office:value-type="float" office:value="25667.5">
                <text:p>25667.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8">
                <text:p>8</text:p>
              </table:table-cell>
              <table:table-cell office:value-type="float" office:value="22583">
                <text:p>22583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8">
                <text:p>8</text:p>
              </table:table-cell>
              <table:table-cell office:value-type="float" office:value="25522.5">
                <text:p>25522.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8">
                <text:p>8</text:p>
              </table:table-cell>
              <table:table-cell office:value-type="float" office:value="26517">
                <text:p>2651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8">
                <text:p>8</text:p>
              </table:table-cell>
              <table:table-cell office:value-type="float" office:value="27420">
                <text:p>2742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8">
                <text:p>8</text:p>
              </table:table-cell>
              <table:table-cell office:value-type="float" office:value="21980">
                <text:p>2198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8">
                <text:p>8</text:p>
              </table:table-cell>
              <table:table-cell office:value-type="float" office:value="24070">
                <text:p>2407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8">
                <text:p>8</text:p>
              </table:table-cell>
              <table:table-cell office:value-type="float" office:value="23957">
                <text:p>23957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8">
                <text:p>8</text:p>
              </table:table-cell>
              <table:table-cell office:value-type="float" office:value="28030">
                <text:p>2803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9">
                <text:p>9</text:p>
              </table:table-cell>
              <table:table-cell office:value-type="float" office:value="23802">
                <text:p>2380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9">
                <text:p>9</text:p>
              </table:table-cell>
              <table:table-cell office:value-type="float" office:value="24990">
                <text:p>2499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9">
                <text:p>9</text:p>
              </table:table-cell>
              <table:table-cell office:value-type="float" office:value="25667.5">
                <text:p>25667.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9">
                <text:p>9</text:p>
              </table:table-cell>
              <table:table-cell office:value-type="float" office:value="26585.5">
                <text:p>26585.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9">
                <text:p>9</text:p>
              </table:table-cell>
              <table:table-cell office:value-type="float" office:value="24997">
                <text:p>2499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9">
                <text:p>9</text:p>
              </table:table-cell>
              <table:table-cell office:value-type="float" office:value="26412">
                <text:p>26412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9">
                <text:p>9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9">
                <text:p>9</text:p>
              </table:table-cell>
              <table:table-cell office:value-type="float" office:value="27939.5">
                <text:p>27939.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9">
                <text:p>9</text:p>
              </table:table-cell>
              <table:table-cell office:value-type="float" office:value="26174.5">
                <text:p>26174.5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9">
                <text:p>9</text:p>
              </table:table-cell>
              <table:table-cell office:value-type="float" office:value="24203.5">
                <text:p>24203.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9">
                <text:p>9</text:p>
              </table:table-cell>
              <table:table-cell office:value-type="float" office:value="28483">
                <text:p>28483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9">
                <text:p>9</text:p>
              </table:table-cell>
              <table:table-cell office:value-type="float" office:value="26902">
                <text:p>26902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9">
                <text:p>9</text:p>
              </table:table-cell>
              <table:table-cell office:value-type="float" office:value="22994">
                <text:p>22994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9">
                <text:p>9</text:p>
              </table:table-cell>
              <table:table-cell office:value-type="float" office:value="27560">
                <text:p>2756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9">
                <text:p>9</text:p>
              </table:table-cell>
              <table:table-cell office:value-type="float" office:value="27457">
                <text:p>27457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9">
                <text:p>9</text:p>
              </table:table-cell>
              <table:table-cell office:value-type="float" office:value="27568.5">
                <text:p>27568.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9">
                <text:p>9</text:p>
              </table:table-cell>
              <table:table-cell office:value-type="float" office:value="24783.5">
                <text:p>24783.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9">
                <text:p>9</text:p>
              </table:table-cell>
              <table:table-cell office:value-type="float" office:value="21318">
                <text:p>2131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9">
                <text:p>9</text:p>
              </table:table-cell>
              <table:table-cell office:value-type="float" office:value="26436.5">
                <text:p>26436.5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9">
                <text:p>9</text:p>
              </table:table-cell>
              <table:table-cell office:value-type="float" office:value="26885">
                <text:p>26885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9">
                <text:p>9</text:p>
              </table:table-cell>
              <table:table-cell office:value-type="float" office:value="24220">
                <text:p>24220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9">
                <text:p>9</text:p>
              </table:table-cell>
              <table:table-cell office:value-type="float" office:value="29042.5">
                <text:p>29042.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9">
                <text:p>9</text:p>
              </table:table-cell>
              <table:table-cell office:value-type="float" office:value="26489.5">
                <text:p>26489.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9">
                <text:p>9</text:p>
              </table:table-cell>
              <table:table-cell office:value-type="float" office:value="31508.5">
                <text:p>31508.5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9">
                <text:p>9</text:p>
              </table:table-cell>
              <table:table-cell office:value-type="float" office:value="26659.5">
                <text:p>26659.5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9">
                <text:p>9</text:p>
              </table:table-cell>
              <table:table-cell office:value-type="float" office:value="24571">
                <text:p>24571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9">
                <text:p>9</text:p>
              </table:table-cell>
              <table:table-cell office:value-type="float" office:value="28024">
                <text:p>28024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9">
                <text:p>9</text:p>
              </table:table-cell>
              <table:table-cell office:value-type="float" office:value="18772">
                <text:p>18772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9">
                <text:p>9</text:p>
              </table:table-cell>
              <table:table-cell office:value-type="float" office:value="24071">
                <text:p>24071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9">
                <text:p>9</text:p>
              </table:table-cell>
              <table:table-cell office:value-type="float" office:value="25827.5">
                <text:p>25827.5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9">
                <text:p>9</text:p>
              </table:table-cell>
              <table:table-cell office:value-type="float" office:value="25626">
                <text:p>25626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9">
                <text:p>9</text:p>
              </table:table-cell>
              <table:table-cell office:value-type="float" office:value="27633.5">
                <text:p>27633.5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9">
                <text:p>9</text:p>
              </table:table-cell>
              <table:table-cell office:value-type="float" office:value="24805">
                <text:p>24805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9">
                <text:p>9</text:p>
              </table:table-cell>
              <table:table-cell office:value-type="float" office:value="26170.5">
                <text:p>26170.5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9">
                <text:p>9</text:p>
              </table:table-cell>
              <table:table-cell office:value-type="float" office:value="28557">
                <text:p>28557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9">
                <text:p>9</text:p>
              </table:table-cell>
              <table:table-cell office:value-type="float" office:value="22387.5">
                <text:p>22387.5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9">
                <text:p>9</text:p>
              </table:table-cell>
              <table:table-cell office:value-type="float" office:value="26892">
                <text:p>26892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9">
                <text:p>9</text:p>
              </table:table-cell>
              <table:table-cell office:value-type="float" office:value="29216">
                <text:p>29216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9">
                <text:p>9</text:p>
              </table:table-cell>
              <table:table-cell office:value-type="float" office:value="21847.5">
                <text:p>21847.5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9">
                <text:p>9</text:p>
              </table:table-cell>
              <table:table-cell office:value-type="float" office:value="24761.5">
                <text:p>24761.5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9">
                <text:p>9</text:p>
              </table:table-cell>
              <table:table-cell office:value-type="float" office:value="25452">
                <text:p>25452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9">
                <text:p>9</text:p>
              </table:table-cell>
              <table:table-cell office:value-type="float" office:value="24948">
                <text:p>24948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9">
                <text:p>9</text:p>
              </table:table-cell>
              <table:table-cell office:value-type="float" office:value="25972.5">
                <text:p>25972.5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9">
                <text:p>9</text:p>
              </table:table-cell>
              <table:table-cell office:value-type="float" office:value="24490.5">
                <text:p>24490.5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9">
                <text:p>9</text:p>
              </table:table-cell>
              <table:table-cell office:value-type="float" office:value="25974.5">
                <text:p>25974.5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9">
                <text:p>9</text:p>
              </table:table-cell>
              <table:table-cell office:value-type="float" office:value="24818.5">
                <text:p>24818.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9">
                <text:p>9</text:p>
              </table:table-cell>
              <table:table-cell office:value-type="float" office:value="21664.5">
                <text:p>21664.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9">
                <text:p>9</text:p>
              </table:table-cell>
              <table:table-cell office:value-type="float" office:value="25483.5">
                <text:p>25483.5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9">
                <text:p>9</text:p>
              </table:table-cell>
              <table:table-cell office:value-type="float" office:value="25571.5">
                <text:p>25571.5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9">
                <text:p>9</text:p>
              </table:table-cell>
              <table:table-cell office:value-type="float" office:value="24934">
                <text:p>24934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9">
                <text:p>9</text:p>
              </table:table-cell>
              <table:table-cell office:value-type="float" office:value="30948.5">
                <text:p>30948.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9">
                <text:p>9</text:p>
              </table:table-cell>
              <table:table-cell office:value-type="float" office:value="27045.5">
                <text:p>27045.5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9">
                <text:p>9</text:p>
              </table:table-cell>
              <table:table-cell office:value-type="float" office:value="24462.5">
                <text:p>24462.5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9">
                <text:p>9</text:p>
              </table:table-cell>
              <table:table-cell office:value-type="float" office:value="26292">
                <text:p>26292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9">
                <text:p>9</text:p>
              </table:table-cell>
              <table:table-cell office:value-type="float" office:value="28401.5">
                <text:p>28401.5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9">
                <text:p>9</text:p>
              </table:table-cell>
              <table:table-cell office:value-type="float" office:value="27344">
                <text:p>27344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9">
                <text:p>9</text:p>
              </table:table-cell>
              <table:table-cell office:value-type="float" office:value="25983.5">
                <text:p>25983.5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9">
                <text:p>9</text:p>
              </table:table-cell>
              <table:table-cell office:value-type="float" office:value="23697.5">
                <text:p>23697.5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9">
                <text:p>9</text:p>
              </table:table-cell>
              <table:table-cell office:value-type="float" office:value="28025">
                <text:p>2802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9">
                <text:p>9</text:p>
              </table:table-cell>
              <table:table-cell office:value-type="float" office:value="23295">
                <text:p>2329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9">
                <text:p>9</text:p>
              </table:table-cell>
              <table:table-cell office:value-type="float" office:value="23033">
                <text:p>23033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9">
                <text:p>9</text:p>
              </table:table-cell>
              <table:table-cell office:value-type="float" office:value="24747.5">
                <text:p>24747.5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9">
                <text:p>9</text:p>
              </table:table-cell>
              <table:table-cell office:value-type="float" office:value="28468.5">
                <text:p>28468.5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9">
                <text:p>9</text:p>
              </table:table-cell>
              <table:table-cell office:value-type="float" office:value="22583">
                <text:p>22583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9">
                <text:p>9</text:p>
              </table:table-cell>
              <table:table-cell office:value-type="float" office:value="20734.5">
                <text:p>20734.5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9">
                <text:p>9</text:p>
              </table:table-cell>
              <table:table-cell office:value-type="float" office:value="20326">
                <text:p>20326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9">
                <text:p>9</text:p>
              </table:table-cell>
              <table:table-cell office:value-type="float" office:value="25200">
                <text:p>2520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9">
                <text:p>9</text:p>
              </table:table-cell>
              <table:table-cell office:value-type="float" office:value="21470">
                <text:p>2147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9">
                <text:p>9</text:p>
              </table:table-cell>
              <table:table-cell office:value-type="float" office:value="27427.5">
                <text:p>27427.5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9">
                <text:p>9</text:p>
              </table:table-cell>
              <table:table-cell office:value-type="float" office:value="22097">
                <text:p>22097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9">
                <text:p>9</text:p>
              </table:table-cell>
              <table:table-cell office:value-type="float" office:value="29588.5">
                <text:p>29588.5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9">
                <text:p>9</text:p>
              </table:table-cell>
              <table:table-cell office:value-type="float" office:value="19469">
                <text:p>19469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9">
                <text:p>9</text:p>
              </table:table-cell>
              <table:table-cell office:value-type="float" office:value="26359">
                <text:p>26359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9">
                <text:p>9</text:p>
              </table:table-cell>
              <table:table-cell office:value-type="float" office:value="25338.5">
                <text:p>25338.5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9">
                <text:p>9</text:p>
              </table:table-cell>
              <table:table-cell office:value-type="float" office:value="22538">
                <text:p>22538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9">
                <text:p>9</text:p>
              </table:table-cell>
              <table:table-cell office:value-type="float" office:value="26238.5">
                <text:p>26238.5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9">
                <text:p>9</text:p>
              </table:table-cell>
              <table:table-cell office:value-type="float" office:value="24105.5">
                <text:p>24105.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9">
                <text:p>9</text:p>
              </table:table-cell>
              <table:table-cell office:value-type="float" office:value="24907">
                <text:p>24907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9">
                <text:p>9</text:p>
              </table:table-cell>
              <table:table-cell office:value-type="float" office:value="20473.5">
                <text:p>20473.5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9">
                <text:p>9</text:p>
              </table:table-cell>
              <table:table-cell office:value-type="float" office:value="25324">
                <text:p>25324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9">
                <text:p>9</text:p>
              </table:table-cell>
              <table:table-cell office:value-type="float" office:value="25254">
                <text:p>25254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9">
                <text:p>9</text:p>
              </table:table-cell>
              <table:table-cell office:value-type="float" office:value="25795">
                <text:p>2579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9">
                <text:p>9</text:p>
              </table:table-cell>
              <table:table-cell office:value-type="float" office:value="24923.5">
                <text:p>24923.5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9">
                <text:p>9</text:p>
              </table:table-cell>
              <table:table-cell office:value-type="float" office:value="25204">
                <text:p>25204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9">
                <text:p>9</text:p>
              </table:table-cell>
              <table:table-cell office:value-type="float" office:value="24440.5">
                <text:p>24440.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9">
                <text:p>9</text:p>
              </table:table-cell>
              <table:table-cell office:value-type="float" office:value="29026.5">
                <text:p>29026.5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9">
                <text:p>9</text:p>
              </table:table-cell>
              <table:table-cell office:value-type="float" office:value="28778">
                <text:p>28778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9">
                <text:p>9</text:p>
              </table:table-cell>
              <table:table-cell office:value-type="float" office:value="24314">
                <text:p>24314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9">
                <text:p>9</text:p>
              </table:table-cell>
              <table:table-cell office:value-type="float" office:value="26628.5">
                <text:p>26628.5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9">
                <text:p>9</text:p>
              </table:table-cell>
              <table:table-cell office:value-type="float" office:value="24582.5">
                <text:p>24582.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9">
                <text:p>9</text:p>
              </table:table-cell>
              <table:table-cell office:value-type="float" office:value="23906.5">
                <text:p>23906.5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9">
                <text:p>9</text:p>
              </table:table-cell>
              <table:table-cell office:value-type="float" office:value="27357">
                <text:p>27357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9">
                <text:p>9</text:p>
              </table:table-cell>
              <table:table-cell office:value-type="float" office:value="31164.5">
                <text:p>31164.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9">
                <text:p>9</text:p>
              </table:table-cell>
              <table:table-cell office:value-type="float" office:value="25979.5">
                <text:p>25979.5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9">
                <text:p>9</text:p>
              </table:table-cell>
              <table:table-cell office:value-type="float" office:value="23687.5">
                <text:p>23687.5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9">
                <text:p>9</text:p>
              </table:table-cell>
              <table:table-cell office:value-type="float" office:value="25302">
                <text:p>25302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9">
                <text:p>9</text:p>
              </table:table-cell>
              <table:table-cell office:value-type="float" office:value="27571">
                <text:p>27571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9">
                <text:p>9</text:p>
              </table:table-cell>
              <table:table-cell office:value-type="float" office:value="21683.5">
                <text:p>21683.5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9">
                <text:p>9</text:p>
              </table:table-cell>
              <table:table-cell office:value-type="float" office:value="27386.5">
                <text:p>27386.5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9">
                <text:p>9</text:p>
              </table:table-cell>
              <table:table-cell office:value-type="float" office:value="24553">
                <text:p>24553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9">
                <text:p>9</text:p>
              </table:table-cell>
              <table:table-cell office:value-type="float" office:value="32136">
                <text:p>32136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9">
                <text:p>9</text:p>
              </table:table-cell>
              <table:table-cell office:value-type="float" office:value="26514.5">
                <text:p>26514.5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9">
                <text:p>9</text:p>
              </table:table-cell>
              <table:table-cell office:value-type="float" office:value="25356">
                <text:p>25356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9">
                <text:p>9</text:p>
              </table:table-cell>
              <table:table-cell office:value-type="float" office:value="25922">
                <text:p>25922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9">
                <text:p>9</text:p>
              </table:table-cell>
              <table:table-cell office:value-type="float" office:value="30282.5">
                <text:p>30282.5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9">
                <text:p>9</text:p>
              </table:table-cell>
              <table:table-cell office:value-type="float" office:value="26448.5">
                <text:p>26448.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9">
                <text:p>9</text:p>
              </table:table-cell>
              <table:table-cell office:value-type="float" office:value="29254.5">
                <text:p>29254.5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9">
                <text:p>9</text:p>
              </table:table-cell>
              <table:table-cell office:value-type="float" office:value="23155">
                <text:p>2315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9">
                <text:p>9</text:p>
              </table:table-cell>
              <table:table-cell office:value-type="float" office:value="27568.5">
                <text:p>27568.5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9">
                <text:p>9</text:p>
              </table:table-cell>
              <table:table-cell office:value-type="float" office:value="23898">
                <text:p>23898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9">
                <text:p>9</text:p>
              </table:table-cell>
              <table:table-cell office:value-type="float" office:value="28235.5">
                <text:p>28235.5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9">
                <text:p>9</text:p>
              </table:table-cell>
              <table:table-cell office:value-type="float" office:value="25231.5">
                <text:p>25231.5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9">
                <text:p>9</text:p>
              </table:table-cell>
              <table:table-cell office:value-type="float" office:value="21787.5">
                <text:p>21787.5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9">
                <text:p>9</text:p>
              </table:table-cell>
              <table:table-cell office:value-type="float" office:value="23008">
                <text:p>23008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9">
                <text:p>9</text:p>
              </table:table-cell>
              <table:table-cell office:value-type="float" office:value="26342.5">
                <text:p>26342.5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9">
                <text:p>9</text:p>
              </table:table-cell>
              <table:table-cell office:value-type="float" office:value="24933">
                <text:p>24933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9">
                <text:p>9</text:p>
              </table:table-cell>
              <table:table-cell office:value-type="float" office:value="22908.5">
                <text:p>22908.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9">
                <text:p>9</text:p>
              </table:table-cell>
              <table:table-cell office:value-type="float" office:value="24715.5">
                <text:p>24715.5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9">
                <text:p>9</text:p>
              </table:table-cell>
              <table:table-cell office:value-type="float" office:value="22791">
                <text:p>22791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9">
                <text:p>9</text:p>
              </table:table-cell>
              <table:table-cell office:value-type="float" office:value="28413">
                <text:p>28413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9">
                <text:p>9</text:p>
              </table:table-cell>
              <table:table-cell office:value-type="float" office:value="22780">
                <text:p>2278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9">
                <text:p>9</text:p>
              </table:table-cell>
              <table:table-cell office:value-type="float" office:value="24095.5">
                <text:p>24095.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9">
                <text:p>9</text:p>
              </table:table-cell>
              <table:table-cell office:value-type="float" office:value="19957.5">
                <text:p>19957.5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9">
                <text:p>9</text:p>
              </table:table-cell>
              <table:table-cell office:value-type="float" office:value="21639">
                <text:p>21639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9">
                <text:p>9</text:p>
              </table:table-cell>
              <table:table-cell office:value-type="float" office:value="22564">
                <text:p>2256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9">
                <text:p>9</text:p>
              </table:table-cell>
              <table:table-cell office:value-type="float" office:value="23713.5">
                <text:p>23713.5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9">
                <text:p>9</text:p>
              </table:table-cell>
              <table:table-cell office:value-type="float" office:value="20997">
                <text:p>20997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9">
                <text:p>9</text:p>
              </table:table-cell>
              <table:table-cell office:value-type="float" office:value="26095">
                <text:p>26095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9">
                <text:p>9</text:p>
              </table:table-cell>
              <table:table-cell office:value-type="float" office:value="26636">
                <text:p>26636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9">
                <text:p>9</text:p>
              </table:table-cell>
              <table:table-cell office:value-type="float" office:value="22181">
                <text:p>22181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9">
                <text:p>9</text:p>
              </table:table-cell>
              <table:table-cell office:value-type="float" office:value="25444">
                <text:p>25444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9">
                <text:p>9</text:p>
              </table:table-cell>
              <table:table-cell office:value-type="float" office:value="30753.5">
                <text:p>30753.5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9">
                <text:p>9</text:p>
              </table:table-cell>
              <table:table-cell office:value-type="float" office:value="26083.5">
                <text:p>26083.5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9">
                <text:p>9</text:p>
              </table:table-cell>
              <table:table-cell office:value-type="float" office:value="26454">
                <text:p>26454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9">
                <text:p>9</text:p>
              </table:table-cell>
              <table:table-cell office:value-type="float" office:value="24350.5">
                <text:p>24350.5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9">
                <text:p>9</text:p>
              </table:table-cell>
              <table:table-cell office:value-type="float" office:value="22455.5">
                <text:p>22455.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9">
                <text:p>9</text:p>
              </table:table-cell>
              <table:table-cell office:value-type="float" office:value="27659.5">
                <text:p>27659.5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9">
                <text:p>9</text:p>
              </table:table-cell>
              <table:table-cell office:value-type="float" office:value="25255.5">
                <text:p>25255.5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9">
                <text:p>9</text:p>
              </table:table-cell>
              <table:table-cell office:value-type="float" office:value="24532">
                <text:p>24532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9">
                <text:p>9</text:p>
              </table:table-cell>
              <table:table-cell office:value-type="float" office:value="26659">
                <text:p>26659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9">
                <text:p>9</text:p>
              </table:table-cell>
              <table:table-cell office:value-type="float" office:value="25208.5">
                <text:p>25208.5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9">
                <text:p>9</text:p>
              </table:table-cell>
              <table:table-cell office:value-type="float" office:value="26772.5">
                <text:p>26772.5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9">
                <text:p>9</text:p>
              </table:table-cell>
              <table:table-cell office:value-type="float" office:value="25188">
                <text:p>25188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9">
                <text:p>9</text:p>
              </table:table-cell>
              <table:table-cell office:value-type="float" office:value="27720.5">
                <text:p>27720.5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9">
                <text:p>9</text:p>
              </table:table-cell>
              <table:table-cell office:value-type="float" office:value="23973">
                <text:p>23973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9">
                <text:p>9</text:p>
              </table:table-cell>
              <table:table-cell office:value-type="float" office:value="27141">
                <text:p>27141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9">
                <text:p>9</text:p>
              </table:table-cell>
              <table:table-cell office:value-type="float" office:value="27973">
                <text:p>2797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9">
                <text:p>9</text:p>
              </table:table-cell>
              <table:table-cell office:value-type="float" office:value="25278.5">
                <text:p>25278.5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9">
                <text:p>9</text:p>
              </table:table-cell>
              <table:table-cell office:value-type="float" office:value="28240">
                <text:p>28240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9">
                <text:p>9</text:p>
              </table:table-cell>
              <table:table-cell office:value-type="float" office:value="24501.5">
                <text:p>24501.5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9">
                <text:p>9</text:p>
              </table:table-cell>
              <table:table-cell office:value-type="float" office:value="23474">
                <text:p>23474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9">
                <text:p>9</text:p>
              </table:table-cell>
              <table:table-cell office:value-type="float" office:value="25104">
                <text:p>25104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9">
                <text:p>9</text:p>
              </table:table-cell>
              <table:table-cell office:value-type="float" office:value="23445.5">
                <text:p>23445.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9">
                <text:p>9</text:p>
              </table:table-cell>
              <table:table-cell office:value-type="float" office:value="25022.5">
                <text:p>25022.5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9">
                <text:p>9</text:p>
              </table:table-cell>
              <table:table-cell office:value-type="float" office:value="22547.5">
                <text:p>22547.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9">
                <text:p>9</text:p>
              </table:table-cell>
              <table:table-cell office:value-type="float" office:value="22167.5">
                <text:p>22167.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9">
                <text:p>9</text:p>
              </table:table-cell>
              <table:table-cell office:value-type="float" office:value="23584.5">
                <text:p>23584.5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9">
                <text:p>9</text:p>
              </table:table-cell>
              <table:table-cell office:value-type="float" office:value="25232.5">
                <text:p>25232.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9">
                <text:p>9</text:p>
              </table:table-cell>
              <table:table-cell office:value-type="float" office:value="27714.5">
                <text:p>27714.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9">
                <text:p>9</text:p>
              </table:table-cell>
              <table:table-cell office:value-type="float" office:value="25766">
                <text:p>25766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9">
                <text:p>9</text:p>
              </table:table-cell>
              <table:table-cell office:value-type="float" office:value="24361.5">
                <text:p>24361.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9">
                <text:p>9</text:p>
              </table:table-cell>
              <table:table-cell office:value-type="float" office:value="24895.5">
                <text:p>24895.5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9">
                <text:p>9</text:p>
              </table:table-cell>
              <table:table-cell office:value-type="float" office:value="26417">
                <text:p>26417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9">
                <text:p>9</text:p>
              </table:table-cell>
              <table:table-cell office:value-type="float" office:value="25251.5">
                <text:p>25251.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9">
                <text:p>9</text:p>
              </table:table-cell>
              <table:table-cell office:value-type="float" office:value="22632.5">
                <text:p>22632.5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9">
                <text:p>9</text:p>
              </table:table-cell>
              <table:table-cell office:value-type="float" office:value="23247">
                <text:p>23247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9">
                <text:p>9</text:p>
              </table:table-cell>
              <table:table-cell office:value-type="float" office:value="25615">
                <text:p>2561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9">
                <text:p>9</text:p>
              </table:table-cell>
              <table:table-cell office:value-type="float" office:value="27337.5">
                <text:p>27337.5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9">
                <text:p>9</text:p>
              </table:table-cell>
              <table:table-cell office:value-type="float" office:value="28534.5">
                <text:p>28534.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9">
                <text:p>9</text:p>
              </table:table-cell>
              <table:table-cell office:value-type="float" office:value="23009">
                <text:p>23009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9">
                <text:p>9</text:p>
              </table:table-cell>
              <table:table-cell office:value-type="float" office:value="25935.5">
                <text:p>25935.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9">
                <text:p>9</text:p>
              </table:table-cell>
              <table:table-cell office:value-type="float" office:value="23847">
                <text:p>23847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9">
                <text:p>9</text:p>
              </table:table-cell>
              <table:table-cell office:value-type="float" office:value="23429.5">
                <text:p>23429.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9">
                <text:p>9</text:p>
              </table:table-cell>
              <table:table-cell office:value-type="float" office:value="25583">
                <text:p>25583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9">
                <text:p>9</text:p>
              </table:table-cell>
              <table:table-cell office:value-type="float" office:value="26614.5">
                <text:p>26614.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9">
                <text:p>9</text:p>
              </table:table-cell>
              <table:table-cell office:value-type="float" office:value="20586">
                <text:p>20586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9">
                <text:p>9</text:p>
              </table:table-cell>
              <table:table-cell office:value-type="float" office:value="24048.5">
                <text:p>24048.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9">
                <text:p>9</text:p>
              </table:table-cell>
              <table:table-cell office:value-type="float" office:value="23523.5">
                <text:p>23523.5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9">
                <text:p>9</text:p>
              </table:table-cell>
              <table:table-cell office:value-type="float" office:value="29461">
                <text:p>29461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9">
                <text:p>9</text:p>
              </table:table-cell>
              <table:table-cell office:value-type="float" office:value="31704.5">
                <text:p>31704.5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9">
                <text:p>9</text:p>
              </table:table-cell>
              <table:table-cell office:value-type="float" office:value="27578.5">
                <text:p>27578.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9">
                <text:p>9</text:p>
              </table:table-cell>
              <table:table-cell office:value-type="float" office:value="29459.5">
                <text:p>29459.5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9">
                <text:p>9</text:p>
              </table:table-cell>
              <table:table-cell office:value-type="float" office:value="30738.5">
                <text:p>30738.5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9">
                <text:p>9</text:p>
              </table:table-cell>
              <table:table-cell office:value-type="float" office:value="31954.5">
                <text:p>31954.5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9">
                <text:p>9</text:p>
              </table:table-cell>
              <table:table-cell office:value-type="float" office:value="26195">
                <text:p>26195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9">
                <text:p>9</text:p>
              </table:table-cell>
              <table:table-cell office:value-type="float" office:value="30890.5">
                <text:p>30890.5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9">
                <text:p>9</text:p>
              </table:table-cell>
              <table:table-cell office:value-type="float" office:value="23450">
                <text:p>23450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9">
                <text:p>9</text:p>
              </table:table-cell>
              <table:table-cell office:value-type="float" office:value="24175.5">
                <text:p>24175.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9">
                <text:p>9</text:p>
              </table:table-cell>
              <table:table-cell office:value-type="float" office:value="24458.5">
                <text:p>24458.5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9">
                <text:p>9</text:p>
              </table:table-cell>
              <table:table-cell office:value-type="float" office:value="26148.5">
                <text:p>26148.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9">
                <text:p>9</text:p>
              </table:table-cell>
              <table:table-cell office:value-type="float" office:value="22651.5">
                <text:p>22651.5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9">
                <text:p>9</text:p>
              </table:table-cell>
              <table:table-cell office:value-type="float" office:value="28448.5">
                <text:p>28448.5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9">
                <text:p>9</text:p>
              </table:table-cell>
              <table:table-cell office:value-type="float" office:value="22177.5">
                <text:p>22177.5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9">
                <text:p>9</text:p>
              </table:table-cell>
              <table:table-cell office:value-type="float" office:value="24123">
                <text:p>24123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9">
                <text:p>9</text:p>
              </table:table-cell>
              <table:table-cell office:value-type="float" office:value="28855">
                <text:p>28855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9">
                <text:p>9</text:p>
              </table:table-cell>
              <table:table-cell office:value-type="float" office:value="25212">
                <text:p>25212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9">
                <text:p>9</text:p>
              </table:table-cell>
              <table:table-cell office:value-type="float" office:value="26546.5">
                <text:p>26546.5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9">
                <text:p>9</text:p>
              </table:table-cell>
              <table:table-cell office:value-type="float" office:value="25764">
                <text:p>25764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9">
                <text:p>9</text:p>
              </table:table-cell>
              <table:table-cell office:value-type="float" office:value="24914">
                <text:p>24914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9">
                <text:p>9</text:p>
              </table:table-cell>
              <table:table-cell office:value-type="float" office:value="31372">
                <text:p>31372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9">
                <text:p>9</text:p>
              </table:table-cell>
              <table:table-cell office:value-type="float" office:value="22115.5">
                <text:p>22115.5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9">
                <text:p>9</text:p>
              </table:table-cell>
              <table:table-cell office:value-type="float" office:value="23683.5">
                <text:p>23683.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9">
                <text:p>9</text:p>
              </table:table-cell>
              <table:table-cell office:value-type="float" office:value="27784">
                <text:p>27784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9">
                <text:p>9</text:p>
              </table:table-cell>
              <table:table-cell office:value-type="float" office:value="21154">
                <text:p>21154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9">
                <text:p>9</text:p>
              </table:table-cell>
              <table:table-cell office:value-type="float" office:value="23480.5">
                <text:p>23480.5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9">
                <text:p>9</text:p>
              </table:table-cell>
              <table:table-cell office:value-type="float" office:value="24917">
                <text:p>24917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9">
                <text:p>9</text:p>
              </table:table-cell>
              <table:table-cell office:value-type="float" office:value="25390.5">
                <text:p>25390.5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9">
                <text:p>9</text:p>
              </table:table-cell>
              <table:table-cell office:value-type="float" office:value="24476.5">
                <text:p>24476.5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9">
                <text:p>9</text:p>
              </table:table-cell>
              <table:table-cell office:value-type="float" office:value="20947">
                <text:p>20947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9">
                <text:p>9</text:p>
              </table:table-cell>
              <table:table-cell office:value-type="float" office:value="26722">
                <text:p>26722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9">
                <text:p>9</text:p>
              </table:table-cell>
              <table:table-cell office:value-type="float" office:value="25818">
                <text:p>25818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9">
                <text:p>9</text:p>
              </table:table-cell>
              <table:table-cell office:value-type="float" office:value="25173.5">
                <text:p>25173.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9">
                <text:p>9</text:p>
              </table:table-cell>
              <table:table-cell office:value-type="float" office:value="28957.5">
                <text:p>28957.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9">
                <text:p>9</text:p>
              </table:table-cell>
              <table:table-cell office:value-type="float" office:value="26090">
                <text:p>26090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9">
                <text:p>9</text:p>
              </table:table-cell>
              <table:table-cell office:value-type="float" office:value="29042.5">
                <text:p>29042.5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9">
                <text:p>9</text:p>
              </table:table-cell>
              <table:table-cell office:value-type="float" office:value="22926.5">
                <text:p>22926.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9">
                <text:p>9</text:p>
              </table:table-cell>
              <table:table-cell office:value-type="float" office:value="23436.5">
                <text:p>23436.5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9">
                <text:p>9</text:p>
              </table:table-cell>
              <table:table-cell office:value-type="float" office:value="25706.5">
                <text:p>25706.5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9">
                <text:p>9</text:p>
              </table:table-cell>
              <table:table-cell office:value-type="float" office:value="22226">
                <text:p>22226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9">
                <text:p>9</text:p>
              </table:table-cell>
              <table:table-cell office:value-type="float" office:value="25108">
                <text:p>25108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9">
                <text:p>9</text:p>
              </table:table-cell>
              <table:table-cell office:value-type="float" office:value="24598.5">
                <text:p>24598.5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">
                <text:p>9</text:p>
              </table:table-cell>
              <table:table-cell office:value-type="float" office:value="27189.5">
                <text:p>27189.5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9">
                <text:p>9</text:p>
              </table:table-cell>
              <table:table-cell office:value-type="float" office:value="23973">
                <text:p>23973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9">
                <text:p>9</text:p>
              </table:table-cell>
              <table:table-cell office:value-type="float" office:value="23682">
                <text:p>23682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9">
                <text:p>9</text:p>
              </table:table-cell>
              <table:table-cell office:value-type="float" office:value="21617">
                <text:p>21617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9">
                <text:p>9</text:p>
              </table:table-cell>
              <table:table-cell office:value-type="float" office:value="28999">
                <text:p>28999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9">
                <text:p>9</text:p>
              </table:table-cell>
              <table:table-cell office:value-type="float" office:value="25652">
                <text:p>25652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9">
                <text:p>9</text:p>
              </table:table-cell>
              <table:table-cell office:value-type="float" office:value="21026.5">
                <text:p>21026.5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9">
                <text:p>9</text:p>
              </table:table-cell>
              <table:table-cell office:value-type="float" office:value="26855.5">
                <text:p>26855.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9">
                <text:p>9</text:p>
              </table:table-cell>
              <table:table-cell office:value-type="float" office:value="22861.5">
                <text:p>22861.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9">
                <text:p>9</text:p>
              </table:table-cell>
              <table:table-cell office:value-type="float" office:value="25139.5">
                <text:p>25139.5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9">
                <text:p>9</text:p>
              </table:table-cell>
              <table:table-cell office:value-type="float" office:value="25253">
                <text:p>25253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9">
                <text:p>9</text:p>
              </table:table-cell>
              <table:table-cell office:value-type="float" office:value="28031.5">
                <text:p>28031.5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9">
                <text:p>9</text:p>
              </table:table-cell>
              <table:table-cell office:value-type="float" office:value="23997">
                <text:p>23997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9">
                <text:p>9</text:p>
              </table:table-cell>
              <table:table-cell office:value-type="float" office:value="28870.5">
                <text:p>28870.5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9">
                <text:p>9</text:p>
              </table:table-cell>
              <table:table-cell office:value-type="float" office:value="27431.5">
                <text:p>27431.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9">
                <text:p>9</text:p>
              </table:table-cell>
              <table:table-cell office:value-type="float" office:value="18765">
                <text:p>18765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9">
                <text:p>9</text:p>
              </table:table-cell>
              <table:table-cell office:value-type="float" office:value="25793.5">
                <text:p>25793.5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9">
                <text:p>9</text:p>
              </table:table-cell>
              <table:table-cell office:value-type="float" office:value="22860">
                <text:p>22860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9">
                <text:p>9</text:p>
              </table:table-cell>
              <table:table-cell office:value-type="float" office:value="22695.5">
                <text:p>22695.5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9">
                <text:p>9</text:p>
              </table:table-cell>
              <table:table-cell office:value-type="float" office:value="27509.5">
                <text:p>27509.5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9">
                <text:p>9</text:p>
              </table:table-cell>
              <table:table-cell office:value-type="float" office:value="19776.5">
                <text:p>19776.5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9">
                <text:p>9</text:p>
              </table:table-cell>
              <table:table-cell office:value-type="float" office:value="28082">
                <text:p>28082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9">
                <text:p>9</text:p>
              </table:table-cell>
              <table:table-cell office:value-type="float" office:value="32559.5">
                <text:p>32559.5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9">
                <text:p>9</text:p>
              </table:table-cell>
              <table:table-cell office:value-type="float" office:value="28323">
                <text:p>28323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9">
                <text:p>9</text:p>
              </table:table-cell>
              <table:table-cell office:value-type="float" office:value="29817.5">
                <text:p>29817.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9">
                <text:p>9</text:p>
              </table:table-cell>
              <table:table-cell office:value-type="float" office:value="23549">
                <text:p>23549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9">
                <text:p>9</text:p>
              </table:table-cell>
              <table:table-cell office:value-type="float" office:value="21826.5">
                <text:p>21826.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9">
                <text:p>9</text:p>
              </table:table-cell>
              <table:table-cell office:value-type="float" office:value="28592">
                <text:p>28592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9">
                <text:p>9</text:p>
              </table:table-cell>
              <table:table-cell office:value-type="float" office:value="25632">
                <text:p>25632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0">
                <text:p>10</text:p>
              </table:table-cell>
              <table:table-cell office:value-type="float" office:value="25474">
                <text:p>25474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0">
                <text:p>10</text:p>
              </table:table-cell>
              <table:table-cell office:value-type="float" office:value="29005">
                <text:p>29005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0">
                <text:p>10</text:p>
              </table:table-cell>
              <table:table-cell office:value-type="float" office:value="28214">
                <text:p>28214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0">
                <text:p>10</text:p>
              </table:table-cell>
              <table:table-cell office:value-type="float" office:value="25431">
                <text:p>25431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0">
                <text:p>10</text:p>
              </table:table-cell>
              <table:table-cell office:value-type="float" office:value="26223.5">
                <text:p>26223.5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0">
                <text:p>10</text:p>
              </table:table-cell>
              <table:table-cell office:value-type="float" office:value="24708.5">
                <text:p>24708.5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0">
                <text:p>10</text:p>
              </table:table-cell>
              <table:table-cell office:value-type="float" office:value="25966.5">
                <text:p>25966.5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0">
                <text:p>10</text:p>
              </table:table-cell>
              <table:table-cell office:value-type="float" office:value="21207.5">
                <text:p>21207.5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0">
                <text:p>10</text:p>
              </table:table-cell>
              <table:table-cell office:value-type="float" office:value="26970">
                <text:p>2697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0">
                <text:p>10</text:p>
              </table:table-cell>
              <table:table-cell office:value-type="float" office:value="23309">
                <text:p>23309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10">
                <text:p>10</text:p>
              </table:table-cell>
              <table:table-cell office:value-type="float" office:value="28947.5">
                <text:p>28947.5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10">
                <text:p>10</text:p>
              </table:table-cell>
              <table:table-cell office:value-type="float" office:value="28664.5">
                <text:p>28664.5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10">
                <text:p>10</text:p>
              </table:table-cell>
              <table:table-cell office:value-type="float" office:value="31029.5">
                <text:p>31029.5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10">
                <text:p>10</text:p>
              </table:table-cell>
              <table:table-cell office:value-type="float" office:value="25049">
                <text:p>25049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0">
                <text:p>10</text:p>
              </table:table-cell>
              <table:table-cell office:value-type="float" office:value="22939.5">
                <text:p>22939.5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10">
                <text:p>10</text:p>
              </table:table-cell>
              <table:table-cell office:value-type="float" office:value="26884">
                <text:p>26884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10">
                <text:p>10</text:p>
              </table:table-cell>
              <table:table-cell office:value-type="float" office:value="32740">
                <text:p>32740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10">
                <text:p>10</text:p>
              </table:table-cell>
              <table:table-cell office:value-type="float" office:value="28066.5">
                <text:p>28066.5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10">
                <text:p>10</text:p>
              </table:table-cell>
              <table:table-cell office:value-type="float" office:value="27939.5">
                <text:p>27939.5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0">
                <text:p>10</text:p>
              </table:table-cell>
              <table:table-cell office:value-type="float" office:value="26244">
                <text:p>26244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0">
                <text:p>10</text:p>
              </table:table-cell>
              <table:table-cell office:value-type="float" office:value="28568">
                <text:p>28568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0">
                <text:p>10</text:p>
              </table:table-cell>
              <table:table-cell office:value-type="float" office:value="24567">
                <text:p>24567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0">
                <text:p>10</text:p>
              </table:table-cell>
              <table:table-cell office:value-type="float" office:value="24143.5">
                <text:p>24143.5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0">
                <text:p>10</text:p>
              </table:table-cell>
              <table:table-cell office:value-type="float" office:value="27132.5">
                <text:p>27132.5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0">
                <text:p>10</text:p>
              </table:table-cell>
              <table:table-cell office:value-type="float" office:value="27669">
                <text:p>27669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0">
                <text:p>10</text:p>
              </table:table-cell>
              <table:table-cell office:value-type="float" office:value="24120">
                <text:p>24120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0">
                <text:p>10</text:p>
              </table:table-cell>
              <table:table-cell office:value-type="float" office:value="28287">
                <text:p>28287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0">
                <text:p>10</text:p>
              </table:table-cell>
              <table:table-cell office:value-type="float" office:value="28776.5">
                <text:p>28776.5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0">
                <text:p>10</text:p>
              </table:table-cell>
              <table:table-cell office:value-type="float" office:value="27311.5">
                <text:p>27311.5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0">
                <text:p>10</text:p>
              </table:table-cell>
              <table:table-cell office:value-type="float" office:value="26419.5">
                <text:p>26419.5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10">
                <text:p>10</text:p>
              </table:table-cell>
              <table:table-cell office:value-type="float" office:value="25908.5">
                <text:p>25908.5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0">
                <text:p>10</text:p>
              </table:table-cell>
              <table:table-cell office:value-type="float" office:value="22625.5">
                <text:p>22625.5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0">
                <text:p>10</text:p>
              </table:table-cell>
              <table:table-cell office:value-type="float" office:value="30407">
                <text:p>30407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0">
                <text:p>10</text:p>
              </table:table-cell>
              <table:table-cell office:value-type="float" office:value="27705">
                <text:p>27705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0">
                <text:p>10</text:p>
              </table:table-cell>
              <table:table-cell office:value-type="float" office:value="26846">
                <text:p>26846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0">
                <text:p>10</text:p>
              </table:table-cell>
              <table:table-cell office:value-type="float" office:value="24605">
                <text:p>24605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0">
                <text:p>10</text:p>
              </table:table-cell>
              <table:table-cell office:value-type="float" office:value="29134">
                <text:p>29134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10">
                <text:p>10</text:p>
              </table:table-cell>
              <table:table-cell office:value-type="float" office:value="20099">
                <text:p>20099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0">
                <text:p>10</text:p>
              </table:table-cell>
              <table:table-cell office:value-type="float" office:value="27470.5">
                <text:p>27470.5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0">
                <text:p>10</text:p>
              </table:table-cell>
              <table:table-cell office:value-type="float" office:value="28569">
                <text:p>28569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0">
                <text:p>10</text:p>
              </table:table-cell>
              <table:table-cell office:value-type="float" office:value="27145.5">
                <text:p>27145.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0">
                <text:p>10</text:p>
              </table:table-cell>
              <table:table-cell office:value-type="float" office:value="30301">
                <text:p>30301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0">
                <text:p>10</text:p>
              </table:table-cell>
              <table:table-cell office:value-type="float" office:value="21440.5">
                <text:p>21440.5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0">
                <text:p>10</text:p>
              </table:table-cell>
              <table:table-cell office:value-type="float" office:value="26994">
                <text:p>26994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0">
                <text:p>10</text:p>
              </table:table-cell>
              <table:table-cell office:value-type="float" office:value="23452.5">
                <text:p>23452.5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0">
                <text:p>10</text:p>
              </table:table-cell>
              <table:table-cell office:value-type="float" office:value="30529.5">
                <text:p>30529.5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0">
                <text:p>10</text:p>
              </table:table-cell>
              <table:table-cell office:value-type="float" office:value="26607">
                <text:p>26607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0">
                <text:p>10</text:p>
              </table:table-cell>
              <table:table-cell office:value-type="float" office:value="25440.5">
                <text:p>25440.5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0">
                <text:p>10</text:p>
              </table:table-cell>
              <table:table-cell office:value-type="float" office:value="25744">
                <text:p>25744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0">
                <text:p>10</text:p>
              </table:table-cell>
              <table:table-cell office:value-type="float" office:value="27204">
                <text:p>27204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10">
                <text:p>10</text:p>
              </table:table-cell>
              <table:table-cell office:value-type="float" office:value="27651.5">
                <text:p>27651.5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10">
                <text:p>10</text:p>
              </table:table-cell>
              <table:table-cell office:value-type="float" office:value="27789">
                <text:p>27789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0">
                <text:p>10</text:p>
              </table:table-cell>
              <table:table-cell office:value-type="float" office:value="22970.5">
                <text:p>22970.5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10">
                <text:p>10</text:p>
              </table:table-cell>
              <table:table-cell office:value-type="float" office:value="30643.5">
                <text:p>30643.5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10">
                <text:p>10</text:p>
              </table:table-cell>
              <table:table-cell office:value-type="float" office:value="25886">
                <text:p>25886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10">
                <text:p>10</text:p>
              </table:table-cell>
              <table:table-cell office:value-type="float" office:value="21066">
                <text:p>21066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0">
                <text:p>10</text:p>
              </table:table-cell>
              <table:table-cell office:value-type="float" office:value="25350">
                <text:p>25350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0">
                <text:p>10</text:p>
              </table:table-cell>
              <table:table-cell office:value-type="float" office:value="31873">
                <text:p>31873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0">
                <text:p>10</text:p>
              </table:table-cell>
              <table:table-cell office:value-type="float" office:value="27694">
                <text:p>27694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0">
                <text:p>10</text:p>
              </table:table-cell>
              <table:table-cell office:value-type="float" office:value="23952.5">
                <text:p>23952.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0">
                <text:p>10</text:p>
              </table:table-cell>
              <table:table-cell office:value-type="float" office:value="29048">
                <text:p>29048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0">
                <text:p>10</text:p>
              </table:table-cell>
              <table:table-cell office:value-type="float" office:value="26048.5">
                <text:p>26048.5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0">
                <text:p>10</text:p>
              </table:table-cell>
              <table:table-cell office:value-type="float" office:value="26470">
                <text:p>26470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0">
                <text:p>10</text:p>
              </table:table-cell>
              <table:table-cell office:value-type="float" office:value="29178">
                <text:p>29178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10">
                <text:p>10</text:p>
              </table:table-cell>
              <table:table-cell office:value-type="float" office:value="24327.5">
                <text:p>24327.5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10">
                <text:p>10</text:p>
              </table:table-cell>
              <table:table-cell office:value-type="float" office:value="27208.5">
                <text:p>27208.5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0">
                <text:p>10</text:p>
              </table:table-cell>
              <table:table-cell office:value-type="float" office:value="24559">
                <text:p>24559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0">
                <text:p>10</text:p>
              </table:table-cell>
              <table:table-cell office:value-type="float" office:value="29420.5">
                <text:p>29420.5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10">
                <text:p>10</text:p>
              </table:table-cell>
              <table:table-cell office:value-type="float" office:value="24243.5">
                <text:p>24243.5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10">
                <text:p>10</text:p>
              </table:table-cell>
              <table:table-cell office:value-type="float" office:value="27462.5">
                <text:p>27462.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0">
                <text:p>10</text:p>
              </table:table-cell>
              <table:table-cell office:value-type="float" office:value="27446.5">
                <text:p>27446.5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10">
                <text:p>10</text:p>
              </table:table-cell>
              <table:table-cell office:value-type="float" office:value="24910.5">
                <text:p>24910.5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10">
                <text:p>10</text:p>
              </table:table-cell>
              <table:table-cell office:value-type="float" office:value="29154">
                <text:p>29154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10">
                <text:p>10</text:p>
              </table:table-cell>
              <table:table-cell office:value-type="float" office:value="25796">
                <text:p>25796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10">
                <text:p>10</text:p>
              </table:table-cell>
              <table:table-cell office:value-type="float" office:value="25675.5">
                <text:p>25675.5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0">
                <text:p>10</text:p>
              </table:table-cell>
              <table:table-cell office:value-type="float" office:value="26082.5">
                <text:p>26082.5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0">
                <text:p>10</text:p>
              </table:table-cell>
              <table:table-cell office:value-type="float" office:value="23170.5">
                <text:p>23170.5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0">
                <text:p>10</text:p>
              </table:table-cell>
              <table:table-cell office:value-type="float" office:value="23341.5">
                <text:p>23341.5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0">
                <text:p>10</text:p>
              </table:table-cell>
              <table:table-cell office:value-type="float" office:value="28753">
                <text:p>28753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0">
                <text:p>10</text:p>
              </table:table-cell>
              <table:table-cell office:value-type="float" office:value="27043">
                <text:p>27043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0">
                <text:p>10</text:p>
              </table:table-cell>
              <table:table-cell office:value-type="float" office:value="25654">
                <text:p>25654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0">
                <text:p>10</text:p>
              </table:table-cell>
              <table:table-cell office:value-type="float" office:value="25403.5">
                <text:p>25403.5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0">
                <text:p>10</text:p>
              </table:table-cell>
              <table:table-cell office:value-type="float" office:value="22428.5">
                <text:p>22428.5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0">
                <text:p>10</text:p>
              </table:table-cell>
              <table:table-cell office:value-type="float" office:value="25382">
                <text:p>25382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0">
                <text:p>10</text:p>
              </table:table-cell>
              <table:table-cell office:value-type="float" office:value="29015">
                <text:p>29015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0">
                <text:p>10</text:p>
              </table:table-cell>
              <table:table-cell office:value-type="float" office:value="25646.5">
                <text:p>25646.5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0">
                <text:p>10</text:p>
              </table:table-cell>
              <table:table-cell office:value-type="float" office:value="26679">
                <text:p>26679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10">
                <text:p>10</text:p>
              </table:table-cell>
              <table:table-cell office:value-type="float" office:value="24464.5">
                <text:p>24464.5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0">
                <text:p>10</text:p>
              </table:table-cell>
              <table:table-cell office:value-type="float" office:value="26698.5">
                <text:p>26698.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0">
                <text:p>10</text:p>
              </table:table-cell>
              <table:table-cell office:value-type="float" office:value="27674">
                <text:p>27674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0">
                <text:p>10</text:p>
              </table:table-cell>
              <table:table-cell office:value-type="float" office:value="27593.5">
                <text:p>27593.5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0">
                <text:p>10</text:p>
              </table:table-cell>
              <table:table-cell office:value-type="float" office:value="25192">
                <text:p>25192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0">
                <text:p>10</text:p>
              </table:table-cell>
              <table:table-cell office:value-type="float" office:value="26889">
                <text:p>26889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0">
                <text:p>10</text:p>
              </table:table-cell>
              <table:table-cell office:value-type="float" office:value="28524">
                <text:p>28524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0">
                <text:p>10</text:p>
              </table:table-cell>
              <table:table-cell office:value-type="float" office:value="24034.5">
                <text:p>24034.5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0">
                <text:p>10</text:p>
              </table:table-cell>
              <table:table-cell office:value-type="float" office:value="25464.5">
                <text:p>25464.5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0">
                <text:p>10</text:p>
              </table:table-cell>
              <table:table-cell office:value-type="float" office:value="23427.5">
                <text:p>23427.5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0">
                <text:p>10</text:p>
              </table:table-cell>
              <table:table-cell office:value-type="float" office:value="31140.5">
                <text:p>31140.5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0">
                <text:p>10</text:p>
              </table:table-cell>
              <table:table-cell office:value-type="float" office:value="24319">
                <text:p>24319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0">
                <text:p>10</text:p>
              </table:table-cell>
              <table:table-cell office:value-type="float" office:value="23477">
                <text:p>23477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0">
                <text:p>10</text:p>
              </table:table-cell>
              <table:table-cell office:value-type="float" office:value="23200">
                <text:p>23200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10">
                <text:p>10</text:p>
              </table:table-cell>
              <table:table-cell office:value-type="float" office:value="23214.5">
                <text:p>23214.5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10">
                <text:p>10</text:p>
              </table:table-cell>
              <table:table-cell office:value-type="float" office:value="29402">
                <text:p>29402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10">
                <text:p>10</text:p>
              </table:table-cell>
              <table:table-cell office:value-type="float" office:value="25206.5">
                <text:p>25206.5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10">
                <text:p>10</text:p>
              </table:table-cell>
              <table:table-cell office:value-type="float" office:value="24179.5">
                <text:p>24179.5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10">
                <text:p>10</text:p>
              </table:table-cell>
              <table:table-cell office:value-type="float" office:value="20827">
                <text:p>20827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0">
                <text:p>10</text:p>
              </table:table-cell>
              <table:table-cell office:value-type="float" office:value="25165.5">
                <text:p>25165.5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0">
                <text:p>10</text:p>
              </table:table-cell>
              <table:table-cell office:value-type="float" office:value="29741">
                <text:p>29741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10">
                <text:p>10</text:p>
              </table:table-cell>
              <table:table-cell office:value-type="float" office:value="26821.5">
                <text:p>26821.5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10">
                <text:p>10</text:p>
              </table:table-cell>
              <table:table-cell office:value-type="float" office:value="27615">
                <text:p>27615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0">
                <text:p>10</text:p>
              </table:table-cell>
              <table:table-cell office:value-type="float" office:value="21290">
                <text:p>21290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0">
                <text:p>10</text:p>
              </table:table-cell>
              <table:table-cell office:value-type="float" office:value="28733.5">
                <text:p>28733.5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0">
                <text:p>10</text:p>
              </table:table-cell>
              <table:table-cell office:value-type="float" office:value="28863.5">
                <text:p>28863.5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0">
                <text:p>10</text:p>
              </table:table-cell>
              <table:table-cell office:value-type="float" office:value="27543.5">
                <text:p>27543.5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0">
                <text:p>10</text:p>
              </table:table-cell>
              <table:table-cell office:value-type="float" office:value="31901.5">
                <text:p>31901.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0">
                <text:p>10</text:p>
              </table:table-cell>
              <table:table-cell office:value-type="float" office:value="30675">
                <text:p>30675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0">
                <text:p>10</text:p>
              </table:table-cell>
              <table:table-cell office:value-type="float" office:value="26435.5">
                <text:p>26435.5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0">
                <text:p>10</text:p>
              </table:table-cell>
              <table:table-cell office:value-type="float" office:value="26783">
                <text:p>26783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0">
                <text:p>10</text:p>
              </table:table-cell>
              <table:table-cell office:value-type="float" office:value="26665">
                <text:p>26665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0">
                <text:p>10</text:p>
              </table:table-cell>
              <table:table-cell office:value-type="float" office:value="23552.5">
                <text:p>23552.5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10">
                <text:p>10</text:p>
              </table:table-cell>
              <table:table-cell office:value-type="float" office:value="24078.5">
                <text:p>24078.5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10">
                <text:p>10</text:p>
              </table:table-cell>
              <table:table-cell office:value-type="float" office:value="27472.5">
                <text:p>27472.5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10">
                <text:p>10</text:p>
              </table:table-cell>
              <table:table-cell office:value-type="float" office:value="28346.5">
                <text:p>28346.5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10">
                <text:p>10</text:p>
              </table:table-cell>
              <table:table-cell office:value-type="float" office:value="28145.5">
                <text:p>28145.5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10">
                <text:p>10</text:p>
              </table:table-cell>
              <table:table-cell office:value-type="float" office:value="27286">
                <text:p>27286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10">
                <text:p>10</text:p>
              </table:table-cell>
              <table:table-cell office:value-type="float" office:value="26695">
                <text:p>26695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10">
                <text:p>10</text:p>
              </table:table-cell>
              <table:table-cell office:value-type="float" office:value="25450.5">
                <text:p>25450.5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10">
                <text:p>10</text:p>
              </table:table-cell>
              <table:table-cell office:value-type="float" office:value="20229.5">
                <text:p>20229.5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10">
                <text:p>10</text:p>
              </table:table-cell>
              <table:table-cell office:value-type="float" office:value="27917">
                <text:p>27917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10">
                <text:p>10</text:p>
              </table:table-cell>
              <table:table-cell office:value-type="float" office:value="25725">
                <text:p>25725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10">
                <text:p>10</text:p>
              </table:table-cell>
              <table:table-cell office:value-type="float" office:value="25168.5">
                <text:p>25168.5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10">
                <text:p>10</text:p>
              </table:table-cell>
              <table:table-cell office:value-type="float" office:value="31870.5">
                <text:p>31870.5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10">
                <text:p>10</text:p>
              </table:table-cell>
              <table:table-cell office:value-type="float" office:value="26652.5">
                <text:p>26652.5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10">
                <text:p>10</text:p>
              </table:table-cell>
              <table:table-cell office:value-type="float" office:value="23570.5">
                <text:p>23570.5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10">
                <text:p>10</text:p>
              </table:table-cell>
              <table:table-cell office:value-type="float" office:value="29705.5">
                <text:p>29705.5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10">
                <text:p>10</text:p>
              </table:table-cell>
              <table:table-cell office:value-type="float" office:value="23194.5">
                <text:p>23194.5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10">
                <text:p>10</text:p>
              </table:table-cell>
              <table:table-cell office:value-type="float" office:value="26762.5">
                <text:p>26762.5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10">
                <text:p>10</text:p>
              </table:table-cell>
              <table:table-cell office:value-type="float" office:value="24923.5">
                <text:p>24923.5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0">
                <text:p>10</text:p>
              </table:table-cell>
              <table:table-cell office:value-type="float" office:value="18485.5">
                <text:p>18485.5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0">
                <text:p>10</text:p>
              </table:table-cell>
              <table:table-cell office:value-type="float" office:value="26589.5">
                <text:p>26589.5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0">
                <text:p>10</text:p>
              </table:table-cell>
              <table:table-cell office:value-type="float" office:value="22780">
                <text:p>22780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0">
                <text:p>10</text:p>
              </table:table-cell>
              <table:table-cell office:value-type="float" office:value="24765.5">
                <text:p>24765.5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0">
                <text:p>10</text:p>
              </table:table-cell>
              <table:table-cell office:value-type="float" office:value="27073.5">
                <text:p>27073.5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0">
                <text:p>10</text:p>
              </table:table-cell>
              <table:table-cell office:value-type="float" office:value="27845">
                <text:p>27845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0">
                <text:p>10</text:p>
              </table:table-cell>
              <table:table-cell office:value-type="float" office:value="31341">
                <text:p>31341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0">
                <text:p>10</text:p>
              </table:table-cell>
              <table:table-cell office:value-type="float" office:value="31053">
                <text:p>31053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0">
                <text:p>10</text:p>
              </table:table-cell>
              <table:table-cell office:value-type="float" office:value="29228.5">
                <text:p>29228.5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0">
                <text:p>10</text:p>
              </table:table-cell>
              <table:table-cell office:value-type="float" office:value="28542.5">
                <text:p>28542.5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0">
                <text:p>10</text:p>
              </table:table-cell>
              <table:table-cell office:value-type="float" office:value="31384.5">
                <text:p>31384.5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0">
                <text:p>10</text:p>
              </table:table-cell>
              <table:table-cell office:value-type="float" office:value="31256.5">
                <text:p>31256.5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10">
                <text:p>10</text:p>
              </table:table-cell>
              <table:table-cell office:value-type="float" office:value="25118">
                <text:p>25118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10">
                <text:p>10</text:p>
              </table:table-cell>
              <table:table-cell office:value-type="float" office:value="21683.5">
                <text:p>21683.5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10">
                <text:p>10</text:p>
              </table:table-cell>
              <table:table-cell office:value-type="float" office:value="25076.5">
                <text:p>25076.5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0">
                <text:p>10</text:p>
              </table:table-cell>
              <table:table-cell office:value-type="float" office:value="27524">
                <text:p>27524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0">
                <text:p>10</text:p>
              </table:table-cell>
              <table:table-cell office:value-type="float" office:value="28086.5">
                <text:p>28086.5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0">
                <text:p>10</text:p>
              </table:table-cell>
              <table:table-cell office:value-type="float" office:value="23584.5">
                <text:p>23584.5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0">
                <text:p>10</text:p>
              </table:table-cell>
              <table:table-cell office:value-type="float" office:value="26734.5">
                <text:p>26734.5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0">
                <text:p>10</text:p>
              </table:table-cell>
              <table:table-cell office:value-type="float" office:value="26116">
                <text:p>26116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0">
                <text:p>10</text:p>
              </table:table-cell>
              <table:table-cell office:value-type="float" office:value="23461">
                <text:p>23461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0">
                <text:p>10</text:p>
              </table:table-cell>
              <table:table-cell office:value-type="float" office:value="27412.5">
                <text:p>27412.5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0">
                <text:p>10</text:p>
              </table:table-cell>
              <table:table-cell office:value-type="float" office:value="24908.5">
                <text:p>24908.5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10">
                <text:p>10</text:p>
              </table:table-cell>
              <table:table-cell office:value-type="float" office:value="29798">
                <text:p>29798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10">
                <text:p>10</text:p>
              </table:table-cell>
              <table:table-cell office:value-type="float" office:value="27909.5">
                <text:p>27909.5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10">
                <text:p>10</text:p>
              </table:table-cell>
              <table:table-cell office:value-type="float" office:value="25733.5">
                <text:p>25733.5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10">
                <text:p>10</text:p>
              </table:table-cell>
              <table:table-cell office:value-type="float" office:value="22324">
                <text:p>22324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10">
                <text:p>10</text:p>
              </table:table-cell>
              <table:table-cell office:value-type="float" office:value="26301.5">
                <text:p>26301.5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10">
                <text:p>10</text:p>
              </table:table-cell>
              <table:table-cell office:value-type="float" office:value="29723.5">
                <text:p>29723.5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10">
                <text:p>10</text:p>
              </table:table-cell>
              <table:table-cell office:value-type="float" office:value="26401">
                <text:p>26401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10">
                <text:p>10</text:p>
              </table:table-cell>
              <table:table-cell office:value-type="float" office:value="21223">
                <text:p>21223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10">
                <text:p>10</text:p>
              </table:table-cell>
              <table:table-cell office:value-type="float" office:value="24838">
                <text:p>24838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10">
                <text:p>10</text:p>
              </table:table-cell>
              <table:table-cell office:value-type="float" office:value="27582">
                <text:p>27582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10">
                <text:p>10</text:p>
              </table:table-cell>
              <table:table-cell office:value-type="float" office:value="28479.5">
                <text:p>28479.5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10">
                <text:p>10</text:p>
              </table:table-cell>
              <table:table-cell office:value-type="float" office:value="26534">
                <text:p>26534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10">
                <text:p>10</text:p>
              </table:table-cell>
              <table:table-cell office:value-type="float" office:value="28424">
                <text:p>28424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10">
                <text:p>10</text:p>
              </table:table-cell>
              <table:table-cell office:value-type="float" office:value="28118.5">
                <text:p>28118.5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10">
                <text:p>10</text:p>
              </table:table-cell>
              <table:table-cell office:value-type="float" office:value="26010">
                <text:p>26010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10">
                <text:p>10</text:p>
              </table:table-cell>
              <table:table-cell office:value-type="float" office:value="25038.5">
                <text:p>25038.5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10">
                <text:p>10</text:p>
              </table:table-cell>
              <table:table-cell office:value-type="float" office:value="30994">
                <text:p>30994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10">
                <text:p>10</text:p>
              </table:table-cell>
              <table:table-cell office:value-type="float" office:value="25196">
                <text:p>25196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10">
                <text:p>10</text:p>
              </table:table-cell>
              <table:table-cell office:value-type="float" office:value="23446">
                <text:p>23446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10">
                <text:p>10</text:p>
              </table:table-cell>
              <table:table-cell office:value-type="float" office:value="28825.5">
                <text:p>28825.5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0">
                <text:p>10</text:p>
              </table:table-cell>
              <table:table-cell office:value-type="float" office:value="25887">
                <text:p>25887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10">
                <text:p>10</text:p>
              </table:table-cell>
              <table:table-cell office:value-type="float" office:value="25803.5">
                <text:p>25803.5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10">
                <text:p>10</text:p>
              </table:table-cell>
              <table:table-cell office:value-type="float" office:value="24490.5">
                <text:p>24490.5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10">
                <text:p>10</text:p>
              </table:table-cell>
              <table:table-cell office:value-type="float" office:value="18860.5">
                <text:p>18860.5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10">
                <text:p>10</text:p>
              </table:table-cell>
              <table:table-cell office:value-type="float" office:value="23149">
                <text:p>23149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10">
                <text:p>10</text:p>
              </table:table-cell>
              <table:table-cell office:value-type="float" office:value="27783.5">
                <text:p>27783.5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10">
                <text:p>10</text:p>
              </table:table-cell>
              <table:table-cell office:value-type="float" office:value="26639">
                <text:p>26639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10">
                <text:p>10</text:p>
              </table:table-cell>
              <table:table-cell office:value-type="float" office:value="26517.5">
                <text:p>26517.5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0">
                <text:p>10</text:p>
              </table:table-cell>
              <table:table-cell office:value-type="float" office:value="29954.5">
                <text:p>29954.5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0">
                <text:p>10</text:p>
              </table:table-cell>
              <table:table-cell office:value-type="float" office:value="28155">
                <text:p>28155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0">
                <text:p>10</text:p>
              </table:table-cell>
              <table:table-cell office:value-type="float" office:value="30130.5">
                <text:p>30130.5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0">
                <text:p>10</text:p>
              </table:table-cell>
              <table:table-cell office:value-type="float" office:value="25528.5">
                <text:p>25528.5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0">
                <text:p>10</text:p>
              </table:table-cell>
              <table:table-cell office:value-type="float" office:value="25585.5">
                <text:p>25585.5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0">
                <text:p>10</text:p>
              </table:table-cell>
              <table:table-cell office:value-type="float" office:value="28578.5">
                <text:p>28578.5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0">
                <text:p>10</text:p>
              </table:table-cell>
              <table:table-cell office:value-type="float" office:value="28857">
                <text:p>28857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0">
                <text:p>10</text:p>
              </table:table-cell>
              <table:table-cell office:value-type="float" office:value="24153.5">
                <text:p>24153.5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10">
                <text:p>10</text:p>
              </table:table-cell>
              <table:table-cell office:value-type="float" office:value="24718">
                <text:p>24718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10">
                <text:p>10</text:p>
              </table:table-cell>
              <table:table-cell office:value-type="float" office:value="29933.5">
                <text:p>29933.5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10">
                <text:p>10</text:p>
              </table:table-cell>
              <table:table-cell office:value-type="float" office:value="23454.5">
                <text:p>23454.5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10">
                <text:p>10</text:p>
              </table:table-cell>
              <table:table-cell office:value-type="float" office:value="26770.5">
                <text:p>26770.5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10">
                <text:p>10</text:p>
              </table:table-cell>
              <table:table-cell office:value-type="float" office:value="21800">
                <text:p>21800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10">
                <text:p>10</text:p>
              </table:table-cell>
              <table:table-cell office:value-type="float" office:value="30431.5">
                <text:p>30431.5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10">
                <text:p>10</text:p>
              </table:table-cell>
              <table:table-cell office:value-type="float" office:value="23462.5">
                <text:p>23462.5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10">
                <text:p>10</text:p>
              </table:table-cell>
              <table:table-cell office:value-type="float" office:value="23944.5">
                <text:p>23944.5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10">
                <text:p>10</text:p>
              </table:table-cell>
              <table:table-cell office:value-type="float" office:value="27174">
                <text:p>27174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10">
                <text:p>10</text:p>
              </table:table-cell>
              <table:table-cell office:value-type="float" office:value="26936">
                <text:p>26936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10">
                <text:p>10</text:p>
              </table:table-cell>
              <table:table-cell office:value-type="float" office:value="27180.5">
                <text:p>27180.5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10">
                <text:p>10</text:p>
              </table:table-cell>
              <table:table-cell office:value-type="float" office:value="29927.5">
                <text:p>29927.5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0">
                <text:p>10</text:p>
              </table:table-cell>
              <table:table-cell office:value-type="float" office:value="20159">
                <text:p>20159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0">
                <text:p>10</text:p>
              </table:table-cell>
              <table:table-cell office:value-type="float" office:value="25508.5">
                <text:p>25508.5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0">
                <text:p>10</text:p>
              </table:table-cell>
              <table:table-cell office:value-type="float" office:value="27630">
                <text:p>27630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0">
                <text:p>10</text:p>
              </table:table-cell>
              <table:table-cell office:value-type="float" office:value="26741.5">
                <text:p>26741.5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0">
                <text:p>10</text:p>
              </table:table-cell>
              <table:table-cell office:value-type="float" office:value="28898">
                <text:p>28898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0">
                <text:p>10</text:p>
              </table:table-cell>
              <table:table-cell office:value-type="float" office:value="23482.5">
                <text:p>23482.5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0">
                <text:p>10</text:p>
              </table:table-cell>
              <table:table-cell office:value-type="float" office:value="28469.5">
                <text:p>28469.5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10">
                <text:p>10</text:p>
              </table:table-cell>
              <table:table-cell office:value-type="float" office:value="27751">
                <text:p>27751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0">
                <text:p>10</text:p>
              </table:table-cell>
              <table:table-cell office:value-type="float" office:value="28139">
                <text:p>28139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0">
                <text:p>10</text:p>
              </table:table-cell>
              <table:table-cell office:value-type="float" office:value="23933">
                <text:p>23933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0">
                <text:p>10</text:p>
              </table:table-cell>
              <table:table-cell office:value-type="float" office:value="27119">
                <text:p>27119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10">
                <text:p>10</text:p>
              </table:table-cell>
              <table:table-cell office:value-type="float" office:value="21734.5">
                <text:p>21734.5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10">
                <text:p>10</text:p>
              </table:table-cell>
              <table:table-cell office:value-type="float" office:value="27319">
                <text:p>27319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10">
                <text:p>10</text:p>
              </table:table-cell>
              <table:table-cell office:value-type="float" office:value="21768.5">
                <text:p>21768.5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10">
                <text:p>10</text:p>
              </table:table-cell>
              <table:table-cell office:value-type="float" office:value="29412">
                <text:p>29412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10">
                <text:p>10</text:p>
              </table:table-cell>
              <table:table-cell office:value-type="float" office:value="27253">
                <text:p>27253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10">
                <text:p>10</text:p>
              </table:table-cell>
              <table:table-cell office:value-type="float" office:value="21374.5">
                <text:p>21374.5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0">
                <text:p>10</text:p>
              </table:table-cell>
              <table:table-cell office:value-type="float" office:value="26362.5">
                <text:p>26362.5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10">
                <text:p>10</text:p>
              </table:table-cell>
              <table:table-cell office:value-type="float" office:value="23463">
                <text:p>23463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10">
                <text:p>10</text:p>
              </table:table-cell>
              <table:table-cell office:value-type="float" office:value="25082.5">
                <text:p>25082.5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10">
                <text:p>10</text:p>
              </table:table-cell>
              <table:table-cell office:value-type="float" office:value="25839.5">
                <text:p>25839.5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10">
                <text:p>10</text:p>
              </table:table-cell>
              <table:table-cell office:value-type="float" office:value="26437.5">
                <text:p>26437.5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10">
                <text:p>10</text:p>
              </table:table-cell>
              <table:table-cell office:value-type="float" office:value="30831.5">
                <text:p>30831.5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0">
                <text:p>10</text:p>
              </table:table-cell>
              <table:table-cell office:value-type="float" office:value="21395.5">
                <text:p>21395.5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10">
                <text:p>10</text:p>
              </table:table-cell>
              <table:table-cell office:value-type="float" office:value="27898">
                <text:p>27898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10">
                <text:p>10</text:p>
              </table:table-cell>
              <table:table-cell office:value-type="float" office:value="25767.5">
                <text:p>25767.5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10">
                <text:p>10</text:p>
              </table:table-cell>
              <table:table-cell office:value-type="float" office:value="25068.5">
                <text:p>25068.5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10">
                <text:p>10</text:p>
              </table:table-cell>
              <table:table-cell office:value-type="float" office:value="27690.5">
                <text:p>27690.5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10">
                <text:p>10</text:p>
              </table:table-cell>
              <table:table-cell office:value-type="float" office:value="23324.5">
                <text:p>23324.5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10">
                <text:p>10</text:p>
              </table:table-cell>
              <table:table-cell office:value-type="float" office:value="30211.5">
                <text:p>30211.5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10">
                <text:p>10</text:p>
              </table:table-cell>
              <table:table-cell office:value-type="float" office:value="25999.5">
                <text:p>25999.5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10">
                <text:p>10</text:p>
              </table:table-cell>
              <table:table-cell office:value-type="float" office:value="29543">
                <text:p>29543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10">
                <text:p>10</text:p>
              </table:table-cell>
              <table:table-cell office:value-type="float" office:value="24994.5">
                <text:p>24994.5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10">
                <text:p>10</text:p>
              </table:table-cell>
              <table:table-cell office:value-type="float" office:value="22847">
                <text:p>22847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10">
                <text:p>10</text:p>
              </table:table-cell>
              <table:table-cell office:value-type="float" office:value="21694.5">
                <text:p>21694.5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10">
                <text:p>10</text:p>
              </table:table-cell>
              <table:table-cell office:value-type="float" office:value="28253">
                <text:p>28253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10">
                <text:p>10</text:p>
              </table:table-cell>
              <table:table-cell office:value-type="float" office:value="23874">
                <text:p>23874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10">
                <text:p>10</text:p>
              </table:table-cell>
              <table:table-cell office:value-type="float" office:value="21251">
                <text:p>21251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10">
                <text:p>10</text:p>
              </table:table-cell>
              <table:table-cell office:value-type="float" office:value="23539">
                <text:p>23539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10">
                <text:p>10</text:p>
              </table:table-cell>
              <table:table-cell office:value-type="float" office:value="24982.5">
                <text:p>24982.5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0">
                <text:p>10</text:p>
              </table:table-cell>
              <table:table-cell office:value-type="float" office:value="30691">
                <text:p>306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902cm" svg:y="3.954cm" style:legend-expansion="high" chart:style-name="ch2"/>
        <chart:plot-area chart:style-name="ch3" table:cell-range-address="Sheet1.A1:Sheet1.B2500" svg:x="0.769cm" svg:y="0.855cm" svg:width="10.495cm" svg:height="7.55cm">
          <chartooo:coordinate-region svg:x="1.946cm" svg:y="1.055cm" svg:width="9.131cm" svg:height="6.7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500" chart:class="chart:scatter">
            <chart:domain table:cell-range-address="Sheet1.A1:Sheet1.A2500"/>
            <chart:regression-curve chart:style-name="ch7">
              <chart:equation chart:display-r-square="true" svg:x="2.249cm" svg:y="5.629cm"/>
            </chart:regression-curve>
            <chart:data-point chart:repeated="2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500</svg:desc>
                </draw:g>
              </table:table-cell>
              <table:table-cell office:value-type="float" office:value="24074.5">
                <text:p>24074.5</text:p>
                <draw:g>
                  <svg:desc>Sheet1.B1:Sheet1.B2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353">
                <text:p>22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3698">
                <text:p>23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1960">
                <text:p>219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8091.5">
                <text:p>1809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8400">
                <text:p>18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3517">
                <text:p>23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9980.5">
                <text:p>1998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0161">
                <text:p>20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2539">
                <text:p>225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0975.5">
                <text:p>2097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3682">
                <text:p>236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4977">
                <text:p>249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6300">
                <text:p>163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4047.5">
                <text:p>24047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1193">
                <text:p>211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2877">
                <text:p>228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5549.5">
                <text:p>25549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4062.5">
                <text:p>2406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4352.5">
                <text:p>2435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3670.5">
                <text:p>2367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5314">
                <text:p>253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6666">
                <text:p>166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9458.5">
                <text:p>19458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23658.5">
                <text:p>23658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21775.5">
                <text:p>21775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24218">
                <text:p>242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3382">
                <text:p>233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3434.5">
                <text:p>23434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3484.5">
                <text:p>23484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26549">
                <text:p>265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9094.5">
                <text:p>19094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9325">
                <text:p>193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1093">
                <text:p>210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1939.5">
                <text:p>21939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0437">
                <text:p>204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7781.5">
                <text:p>17781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8631.5">
                <text:p>18631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24835">
                <text:p>248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23897.5">
                <text:p>23897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6068">
                <text:p>260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6317.5">
                <text:p>26317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28817">
                <text:p>288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23283">
                <text:p>232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24956">
                <text:p>249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6215.5">
                <text:p>16215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26784">
                <text:p>267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9002.5">
                <text:p>19002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20079.5">
                <text:p>20079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1309">
                <text:p>213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9160">
                <text:p>191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22531">
                <text:p>225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23089.5">
                <text:p>23089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8034">
                <text:p>180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23079.5">
                <text:p>23079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22168.5">
                <text:p>22168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24451">
                <text:p>244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22715">
                <text:p>227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4300.5">
                <text:p>24300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9467.5">
                <text:p>19467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20945">
                <text:p>209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26462">
                <text:p>264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21515">
                <text:p>215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24383.5">
                <text:p>24383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21555">
                <text:p>215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23204">
                <text:p>232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21820.5">
                <text:p>21820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24270">
                <text:p>242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21075">
                <text:p>210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22289">
                <text:p>222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19073">
                <text:p>190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17082.5">
                <text:p>17082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20588">
                <text:p>205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19441">
                <text:p>194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27700">
                <text:p>277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17840">
                <text:p>178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23258.5">
                <text:p>23258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22572.5">
                <text:p>22572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21963.5">
                <text:p>21963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21914.5">
                <text:p>21914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18177">
                <text:p>181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26312">
                <text:p>263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18880.5">
                <text:p>18880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24763.5">
                <text:p>24763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26584">
                <text:p>265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21781">
                <text:p>217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25047">
                <text:p>250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20820.5">
                <text:p>20820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21800">
                <text:p>218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24411.5">
                <text:p>24411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23982.5">
                <text:p>23982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21490">
                <text:p>2149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21360">
                <text:p>213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22919.5">
                <text:p>22919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21996">
                <text:p>21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19518">
                <text:p>195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21425">
                <text:p>214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22918">
                <text:p>229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8026.5">
                <text:p>18026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1308.5">
                <text:p>21308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22435">
                <text:p>224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22920">
                <text:p>229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23475">
                <text:p>234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23948">
                <text:p>239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24526">
                <text:p>245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21921">
                <text:p>219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23473">
                <text:p>234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21845.5">
                <text:p>21845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24135.5">
                <text:p>24135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22878.5">
                <text:p>22878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22370">
                <text:p>223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20006.5">
                <text:p>20006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19152">
                <text:p>191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19917.5">
                <text:p>19917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21590.5">
                <text:p>21590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24244">
                <text:p>242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20848">
                <text:p>208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18532.5">
                <text:p>18532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22599">
                <text:p>225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26824.5">
                <text:p>26824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22744">
                <text:p>227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23742">
                <text:p>237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21461">
                <text:p>214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20831.5">
                <text:p>20831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22318">
                <text:p>223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19931.5">
                <text:p>19931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28987.5">
                <text:p>28987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24481.5">
                <text:p>24481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23300">
                <text:p>233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24701">
                <text:p>247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24738.5">
                <text:p>24738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18045.5">
                <text:p>18045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21924">
                <text:p>219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25309">
                <text:p>253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20799">
                <text:p>207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23947">
                <text:p>239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22616.5">
                <text:p>22616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17421.5">
                <text:p>1742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20634.5">
                <text:p>20634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23969">
                <text:p>239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23887">
                <text:p>238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26125">
                <text:p>26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20728.5">
                <text:p>20728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20373">
                <text:p>203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23094.5">
                <text:p>23094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20829">
                <text:p>208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23455.5">
                <text:p>23455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22580.5">
                <text:p>22580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25095">
                <text:p>250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15116">
                <text:p>151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17987">
                <text:p>179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26765.5">
                <text:p>26765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21981.5">
                <text:p>21981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18192">
                <text:p>181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21616">
                <text:p>216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24984">
                <text:p>249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20153.5">
                <text:p>20153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22707">
                <text:p>227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20211.5">
                <text:p>20211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25704.5">
                <text:p>25704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23656.5">
                <text:p>23656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22739">
                <text:p>227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23593.5">
                <text:p>23593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24796.5">
                <text:p>24796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25370">
                <text:p>2537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20567">
                <text:p>205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25900">
                <text:p>259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28029">
                <text:p>280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20383">
                <text:p>203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0408.5">
                <text:p>20408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15638">
                <text:p>156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22360.5">
                <text:p>22360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29446">
                <text:p>294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23151.5">
                <text:p>23151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25277.5">
                <text:p>25277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26328.5">
                <text:p>26328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24151">
                <text:p>241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22614.5">
                <text:p>22614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24384.5">
                <text:p>24384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23496">
                <text:p>234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22785.5">
                <text:p>22785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18447">
                <text:p>184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22743">
                <text:p>227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19249">
                <text:p>192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18740">
                <text:p>1874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20110">
                <text:p>2011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24035">
                <text:p>240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26916.5">
                <text:p>26916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23342.5">
                <text:p>23342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25953">
                <text:p>259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21133">
                <text:p>211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20509.5">
                <text:p>20509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22350.5">
                <text:p>22350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19515.5">
                <text:p>19515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14455">
                <text:p>144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22440">
                <text:p>2244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23868.5">
                <text:p>23868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21907">
                <text:p>219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24488.5">
                <text:p>24488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21383">
                <text:p>213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19875">
                <text:p>198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20967.5">
                <text:p>20967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22087.5">
                <text:p>22087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22001">
                <text:p>220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16335">
                <text:p>163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24148">
                <text:p>241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21161">
                <text:p>211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18161">
                <text:p>181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19756">
                <text:p>197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21559">
                <text:p>215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27004">
                <text:p>270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19945.5">
                <text:p>19945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22504.5">
                <text:p>22504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22097">
                <text:p>220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23322">
                <text:p>233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20823.5">
                <text:p>20823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22120.5">
                <text:p>22120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18275">
                <text:p>182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22667.5">
                <text:p>22667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22480">
                <text:p>2248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24394">
                <text:p>243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24912.5">
                <text:p>24912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22268.5">
                <text:p>22268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19252">
                <text:p>192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23273.5">
                <text:p>23273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22345">
                <text:p>223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23112">
                <text:p>231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21493.5">
                <text:p>21493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18823">
                <text:p>1882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21015">
                <text:p>210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18262.5">
                <text:p>18262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21550.5">
                <text:p>21550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23210">
                <text:p>2321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21109">
                <text:p>211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24003">
                <text:p>240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22578">
                <text:p>225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22352.5">
                <text:p>22352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19075">
                <text:p>190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20365">
                <text:p>203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22288.5">
                <text:p>22288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18315">
                <text:p>183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23031">
                <text:p>230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21368.5">
                <text:p>21368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22641.5">
                <text:p>22641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25709">
                <text:p>2570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24180.5">
                <text:p>24180.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22043">
                <text:p>220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23809">
                <text:p>238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23073">
                <text:p>2307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  <table:table-cell office:value-type="float" office:value="24309.5">
                <text:p>24309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">
                <text:p>2</text:p>
              </table:table-cell>
              <table:table-cell office:value-type="float" office:value="20499.5">
                <text:p>20499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  <table:table-cell office:value-type="float" office:value="25026">
                <text:p>250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  <table:table-cell office:value-type="float" office:value="20981">
                <text:p>209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">
                <text:p>2</text:p>
              </table:table-cell>
              <table:table-cell office:value-type="float" office:value="18474.5">
                <text:p>18474.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  <table:table-cell office:value-type="float" office:value="17481">
                <text:p>174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  <table:table-cell office:value-type="float" office:value="23857.5">
                <text:p>23857.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  <table:table-cell office:value-type="float" office:value="16886">
                <text:p>168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">
                <text:p>2</text:p>
              </table:table-cell>
              <table:table-cell office:value-type="float" office:value="22484">
                <text:p>224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  <table:table-cell office:value-type="float" office:value="23381">
                <text:p>233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  <table:table-cell office:value-type="float" office:value="23085">
                <text:p>2308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  <table:table-cell office:value-type="float" office:value="23679">
                <text:p>236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  <table:table-cell office:value-type="float" office:value="25131.5">
                <text:p>25131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">
                <text:p>2</text:p>
              </table:table-cell>
              <table:table-cell office:value-type="float" office:value="23056">
                <text:p>230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">
                <text:p>2</text:p>
              </table:table-cell>
              <table:table-cell office:value-type="float" office:value="26597.5">
                <text:p>26597.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">
                <text:p>2</text:p>
              </table:table-cell>
              <table:table-cell office:value-type="float" office:value="20743">
                <text:p>207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  <table:table-cell office:value-type="float" office:value="20569.5">
                <text:p>20569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  <table:table-cell office:value-type="float" office:value="21909.5">
                <text:p>21909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">
                <text:p>2</text:p>
              </table:table-cell>
              <table:table-cell office:value-type="float" office:value="20218.5">
                <text:p>20218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">
                <text:p>2</text:p>
              </table:table-cell>
              <table:table-cell office:value-type="float" office:value="21975">
                <text:p>219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  <table:table-cell office:value-type="float" office:value="23609">
                <text:p>236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  <table:table-cell office:value-type="float" office:value="23125.5">
                <text:p>23125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">
                <text:p>2</text:p>
              </table:table-cell>
              <table:table-cell office:value-type="float" office:value="20499.5">
                <text:p>20499.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">
                <text:p>2</text:p>
              </table:table-cell>
              <table:table-cell office:value-type="float" office:value="24548.5">
                <text:p>24548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">
                <text:p>2</text:p>
              </table:table-cell>
              <table:table-cell office:value-type="float" office:value="23939.5">
                <text:p>23939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">
                <text:p>2</text:p>
              </table:table-cell>
              <table:table-cell office:value-type="float" office:value="20022.5">
                <text:p>20022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">
                <text:p>2</text:p>
              </table:table-cell>
              <table:table-cell office:value-type="float" office:value="22232">
                <text:p>222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">
                <text:p>2</text:p>
              </table:table-cell>
              <table:table-cell office:value-type="float" office:value="25081.5">
                <text:p>25081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">
                <text:p>2</text:p>
              </table:table-cell>
              <table:table-cell office:value-type="float" office:value="16602.5">
                <text:p>16602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">
                <text:p>2</text:p>
              </table:table-cell>
              <table:table-cell office:value-type="float" office:value="21257.5">
                <text:p>21257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">
                <text:p>2</text:p>
              </table:table-cell>
              <table:table-cell office:value-type="float" office:value="27857">
                <text:p>278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">
                <text:p>2</text:p>
              </table:table-cell>
              <table:table-cell office:value-type="float" office:value="22512.5">
                <text:p>22512.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">
                <text:p>2</text:p>
              </table:table-cell>
              <table:table-cell office:value-type="float" office:value="23554.5">
                <text:p>23554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">
                <text:p>2</text:p>
              </table:table-cell>
              <table:table-cell office:value-type="float" office:value="20225">
                <text:p>202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">
                <text:p>2</text:p>
              </table:table-cell>
              <table:table-cell office:value-type="float" office:value="21355">
                <text:p>213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  <table:table-cell office:value-type="float" office:value="24229.5">
                <text:p>24229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">
                <text:p>2</text:p>
              </table:table-cell>
              <table:table-cell office:value-type="float" office:value="20909">
                <text:p>209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">
                <text:p>2</text:p>
              </table:table-cell>
              <table:table-cell office:value-type="float" office:value="24487.5">
                <text:p>24487.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">
                <text:p>2</text:p>
              </table:table-cell>
              <table:table-cell office:value-type="float" office:value="21826">
                <text:p>218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">
                <text:p>2</text:p>
              </table:table-cell>
              <table:table-cell office:value-type="float" office:value="25674">
                <text:p>256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">
                <text:p>2</text:p>
              </table:table-cell>
              <table:table-cell office:value-type="float" office:value="22149">
                <text:p>221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">
                <text:p>2</text:p>
              </table:table-cell>
              <table:table-cell office:value-type="float" office:value="21731">
                <text:p>217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">
                <text:p>2</text:p>
              </table:table-cell>
              <table:table-cell office:value-type="float" office:value="23552">
                <text:p>235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">
                <text:p>2</text:p>
              </table:table-cell>
              <table:table-cell office:value-type="float" office:value="24367.5">
                <text:p>24367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">
                <text:p>2</text:p>
              </table:table-cell>
              <table:table-cell office:value-type="float" office:value="20574">
                <text:p>205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">
                <text:p>2</text:p>
              </table:table-cell>
              <table:table-cell office:value-type="float" office:value="22778">
                <text:p>227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">
                <text:p>2</text:p>
              </table:table-cell>
              <table:table-cell office:value-type="float" office:value="21217">
                <text:p>212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">
                <text:p>2</text:p>
              </table:table-cell>
              <table:table-cell office:value-type="float" office:value="22165">
                <text:p>2216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">
                <text:p>2</text:p>
              </table:table-cell>
              <table:table-cell office:value-type="float" office:value="18265">
                <text:p>182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22132">
                <text:p>221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">
                <text:p>2</text:p>
              </table:table-cell>
              <table:table-cell office:value-type="float" office:value="23006.5">
                <text:p>23006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">
                <text:p>2</text:p>
              </table:table-cell>
              <table:table-cell office:value-type="float" office:value="25943.5">
                <text:p>25943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">
                <text:p>2</text:p>
              </table:table-cell>
              <table:table-cell office:value-type="float" office:value="20976">
                <text:p>209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">
                <text:p>2</text:p>
              </table:table-cell>
              <table:table-cell office:value-type="float" office:value="24419">
                <text:p>244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">
                <text:p>2</text:p>
              </table:table-cell>
              <table:table-cell office:value-type="float" office:value="23235">
                <text:p>232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">
                <text:p>2</text:p>
              </table:table-cell>
              <table:table-cell office:value-type="float" office:value="24152">
                <text:p>241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">
                <text:p>2</text:p>
              </table:table-cell>
              <table:table-cell office:value-type="float" office:value="24091.5">
                <text:p>24091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">
                <text:p>2</text:p>
              </table:table-cell>
              <table:table-cell office:value-type="float" office:value="20495.5">
                <text:p>20495.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">
                <text:p>2</text:p>
              </table:table-cell>
              <table:table-cell office:value-type="float" office:value="20067">
                <text:p>200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  <table:table-cell office:value-type="float" office:value="19611.5">
                <text:p>19611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">
                <text:p>2</text:p>
              </table:table-cell>
              <table:table-cell office:value-type="float" office:value="19053.5">
                <text:p>19053.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">
                <text:p>2</text:p>
              </table:table-cell>
              <table:table-cell office:value-type="float" office:value="25467">
                <text:p>254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20510.5">
                <text:p>20510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">
                <text:p>2</text:p>
              </table:table-cell>
              <table:table-cell office:value-type="float" office:value="23671">
                <text:p>2367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">
                <text:p>2</text:p>
              </table:table-cell>
              <table:table-cell office:value-type="float" office:value="22551.5">
                <text:p>22551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">
                <text:p>2</text:p>
              </table:table-cell>
              <table:table-cell office:value-type="float" office:value="20409">
                <text:p>2040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  <table:table-cell office:value-type="float" office:value="18395">
                <text:p>1839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">
                <text:p>2</text:p>
              </table:table-cell>
              <table:table-cell office:value-type="float" office:value="23105.5">
                <text:p>23105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">
                <text:p>2</text:p>
              </table:table-cell>
              <table:table-cell office:value-type="float" office:value="17014.5">
                <text:p>17014.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">
                <text:p>2</text:p>
              </table:table-cell>
              <table:table-cell office:value-type="float" office:value="22100.5">
                <text:p>22100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">
                <text:p>2</text:p>
              </table:table-cell>
              <table:table-cell office:value-type="float" office:value="27028.5">
                <text:p>27028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  <table:table-cell office:value-type="float" office:value="22173.5">
                <text:p>22173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  <table:table-cell office:value-type="float" office:value="19400">
                <text:p>194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">
                <text:p>2</text:p>
              </table:table-cell>
              <table:table-cell office:value-type="float" office:value="25851.5">
                <text:p>25851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  <table:table-cell office:value-type="float" office:value="18822.5">
                <text:p>18822.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  <table:table-cell office:value-type="float" office:value="24840">
                <text:p>2484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">
                <text:p>2</text:p>
              </table:table-cell>
              <table:table-cell office:value-type="float" office:value="23999">
                <text:p>2399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">
                <text:p>2</text:p>
              </table:table-cell>
              <table:table-cell office:value-type="float" office:value="19742">
                <text:p>197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">
                <text:p>2</text:p>
              </table:table-cell>
              <table:table-cell office:value-type="float" office:value="20307.5">
                <text:p>20307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  <table:table-cell office:value-type="float" office:value="22665">
                <text:p>2266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">
                <text:p>2</text:p>
              </table:table-cell>
              <table:table-cell office:value-type="float" office:value="20452.5">
                <text:p>20452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">
                <text:p>2</text:p>
              </table:table-cell>
              <table:table-cell office:value-type="float" office:value="23083.5">
                <text:p>23083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">
                <text:p>2</text:p>
              </table:table-cell>
              <table:table-cell office:value-type="float" office:value="23934.5">
                <text:p>23934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">
                <text:p>2</text:p>
              </table:table-cell>
              <table:table-cell office:value-type="float" office:value="23502.5">
                <text:p>23502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">
                <text:p>2</text:p>
              </table:table-cell>
              <table:table-cell office:value-type="float" office:value="14621">
                <text:p>1462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">
                <text:p>2</text:p>
              </table:table-cell>
              <table:table-cell office:value-type="float" office:value="18864.5">
                <text:p>18864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">
                <text:p>2</text:p>
              </table:table-cell>
              <table:table-cell office:value-type="float" office:value="23231.5">
                <text:p>23231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">
                <text:p>2</text:p>
              </table:table-cell>
              <table:table-cell office:value-type="float" office:value="22383">
                <text:p>223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  <table:table-cell office:value-type="float" office:value="23750">
                <text:p>2375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  <table:table-cell office:value-type="float" office:value="23201">
                <text:p>232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">
                <text:p>2</text:p>
              </table:table-cell>
              <table:table-cell office:value-type="float" office:value="19451">
                <text:p>194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">
                <text:p>2</text:p>
              </table:table-cell>
              <table:table-cell office:value-type="float" office:value="25634.5">
                <text:p>25634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">
                <text:p>2</text:p>
              </table:table-cell>
              <table:table-cell office:value-type="float" office:value="20272">
                <text:p>2027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  <table:table-cell office:value-type="float" office:value="16575.5">
                <text:p>16575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">
                <text:p>2</text:p>
              </table:table-cell>
              <table:table-cell office:value-type="float" office:value="24623">
                <text:p>246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">
                <text:p>2</text:p>
              </table:table-cell>
              <table:table-cell office:value-type="float" office:value="23128">
                <text:p>231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">
                <text:p>2</text:p>
              </table:table-cell>
              <table:table-cell office:value-type="float" office:value="20941">
                <text:p>209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">
                <text:p>2</text:p>
              </table:table-cell>
              <table:table-cell office:value-type="float" office:value="21682">
                <text:p>216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">
                <text:p>2</text:p>
              </table:table-cell>
              <table:table-cell office:value-type="float" office:value="19047.5">
                <text:p>19047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">
                <text:p>2</text:p>
              </table:table-cell>
              <table:table-cell office:value-type="float" office:value="18818.5">
                <text:p>18818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">
                <text:p>2</text:p>
              </table:table-cell>
              <table:table-cell office:value-type="float" office:value="24428.5">
                <text:p>24428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">
                <text:p>2</text:p>
              </table:table-cell>
              <table:table-cell office:value-type="float" office:value="22753">
                <text:p>227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">
                <text:p>2</text:p>
              </table:table-cell>
              <table:table-cell office:value-type="float" office:value="18086">
                <text:p>1808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">
                <text:p>2</text:p>
              </table:table-cell>
              <table:table-cell office:value-type="float" office:value="21786.5">
                <text:p>21786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">
                <text:p>2</text:p>
              </table:table-cell>
              <table:table-cell office:value-type="float" office:value="22367.5">
                <text:p>22367.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">
                <text:p>2</text:p>
              </table:table-cell>
              <table:table-cell office:value-type="float" office:value="19663">
                <text:p>196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">
                <text:p>2</text:p>
              </table:table-cell>
              <table:table-cell office:value-type="float" office:value="23422">
                <text:p>234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">
                <text:p>2</text:p>
              </table:table-cell>
              <table:table-cell office:value-type="float" office:value="21342">
                <text:p>213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">
                <text:p>2</text:p>
              </table:table-cell>
              <table:table-cell office:value-type="float" office:value="19586.5">
                <text:p>19586.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  <table:table-cell office:value-type="float" office:value="22841.5">
                <text:p>22841.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">
                <text:p>2</text:p>
              </table:table-cell>
              <table:table-cell office:value-type="float" office:value="22382.5">
                <text:p>22382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">
                <text:p>2</text:p>
              </table:table-cell>
              <table:table-cell office:value-type="float" office:value="23706.5">
                <text:p>23706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">
                <text:p>2</text:p>
              </table:table-cell>
              <table:table-cell office:value-type="float" office:value="21998.5">
                <text:p>21998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  <table:table-cell office:value-type="float" office:value="24827.5">
                <text:p>24827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  <table:table-cell office:value-type="float" office:value="20327">
                <text:p>203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">
                <text:p>2</text:p>
              </table:table-cell>
              <table:table-cell office:value-type="float" office:value="22039.5">
                <text:p>22039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">
                <text:p>2</text:p>
              </table:table-cell>
              <table:table-cell office:value-type="float" office:value="22060.5">
                <text:p>22060.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">
                <text:p>2</text:p>
              </table:table-cell>
              <table:table-cell office:value-type="float" office:value="22773.5">
                <text:p>22773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">
                <text:p>2</text:p>
              </table:table-cell>
              <table:table-cell office:value-type="float" office:value="31023.5">
                <text:p>31023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  <table:table-cell office:value-type="float" office:value="19757">
                <text:p>197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">
                <text:p>2</text:p>
              </table:table-cell>
              <table:table-cell office:value-type="float" office:value="20397.5">
                <text:p>20397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">
                <text:p>2</text:p>
              </table:table-cell>
              <table:table-cell office:value-type="float" office:value="20627.5">
                <text:p>20627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">
                <text:p>2</text:p>
              </table:table-cell>
              <table:table-cell office:value-type="float" office:value="25809.5">
                <text:p>25809.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">
                <text:p>2</text:p>
              </table:table-cell>
              <table:table-cell office:value-type="float" office:value="20361.5">
                <text:p>20361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">
                <text:p>2</text:p>
              </table:table-cell>
              <table:table-cell office:value-type="float" office:value="21225">
                <text:p>212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  <table:table-cell office:value-type="float" office:value="18188.5">
                <text:p>18188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">
                <text:p>2</text:p>
              </table:table-cell>
              <table:table-cell office:value-type="float" office:value="18209">
                <text:p>182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">
                <text:p>2</text:p>
              </table:table-cell>
              <table:table-cell office:value-type="float" office:value="21136.5">
                <text:p>21136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">
                <text:p>2</text:p>
              </table:table-cell>
              <table:table-cell office:value-type="float" office:value="26886">
                <text:p>2688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">
                <text:p>2</text:p>
              </table:table-cell>
              <table:table-cell office:value-type="float" office:value="25452">
                <text:p>2545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  <table:table-cell office:value-type="float" office:value="22912.5">
                <text:p>22912.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">
                <text:p>2</text:p>
              </table:table-cell>
              <table:table-cell office:value-type="float" office:value="19399">
                <text:p>193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">
                <text:p>2</text:p>
              </table:table-cell>
              <table:table-cell office:value-type="float" office:value="25883">
                <text:p>2588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  <table:table-cell office:value-type="float" office:value="22129.5">
                <text:p>22129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">
                <text:p>2</text:p>
              </table:table-cell>
              <table:table-cell office:value-type="float" office:value="23700">
                <text:p>237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">
                <text:p>2</text:p>
              </table:table-cell>
              <table:table-cell office:value-type="float" office:value="20438.5">
                <text:p>20438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">
                <text:p>2</text:p>
              </table:table-cell>
              <table:table-cell office:value-type="float" office:value="22804.5">
                <text:p>22804.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">
                <text:p>2</text:p>
              </table:table-cell>
              <table:table-cell office:value-type="float" office:value="19662">
                <text:p>1966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">
                <text:p>2</text:p>
              </table:table-cell>
              <table:table-cell office:value-type="float" office:value="21622">
                <text:p>216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">
                <text:p>2</text:p>
              </table:table-cell>
              <table:table-cell office:value-type="float" office:value="20459.5">
                <text:p>20459.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">
                <text:p>2</text:p>
              </table:table-cell>
              <table:table-cell office:value-type="float" office:value="22811.5">
                <text:p>22811.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">
                <text:p>2</text:p>
              </table:table-cell>
              <table:table-cell office:value-type="float" office:value="21664">
                <text:p>2166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">
                <text:p>2</text:p>
              </table:table-cell>
              <table:table-cell office:value-type="float" office:value="26395">
                <text:p>263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  <table:table-cell office:value-type="float" office:value="21850.5">
                <text:p>21850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  <table:table-cell office:value-type="float" office:value="23127">
                <text:p>2312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  <table:table-cell office:value-type="float" office:value="22667">
                <text:p>226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  <table:table-cell office:value-type="float" office:value="18018">
                <text:p>180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  <table:table-cell office:value-type="float" office:value="21251">
                <text:p>2125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">
                <text:p>2</text:p>
              </table:table-cell>
              <table:table-cell office:value-type="float" office:value="27231">
                <text:p>2723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">
                <text:p>2</text:p>
              </table:table-cell>
              <table:table-cell office:value-type="float" office:value="24859.5">
                <text:p>24859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">
                <text:p>2</text:p>
              </table:table-cell>
              <table:table-cell office:value-type="float" office:value="21147.5">
                <text:p>21147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">
                <text:p>2</text:p>
              </table:table-cell>
              <table:table-cell office:value-type="float" office:value="26842">
                <text:p>268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">
                <text:p>2</text:p>
              </table:table-cell>
              <table:table-cell office:value-type="float" office:value="20961">
                <text:p>2096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  <table:table-cell office:value-type="float" office:value="24441">
                <text:p>2444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">
                <text:p>2</text:p>
              </table:table-cell>
              <table:table-cell office:value-type="float" office:value="21255.5">
                <text:p>21255.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">
                <text:p>2</text:p>
              </table:table-cell>
              <table:table-cell office:value-type="float" office:value="22286">
                <text:p>222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  <table:table-cell office:value-type="float" office:value="20538.5">
                <text:p>20538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">
                <text:p>2</text:p>
              </table:table-cell>
              <table:table-cell office:value-type="float" office:value="21101.5">
                <text:p>21101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">
                <text:p>2</text:p>
              </table:table-cell>
              <table:table-cell office:value-type="float" office:value="19818">
                <text:p>1981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">
                <text:p>2</text:p>
              </table:table-cell>
              <table:table-cell office:value-type="float" office:value="24269">
                <text:p>242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">
                <text:p>2</text:p>
              </table:table-cell>
              <table:table-cell office:value-type="float" office:value="28225.5">
                <text:p>28225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">
                <text:p>2</text:p>
              </table:table-cell>
              <table:table-cell office:value-type="float" office:value="22184">
                <text:p>2218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">
                <text:p>2</text:p>
              </table:table-cell>
              <table:table-cell office:value-type="float" office:value="25726.5">
                <text:p>25726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">
                <text:p>2</text:p>
              </table:table-cell>
              <table:table-cell office:value-type="float" office:value="21810">
                <text:p>2181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">
                <text:p>2</text:p>
              </table:table-cell>
              <table:table-cell office:value-type="float" office:value="21164.5">
                <text:p>21164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  <table:table-cell office:value-type="float" office:value="20238">
                <text:p>2023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">
                <text:p>2</text:p>
              </table:table-cell>
              <table:table-cell office:value-type="float" office:value="24114.5">
                <text:p>24114.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">
                <text:p>2</text:p>
              </table:table-cell>
              <table:table-cell office:value-type="float" office:value="23332.5">
                <text:p>23332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">
                <text:p>2</text:p>
              </table:table-cell>
              <table:table-cell office:value-type="float" office:value="28176">
                <text:p>281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  <table:table-cell office:value-type="float" office:value="18001">
                <text:p>180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">
                <text:p>2</text:p>
              </table:table-cell>
              <table:table-cell office:value-type="float" office:value="20746">
                <text:p>2074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">
                <text:p>2</text:p>
              </table:table-cell>
              <table:table-cell office:value-type="float" office:value="18464">
                <text:p>184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">
                <text:p>2</text:p>
              </table:table-cell>
              <table:table-cell office:value-type="float" office:value="25602">
                <text:p>2560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">
                <text:p>2</text:p>
              </table:table-cell>
              <table:table-cell office:value-type="float" office:value="23516">
                <text:p>235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">
                <text:p>2</text:p>
              </table:table-cell>
              <table:table-cell office:value-type="float" office:value="19970">
                <text:p>1997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">
                <text:p>2</text:p>
              </table:table-cell>
              <table:table-cell office:value-type="float" office:value="21175.5">
                <text:p>21175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  <table:table-cell office:value-type="float" office:value="21332.5">
                <text:p>21332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">
                <text:p>2</text:p>
              </table:table-cell>
              <table:table-cell office:value-type="float" office:value="16720.5">
                <text:p>16720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">
                <text:p>2</text:p>
              </table:table-cell>
              <table:table-cell office:value-type="float" office:value="24752">
                <text:p>247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  <table:table-cell office:value-type="float" office:value="23429">
                <text:p>234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">
                <text:p>2</text:p>
              </table:table-cell>
              <table:table-cell office:value-type="float" office:value="20579">
                <text:p>205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">
                <text:p>2</text:p>
              </table:table-cell>
              <table:table-cell office:value-type="float" office:value="21573.5">
                <text:p>21573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">
                <text:p>2</text:p>
              </table:table-cell>
              <table:table-cell office:value-type="float" office:value="18514">
                <text:p>185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">
                <text:p>2</text:p>
              </table:table-cell>
              <table:table-cell office:value-type="float" office:value="24495">
                <text:p>2449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">
                <text:p>2</text:p>
              </table:table-cell>
              <table:table-cell office:value-type="float" office:value="25053">
                <text:p>2505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">
                <text:p>2</text:p>
              </table:table-cell>
              <table:table-cell office:value-type="float" office:value="20753">
                <text:p>2075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">
                <text:p>2</text:p>
              </table:table-cell>
              <table:table-cell office:value-type="float" office:value="22528">
                <text:p>225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">
                <text:p>2</text:p>
              </table:table-cell>
              <table:table-cell office:value-type="float" office:value="21652">
                <text:p>216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  <table:table-cell office:value-type="float" office:value="24944">
                <text:p>249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">
                <text:p>2</text:p>
              </table:table-cell>
              <table:table-cell office:value-type="float" office:value="23880.5">
                <text:p>23880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">
                <text:p>2</text:p>
              </table:table-cell>
              <table:table-cell office:value-type="float" office:value="22949.5">
                <text:p>22949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">
                <text:p>2</text:p>
              </table:table-cell>
              <table:table-cell office:value-type="float" office:value="23412.5">
                <text:p>23412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">
                <text:p>2</text:p>
              </table:table-cell>
              <table:table-cell office:value-type="float" office:value="16292.5">
                <text:p>16292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21644.5">
                <text:p>21644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">
                <text:p>2</text:p>
              </table:table-cell>
              <table:table-cell office:value-type="float" office:value="22974">
                <text:p>229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">
                <text:p>2</text:p>
              </table:table-cell>
              <table:table-cell office:value-type="float" office:value="21964">
                <text:p>2196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  <table:table-cell office:value-type="float" office:value="18665">
                <text:p>1866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">
                <text:p>2</text:p>
              </table:table-cell>
              <table:table-cell office:value-type="float" office:value="22809.5">
                <text:p>22809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">
                <text:p>2</text:p>
              </table:table-cell>
              <table:table-cell office:value-type="float" office:value="20027.5">
                <text:p>20027.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">
                <text:p>2</text:p>
              </table:table-cell>
              <table:table-cell office:value-type="float" office:value="24724">
                <text:p>247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">
                <text:p>2</text:p>
              </table:table-cell>
              <table:table-cell office:value-type="float" office:value="25282">
                <text:p>252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">
                <text:p>2</text:p>
              </table:table-cell>
              <table:table-cell office:value-type="float" office:value="26725.5">
                <text:p>26725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">
                <text:p>2</text:p>
              </table:table-cell>
              <table:table-cell office:value-type="float" office:value="21793">
                <text:p>2179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">
                <text:p>2</text:p>
              </table:table-cell>
              <table:table-cell office:value-type="float" office:value="21409.5">
                <text:p>21409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">
                <text:p>2</text:p>
              </table:table-cell>
              <table:table-cell office:value-type="float" office:value="28175.5">
                <text:p>28175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">
                <text:p>2</text:p>
              </table:table-cell>
              <table:table-cell office:value-type="float" office:value="23371.5">
                <text:p>23371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">
                <text:p>2</text:p>
              </table:table-cell>
              <table:table-cell office:value-type="float" office:value="22507.5">
                <text:p>22507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">
                <text:p>2</text:p>
              </table:table-cell>
              <table:table-cell office:value-type="float" office:value="18195.5">
                <text:p>18195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">
                <text:p>2</text:p>
              </table:table-cell>
              <table:table-cell office:value-type="float" office:value="20985">
                <text:p>2098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  <table:table-cell office:value-type="float" office:value="24385">
                <text:p>2438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  <table:table-cell office:value-type="float" office:value="17001.5">
                <text:p>17001.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">
                <text:p>2</text:p>
              </table:table-cell>
              <table:table-cell office:value-type="float" office:value="25726">
                <text:p>2572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">
                <text:p>2</text:p>
              </table:table-cell>
              <table:table-cell office:value-type="float" office:value="22442">
                <text:p>224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">
                <text:p>2</text:p>
              </table:table-cell>
              <table:table-cell office:value-type="float" office:value="25294">
                <text:p>2529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">
                <text:p>2</text:p>
              </table:table-cell>
              <table:table-cell office:value-type="float" office:value="20678.5">
                <text:p>20678.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">
                <text:p>2</text:p>
              </table:table-cell>
              <table:table-cell office:value-type="float" office:value="17921.5">
                <text:p>17921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">
                <text:p>2</text:p>
              </table:table-cell>
              <table:table-cell office:value-type="float" office:value="17271">
                <text:p>1727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">
                <text:p>2</text:p>
              </table:table-cell>
              <table:table-cell office:value-type="float" office:value="21179">
                <text:p>2117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">
                <text:p>2</text:p>
              </table:table-cell>
              <table:table-cell office:value-type="float" office:value="18942">
                <text:p>1894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">
                <text:p>2</text:p>
              </table:table-cell>
              <table:table-cell office:value-type="float" office:value="25760.5">
                <text:p>25760.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">
                <text:p>2</text:p>
              </table:table-cell>
              <table:table-cell office:value-type="float" office:value="25086.5">
                <text:p>25086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">
                <text:p>2</text:p>
              </table:table-cell>
              <table:table-cell office:value-type="float" office:value="20807.5">
                <text:p>20807.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">
                <text:p>2</text:p>
              </table:table-cell>
              <table:table-cell office:value-type="float" office:value="23148">
                <text:p>2314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">
                <text:p>2</text:p>
              </table:table-cell>
              <table:table-cell office:value-type="float" office:value="23411">
                <text:p>234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">
                <text:p>2</text:p>
              </table:table-cell>
              <table:table-cell office:value-type="float" office:value="23040.5">
                <text:p>23040.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">
                <text:p>2</text:p>
              </table:table-cell>
              <table:table-cell office:value-type="float" office:value="18963">
                <text:p>189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">
                <text:p>2</text:p>
              </table:table-cell>
              <table:table-cell office:value-type="float" office:value="23303.5">
                <text:p>23303.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">
                <text:p>2</text:p>
              </table:table-cell>
              <table:table-cell office:value-type="float" office:value="26981.5">
                <text:p>26981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">
                <text:p>2</text:p>
              </table:table-cell>
              <table:table-cell office:value-type="float" office:value="22097">
                <text:p>220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">
                <text:p>2</text:p>
              </table:table-cell>
              <table:table-cell office:value-type="float" office:value="19326.5">
                <text:p>19326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">
                <text:p>2</text:p>
              </table:table-cell>
              <table:table-cell office:value-type="float" office:value="19472">
                <text:p>1947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">
                <text:p>2</text:p>
              </table:table-cell>
              <table:table-cell office:value-type="float" office:value="21069.5">
                <text:p>21069.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">
                <text:p>2</text:p>
              </table:table-cell>
              <table:table-cell office:value-type="float" office:value="23574">
                <text:p>2357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">
                <text:p>2</text:p>
              </table:table-cell>
              <table:table-cell office:value-type="float" office:value="29551.5">
                <text:p>29551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">
                <text:p>2</text:p>
              </table:table-cell>
              <table:table-cell office:value-type="float" office:value="18681.5">
                <text:p>18681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">
                <text:p>2</text:p>
              </table:table-cell>
              <table:table-cell office:value-type="float" office:value="20564.5">
                <text:p>20564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">
                <text:p>2</text:p>
              </table:table-cell>
              <table:table-cell office:value-type="float" office:value="24271">
                <text:p>2427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">
                <text:p>2</text:p>
              </table:table-cell>
              <table:table-cell office:value-type="float" office:value="23559.5">
                <text:p>23559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">
                <text:p>2</text:p>
              </table:table-cell>
              <table:table-cell office:value-type="float" office:value="20168">
                <text:p>201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">
                <text:p>2</text:p>
              </table:table-cell>
              <table:table-cell office:value-type="float" office:value="19727.5">
                <text:p>19727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">
                <text:p>2</text:p>
              </table:table-cell>
              <table:table-cell office:value-type="float" office:value="21905.5">
                <text:p>21905.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">
                <text:p>2</text:p>
              </table:table-cell>
              <table:table-cell office:value-type="float" office:value="19854.5">
                <text:p>19854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">
                <text:p>2</text:p>
              </table:table-cell>
              <table:table-cell office:value-type="float" office:value="21690">
                <text:p>2169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">
                <text:p>2</text:p>
              </table:table-cell>
              <table:table-cell office:value-type="float" office:value="18320">
                <text:p>1832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  <table:table-cell office:value-type="float" office:value="17649">
                <text:p>176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">
                <text:p>2</text:p>
              </table:table-cell>
              <table:table-cell office:value-type="float" office:value="23736.5">
                <text:p>23736.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">
                <text:p>2</text:p>
              </table:table-cell>
              <table:table-cell office:value-type="float" office:value="24833.5">
                <text:p>24833.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">
                <text:p>2</text:p>
              </table:table-cell>
              <table:table-cell office:value-type="float" office:value="25436.5">
                <text:p>25436.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">
                <text:p>2</text:p>
              </table:table-cell>
              <table:table-cell office:value-type="float" office:value="22531.5">
                <text:p>22531.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">
                <text:p>2</text:p>
              </table:table-cell>
              <table:table-cell office:value-type="float" office:value="25567">
                <text:p>255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">
                <text:p>3</text:p>
              </table:table-cell>
              <table:table-cell office:value-type="float" office:value="22233">
                <text:p>222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">
                <text:p>3</text:p>
              </table:table-cell>
              <table:table-cell office:value-type="float" office:value="21707.5">
                <text:p>21707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">
                <text:p>3</text:p>
              </table:table-cell>
              <table:table-cell office:value-type="float" office:value="27785.5">
                <text:p>27785.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">
                <text:p>3</text:p>
              </table:table-cell>
              <table:table-cell office:value-type="float" office:value="20456">
                <text:p>204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">
                <text:p>3</text:p>
              </table:table-cell>
              <table:table-cell office:value-type="float" office:value="23357">
                <text:p>2335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">
                <text:p>3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">
                <text:p>3</text:p>
              </table:table-cell>
              <table:table-cell office:value-type="float" office:value="21491">
                <text:p>2149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">
                <text:p>3</text:p>
              </table:table-cell>
              <table:table-cell office:value-type="float" office:value="19781">
                <text:p>1978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">
                <text:p>3</text:p>
              </table:table-cell>
              <table:table-cell office:value-type="float" office:value="20076.5">
                <text:p>20076.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">
                <text:p>3</text:p>
              </table:table-cell>
              <table:table-cell office:value-type="float" office:value="23126.5">
                <text:p>23126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">
                <text:p>3</text:p>
              </table:table-cell>
              <table:table-cell office:value-type="float" office:value="25219.5">
                <text:p>25219.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">
                <text:p>3</text:p>
              </table:table-cell>
              <table:table-cell office:value-type="float" office:value="22596">
                <text:p>2259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">
                <text:p>3</text:p>
              </table:table-cell>
              <table:table-cell office:value-type="float" office:value="19492">
                <text:p>1949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">
                <text:p>3</text:p>
              </table:table-cell>
              <table:table-cell office:value-type="float" office:value="21012.5">
                <text:p>21012.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">
                <text:p>3</text:p>
              </table:table-cell>
              <table:table-cell office:value-type="float" office:value="23903.5">
                <text:p>23903.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">
                <text:p>3</text:p>
              </table:table-cell>
              <table:table-cell office:value-type="float" office:value="20754">
                <text:p>2075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">
                <text:p>3</text:p>
              </table:table-cell>
              <table:table-cell office:value-type="float" office:value="22377">
                <text:p>2237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">
                <text:p>3</text:p>
              </table:table-cell>
              <table:table-cell office:value-type="float" office:value="19406.5">
                <text:p>19406.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">
                <text:p>3</text:p>
              </table:table-cell>
              <table:table-cell office:value-type="float" office:value="21820.5">
                <text:p>21820.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">
                <text:p>3</text:p>
              </table:table-cell>
              <table:table-cell office:value-type="float" office:value="24836">
                <text:p>2483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">
                <text:p>3</text:p>
              </table:table-cell>
              <table:table-cell office:value-type="float" office:value="22990">
                <text:p>2299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">
                <text:p>3</text:p>
              </table:table-cell>
              <table:table-cell office:value-type="float" office:value="25963.5">
                <text:p>25963.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">
                <text:p>3</text:p>
              </table:table-cell>
              <table:table-cell office:value-type="float" office:value="23026.5">
                <text:p>23026.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">
                <text:p>3</text:p>
              </table:table-cell>
              <table:table-cell office:value-type="float" office:value="20299">
                <text:p>2029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">
                <text:p>3</text:p>
              </table:table-cell>
              <table:table-cell office:value-type="float" office:value="20971.5">
                <text:p>20971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">
                <text:p>3</text:p>
              </table:table-cell>
              <table:table-cell office:value-type="float" office:value="23123.5">
                <text:p>23123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">
                <text:p>3</text:p>
              </table:table-cell>
              <table:table-cell office:value-type="float" office:value="25456">
                <text:p>254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">
                <text:p>3</text:p>
              </table:table-cell>
              <table:table-cell office:value-type="float" office:value="19130.5">
                <text:p>19130.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">
                <text:p>3</text:p>
              </table:table-cell>
              <table:table-cell office:value-type="float" office:value="22501">
                <text:p>2250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">
                <text:p>3</text:p>
              </table:table-cell>
              <table:table-cell office:value-type="float" office:value="23725">
                <text:p>237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">
                <text:p>3</text:p>
              </table:table-cell>
              <table:table-cell office:value-type="float" office:value="22109">
                <text:p>2210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">
                <text:p>3</text:p>
              </table:table-cell>
              <table:table-cell office:value-type="float" office:value="20827.5">
                <text:p>20827.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">
                <text:p>3</text:p>
              </table:table-cell>
              <table:table-cell office:value-type="float" office:value="21743">
                <text:p>2174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">
                <text:p>3</text:p>
              </table:table-cell>
              <table:table-cell office:value-type="float" office:value="23579.5">
                <text:p>23579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">
                <text:p>3</text:p>
              </table:table-cell>
              <table:table-cell office:value-type="float" office:value="22747.5">
                <text:p>22747.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">
                <text:p>3</text:p>
              </table:table-cell>
              <table:table-cell office:value-type="float" office:value="21119.5">
                <text:p>21119.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">
                <text:p>3</text:p>
              </table:table-cell>
              <table:table-cell office:value-type="float" office:value="18931">
                <text:p>1893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">
                <text:p>3</text:p>
              </table:table-cell>
              <table:table-cell office:value-type="float" office:value="21308.5">
                <text:p>21308.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">
                <text:p>3</text:p>
              </table:table-cell>
              <table:table-cell office:value-type="float" office:value="20445.5">
                <text:p>20445.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">
                <text:p>3</text:p>
              </table:table-cell>
              <table:table-cell office:value-type="float" office:value="27674.5">
                <text:p>27674.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">
                <text:p>3</text:p>
              </table:table-cell>
              <table:table-cell office:value-type="float" office:value="22609">
                <text:p>2260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">
                <text:p>3</text:p>
              </table:table-cell>
              <table:table-cell office:value-type="float" office:value="27185">
                <text:p>2718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">
                <text:p>3</text:p>
              </table:table-cell>
              <table:table-cell office:value-type="float" office:value="26665">
                <text:p>2666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">
                <text:p>3</text:p>
              </table:table-cell>
              <table:table-cell office:value-type="float" office:value="21860.5">
                <text:p>21860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">
                <text:p>3</text:p>
              </table:table-cell>
              <table:table-cell office:value-type="float" office:value="18908">
                <text:p>1890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">
                <text:p>3</text:p>
              </table:table-cell>
              <table:table-cell office:value-type="float" office:value="24566">
                <text:p>2456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">
                <text:p>3</text:p>
              </table:table-cell>
              <table:table-cell office:value-type="float" office:value="21497.5">
                <text:p>21497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">
                <text:p>3</text:p>
              </table:table-cell>
              <table:table-cell office:value-type="float" office:value="22327">
                <text:p>2232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">
                <text:p>3</text:p>
              </table:table-cell>
              <table:table-cell office:value-type="float" office:value="23740">
                <text:p>2374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">
                <text:p>3</text:p>
              </table:table-cell>
              <table:table-cell office:value-type="float" office:value="24999">
                <text:p>2499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">
                <text:p>3</text:p>
              </table:table-cell>
              <table:table-cell office:value-type="float" office:value="20453">
                <text:p>2045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">
                <text:p>3</text:p>
              </table:table-cell>
              <table:table-cell office:value-type="float" office:value="23966.5">
                <text:p>23966.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">
                <text:p>3</text:p>
              </table:table-cell>
              <table:table-cell office:value-type="float" office:value="23773.5">
                <text:p>23773.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">
                <text:p>3</text:p>
              </table:table-cell>
              <table:table-cell office:value-type="float" office:value="21861.5">
                <text:p>21861.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">
                <text:p>3</text:p>
              </table:table-cell>
              <table:table-cell office:value-type="float" office:value="22908.5">
                <text:p>22908.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">
                <text:p>3</text:p>
              </table:table-cell>
              <table:table-cell office:value-type="float" office:value="22891">
                <text:p>228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">
                <text:p>3</text:p>
              </table:table-cell>
              <table:table-cell office:value-type="float" office:value="25373.5">
                <text:p>25373.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">
                <text:p>3</text:p>
              </table:table-cell>
              <table:table-cell office:value-type="float" office:value="21304.5">
                <text:p>21304.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">
                <text:p>3</text:p>
              </table:table-cell>
              <table:table-cell office:value-type="float" office:value="23041.5">
                <text:p>23041.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">
                <text:p>3</text:p>
              </table:table-cell>
              <table:table-cell office:value-type="float" office:value="21309.5">
                <text:p>21309.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">
                <text:p>3</text:p>
              </table:table-cell>
              <table:table-cell office:value-type="float" office:value="24683">
                <text:p>2468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">
                <text:p>3</text:p>
              </table:table-cell>
              <table:table-cell office:value-type="float" office:value="23135">
                <text:p>2313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">
                <text:p>3</text:p>
              </table:table-cell>
              <table:table-cell office:value-type="float" office:value="22502.5">
                <text:p>22502.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">
                <text:p>3</text:p>
              </table:table-cell>
              <table:table-cell office:value-type="float" office:value="16710">
                <text:p>1671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">
                <text:p>3</text:p>
              </table:table-cell>
              <table:table-cell office:value-type="float" office:value="22158">
                <text:p>2215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">
                <text:p>3</text:p>
              </table:table-cell>
              <table:table-cell office:value-type="float" office:value="20004">
                <text:p>2000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">
                <text:p>3</text:p>
              </table:table-cell>
              <table:table-cell office:value-type="float" office:value="21828">
                <text:p>2182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">
                <text:p>3</text:p>
              </table:table-cell>
              <table:table-cell office:value-type="float" office:value="16764">
                <text:p>1676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">
                <text:p>3</text:p>
              </table:table-cell>
              <table:table-cell office:value-type="float" office:value="23489">
                <text:p>2348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">
                <text:p>3</text:p>
              </table:table-cell>
              <table:table-cell office:value-type="float" office:value="19659">
                <text:p>1965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">
                <text:p>3</text:p>
              </table:table-cell>
              <table:table-cell office:value-type="float" office:value="21357">
                <text:p>2135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">
                <text:p>3</text:p>
              </table:table-cell>
              <table:table-cell office:value-type="float" office:value="24939">
                <text:p>249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">
                <text:p>3</text:p>
              </table:table-cell>
              <table:table-cell office:value-type="float" office:value="22848">
                <text:p>2284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">
                <text:p>3</text:p>
              </table:table-cell>
              <table:table-cell office:value-type="float" office:value="21991">
                <text:p>2199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">
                <text:p>3</text:p>
              </table:table-cell>
              <table:table-cell office:value-type="float" office:value="25183.5">
                <text:p>25183.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">
                <text:p>3</text:p>
              </table:table-cell>
              <table:table-cell office:value-type="float" office:value="21524.5">
                <text:p>21524.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">
                <text:p>3</text:p>
              </table:table-cell>
              <table:table-cell office:value-type="float" office:value="23590.5">
                <text:p>23590.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">
                <text:p>3</text:p>
              </table:table-cell>
              <table:table-cell office:value-type="float" office:value="25508.5">
                <text:p>25508.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">
                <text:p>3</text:p>
              </table:table-cell>
              <table:table-cell office:value-type="float" office:value="29093.5">
                <text:p>29093.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">
                <text:p>3</text:p>
              </table:table-cell>
              <table:table-cell office:value-type="float" office:value="19008">
                <text:p>190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">
                <text:p>3</text:p>
              </table:table-cell>
              <table:table-cell office:value-type="float" office:value="23535">
                <text:p>2353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">
                <text:p>3</text:p>
              </table:table-cell>
              <table:table-cell office:value-type="float" office:value="18387.5">
                <text:p>18387.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">
                <text:p>3</text:p>
              </table:table-cell>
              <table:table-cell office:value-type="float" office:value="23728.5">
                <text:p>23728.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">
                <text:p>3</text:p>
              </table:table-cell>
              <table:table-cell office:value-type="float" office:value="21218">
                <text:p>2121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">
                <text:p>3</text:p>
              </table:table-cell>
              <table:table-cell office:value-type="float" office:value="20891.5">
                <text:p>20891.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">
                <text:p>3</text:p>
              </table:table-cell>
              <table:table-cell office:value-type="float" office:value="21220">
                <text:p>2122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">
                <text:p>3</text:p>
              </table:table-cell>
              <table:table-cell office:value-type="float" office:value="20390.5">
                <text:p>20390.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">
                <text:p>3</text:p>
              </table:table-cell>
              <table:table-cell office:value-type="float" office:value="22652.5">
                <text:p>22652.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">
                <text:p>3</text:p>
              </table:table-cell>
              <table:table-cell office:value-type="float" office:value="23417.5">
                <text:p>23417.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">
                <text:p>3</text:p>
              </table:table-cell>
              <table:table-cell office:value-type="float" office:value="22157.5">
                <text:p>22157.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">
                <text:p>3</text:p>
              </table:table-cell>
              <table:table-cell office:value-type="float" office:value="21648.5">
                <text:p>21648.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">
                <text:p>3</text:p>
              </table:table-cell>
              <table:table-cell office:value-type="float" office:value="22803.5">
                <text:p>22803.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">
                <text:p>3</text:p>
              </table:table-cell>
              <table:table-cell office:value-type="float" office:value="22460">
                <text:p>2246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">
                <text:p>3</text:p>
              </table:table-cell>
              <table:table-cell office:value-type="float" office:value="20406">
                <text:p>2040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">
                <text:p>3</text:p>
              </table:table-cell>
              <table:table-cell office:value-type="float" office:value="22078.5">
                <text:p>22078.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">
                <text:p>3</text:p>
              </table:table-cell>
              <table:table-cell office:value-type="float" office:value="24280.5">
                <text:p>24280.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">
                <text:p>3</text:p>
              </table:table-cell>
              <table:table-cell office:value-type="float" office:value="20831">
                <text:p>2083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">
                <text:p>3</text:p>
              </table:table-cell>
              <table:table-cell office:value-type="float" office:value="19541.5">
                <text:p>19541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">
                <text:p>3</text:p>
              </table:table-cell>
              <table:table-cell office:value-type="float" office:value="15892">
                <text:p>158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">
                <text:p>3</text:p>
              </table:table-cell>
              <table:table-cell office:value-type="float" office:value="24605">
                <text:p>2460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">
                <text:p>3</text:p>
              </table:table-cell>
              <table:table-cell office:value-type="float" office:value="20299.5">
                <text:p>20299.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">
                <text:p>3</text:p>
              </table:table-cell>
              <table:table-cell office:value-type="float" office:value="25340">
                <text:p>2534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">
                <text:p>3</text:p>
              </table:table-cell>
              <table:table-cell office:value-type="float" office:value="20232.5">
                <text:p>20232.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">
                <text:p>3</text:p>
              </table:table-cell>
              <table:table-cell office:value-type="float" office:value="24484.5">
                <text:p>24484.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">
                <text:p>3</text:p>
              </table:table-cell>
              <table:table-cell office:value-type="float" office:value="19629.5">
                <text:p>19629.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">
                <text:p>3</text:p>
              </table:table-cell>
              <table:table-cell office:value-type="float" office:value="23980.5">
                <text:p>23980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">
                <text:p>3</text:p>
              </table:table-cell>
              <table:table-cell office:value-type="float" office:value="23059.5">
                <text:p>23059.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">
                <text:p>3</text:p>
              </table:table-cell>
              <table:table-cell office:value-type="float" office:value="26411">
                <text:p>264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">
                <text:p>3</text:p>
              </table:table-cell>
              <table:table-cell office:value-type="float" office:value="22197.5">
                <text:p>22197.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">
                <text:p>3</text:p>
              </table:table-cell>
              <table:table-cell office:value-type="float" office:value="24887">
                <text:p>2488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">
                <text:p>3</text:p>
              </table:table-cell>
              <table:table-cell office:value-type="float" office:value="23875.5">
                <text:p>23875.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">
                <text:p>3</text:p>
              </table:table-cell>
              <table:table-cell office:value-type="float" office:value="25070.5">
                <text:p>25070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">
                <text:p>3</text:p>
              </table:table-cell>
              <table:table-cell office:value-type="float" office:value="24853">
                <text:p>2485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">
                <text:p>3</text:p>
              </table:table-cell>
              <table:table-cell office:value-type="float" office:value="25572.5">
                <text:p>25572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">
                <text:p>3</text:p>
              </table:table-cell>
              <table:table-cell office:value-type="float" office:value="23370">
                <text:p>2337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">
                <text:p>3</text:p>
              </table:table-cell>
              <table:table-cell office:value-type="float" office:value="25699.5">
                <text:p>25699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">
                <text:p>3</text:p>
              </table:table-cell>
              <table:table-cell office:value-type="float" office:value="19187.5">
                <text:p>19187.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">
                <text:p>3</text:p>
              </table:table-cell>
              <table:table-cell office:value-type="float" office:value="17675.5">
                <text:p>17675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">
                <text:p>3</text:p>
              </table:table-cell>
              <table:table-cell office:value-type="float" office:value="23515.5">
                <text:p>23515.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">
                <text:p>3</text:p>
              </table:table-cell>
              <table:table-cell office:value-type="float" office:value="25456">
                <text:p>2545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">
                <text:p>3</text:p>
              </table:table-cell>
              <table:table-cell office:value-type="float" office:value="24211">
                <text:p>2421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">
                <text:p>3</text:p>
              </table:table-cell>
              <table:table-cell office:value-type="float" office:value="24262.5">
                <text:p>24262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">
                <text:p>3</text:p>
              </table:table-cell>
              <table:table-cell office:value-type="float" office:value="20118">
                <text:p>2011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">
                <text:p>3</text:p>
              </table:table-cell>
              <table:table-cell office:value-type="float" office:value="22308.5">
                <text:p>22308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">
                <text:p>3</text:p>
              </table:table-cell>
              <table:table-cell office:value-type="float" office:value="23477">
                <text:p>2347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">
                <text:p>3</text:p>
              </table:table-cell>
              <table:table-cell office:value-type="float" office:value="21419.5">
                <text:p>21419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">
                <text:p>3</text:p>
              </table:table-cell>
              <table:table-cell office:value-type="float" office:value="17637">
                <text:p>1763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">
                <text:p>3</text:p>
              </table:table-cell>
              <table:table-cell office:value-type="float" office:value="21126.5">
                <text:p>21126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">
                <text:p>3</text:p>
              </table:table-cell>
              <table:table-cell office:value-type="float" office:value="22005">
                <text:p>2200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">
                <text:p>3</text:p>
              </table:table-cell>
              <table:table-cell office:value-type="float" office:value="24715">
                <text:p>2471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">
                <text:p>3</text:p>
              </table:table-cell>
              <table:table-cell office:value-type="float" office:value="19946">
                <text:p>1994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">
                <text:p>3</text:p>
              </table:table-cell>
              <table:table-cell office:value-type="float" office:value="25351">
                <text:p>2535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">
                <text:p>3</text:p>
              </table:table-cell>
              <table:table-cell office:value-type="float" office:value="24034.5">
                <text:p>24034.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">
                <text:p>3</text:p>
              </table:table-cell>
              <table:table-cell office:value-type="float" office:value="21507">
                <text:p>2150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">
                <text:p>3</text:p>
              </table:table-cell>
              <table:table-cell office:value-type="float" office:value="26180.5">
                <text:p>26180.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">
                <text:p>3</text:p>
              </table:table-cell>
              <table:table-cell office:value-type="float" office:value="24103">
                <text:p>2410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">
                <text:p>3</text:p>
              </table:table-cell>
              <table:table-cell office:value-type="float" office:value="26119.5">
                <text:p>26119.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">
                <text:p>3</text:p>
              </table:table-cell>
              <table:table-cell office:value-type="float" office:value="21468.5">
                <text:p>21468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">
                <text:p>3</text:p>
              </table:table-cell>
              <table:table-cell office:value-type="float" office:value="22566.5">
                <text:p>22566.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">
                <text:p>3</text:p>
              </table:table-cell>
              <table:table-cell office:value-type="float" office:value="23318">
                <text:p>2331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">
                <text:p>3</text:p>
              </table:table-cell>
              <table:table-cell office:value-type="float" office:value="24028.5">
                <text:p>24028.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">
                <text:p>3</text:p>
              </table:table-cell>
              <table:table-cell office:value-type="float" office:value="25076">
                <text:p>2507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">
                <text:p>3</text:p>
              </table:table-cell>
              <table:table-cell office:value-type="float" office:value="20960.5">
                <text:p>20960.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">
                <text:p>3</text:p>
              </table:table-cell>
              <table:table-cell office:value-type="float" office:value="21635">
                <text:p>2163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">
                <text:p>3</text:p>
              </table:table-cell>
              <table:table-cell office:value-type="float" office:value="22667.5">
                <text:p>22667.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">
                <text:p>3</text:p>
              </table:table-cell>
              <table:table-cell office:value-type="float" office:value="23518.5">
                <text:p>23518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">
                <text:p>3</text:p>
              </table:table-cell>
              <table:table-cell office:value-type="float" office:value="23466.5">
                <text:p>23466.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">
                <text:p>3</text:p>
              </table:table-cell>
              <table:table-cell office:value-type="float" office:value="23909.5">
                <text:p>23909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">
                <text:p>3</text:p>
              </table:table-cell>
              <table:table-cell office:value-type="float" office:value="19486.5">
                <text:p>19486.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">
                <text:p>3</text:p>
              </table:table-cell>
              <table:table-cell office:value-type="float" office:value="23974">
                <text:p>2397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">
                <text:p>3</text:p>
              </table:table-cell>
              <table:table-cell office:value-type="float" office:value="21641.5">
                <text:p>21641.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">
                <text:p>3</text:p>
              </table:table-cell>
              <table:table-cell office:value-type="float" office:value="23725">
                <text:p>2372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">
                <text:p>3</text:p>
              </table:table-cell>
              <table:table-cell office:value-type="float" office:value="25865.5">
                <text:p>25865.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">
                <text:p>3</text:p>
              </table:table-cell>
              <table:table-cell office:value-type="float" office:value="21950">
                <text:p>2195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">
                <text:p>3</text:p>
              </table:table-cell>
              <table:table-cell office:value-type="float" office:value="22385">
                <text:p>2238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">
                <text:p>3</text:p>
              </table:table-cell>
              <table:table-cell office:value-type="float" office:value="24858.5">
                <text:p>24858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">
                <text:p>3</text:p>
              </table:table-cell>
              <table:table-cell office:value-type="float" office:value="25775">
                <text:p>2577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">
                <text:p>3</text:p>
              </table:table-cell>
              <table:table-cell office:value-type="float" office:value="16039.5">
                <text:p>16039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">
                <text:p>3</text:p>
              </table:table-cell>
              <table:table-cell office:value-type="float" office:value="20495">
                <text:p>2049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">
                <text:p>3</text:p>
              </table:table-cell>
              <table:table-cell office:value-type="float" office:value="22883.5">
                <text:p>22883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">
                <text:p>3</text:p>
              </table:table-cell>
              <table:table-cell office:value-type="float" office:value="19234">
                <text:p>1923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">
                <text:p>3</text:p>
              </table:table-cell>
              <table:table-cell office:value-type="float" office:value="23151">
                <text:p>2315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">
                <text:p>3</text:p>
              </table:table-cell>
              <table:table-cell office:value-type="float" office:value="23043">
                <text:p>2304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">
                <text:p>3</text:p>
              </table:table-cell>
              <table:table-cell office:value-type="float" office:value="22987">
                <text:p>2298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">
                <text:p>3</text:p>
              </table:table-cell>
              <table:table-cell office:value-type="float" office:value="20967">
                <text:p>2096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">
                <text:p>3</text:p>
              </table:table-cell>
              <table:table-cell office:value-type="float" office:value="23311">
                <text:p>2331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">
                <text:p>3</text:p>
              </table:table-cell>
              <table:table-cell office:value-type="float" office:value="19567">
                <text:p>195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">
                <text:p>3</text:p>
              </table:table-cell>
              <table:table-cell office:value-type="float" office:value="20806">
                <text:p>2080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">
                <text:p>3</text:p>
              </table:table-cell>
              <table:table-cell office:value-type="float" office:value="23743">
                <text:p>2374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">
                <text:p>3</text:p>
              </table:table-cell>
              <table:table-cell office:value-type="float" office:value="22811.5">
                <text:p>22811.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">
                <text:p>3</text:p>
              </table:table-cell>
              <table:table-cell office:value-type="float" office:value="24010">
                <text:p>2401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">
                <text:p>3</text:p>
              </table:table-cell>
              <table:table-cell office:value-type="float" office:value="18754.5">
                <text:p>18754.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">
                <text:p>3</text:p>
              </table:table-cell>
              <table:table-cell office:value-type="float" office:value="23529.5">
                <text:p>23529.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">
                <text:p>3</text:p>
              </table:table-cell>
              <table:table-cell office:value-type="float" office:value="22300.5">
                <text:p>22300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">
                <text:p>3</text:p>
              </table:table-cell>
              <table:table-cell office:value-type="float" office:value="21702.5">
                <text:p>21702.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">
                <text:p>3</text:p>
              </table:table-cell>
              <table:table-cell office:value-type="float" office:value="23100.5">
                <text:p>23100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">
                <text:p>3</text:p>
              </table:table-cell>
              <table:table-cell office:value-type="float" office:value="23946">
                <text:p>2394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">
                <text:p>3</text:p>
              </table:table-cell>
              <table:table-cell office:value-type="float" office:value="21887">
                <text:p>2188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">
                <text:p>3</text:p>
              </table:table-cell>
              <table:table-cell office:value-type="float" office:value="20061">
                <text:p>2006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">
                <text:p>3</text:p>
              </table:table-cell>
              <table:table-cell office:value-type="float" office:value="21477.5">
                <text:p>21477.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">
                <text:p>3</text:p>
              </table:table-cell>
              <table:table-cell office:value-type="float" office:value="21269.5">
                <text:p>21269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">
                <text:p>3</text:p>
              </table:table-cell>
              <table:table-cell office:value-type="float" office:value="21992">
                <text:p>2199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">
                <text:p>3</text:p>
              </table:table-cell>
              <table:table-cell office:value-type="float" office:value="21873">
                <text:p>2187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">
                <text:p>3</text:p>
              </table:table-cell>
              <table:table-cell office:value-type="float" office:value="20749.5">
                <text:p>20749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">
                <text:p>3</text:p>
              </table:table-cell>
              <table:table-cell office:value-type="float" office:value="22516">
                <text:p>225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">
                <text:p>3</text:p>
              </table:table-cell>
              <table:table-cell office:value-type="float" office:value="20171">
                <text:p>2017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">
                <text:p>3</text:p>
              </table:table-cell>
              <table:table-cell office:value-type="float" office:value="15654.5">
                <text:p>15654.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">
                <text:p>3</text:p>
              </table:table-cell>
              <table:table-cell office:value-type="float" office:value="21596">
                <text:p>2159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">
                <text:p>3</text:p>
              </table:table-cell>
              <table:table-cell office:value-type="float" office:value="24337">
                <text:p>2433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">
                <text:p>3</text:p>
              </table:table-cell>
              <table:table-cell office:value-type="float" office:value="25661">
                <text:p>2566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">
                <text:p>3</text:p>
              </table:table-cell>
              <table:table-cell office:value-type="float" office:value="26147">
                <text:p>2614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">
                <text:p>3</text:p>
              </table:table-cell>
              <table:table-cell office:value-type="float" office:value="23045.5">
                <text:p>23045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">
                <text:p>3</text:p>
              </table:table-cell>
              <table:table-cell office:value-type="float" office:value="22036.5">
                <text:p>22036.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">
                <text:p>3</text:p>
              </table:table-cell>
              <table:table-cell office:value-type="float" office:value="24310">
                <text:p>2431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">
                <text:p>3</text:p>
              </table:table-cell>
              <table:table-cell office:value-type="float" office:value="20686">
                <text:p>2068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">
                <text:p>3</text:p>
              </table:table-cell>
              <table:table-cell office:value-type="float" office:value="20426">
                <text:p>2042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">
                <text:p>3</text:p>
              </table:table-cell>
              <table:table-cell office:value-type="float" office:value="23676">
                <text:p>2367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">
                <text:p>3</text:p>
              </table:table-cell>
              <table:table-cell office:value-type="float" office:value="20479.5">
                <text:p>20479.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">
                <text:p>3</text:p>
              </table:table-cell>
              <table:table-cell office:value-type="float" office:value="24370.5">
                <text:p>24370.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">
                <text:p>3</text:p>
              </table:table-cell>
              <table:table-cell office:value-type="float" office:value="23031">
                <text:p>2303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">
                <text:p>3</text:p>
              </table:table-cell>
              <table:table-cell office:value-type="float" office:value="22639.5">
                <text:p>22639.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">
                <text:p>3</text:p>
              </table:table-cell>
              <table:table-cell office:value-type="float" office:value="27315.5">
                <text:p>27315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">
                <text:p>3</text:p>
              </table:table-cell>
              <table:table-cell office:value-type="float" office:value="23894">
                <text:p>2389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">
                <text:p>3</text:p>
              </table:table-cell>
              <table:table-cell office:value-type="float" office:value="24453.5">
                <text:p>24453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">
                <text:p>3</text:p>
              </table:table-cell>
              <table:table-cell office:value-type="float" office:value="23139.5">
                <text:p>23139.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">
                <text:p>3</text:p>
              </table:table-cell>
              <table:table-cell office:value-type="float" office:value="22302">
                <text:p>2230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">
                <text:p>3</text:p>
              </table:table-cell>
              <table:table-cell office:value-type="float" office:value="17757">
                <text:p>1775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">
                <text:p>3</text:p>
              </table:table-cell>
              <table:table-cell office:value-type="float" office:value="26601">
                <text:p>2660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">
                <text:p>3</text:p>
              </table:table-cell>
              <table:table-cell office:value-type="float" office:value="23547.5">
                <text:p>23547.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">
                <text:p>3</text:p>
              </table:table-cell>
              <table:table-cell office:value-type="float" office:value="29064.5">
                <text:p>29064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">
                <text:p>3</text:p>
              </table:table-cell>
              <table:table-cell office:value-type="float" office:value="24253">
                <text:p>2425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">
                <text:p>3</text:p>
              </table:table-cell>
              <table:table-cell office:value-type="float" office:value="19285">
                <text:p>1928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">
                <text:p>3</text:p>
              </table:table-cell>
              <table:table-cell office:value-type="float" office:value="25316">
                <text:p>2531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">
                <text:p>3</text:p>
              </table:table-cell>
              <table:table-cell office:value-type="float" office:value="22398.5">
                <text:p>22398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">
                <text:p>3</text:p>
              </table:table-cell>
              <table:table-cell office:value-type="float" office:value="20416.5">
                <text:p>20416.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">
                <text:p>3</text:p>
              </table:table-cell>
              <table:table-cell office:value-type="float" office:value="19148">
                <text:p>1914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">
                <text:p>3</text:p>
              </table:table-cell>
              <table:table-cell office:value-type="float" office:value="25080">
                <text:p>2508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">
                <text:p>3</text:p>
              </table:table-cell>
              <table:table-cell office:value-type="float" office:value="22556.5">
                <text:p>22556.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">
                <text:p>3</text:p>
              </table:table-cell>
              <table:table-cell office:value-type="float" office:value="26607.5">
                <text:p>26607.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">
                <text:p>3</text:p>
              </table:table-cell>
              <table:table-cell office:value-type="float" office:value="18922">
                <text:p>1892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">
                <text:p>3</text:p>
              </table:table-cell>
              <table:table-cell office:value-type="float" office:value="20308.5">
                <text:p>20308.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">
                <text:p>3</text:p>
              </table:table-cell>
              <table:table-cell office:value-type="float" office:value="22959.5">
                <text:p>22959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">
                <text:p>3</text:p>
              </table:table-cell>
              <table:table-cell office:value-type="float" office:value="26041">
                <text:p>2604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">
                <text:p>3</text:p>
              </table:table-cell>
              <table:table-cell office:value-type="float" office:value="24322">
                <text:p>2432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">
                <text:p>3</text:p>
              </table:table-cell>
              <table:table-cell office:value-type="float" office:value="23223.5">
                <text:p>23223.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">
                <text:p>3</text:p>
              </table:table-cell>
              <table:table-cell office:value-type="float" office:value="20315.5">
                <text:p>20315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">
                <text:p>3</text:p>
              </table:table-cell>
              <table:table-cell office:value-type="float" office:value="24977">
                <text:p>2497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">
                <text:p>3</text:p>
              </table:table-cell>
              <table:table-cell office:value-type="float" office:value="22295">
                <text:p>2229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">
                <text:p>3</text:p>
              </table:table-cell>
              <table:table-cell office:value-type="float" office:value="24625.5">
                <text:p>24625.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">
                <text:p>3</text:p>
              </table:table-cell>
              <table:table-cell office:value-type="float" office:value="23196.5">
                <text:p>23196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">
                <text:p>3</text:p>
              </table:table-cell>
              <table:table-cell office:value-type="float" office:value="22841">
                <text:p>2284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">
                <text:p>3</text:p>
              </table:table-cell>
              <table:table-cell office:value-type="float" office:value="21004.5">
                <text:p>21004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">
                <text:p>3</text:p>
              </table:table-cell>
              <table:table-cell office:value-type="float" office:value="26496.5">
                <text:p>26496.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">
                <text:p>3</text:p>
              </table:table-cell>
              <table:table-cell office:value-type="float" office:value="21405">
                <text:p>2140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">
                <text:p>3</text:p>
              </table:table-cell>
              <table:table-cell office:value-type="float" office:value="23540">
                <text:p>2354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">
                <text:p>3</text:p>
              </table:table-cell>
              <table:table-cell office:value-type="float" office:value="19558">
                <text:p>1955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">
                <text:p>3</text:p>
              </table:table-cell>
              <table:table-cell office:value-type="float" office:value="21936">
                <text:p>2193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">
                <text:p>3</text:p>
              </table:table-cell>
              <table:table-cell office:value-type="float" office:value="21782">
                <text:p>2178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">
                <text:p>3</text:p>
              </table:table-cell>
              <table:table-cell office:value-type="float" office:value="20945.5">
                <text:p>20945.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">
                <text:p>3</text:p>
              </table:table-cell>
              <table:table-cell office:value-type="float" office:value="19307.5">
                <text:p>19307.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">
                <text:p>3</text:p>
              </table:table-cell>
              <table:table-cell office:value-type="float" office:value="23106">
                <text:p>2310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">
                <text:p>3</text:p>
              </table:table-cell>
              <table:table-cell office:value-type="float" office:value="21616.5">
                <text:p>21616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">
                <text:p>3</text:p>
              </table:table-cell>
              <table:table-cell office:value-type="float" office:value="18626">
                <text:p>1862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">
                <text:p>3</text:p>
              </table:table-cell>
              <table:table-cell office:value-type="float" office:value="20664.5">
                <text:p>20664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">
                <text:p>3</text:p>
              </table:table-cell>
              <table:table-cell office:value-type="float" office:value="24455.5">
                <text:p>24455.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">
                <text:p>3</text:p>
              </table:table-cell>
              <table:table-cell office:value-type="float" office:value="21189">
                <text:p>2118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">
                <text:p>3</text:p>
              </table:table-cell>
              <table:table-cell office:value-type="float" office:value="20847">
                <text:p>2084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">
                <text:p>3</text:p>
              </table:table-cell>
              <table:table-cell office:value-type="float" office:value="24050.5">
                <text:p>24050.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">
                <text:p>3</text:p>
              </table:table-cell>
              <table:table-cell office:value-type="float" office:value="22254.5">
                <text:p>22254.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">
                <text:p>3</text:p>
              </table:table-cell>
              <table:table-cell office:value-type="float" office:value="23625">
                <text:p>2362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">
                <text:p>4</text:p>
              </table:table-cell>
              <table:table-cell office:value-type="float" office:value="26004">
                <text:p>2600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">
                <text:p>4</text:p>
              </table:table-cell>
              <table:table-cell office:value-type="float" office:value="20758">
                <text:p>2075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">
                <text:p>4</text:p>
              </table:table-cell>
              <table:table-cell office:value-type="float" office:value="21274">
                <text:p>2127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">
                <text:p>4</text:p>
              </table:table-cell>
              <table:table-cell office:value-type="float" office:value="25742.5">
                <text:p>25742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">
                <text:p>4</text:p>
              </table:table-cell>
              <table:table-cell office:value-type="float" office:value="19854">
                <text:p>1985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">
                <text:p>4</text:p>
              </table:table-cell>
              <table:table-cell office:value-type="float" office:value="20125.5">
                <text:p>20125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">
                <text:p>4</text:p>
              </table:table-cell>
              <table:table-cell office:value-type="float" office:value="25872">
                <text:p>2587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">
                <text:p>4</text:p>
              </table:table-cell>
              <table:table-cell office:value-type="float" office:value="22822">
                <text:p>2282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">
                <text:p>4</text:p>
              </table:table-cell>
              <table:table-cell office:value-type="float" office:value="21938">
                <text:p>2193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">
                <text:p>4</text:p>
              </table:table-cell>
              <table:table-cell office:value-type="float" office:value="24732">
                <text:p>2473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">
                <text:p>4</text:p>
              </table:table-cell>
              <table:table-cell office:value-type="float" office:value="20551">
                <text:p>2055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">
                <text:p>4</text:p>
              </table:table-cell>
              <table:table-cell office:value-type="float" office:value="22916">
                <text:p>2291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">
                <text:p>4</text:p>
              </table:table-cell>
              <table:table-cell office:value-type="float" office:value="22170">
                <text:p>2217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">
                <text:p>4</text:p>
              </table:table-cell>
              <table:table-cell office:value-type="float" office:value="19222.5">
                <text:p>19222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">
                <text:p>4</text:p>
              </table:table-cell>
              <table:table-cell office:value-type="float" office:value="17409.5">
                <text:p>17409.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">
                <text:p>4</text:p>
              </table:table-cell>
              <table:table-cell office:value-type="float" office:value="25677.5">
                <text:p>25677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">
                <text:p>4</text:p>
              </table:table-cell>
              <table:table-cell office:value-type="float" office:value="20818.5">
                <text:p>20818.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">
                <text:p>4</text:p>
              </table:table-cell>
              <table:table-cell office:value-type="float" office:value="23181">
                <text:p>2318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">
                <text:p>4</text:p>
              </table:table-cell>
              <table:table-cell office:value-type="float" office:value="25219">
                <text:p>2521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">
                <text:p>4</text:p>
              </table:table-cell>
              <table:table-cell office:value-type="float" office:value="19239.5">
                <text:p>19239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">
                <text:p>4</text:p>
              </table:table-cell>
              <table:table-cell office:value-type="float" office:value="20892.5">
                <text:p>20892.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">
                <text:p>4</text:p>
              </table:table-cell>
              <table:table-cell office:value-type="float" office:value="22886">
                <text:p>2288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">
                <text:p>4</text:p>
              </table:table-cell>
              <table:table-cell office:value-type="float" office:value="21872.5">
                <text:p>21872.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">
                <text:p>4</text:p>
              </table:table-cell>
              <table:table-cell office:value-type="float" office:value="21586.5">
                <text:p>21586.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">
                <text:p>4</text:p>
              </table:table-cell>
              <table:table-cell office:value-type="float" office:value="22808">
                <text:p>2280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">
                <text:p>4</text:p>
              </table:table-cell>
              <table:table-cell office:value-type="float" office:value="25817">
                <text:p>2581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">
                <text:p>4</text:p>
              </table:table-cell>
              <table:table-cell office:value-type="float" office:value="22083.5">
                <text:p>22083.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">
                <text:p>4</text:p>
              </table:table-cell>
              <table:table-cell office:value-type="float" office:value="17477.5">
                <text:p>17477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">
                <text:p>4</text:p>
              </table:table-cell>
              <table:table-cell office:value-type="float" office:value="18112">
                <text:p>1811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">
                <text:p>4</text:p>
              </table:table-cell>
              <table:table-cell office:value-type="float" office:value="22588">
                <text:p>2258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">
                <text:p>4</text:p>
              </table:table-cell>
              <table:table-cell office:value-type="float" office:value="27041.5">
                <text:p>27041.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">
                <text:p>4</text:p>
              </table:table-cell>
              <table:table-cell office:value-type="float" office:value="24180">
                <text:p>2418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">
                <text:p>4</text:p>
              </table:table-cell>
              <table:table-cell office:value-type="float" office:value="19759">
                <text:p>1975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">
                <text:p>4</text:p>
              </table:table-cell>
              <table:table-cell office:value-type="float" office:value="20684.5">
                <text:p>20684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">
                <text:p>4</text:p>
              </table:table-cell>
              <table:table-cell office:value-type="float" office:value="24635.5">
                <text:p>24635.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">
                <text:p>4</text:p>
              </table:table-cell>
              <table:table-cell office:value-type="float" office:value="19627.5">
                <text:p>19627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">
                <text:p>4</text:p>
              </table:table-cell>
              <table:table-cell office:value-type="float" office:value="21317">
                <text:p>2131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">
                <text:p>4</text:p>
              </table:table-cell>
              <table:table-cell office:value-type="float" office:value="24136">
                <text:p>2413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">
                <text:p>4</text:p>
              </table:table-cell>
              <table:table-cell office:value-type="float" office:value="21344.5">
                <text:p>21344.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">
                <text:p>4</text:p>
              </table:table-cell>
              <table:table-cell office:value-type="float" office:value="25245.5">
                <text:p>25245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">
                <text:p>4</text:p>
              </table:table-cell>
              <table:table-cell office:value-type="float" office:value="23747">
                <text:p>2374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">
                <text:p>4</text:p>
              </table:table-cell>
              <table:table-cell office:value-type="float" office:value="22929">
                <text:p>2292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">
                <text:p>4</text:p>
              </table:table-cell>
              <table:table-cell office:value-type="float" office:value="23948">
                <text:p>2394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">
                <text:p>4</text:p>
              </table:table-cell>
              <table:table-cell office:value-type="float" office:value="27191.5">
                <text:p>27191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">
                <text:p>4</text:p>
              </table:table-cell>
              <table:table-cell office:value-type="float" office:value="22912.5">
                <text:p>22912.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">
                <text:p>4</text:p>
              </table:table-cell>
              <table:table-cell office:value-type="float" office:value="19865.5">
                <text:p>19865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">
                <text:p>4</text:p>
              </table:table-cell>
              <table:table-cell office:value-type="float" office:value="24052.5">
                <text:p>24052.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">
                <text:p>4</text:p>
              </table:table-cell>
              <table:table-cell office:value-type="float" office:value="27018.5">
                <text:p>27018.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">
                <text:p>4</text:p>
              </table:table-cell>
              <table:table-cell office:value-type="float" office:value="27923">
                <text:p>2792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">
                <text:p>4</text:p>
              </table:table-cell>
              <table:table-cell office:value-type="float" office:value="24724.5">
                <text:p>24724.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">
                <text:p>4</text:p>
              </table:table-cell>
              <table:table-cell office:value-type="float" office:value="25541.5">
                <text:p>25541.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">
                <text:p>4</text:p>
              </table:table-cell>
              <table:table-cell office:value-type="float" office:value="23465">
                <text:p>2346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">
                <text:p>4</text:p>
              </table:table-cell>
              <table:table-cell office:value-type="float" office:value="22582">
                <text:p>2258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">
                <text:p>4</text:p>
              </table:table-cell>
              <table:table-cell office:value-type="float" office:value="21538">
                <text:p>2153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">
                <text:p>4</text:p>
              </table:table-cell>
              <table:table-cell office:value-type="float" office:value="23164">
                <text:p>2316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">
                <text:p>4</text:p>
              </table:table-cell>
              <table:table-cell office:value-type="float" office:value="24014">
                <text:p>2401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">
                <text:p>4</text:p>
              </table:table-cell>
              <table:table-cell office:value-type="float" office:value="19842">
                <text:p>1984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">
                <text:p>4</text:p>
              </table:table-cell>
              <table:table-cell office:value-type="float" office:value="22806">
                <text:p>2280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">
                <text:p>4</text:p>
              </table:table-cell>
              <table:table-cell office:value-type="float" office:value="22097.5">
                <text:p>22097.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">
                <text:p>4</text:p>
              </table:table-cell>
              <table:table-cell office:value-type="float" office:value="24718.5">
                <text:p>24718.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">
                <text:p>4</text:p>
              </table:table-cell>
              <table:table-cell office:value-type="float" office:value="21311">
                <text:p>2131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">
                <text:p>4</text:p>
              </table:table-cell>
              <table:table-cell office:value-type="float" office:value="22013.5">
                <text:p>22013.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">
                <text:p>4</text:p>
              </table:table-cell>
              <table:table-cell office:value-type="float" office:value="21460">
                <text:p>2146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">
                <text:p>4</text:p>
              </table:table-cell>
              <table:table-cell office:value-type="float" office:value="25340">
                <text:p>2534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">
                <text:p>4</text:p>
              </table:table-cell>
              <table:table-cell office:value-type="float" office:value="23074">
                <text:p>2307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">
                <text:p>4</text:p>
              </table:table-cell>
              <table:table-cell office:value-type="float" office:value="19773.5">
                <text:p>19773.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">
                <text:p>4</text:p>
              </table:table-cell>
              <table:table-cell office:value-type="float" office:value="23575">
                <text:p>2357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">
                <text:p>4</text:p>
              </table:table-cell>
              <table:table-cell office:value-type="float" office:value="25954">
                <text:p>2595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">
                <text:p>4</text:p>
              </table:table-cell>
              <table:table-cell office:value-type="float" office:value="22215.5">
                <text:p>22215.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">
                <text:p>4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">
                <text:p>4</text:p>
              </table:table-cell>
              <table:table-cell office:value-type="float" office:value="22322">
                <text:p>2232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">
                <text:p>4</text:p>
              </table:table-cell>
              <table:table-cell office:value-type="float" office:value="21394.5">
                <text:p>21394.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">
                <text:p>4</text:p>
              </table:table-cell>
              <table:table-cell office:value-type="float" office:value="23237.5">
                <text:p>23237.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">
                <text:p>4</text:p>
              </table:table-cell>
              <table:table-cell office:value-type="float" office:value="22352.5">
                <text:p>22352.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">
                <text:p>4</text:p>
              </table:table-cell>
              <table:table-cell office:value-type="float" office:value="20700">
                <text:p>2070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">
                <text:p>4</text:p>
              </table:table-cell>
              <table:table-cell office:value-type="float" office:value="27454">
                <text:p>2745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">
                <text:p>4</text:p>
              </table:table-cell>
              <table:table-cell office:value-type="float" office:value="23280">
                <text:p>2328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">
                <text:p>4</text:p>
              </table:table-cell>
              <table:table-cell office:value-type="float" office:value="22207">
                <text:p>2220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">
                <text:p>4</text:p>
              </table:table-cell>
              <table:table-cell office:value-type="float" office:value="21747.5">
                <text:p>21747.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">
                <text:p>4</text:p>
              </table:table-cell>
              <table:table-cell office:value-type="float" office:value="17364">
                <text:p>1736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">
                <text:p>4</text:p>
              </table:table-cell>
              <table:table-cell office:value-type="float" office:value="21143">
                <text:p>2114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">
                <text:p>4</text:p>
              </table:table-cell>
              <table:table-cell office:value-type="float" office:value="24245.5">
                <text:p>24245.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">
                <text:p>4</text:p>
              </table:table-cell>
              <table:table-cell office:value-type="float" office:value="20849">
                <text:p>2084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">
                <text:p>4</text:p>
              </table:table-cell>
              <table:table-cell office:value-type="float" office:value="17383">
                <text:p>1738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">
                <text:p>4</text:p>
              </table:table-cell>
              <table:table-cell office:value-type="float" office:value="23305.5">
                <text:p>23305.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">
                <text:p>4</text:p>
              </table:table-cell>
              <table:table-cell office:value-type="float" office:value="24593">
                <text:p>2459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">
                <text:p>4</text:p>
              </table:table-cell>
              <table:table-cell office:value-type="float" office:value="26982.5">
                <text:p>26982.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">
                <text:p>4</text:p>
              </table:table-cell>
              <table:table-cell office:value-type="float" office:value="19041.5">
                <text:p>19041.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">
                <text:p>4</text:p>
              </table:table-cell>
              <table:table-cell office:value-type="float" office:value="23899.5">
                <text:p>23899.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">
                <text:p>4</text:p>
              </table:table-cell>
              <table:table-cell office:value-type="float" office:value="20569">
                <text:p>2056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">
                <text:p>4</text:p>
              </table:table-cell>
              <table:table-cell office:value-type="float" office:value="24183">
                <text:p>2418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">
                <text:p>4</text:p>
              </table:table-cell>
              <table:table-cell office:value-type="float" office:value="26675.5">
                <text:p>26675.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">
                <text:p>4</text:p>
              </table:table-cell>
              <table:table-cell office:value-type="float" office:value="22898.5">
                <text:p>22898.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">
                <text:p>4</text:p>
              </table:table-cell>
              <table:table-cell office:value-type="float" office:value="22284.5">
                <text:p>22284.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">
                <text:p>4</text:p>
              </table:table-cell>
              <table:table-cell office:value-type="float" office:value="20605.5">
                <text:p>20605.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">
                <text:p>4</text:p>
              </table:table-cell>
              <table:table-cell office:value-type="float" office:value="27778.5">
                <text:p>27778.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">
                <text:p>4</text:p>
              </table:table-cell>
              <table:table-cell office:value-type="float" office:value="19994">
                <text:p>1999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">
                <text:p>4</text:p>
              </table:table-cell>
              <table:table-cell office:value-type="float" office:value="28484">
                <text:p>2848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">
                <text:p>4</text:p>
              </table:table-cell>
              <table:table-cell office:value-type="float" office:value="23970.5">
                <text:p>23970.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">
                <text:p>4</text:p>
              </table:table-cell>
              <table:table-cell office:value-type="float" office:value="26774.5">
                <text:p>26774.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">
                <text:p>4</text:p>
              </table:table-cell>
              <table:table-cell office:value-type="float" office:value="20683">
                <text:p>2068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">
                <text:p>4</text:p>
              </table:table-cell>
              <table:table-cell office:value-type="float" office:value="19579">
                <text:p>1957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">
                <text:p>4</text:p>
              </table:table-cell>
              <table:table-cell office:value-type="float" office:value="24633.5">
                <text:p>24633.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">
                <text:p>4</text:p>
              </table:table-cell>
              <table:table-cell office:value-type="float" office:value="25495.5">
                <text:p>25495.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">
                <text:p>4</text:p>
              </table:table-cell>
              <table:table-cell office:value-type="float" office:value="23800">
                <text:p>2380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">
                <text:p>4</text:p>
              </table:table-cell>
              <table:table-cell office:value-type="float" office:value="24682">
                <text:p>2468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">
                <text:p>4</text:p>
              </table:table-cell>
              <table:table-cell office:value-type="float" office:value="23200">
                <text:p>2320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">
                <text:p>4</text:p>
              </table:table-cell>
              <table:table-cell office:value-type="float" office:value="21857">
                <text:p>2185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">
                <text:p>4</text:p>
              </table:table-cell>
              <table:table-cell office:value-type="float" office:value="23635.5">
                <text:p>23635.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">
                <text:p>4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">
                <text:p>4</text:p>
              </table:table-cell>
              <table:table-cell office:value-type="float" office:value="25043">
                <text:p>2504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">
                <text:p>4</text:p>
              </table:table-cell>
              <table:table-cell office:value-type="float" office:value="28620.5">
                <text:p>28620.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">
                <text:p>4</text:p>
              </table:table-cell>
              <table:table-cell office:value-type="float" office:value="23778">
                <text:p>2377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">
                <text:p>4</text:p>
              </table:table-cell>
              <table:table-cell office:value-type="float" office:value="20506.5">
                <text:p>20506.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">
                <text:p>4</text:p>
              </table:table-cell>
              <table:table-cell office:value-type="float" office:value="24571.5">
                <text:p>24571.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">
                <text:p>4</text:p>
              </table:table-cell>
              <table:table-cell office:value-type="float" office:value="20539">
                <text:p>2053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">
                <text:p>4</text:p>
              </table:table-cell>
              <table:table-cell office:value-type="float" office:value="22333.5">
                <text:p>22333.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">
                <text:p>4</text:p>
              </table:table-cell>
              <table:table-cell office:value-type="float" office:value="23298.5">
                <text:p>23298.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">
                <text:p>4</text:p>
              </table:table-cell>
              <table:table-cell office:value-type="float" office:value="24273">
                <text:p>2427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">
                <text:p>4</text:p>
              </table:table-cell>
              <table:table-cell office:value-type="float" office:value="22826">
                <text:p>2282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">
                <text:p>4</text:p>
              </table:table-cell>
              <table:table-cell office:value-type="float" office:value="20423.5">
                <text:p>20423.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">
                <text:p>4</text:p>
              </table:table-cell>
              <table:table-cell office:value-type="float" office:value="26397.5">
                <text:p>26397.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">
                <text:p>4</text:p>
              </table:table-cell>
              <table:table-cell office:value-type="float" office:value="23054">
                <text:p>2305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">
                <text:p>4</text:p>
              </table:table-cell>
              <table:table-cell office:value-type="float" office:value="28677">
                <text:p>2867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">
                <text:p>4</text:p>
              </table:table-cell>
              <table:table-cell office:value-type="float" office:value="19958.5">
                <text:p>19958.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">
                <text:p>4</text:p>
              </table:table-cell>
              <table:table-cell office:value-type="float" office:value="28923">
                <text:p>2892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">
                <text:p>4</text:p>
              </table:table-cell>
              <table:table-cell office:value-type="float" office:value="22152.5">
                <text:p>22152.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">
                <text:p>4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">
                <text:p>4</text:p>
              </table:table-cell>
              <table:table-cell office:value-type="float" office:value="24386.5">
                <text:p>24386.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">
                <text:p>4</text:p>
              </table:table-cell>
              <table:table-cell office:value-type="float" office:value="22892.5">
                <text:p>22892.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">
                <text:p>4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">
                <text:p>4</text:p>
              </table:table-cell>
              <table:table-cell office:value-type="float" office:value="17686.5">
                <text:p>17686.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">
                <text:p>4</text:p>
              </table:table-cell>
              <table:table-cell office:value-type="float" office:value="21147.5">
                <text:p>21147.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">
                <text:p>4</text:p>
              </table:table-cell>
              <table:table-cell office:value-type="float" office:value="23009">
                <text:p>2300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">
                <text:p>4</text:p>
              </table:table-cell>
              <table:table-cell office:value-type="float" office:value="18027.5">
                <text:p>18027.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">
                <text:p>4</text:p>
              </table:table-cell>
              <table:table-cell office:value-type="float" office:value="27049.5">
                <text:p>27049.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">
                <text:p>4</text:p>
              </table:table-cell>
              <table:table-cell office:value-type="float" office:value="24191">
                <text:p>2419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">
                <text:p>4</text:p>
              </table:table-cell>
              <table:table-cell office:value-type="float" office:value="20260.5">
                <text:p>20260.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">
                <text:p>4</text:p>
              </table:table-cell>
              <table:table-cell office:value-type="float" office:value="22925.5">
                <text:p>22925.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">
                <text:p>4</text:p>
              </table:table-cell>
              <table:table-cell office:value-type="float" office:value="25694.5">
                <text:p>25694.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">
                <text:p>4</text:p>
              </table:table-cell>
              <table:table-cell office:value-type="float" office:value="24292.5">
                <text:p>24292.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">
                <text:p>4</text:p>
              </table:table-cell>
              <table:table-cell office:value-type="float" office:value="26425.5">
                <text:p>26425.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">
                <text:p>4</text:p>
              </table:table-cell>
              <table:table-cell office:value-type="float" office:value="23167">
                <text:p>2316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">
                <text:p>4</text:p>
              </table:table-cell>
              <table:table-cell office:value-type="float" office:value="24757.5">
                <text:p>24757.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">
                <text:p>4</text:p>
              </table:table-cell>
              <table:table-cell office:value-type="float" office:value="23082">
                <text:p>2308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">
                <text:p>4</text:p>
              </table:table-cell>
              <table:table-cell office:value-type="float" office:value="28920.5">
                <text:p>28920.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">
                <text:p>4</text:p>
              </table:table-cell>
              <table:table-cell office:value-type="float" office:value="26080.5">
                <text:p>26080.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">
                <text:p>4</text:p>
              </table:table-cell>
              <table:table-cell office:value-type="float" office:value="29606">
                <text:p>2960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">
                <text:p>4</text:p>
              </table:table-cell>
              <table:table-cell office:value-type="float" office:value="23771.5">
                <text:p>23771.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">
                <text:p>4</text:p>
              </table:table-cell>
              <table:table-cell office:value-type="float" office:value="25018">
                <text:p>2501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">
                <text:p>4</text:p>
              </table:table-cell>
              <table:table-cell office:value-type="float" office:value="18542.5">
                <text:p>18542.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">
                <text:p>4</text:p>
              </table:table-cell>
              <table:table-cell office:value-type="float" office:value="22997">
                <text:p>2299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">
                <text:p>4</text:p>
              </table:table-cell>
              <table:table-cell office:value-type="float" office:value="22516">
                <text:p>225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">
                <text:p>4</text:p>
              </table:table-cell>
              <table:table-cell office:value-type="float" office:value="21048.5">
                <text:p>21048.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">
                <text:p>4</text:p>
              </table:table-cell>
              <table:table-cell office:value-type="float" office:value="25926.5">
                <text:p>25926.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">
                <text:p>4</text:p>
              </table:table-cell>
              <table:table-cell office:value-type="float" office:value="24800">
                <text:p>2480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">
                <text:p>4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">
                <text:p>4</text:p>
              </table:table-cell>
              <table:table-cell office:value-type="float" office:value="21505.5">
                <text:p>21505.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">
                <text:p>4</text:p>
              </table:table-cell>
              <table:table-cell office:value-type="float" office:value="23673">
                <text:p>2367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">
                <text:p>4</text:p>
              </table:table-cell>
              <table:table-cell office:value-type="float" office:value="22634.5">
                <text:p>22634.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">
                <text:p>4</text:p>
              </table:table-cell>
              <table:table-cell office:value-type="float" office:value="23810">
                <text:p>2381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">
                <text:p>4</text:p>
              </table:table-cell>
              <table:table-cell office:value-type="float" office:value="23272.5">
                <text:p>23272.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">
                <text:p>4</text:p>
              </table:table-cell>
              <table:table-cell office:value-type="float" office:value="26065.5">
                <text:p>26065.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">
                <text:p>4</text:p>
              </table:table-cell>
              <table:table-cell office:value-type="float" office:value="22295.5">
                <text:p>22295.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">
                <text:p>4</text:p>
              </table:table-cell>
              <table:table-cell office:value-type="float" office:value="23604.5">
                <text:p>23604.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">
                <text:p>4</text:p>
              </table:table-cell>
              <table:table-cell office:value-type="float" office:value="17691">
                <text:p>1769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">
                <text:p>4</text:p>
              </table:table-cell>
              <table:table-cell office:value-type="float" office:value="23150">
                <text:p>2315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">
                <text:p>4</text:p>
              </table:table-cell>
              <table:table-cell office:value-type="float" office:value="22125">
                <text:p>2212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">
                <text:p>4</text:p>
              </table:table-cell>
              <table:table-cell office:value-type="float" office:value="20836.5">
                <text:p>20836.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">
                <text:p>4</text:p>
              </table:table-cell>
              <table:table-cell office:value-type="float" office:value="16288">
                <text:p>1628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">
                <text:p>4</text:p>
              </table:table-cell>
              <table:table-cell office:value-type="float" office:value="20862.5">
                <text:p>20862.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">
                <text:p>4</text:p>
              </table:table-cell>
              <table:table-cell office:value-type="float" office:value="26152.5">
                <text:p>26152.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">
                <text:p>4</text:p>
              </table:table-cell>
              <table:table-cell office:value-type="float" office:value="22238">
                <text:p>2223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">
                <text:p>4</text:p>
              </table:table-cell>
              <table:table-cell office:value-type="float" office:value="21827.5">
                <text:p>21827.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">
                <text:p>4</text:p>
              </table:table-cell>
              <table:table-cell office:value-type="float" office:value="22115.5">
                <text:p>22115.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">
                <text:p>4</text:p>
              </table:table-cell>
              <table:table-cell office:value-type="float" office:value="25335.5">
                <text:p>25335.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">
                <text:p>4</text:p>
              </table:table-cell>
              <table:table-cell office:value-type="float" office:value="22213.5">
                <text:p>22213.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">
                <text:p>4</text:p>
              </table:table-cell>
              <table:table-cell office:value-type="float" office:value="24800">
                <text:p>2480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">
                <text:p>4</text:p>
              </table:table-cell>
              <table:table-cell office:value-type="float" office:value="18891.5">
                <text:p>18891.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">
                <text:p>4</text:p>
              </table:table-cell>
              <table:table-cell office:value-type="float" office:value="24765">
                <text:p>2476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">
                <text:p>4</text:p>
              </table:table-cell>
              <table:table-cell office:value-type="float" office:value="25693">
                <text:p>2569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">
                <text:p>4</text:p>
              </table:table-cell>
              <table:table-cell office:value-type="float" office:value="25155">
                <text:p>2515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">
                <text:p>4</text:p>
              </table:table-cell>
              <table:table-cell office:value-type="float" office:value="23586.5">
                <text:p>23586.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">
                <text:p>4</text:p>
              </table:table-cell>
              <table:table-cell office:value-type="float" office:value="22887">
                <text:p>2288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">
                <text:p>4</text:p>
              </table:table-cell>
              <table:table-cell office:value-type="float" office:value="23622.5">
                <text:p>23622.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">
                <text:p>4</text:p>
              </table:table-cell>
              <table:table-cell office:value-type="float" office:value="26873.5">
                <text:p>26873.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">
                <text:p>4</text:p>
              </table:table-cell>
              <table:table-cell office:value-type="float" office:value="23477.5">
                <text:p>23477.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">
                <text:p>4</text:p>
              </table:table-cell>
              <table:table-cell office:value-type="float" office:value="19215">
                <text:p>1921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">
                <text:p>4</text:p>
              </table:table-cell>
              <table:table-cell office:value-type="float" office:value="24968">
                <text:p>2496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">
                <text:p>4</text:p>
              </table:table-cell>
              <table:table-cell office:value-type="float" office:value="20887">
                <text:p>2088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">
                <text:p>4</text:p>
              </table:table-cell>
              <table:table-cell office:value-type="float" office:value="19181.5">
                <text:p>19181.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">
                <text:p>4</text:p>
              </table:table-cell>
              <table:table-cell office:value-type="float" office:value="25018">
                <text:p>2501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">
                <text:p>4</text:p>
              </table:table-cell>
              <table:table-cell office:value-type="float" office:value="21132.5">
                <text:p>21132.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">
                <text:p>4</text:p>
              </table:table-cell>
              <table:table-cell office:value-type="float" office:value="21517.5">
                <text:p>21517.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">
                <text:p>4</text:p>
              </table:table-cell>
              <table:table-cell office:value-type="float" office:value="17022.5">
                <text:p>17022.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">
                <text:p>4</text:p>
              </table:table-cell>
              <table:table-cell office:value-type="float" office:value="20099">
                <text:p>2009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">
                <text:p>4</text:p>
              </table:table-cell>
              <table:table-cell office:value-type="float" office:value="27034.5">
                <text:p>27034.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">
                <text:p>4</text:p>
              </table:table-cell>
              <table:table-cell office:value-type="float" office:value="23783.5">
                <text:p>23783.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">
                <text:p>4</text:p>
              </table:table-cell>
              <table:table-cell office:value-type="float" office:value="24433.5">
                <text:p>24433.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">
                <text:p>4</text:p>
              </table:table-cell>
              <table:table-cell office:value-type="float" office:value="21243">
                <text:p>2124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">
                <text:p>4</text:p>
              </table:table-cell>
              <table:table-cell office:value-type="float" office:value="18955.5">
                <text:p>18955.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">
                <text:p>4</text:p>
              </table:table-cell>
              <table:table-cell office:value-type="float" office:value="23328.5">
                <text:p>23328.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">
                <text:p>4</text:p>
              </table:table-cell>
              <table:table-cell office:value-type="float" office:value="23069">
                <text:p>2306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">
                <text:p>4</text:p>
              </table:table-cell>
              <table:table-cell office:value-type="float" office:value="21868">
                <text:p>2186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">
                <text:p>4</text:p>
              </table:table-cell>
              <table:table-cell office:value-type="float" office:value="27426">
                <text:p>2742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">
                <text:p>4</text:p>
              </table:table-cell>
              <table:table-cell office:value-type="float" office:value="21100.5">
                <text:p>21100.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">
                <text:p>4</text:p>
              </table:table-cell>
              <table:table-cell office:value-type="float" office:value="17960.5">
                <text:p>17960.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">
                <text:p>4</text:p>
              </table:table-cell>
              <table:table-cell office:value-type="float" office:value="19914">
                <text:p>1991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">
                <text:p>4</text:p>
              </table:table-cell>
              <table:table-cell office:value-type="float" office:value="26515.5">
                <text:p>26515.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">
                <text:p>4</text:p>
              </table:table-cell>
              <table:table-cell office:value-type="float" office:value="22517">
                <text:p>2251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">
                <text:p>4</text:p>
              </table:table-cell>
              <table:table-cell office:value-type="float" office:value="22105">
                <text:p>2210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">
                <text:p>4</text:p>
              </table:table-cell>
              <table:table-cell office:value-type="float" office:value="24425">
                <text:p>2442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">
                <text:p>4</text:p>
              </table:table-cell>
              <table:table-cell office:value-type="float" office:value="21250.5">
                <text:p>21250.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">
                <text:p>4</text:p>
              </table:table-cell>
              <table:table-cell office:value-type="float" office:value="22474.5">
                <text:p>22474.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">
                <text:p>4</text:p>
              </table:table-cell>
              <table:table-cell office:value-type="float" office:value="25498.5">
                <text:p>25498.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">
                <text:p>4</text:p>
              </table:table-cell>
              <table:table-cell office:value-type="float" office:value="23895.5">
                <text:p>23895.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">
                <text:p>4</text:p>
              </table:table-cell>
              <table:table-cell office:value-type="float" office:value="21338">
                <text:p>2133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">
                <text:p>4</text:p>
              </table:table-cell>
              <table:table-cell office:value-type="float" office:value="22694.5">
                <text:p>22694.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">
                <text:p>4</text:p>
              </table:table-cell>
              <table:table-cell office:value-type="float" office:value="23182.5">
                <text:p>23182.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">
                <text:p>4</text:p>
              </table:table-cell>
              <table:table-cell office:value-type="float" office:value="21255.5">
                <text:p>21255.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">
                <text:p>4</text:p>
              </table:table-cell>
              <table:table-cell office:value-type="float" office:value="27441">
                <text:p>2744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">
                <text:p>4</text:p>
              </table:table-cell>
              <table:table-cell office:value-type="float" office:value="20825.5">
                <text:p>20825.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">
                <text:p>4</text:p>
              </table:table-cell>
              <table:table-cell office:value-type="float" office:value="18880">
                <text:p>1888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">
                <text:p>4</text:p>
              </table:table-cell>
              <table:table-cell office:value-type="float" office:value="17927.5">
                <text:p>17927.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">
                <text:p>4</text:p>
              </table:table-cell>
              <table:table-cell office:value-type="float" office:value="18682">
                <text:p>1868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">
                <text:p>4</text:p>
              </table:table-cell>
              <table:table-cell office:value-type="float" office:value="15077.5">
                <text:p>15077.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">
                <text:p>4</text:p>
              </table:table-cell>
              <table:table-cell office:value-type="float" office:value="23705">
                <text:p>2370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">
                <text:p>4</text:p>
              </table:table-cell>
              <table:table-cell office:value-type="float" office:value="25679">
                <text:p>2567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">
                <text:p>4</text:p>
              </table:table-cell>
              <table:table-cell office:value-type="float" office:value="27685">
                <text:p>2768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">
                <text:p>4</text:p>
              </table:table-cell>
              <table:table-cell office:value-type="float" office:value="20995.5">
                <text:p>20995.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">
                <text:p>4</text:p>
              </table:table-cell>
              <table:table-cell office:value-type="float" office:value="24164">
                <text:p>2416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">
                <text:p>4</text:p>
              </table:table-cell>
              <table:table-cell office:value-type="float" office:value="25139.5">
                <text:p>25139.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">
                <text:p>4</text:p>
              </table:table-cell>
              <table:table-cell office:value-type="float" office:value="27359.5">
                <text:p>27359.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">
                <text:p>4</text:p>
              </table:table-cell>
              <table:table-cell office:value-type="float" office:value="27252">
                <text:p>2725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">
                <text:p>4</text:p>
              </table:table-cell>
              <table:table-cell office:value-type="float" office:value="24918">
                <text:p>2491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">
                <text:p>4</text:p>
              </table:table-cell>
              <table:table-cell office:value-type="float" office:value="28065">
                <text:p>2806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">
                <text:p>4</text:p>
              </table:table-cell>
              <table:table-cell office:value-type="float" office:value="22876.5">
                <text:p>22876.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">
                <text:p>4</text:p>
              </table:table-cell>
              <table:table-cell office:value-type="float" office:value="24836.5">
                <text:p>24836.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">
                <text:p>4</text:p>
              </table:table-cell>
              <table:table-cell office:value-type="float" office:value="23495.5">
                <text:p>23495.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">
                <text:p>4</text:p>
              </table:table-cell>
              <table:table-cell office:value-type="float" office:value="27922">
                <text:p>2792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">
                <text:p>4</text:p>
              </table:table-cell>
              <table:table-cell office:value-type="float" office:value="21343.5">
                <text:p>21343.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">
                <text:p>4</text:p>
              </table:table-cell>
              <table:table-cell office:value-type="float" office:value="18494">
                <text:p>1849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">
                <text:p>4</text:p>
              </table:table-cell>
              <table:table-cell office:value-type="float" office:value="23425">
                <text:p>2342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">
                <text:p>4</text:p>
              </table:table-cell>
              <table:table-cell office:value-type="float" office:value="19674">
                <text:p>1967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">
                <text:p>4</text:p>
              </table:table-cell>
              <table:table-cell office:value-type="float" office:value="25586.5">
                <text:p>25586.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">
                <text:p>4</text:p>
              </table:table-cell>
              <table:table-cell office:value-type="float" office:value="19190.5">
                <text:p>19190.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">
                <text:p>4</text:p>
              </table:table-cell>
              <table:table-cell office:value-type="float" office:value="22202">
                <text:p>2220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">
                <text:p>4</text:p>
              </table:table-cell>
              <table:table-cell office:value-type="float" office:value="24755">
                <text:p>2475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">
                <text:p>4</text:p>
              </table:table-cell>
              <table:table-cell office:value-type="float" office:value="24102.5">
                <text:p>24102.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">
                <text:p>4</text:p>
              </table:table-cell>
              <table:table-cell office:value-type="float" office:value="26592.5">
                <text:p>26592.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">
                <text:p>5</text:p>
              </table:table-cell>
              <table:table-cell office:value-type="float" office:value="21830.5">
                <text:p>21830.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">
                <text:p>5</text:p>
              </table:table-cell>
              <table:table-cell office:value-type="float" office:value="22072">
                <text:p>2207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">
                <text:p>5</text:p>
              </table:table-cell>
              <table:table-cell office:value-type="float" office:value="22606.5">
                <text:p>22606.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">
                <text:p>5</text:p>
              </table:table-cell>
              <table:table-cell office:value-type="float" office:value="22852">
                <text:p>2285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">
                <text:p>5</text:p>
              </table:table-cell>
              <table:table-cell office:value-type="float" office:value="25797">
                <text:p>2579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">
                <text:p>5</text:p>
              </table:table-cell>
              <table:table-cell office:value-type="float" office:value="22352.5">
                <text:p>22352.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">
                <text:p>5</text:p>
              </table:table-cell>
              <table:table-cell office:value-type="float" office:value="27013.5">
                <text:p>27013.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">
                <text:p>5</text:p>
              </table:table-cell>
              <table:table-cell office:value-type="float" office:value="21403.5">
                <text:p>21403.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">
                <text:p>5</text:p>
              </table:table-cell>
              <table:table-cell office:value-type="float" office:value="21991">
                <text:p>2199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">
                <text:p>5</text:p>
              </table:table-cell>
              <table:table-cell office:value-type="float" office:value="25360">
                <text:p>2536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">
                <text:p>5</text:p>
              </table:table-cell>
              <table:table-cell office:value-type="float" office:value="22027.5">
                <text:p>22027.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">
                <text:p>5</text:p>
              </table:table-cell>
              <table:table-cell office:value-type="float" office:value="22591">
                <text:p>2259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">
                <text:p>5</text:p>
              </table:table-cell>
              <table:table-cell office:value-type="float" office:value="24108.5">
                <text:p>24108.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">
                <text:p>5</text:p>
              </table:table-cell>
              <table:table-cell office:value-type="float" office:value="20781">
                <text:p>2078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">
                <text:p>5</text:p>
              </table:table-cell>
              <table:table-cell office:value-type="float" office:value="24258">
                <text:p>2425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">
                <text:p>5</text:p>
              </table:table-cell>
              <table:table-cell office:value-type="float" office:value="22953">
                <text:p>2295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">
                <text:p>5</text:p>
              </table:table-cell>
              <table:table-cell office:value-type="float" office:value="24195">
                <text:p>2419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">
                <text:p>5</text:p>
              </table:table-cell>
              <table:table-cell office:value-type="float" office:value="25131.5">
                <text:p>25131.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">
                <text:p>5</text:p>
              </table:table-cell>
              <table:table-cell office:value-type="float" office:value="22528">
                <text:p>2252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">
                <text:p>5</text:p>
              </table:table-cell>
              <table:table-cell office:value-type="float" office:value="23464.5">
                <text:p>23464.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">
                <text:p>5</text:p>
              </table:table-cell>
              <table:table-cell office:value-type="float" office:value="25022">
                <text:p>2502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">
                <text:p>5</text:p>
              </table:table-cell>
              <table:table-cell office:value-type="float" office:value="22491">
                <text:p>2249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">
                <text:p>5</text:p>
              </table:table-cell>
              <table:table-cell office:value-type="float" office:value="24880">
                <text:p>2488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">
                <text:p>5</text:p>
              </table:table-cell>
              <table:table-cell office:value-type="float" office:value="24723">
                <text:p>2472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">
                <text:p>5</text:p>
              </table:table-cell>
              <table:table-cell office:value-type="float" office:value="21860.5">
                <text:p>21860.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">
                <text:p>5</text:p>
              </table:table-cell>
              <table:table-cell office:value-type="float" office:value="25017">
                <text:p>2501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">
                <text:p>5</text:p>
              </table:table-cell>
              <table:table-cell office:value-type="float" office:value="22812">
                <text:p>2281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">
                <text:p>5</text:p>
              </table:table-cell>
              <table:table-cell office:value-type="float" office:value="25847">
                <text:p>2584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">
                <text:p>5</text:p>
              </table:table-cell>
              <table:table-cell office:value-type="float" office:value="22864">
                <text:p>2286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">
                <text:p>5</text:p>
              </table:table-cell>
              <table:table-cell office:value-type="float" office:value="21572">
                <text:p>2157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">
                <text:p>5</text:p>
              </table:table-cell>
              <table:table-cell office:value-type="float" office:value="19613">
                <text:p>1961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">
                <text:p>5</text:p>
              </table:table-cell>
              <table:table-cell office:value-type="float" office:value="23553.5">
                <text:p>23553.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">
                <text:p>5</text:p>
              </table:table-cell>
              <table:table-cell office:value-type="float" office:value="26690">
                <text:p>2669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">
                <text:p>5</text:p>
              </table:table-cell>
              <table:table-cell office:value-type="float" office:value="20672">
                <text:p>2067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">
                <text:p>5</text:p>
              </table:table-cell>
              <table:table-cell office:value-type="float" office:value="22782.5">
                <text:p>22782.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">
                <text:p>5</text:p>
              </table:table-cell>
              <table:table-cell office:value-type="float" office:value="30637">
                <text:p>3063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">
                <text:p>5</text:p>
              </table:table-cell>
              <table:table-cell office:value-type="float" office:value="17974">
                <text:p>1797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">
                <text:p>5</text:p>
              </table:table-cell>
              <table:table-cell office:value-type="float" office:value="18400">
                <text:p>1840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">
                <text:p>5</text:p>
              </table:table-cell>
              <table:table-cell office:value-type="float" office:value="22237">
                <text:p>2223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">
                <text:p>5</text:p>
              </table:table-cell>
              <table:table-cell office:value-type="float" office:value="26136">
                <text:p>2613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">
                <text:p>5</text:p>
              </table:table-cell>
              <table:table-cell office:value-type="float" office:value="20629">
                <text:p>2062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">
                <text:p>5</text:p>
              </table:table-cell>
              <table:table-cell office:value-type="float" office:value="21386.5">
                <text:p>21386.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">
                <text:p>5</text:p>
              </table:table-cell>
              <table:table-cell office:value-type="float" office:value="25063.5">
                <text:p>25063.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">
                <text:p>5</text:p>
              </table:table-cell>
              <table:table-cell office:value-type="float" office:value="23978.5">
                <text:p>23978.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">
                <text:p>5</text:p>
              </table:table-cell>
              <table:table-cell office:value-type="float" office:value="25151">
                <text:p>2515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">
                <text:p>5</text:p>
              </table:table-cell>
              <table:table-cell office:value-type="float" office:value="20750">
                <text:p>2075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">
                <text:p>5</text:p>
              </table:table-cell>
              <table:table-cell office:value-type="float" office:value="23143.5">
                <text:p>23143.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">
                <text:p>5</text:p>
              </table:table-cell>
              <table:table-cell office:value-type="float" office:value="23135.5">
                <text:p>23135.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">
                <text:p>5</text:p>
              </table:table-cell>
              <table:table-cell office:value-type="float" office:value="23552">
                <text:p>2355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">
                <text:p>5</text:p>
              </table:table-cell>
              <table:table-cell office:value-type="float" office:value="19320">
                <text:p>1932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">
                <text:p>5</text:p>
              </table:table-cell>
              <table:table-cell office:value-type="float" office:value="24390">
                <text:p>2439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">
                <text:p>5</text:p>
              </table:table-cell>
              <table:table-cell office:value-type="float" office:value="25984.5">
                <text:p>25984.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">
                <text:p>5</text:p>
              </table:table-cell>
              <table:table-cell office:value-type="float" office:value="23803">
                <text:p>2380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">
                <text:p>5</text:p>
              </table:table-cell>
              <table:table-cell office:value-type="float" office:value="18060">
                <text:p>1806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">
                <text:p>5</text:p>
              </table:table-cell>
              <table:table-cell office:value-type="float" office:value="21702">
                <text:p>2170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">
                <text:p>5</text:p>
              </table:table-cell>
              <table:table-cell office:value-type="float" office:value="21730.5">
                <text:p>21730.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">
                <text:p>5</text:p>
              </table:table-cell>
              <table:table-cell office:value-type="float" office:value="20973.5">
                <text:p>20973.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">
                <text:p>5</text:p>
              </table:table-cell>
              <table:table-cell office:value-type="float" office:value="20292">
                <text:p>2029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">
                <text:p>5</text:p>
              </table:table-cell>
              <table:table-cell office:value-type="float" office:value="25712">
                <text:p>2571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">
                <text:p>5</text:p>
              </table:table-cell>
              <table:table-cell office:value-type="float" office:value="24195">
                <text:p>2419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">
                <text:p>5</text:p>
              </table:table-cell>
              <table:table-cell office:value-type="float" office:value="21597">
                <text:p>2159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">
                <text:p>5</text:p>
              </table:table-cell>
              <table:table-cell office:value-type="float" office:value="24181.5">
                <text:p>24181.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">
                <text:p>5</text:p>
              </table:table-cell>
              <table:table-cell office:value-type="float" office:value="23651">
                <text:p>2365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">
                <text:p>5</text:p>
              </table:table-cell>
              <table:table-cell office:value-type="float" office:value="20908">
                <text:p>2090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">
                <text:p>5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">
                <text:p>5</text:p>
              </table:table-cell>
              <table:table-cell office:value-type="float" office:value="24874">
                <text:p>2487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">
                <text:p>5</text:p>
              </table:table-cell>
              <table:table-cell office:value-type="float" office:value="24734.5">
                <text:p>24734.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">
                <text:p>5</text:p>
              </table:table-cell>
              <table:table-cell office:value-type="float" office:value="26328.5">
                <text:p>26328.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">
                <text:p>5</text:p>
              </table:table-cell>
              <table:table-cell office:value-type="float" office:value="21548">
                <text:p>2154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">
                <text:p>5</text:p>
              </table:table-cell>
              <table:table-cell office:value-type="float" office:value="21731.5">
                <text:p>21731.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">
                <text:p>5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">
                <text:p>5</text:p>
              </table:table-cell>
              <table:table-cell office:value-type="float" office:value="26320.5">
                <text:p>26320.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">
                <text:p>5</text:p>
              </table:table-cell>
              <table:table-cell office:value-type="float" office:value="25661">
                <text:p>2566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">
                <text:p>5</text:p>
              </table:table-cell>
              <table:table-cell office:value-type="float" office:value="19355">
                <text:p>1935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">
                <text:p>5</text:p>
              </table:table-cell>
              <table:table-cell office:value-type="float" office:value="18827">
                <text:p>1882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">
                <text:p>5</text:p>
              </table:table-cell>
              <table:table-cell office:value-type="float" office:value="25564.5">
                <text:p>25564.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">
                <text:p>5</text:p>
              </table:table-cell>
              <table:table-cell office:value-type="float" office:value="23246.5">
                <text:p>23246.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">
                <text:p>5</text:p>
              </table:table-cell>
              <table:table-cell office:value-type="float" office:value="23417">
                <text:p>2341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">
                <text:p>5</text:p>
              </table:table-cell>
              <table:table-cell office:value-type="float" office:value="22600.5">
                <text:p>22600.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">
                <text:p>5</text:p>
              </table:table-cell>
              <table:table-cell office:value-type="float" office:value="25868.5">
                <text:p>25868.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">
                <text:p>5</text:p>
              </table:table-cell>
              <table:table-cell office:value-type="float" office:value="20281">
                <text:p>2028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">
                <text:p>5</text:p>
              </table:table-cell>
              <table:table-cell office:value-type="float" office:value="22182.5">
                <text:p>22182.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">
                <text:p>5</text:p>
              </table:table-cell>
              <table:table-cell office:value-type="float" office:value="21233.5">
                <text:p>21233.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">
                <text:p>5</text:p>
              </table:table-cell>
              <table:table-cell office:value-type="float" office:value="22174">
                <text:p>2217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">
                <text:p>5</text:p>
              </table:table-cell>
              <table:table-cell office:value-type="float" office:value="21086">
                <text:p>2108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">
                <text:p>5</text:p>
              </table:table-cell>
              <table:table-cell office:value-type="float" office:value="24833">
                <text:p>2483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">
                <text:p>5</text:p>
              </table:table-cell>
              <table:table-cell office:value-type="float" office:value="21684">
                <text:p>2168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">
                <text:p>5</text:p>
              </table:table-cell>
              <table:table-cell office:value-type="float" office:value="21768.5">
                <text:p>21768.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">
                <text:p>5</text:p>
              </table:table-cell>
              <table:table-cell office:value-type="float" office:value="24723">
                <text:p>2472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">
                <text:p>5</text:p>
              </table:table-cell>
              <table:table-cell office:value-type="float" office:value="28231">
                <text:p>2823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">
                <text:p>5</text:p>
              </table:table-cell>
              <table:table-cell office:value-type="float" office:value="24520.5">
                <text:p>24520.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">
                <text:p>5</text:p>
              </table:table-cell>
              <table:table-cell office:value-type="float" office:value="17562.5">
                <text:p>17562.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">
                <text:p>5</text:p>
              </table:table-cell>
              <table:table-cell office:value-type="float" office:value="25781.5">
                <text:p>25781.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">
                <text:p>5</text:p>
              </table:table-cell>
              <table:table-cell office:value-type="float" office:value="22951.5">
                <text:p>22951.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">
                <text:p>5</text:p>
              </table:table-cell>
              <table:table-cell office:value-type="float" office:value="24230">
                <text:p>2423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">
                <text:p>5</text:p>
              </table:table-cell>
              <table:table-cell office:value-type="float" office:value="26909">
                <text:p>2690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">
                <text:p>5</text:p>
              </table:table-cell>
              <table:table-cell office:value-type="float" office:value="20413">
                <text:p>2041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">
                <text:p>5</text:p>
              </table:table-cell>
              <table:table-cell office:value-type="float" office:value="21444.5">
                <text:p>21444.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">
                <text:p>5</text:p>
              </table:table-cell>
              <table:table-cell office:value-type="float" office:value="23011.5">
                <text:p>23011.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">
                <text:p>5</text:p>
              </table:table-cell>
              <table:table-cell office:value-type="float" office:value="23225">
                <text:p>2322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">
                <text:p>5</text:p>
              </table:table-cell>
              <table:table-cell office:value-type="float" office:value="20336">
                <text:p>2033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">
                <text:p>5</text:p>
              </table:table-cell>
              <table:table-cell office:value-type="float" office:value="25334">
                <text:p>2533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">
                <text:p>5</text:p>
              </table:table-cell>
              <table:table-cell office:value-type="float" office:value="19391.5">
                <text:p>19391.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">
                <text:p>5</text:p>
              </table:table-cell>
              <table:table-cell office:value-type="float" office:value="22530">
                <text:p>2253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">
                <text:p>5</text:p>
              </table:table-cell>
              <table:table-cell office:value-type="float" office:value="18725.5">
                <text:p>18725.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">
                <text:p>5</text:p>
              </table:table-cell>
              <table:table-cell office:value-type="float" office:value="22448.5">
                <text:p>22448.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">
                <text:p>5</text:p>
              </table:table-cell>
              <table:table-cell office:value-type="float" office:value="22523">
                <text:p>2252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">
                <text:p>5</text:p>
              </table:table-cell>
              <table:table-cell office:value-type="float" office:value="19214.5">
                <text:p>19214.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">
                <text:p>5</text:p>
              </table:table-cell>
              <table:table-cell office:value-type="float" office:value="28798.5">
                <text:p>28798.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">
                <text:p>5</text:p>
              </table:table-cell>
              <table:table-cell office:value-type="float" office:value="20773.5">
                <text:p>20773.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">
                <text:p>5</text:p>
              </table:table-cell>
              <table:table-cell office:value-type="float" office:value="24051">
                <text:p>2405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">
                <text:p>5</text:p>
              </table:table-cell>
              <table:table-cell office:value-type="float" office:value="24244.5">
                <text:p>24244.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">
                <text:p>5</text:p>
              </table:table-cell>
              <table:table-cell office:value-type="float" office:value="22717">
                <text:p>2271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">
                <text:p>5</text:p>
              </table:table-cell>
              <table:table-cell office:value-type="float" office:value="19067.5">
                <text:p>19067.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">
                <text:p>5</text:p>
              </table:table-cell>
              <table:table-cell office:value-type="float" office:value="18151">
                <text:p>1815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">
                <text:p>5</text:p>
              </table:table-cell>
              <table:table-cell office:value-type="float" office:value="29565">
                <text:p>2956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">
                <text:p>5</text:p>
              </table:table-cell>
              <table:table-cell office:value-type="float" office:value="22477">
                <text:p>2247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">
                <text:p>5</text:p>
              </table:table-cell>
              <table:table-cell office:value-type="float" office:value="24286">
                <text:p>2428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">
                <text:p>5</text:p>
              </table:table-cell>
              <table:table-cell office:value-type="float" office:value="25260.5">
                <text:p>25260.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">
                <text:p>5</text:p>
              </table:table-cell>
              <table:table-cell office:value-type="float" office:value="26805.5">
                <text:p>26805.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">
                <text:p>5</text:p>
              </table:table-cell>
              <table:table-cell office:value-type="float" office:value="23136.5">
                <text:p>23136.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">
                <text:p>5</text:p>
              </table:table-cell>
              <table:table-cell office:value-type="float" office:value="21235.5">
                <text:p>21235.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">
                <text:p>5</text:p>
              </table:table-cell>
              <table:table-cell office:value-type="float" office:value="22258.5">
                <text:p>22258.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">
                <text:p>5</text:p>
              </table:table-cell>
              <table:table-cell office:value-type="float" office:value="23530.5">
                <text:p>23530.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">
                <text:p>5</text:p>
              </table:table-cell>
              <table:table-cell office:value-type="float" office:value="26957">
                <text:p>2695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">
                <text:p>5</text:p>
              </table:table-cell>
              <table:table-cell office:value-type="float" office:value="26876">
                <text:p>2687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">
                <text:p>5</text:p>
              </table:table-cell>
              <table:table-cell office:value-type="float" office:value="25820">
                <text:p>2582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">
                <text:p>5</text:p>
              </table:table-cell>
              <table:table-cell office:value-type="float" office:value="23906.5">
                <text:p>23906.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">
                <text:p>5</text:p>
              </table:table-cell>
              <table:table-cell office:value-type="float" office:value="24033.5">
                <text:p>24033.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">
                <text:p>5</text:p>
              </table:table-cell>
              <table:table-cell office:value-type="float" office:value="24806">
                <text:p>2480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">
                <text:p>5</text:p>
              </table:table-cell>
              <table:table-cell office:value-type="float" office:value="22354">
                <text:p>2235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">
                <text:p>5</text:p>
              </table:table-cell>
              <table:table-cell office:value-type="float" office:value="21581">
                <text:p>2158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">
                <text:p>5</text:p>
              </table:table-cell>
              <table:table-cell office:value-type="float" office:value="19345.5">
                <text:p>19345.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">
                <text:p>5</text:p>
              </table:table-cell>
              <table:table-cell office:value-type="float" office:value="19664.5">
                <text:p>19664.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">
                <text:p>5</text:p>
              </table:table-cell>
              <table:table-cell office:value-type="float" office:value="27582.5">
                <text:p>27582.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">
                <text:p>5</text:p>
              </table:table-cell>
              <table:table-cell office:value-type="float" office:value="23952">
                <text:p>2395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">
                <text:p>5</text:p>
              </table:table-cell>
              <table:table-cell office:value-type="float" office:value="18597">
                <text:p>1859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">
                <text:p>5</text:p>
              </table:table-cell>
              <table:table-cell office:value-type="float" office:value="23879">
                <text:p>2387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">
                <text:p>5</text:p>
              </table:table-cell>
              <table:table-cell office:value-type="float" office:value="25906">
                <text:p>2590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">
                <text:p>5</text:p>
              </table:table-cell>
              <table:table-cell office:value-type="float" office:value="21912">
                <text:p>2191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">
                <text:p>5</text:p>
              </table:table-cell>
              <table:table-cell office:value-type="float" office:value="25354">
                <text:p>2535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">
                <text:p>5</text:p>
              </table:table-cell>
              <table:table-cell office:value-type="float" office:value="24085.5">
                <text:p>24085.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">
                <text:p>5</text:p>
              </table:table-cell>
              <table:table-cell office:value-type="float" office:value="21301">
                <text:p>2130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">
                <text:p>5</text:p>
              </table:table-cell>
              <table:table-cell office:value-type="float" office:value="21267">
                <text:p>2126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">
                <text:p>5</text:p>
              </table:table-cell>
              <table:table-cell office:value-type="float" office:value="22408">
                <text:p>2240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">
                <text:p>5</text:p>
              </table:table-cell>
              <table:table-cell office:value-type="float" office:value="20442">
                <text:p>2044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">
                <text:p>5</text:p>
              </table:table-cell>
              <table:table-cell office:value-type="float" office:value="21700">
                <text:p>2170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">
                <text:p>5</text:p>
              </table:table-cell>
              <table:table-cell office:value-type="float" office:value="23661.5">
                <text:p>23661.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">
                <text:p>5</text:p>
              </table:table-cell>
              <table:table-cell office:value-type="float" office:value="23884">
                <text:p>2388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">
                <text:p>5</text:p>
              </table:table-cell>
              <table:table-cell office:value-type="float" office:value="24221.5">
                <text:p>24221.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">
                <text:p>5</text:p>
              </table:table-cell>
              <table:table-cell office:value-type="float" office:value="25442">
                <text:p>2544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">
                <text:p>5</text:p>
              </table:table-cell>
              <table:table-cell office:value-type="float" office:value="20973.5">
                <text:p>20973.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">
                <text:p>5</text:p>
              </table:table-cell>
              <table:table-cell office:value-type="float" office:value="24429.5">
                <text:p>24429.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">
                <text:p>5</text:p>
              </table:table-cell>
              <table:table-cell office:value-type="float" office:value="23449">
                <text:p>2344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">
                <text:p>5</text:p>
              </table:table-cell>
              <table:table-cell office:value-type="float" office:value="20701">
                <text:p>2070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">
                <text:p>5</text:p>
              </table:table-cell>
              <table:table-cell office:value-type="float" office:value="24919.5">
                <text:p>24919.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">
                <text:p>5</text:p>
              </table:table-cell>
              <table:table-cell office:value-type="float" office:value="21581.5">
                <text:p>21581.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">
                <text:p>5</text:p>
              </table:table-cell>
              <table:table-cell office:value-type="float" office:value="21065.5">
                <text:p>21065.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">
                <text:p>5</text:p>
              </table:table-cell>
              <table:table-cell office:value-type="float" office:value="20466">
                <text:p>2046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">
                <text:p>5</text:p>
              </table:table-cell>
              <table:table-cell office:value-type="float" office:value="23602.5">
                <text:p>23602.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">
                <text:p>5</text:p>
              </table:table-cell>
              <table:table-cell office:value-type="float" office:value="26919.5">
                <text:p>26919.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">
                <text:p>5</text:p>
              </table:table-cell>
              <table:table-cell office:value-type="float" office:value="24323.5">
                <text:p>24323.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">
                <text:p>5</text:p>
              </table:table-cell>
              <table:table-cell office:value-type="float" office:value="25980.5">
                <text:p>25980.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">
                <text:p>5</text:p>
              </table:table-cell>
              <table:table-cell office:value-type="float" office:value="26453">
                <text:p>2645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">
                <text:p>5</text:p>
              </table:table-cell>
              <table:table-cell office:value-type="float" office:value="29767.5">
                <text:p>29767.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">
                <text:p>5</text:p>
              </table:table-cell>
              <table:table-cell office:value-type="float" office:value="18427.5">
                <text:p>18427.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">
                <text:p>5</text:p>
              </table:table-cell>
              <table:table-cell office:value-type="float" office:value="23875.5">
                <text:p>23875.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">
                <text:p>5</text:p>
              </table:table-cell>
              <table:table-cell office:value-type="float" office:value="24227">
                <text:p>2422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">
                <text:p>5</text:p>
              </table:table-cell>
              <table:table-cell office:value-type="float" office:value="28220.5">
                <text:p>28220.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">
                <text:p>5</text:p>
              </table:table-cell>
              <table:table-cell office:value-type="float" office:value="24227">
                <text:p>2422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">
                <text:p>5</text:p>
              </table:table-cell>
              <table:table-cell office:value-type="float" office:value="21878.5">
                <text:p>21878.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">
                <text:p>5</text:p>
              </table:table-cell>
              <table:table-cell office:value-type="float" office:value="22688">
                <text:p>2268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">
                <text:p>5</text:p>
              </table:table-cell>
              <table:table-cell office:value-type="float" office:value="23450">
                <text:p>2345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">
                <text:p>5</text:p>
              </table:table-cell>
              <table:table-cell office:value-type="float" office:value="19385">
                <text:p>1938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">
                <text:p>5</text:p>
              </table:table-cell>
              <table:table-cell office:value-type="float" office:value="26580">
                <text:p>2658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">
                <text:p>5</text:p>
              </table:table-cell>
              <table:table-cell office:value-type="float" office:value="26545.5">
                <text:p>26545.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">
                <text:p>5</text:p>
              </table:table-cell>
              <table:table-cell office:value-type="float" office:value="24811.5">
                <text:p>24811.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">
                <text:p>5</text:p>
              </table:table-cell>
              <table:table-cell office:value-type="float" office:value="20813.5">
                <text:p>20813.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">
                <text:p>5</text:p>
              </table:table-cell>
              <table:table-cell office:value-type="float" office:value="21603">
                <text:p>2160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">
                <text:p>5</text:p>
              </table:table-cell>
              <table:table-cell office:value-type="float" office:value="22857">
                <text:p>2285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">
                <text:p>5</text:p>
              </table:table-cell>
              <table:table-cell office:value-type="float" office:value="21758">
                <text:p>2175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">
                <text:p>5</text:p>
              </table:table-cell>
              <table:table-cell office:value-type="float" office:value="23141">
                <text:p>2314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">
                <text:p>5</text:p>
              </table:table-cell>
              <table:table-cell office:value-type="float" office:value="20232.5">
                <text:p>20232.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">
                <text:p>5</text:p>
              </table:table-cell>
              <table:table-cell office:value-type="float" office:value="25905.5">
                <text:p>25905.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">
                <text:p>5</text:p>
              </table:table-cell>
              <table:table-cell office:value-type="float" office:value="23751.5">
                <text:p>23751.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">
                <text:p>5</text:p>
              </table:table-cell>
              <table:table-cell office:value-type="float" office:value="26908">
                <text:p>2690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">
                <text:p>5</text:p>
              </table:table-cell>
              <table:table-cell office:value-type="float" office:value="26290.5">
                <text:p>26290.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">
                <text:p>5</text:p>
              </table:table-cell>
              <table:table-cell office:value-type="float" office:value="22497.5">
                <text:p>22497.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">
                <text:p>5</text:p>
              </table:table-cell>
              <table:table-cell office:value-type="float" office:value="23290">
                <text:p>2329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">
                <text:p>5</text:p>
              </table:table-cell>
              <table:table-cell office:value-type="float" office:value="22618.5">
                <text:p>22618.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">
                <text:p>5</text:p>
              </table:table-cell>
              <table:table-cell office:value-type="float" office:value="24992">
                <text:p>2499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">
                <text:p>5</text:p>
              </table:table-cell>
              <table:table-cell office:value-type="float" office:value="21816.5">
                <text:p>21816.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">
                <text:p>5</text:p>
              </table:table-cell>
              <table:table-cell office:value-type="float" office:value="14887">
                <text:p>1488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">
                <text:p>5</text:p>
              </table:table-cell>
              <table:table-cell office:value-type="float" office:value="21011">
                <text:p>2101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">
                <text:p>5</text:p>
              </table:table-cell>
              <table:table-cell office:value-type="float" office:value="17444.5">
                <text:p>17444.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">
                <text:p>5</text:p>
              </table:table-cell>
              <table:table-cell office:value-type="float" office:value="29428.5">
                <text:p>29428.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">
                <text:p>5</text:p>
              </table:table-cell>
              <table:table-cell office:value-type="float" office:value="23630.5">
                <text:p>23630.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">
                <text:p>5</text:p>
              </table:table-cell>
              <table:table-cell office:value-type="float" office:value="27681.5">
                <text:p>27681.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">
                <text:p>5</text:p>
              </table:table-cell>
              <table:table-cell office:value-type="float" office:value="29431.5">
                <text:p>29431.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">
                <text:p>5</text:p>
              </table:table-cell>
              <table:table-cell office:value-type="float" office:value="25318.5">
                <text:p>25318.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">
                <text:p>5</text:p>
              </table:table-cell>
              <table:table-cell office:value-type="float" office:value="28646.5">
                <text:p>28646.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5">
                <text:p>5</text:p>
              </table:table-cell>
              <table:table-cell office:value-type="float" office:value="23363">
                <text:p>2336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5">
                <text:p>5</text:p>
              </table:table-cell>
              <table:table-cell office:value-type="float" office:value="19678.5">
                <text:p>19678.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5">
                <text:p>5</text:p>
              </table:table-cell>
              <table:table-cell office:value-type="float" office:value="23727.5">
                <text:p>23727.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5">
                <text:p>5</text:p>
              </table:table-cell>
              <table:table-cell office:value-type="float" office:value="21283">
                <text:p>2128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5">
                <text:p>5</text:p>
              </table:table-cell>
              <table:table-cell office:value-type="float" office:value="27119">
                <text:p>27119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5">
                <text:p>5</text:p>
              </table:table-cell>
              <table:table-cell office:value-type="float" office:value="21625.5">
                <text:p>21625.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5">
                <text:p>5</text:p>
              </table:table-cell>
              <table:table-cell office:value-type="float" office:value="21478.5">
                <text:p>21478.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5">
                <text:p>5</text:p>
              </table:table-cell>
              <table:table-cell office:value-type="float" office:value="21600.5">
                <text:p>21600.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5">
                <text:p>5</text:p>
              </table:table-cell>
              <table:table-cell office:value-type="float" office:value="24498.5">
                <text:p>24498.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5">
                <text:p>5</text:p>
              </table:table-cell>
              <table:table-cell office:value-type="float" office:value="24316">
                <text:p>2431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5">
                <text:p>5</text:p>
              </table:table-cell>
              <table:table-cell office:value-type="float" office:value="24899.5">
                <text:p>24899.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5">
                <text:p>5</text:p>
              </table:table-cell>
              <table:table-cell office:value-type="float" office:value="28262">
                <text:p>2826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5">
                <text:p>5</text:p>
              </table:table-cell>
              <table:table-cell office:value-type="float" office:value="22385">
                <text:p>2238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5">
                <text:p>5</text:p>
              </table:table-cell>
              <table:table-cell office:value-type="float" office:value="24969">
                <text:p>2496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5">
                <text:p>5</text:p>
              </table:table-cell>
              <table:table-cell office:value-type="float" office:value="20761">
                <text:p>2076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5">
                <text:p>5</text:p>
              </table:table-cell>
              <table:table-cell office:value-type="float" office:value="23272.5">
                <text:p>23272.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5">
                <text:p>5</text:p>
              </table:table-cell>
              <table:table-cell office:value-type="float" office:value="26183.5">
                <text:p>26183.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5">
                <text:p>5</text:p>
              </table:table-cell>
              <table:table-cell office:value-type="float" office:value="25775.5">
                <text:p>25775.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5">
                <text:p>5</text:p>
              </table:table-cell>
              <table:table-cell office:value-type="float" office:value="23503">
                <text:p>2350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5">
                <text:p>5</text:p>
              </table:table-cell>
              <table:table-cell office:value-type="float" office:value="23930.5">
                <text:p>23930.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5">
                <text:p>5</text:p>
              </table:table-cell>
              <table:table-cell office:value-type="float" office:value="23602">
                <text:p>2360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5">
                <text:p>5</text:p>
              </table:table-cell>
              <table:table-cell office:value-type="float" office:value="23502.5">
                <text:p>23502.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5">
                <text:p>5</text:p>
              </table:table-cell>
              <table:table-cell office:value-type="float" office:value="23545.5">
                <text:p>23545.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5">
                <text:p>5</text:p>
              </table:table-cell>
              <table:table-cell office:value-type="float" office:value="21575.5">
                <text:p>21575.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5">
                <text:p>5</text:p>
              </table:table-cell>
              <table:table-cell office:value-type="float" office:value="20807.5">
                <text:p>20807.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5">
                <text:p>5</text:p>
              </table:table-cell>
              <table:table-cell office:value-type="float" office:value="22408">
                <text:p>2240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5">
                <text:p>5</text:p>
              </table:table-cell>
              <table:table-cell office:value-type="float" office:value="17396">
                <text:p>1739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5">
                <text:p>5</text:p>
              </table:table-cell>
              <table:table-cell office:value-type="float" office:value="25268.5">
                <text:p>25268.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5">
                <text:p>5</text:p>
              </table:table-cell>
              <table:table-cell office:value-type="float" office:value="24420">
                <text:p>2442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">
                <text:p>5</text:p>
              </table:table-cell>
              <table:table-cell office:value-type="float" office:value="24928">
                <text:p>2492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5">
                <text:p>5</text:p>
              </table:table-cell>
              <table:table-cell office:value-type="float" office:value="21562.5">
                <text:p>21562.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5">
                <text:p>5</text:p>
              </table:table-cell>
              <table:table-cell office:value-type="float" office:value="21994.5">
                <text:p>21994.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5">
                <text:p>5</text:p>
              </table:table-cell>
              <table:table-cell office:value-type="float" office:value="27454">
                <text:p>2745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5">
                <text:p>5</text:p>
              </table:table-cell>
              <table:table-cell office:value-type="float" office:value="23142">
                <text:p>2314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5">
                <text:p>5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5">
                <text:p>5</text:p>
              </table:table-cell>
              <table:table-cell office:value-type="float" office:value="24732">
                <text:p>2473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5">
                <text:p>5</text:p>
              </table:table-cell>
              <table:table-cell office:value-type="float" office:value="22657.5">
                <text:p>22657.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5">
                <text:p>5</text:p>
              </table:table-cell>
              <table:table-cell office:value-type="float" office:value="23957.5">
                <text:p>23957.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5">
                <text:p>5</text:p>
              </table:table-cell>
              <table:table-cell office:value-type="float" office:value="26155">
                <text:p>2615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5">
                <text:p>5</text:p>
              </table:table-cell>
              <table:table-cell office:value-type="float" office:value="24245.5">
                <text:p>24245.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5">
                <text:p>5</text:p>
              </table:table-cell>
              <table:table-cell office:value-type="float" office:value="25526.5">
                <text:p>25526.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">
                <text:p>5</text:p>
              </table:table-cell>
              <table:table-cell office:value-type="float" office:value="22223">
                <text:p>2222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">
                <text:p>5</text:p>
              </table:table-cell>
              <table:table-cell office:value-type="float" office:value="27088">
                <text:p>2708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">
                <text:p>5</text:p>
              </table:table-cell>
              <table:table-cell office:value-type="float" office:value="20587">
                <text:p>2058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">
                <text:p>5</text:p>
              </table:table-cell>
              <table:table-cell office:value-type="float" office:value="23400">
                <text:p>2340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5">
                <text:p>5</text:p>
              </table:table-cell>
              <table:table-cell office:value-type="float" office:value="23712">
                <text:p>2371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5">
                <text:p>5</text:p>
              </table:table-cell>
              <table:table-cell office:value-type="float" office:value="24573">
                <text:p>2457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">
                <text:p>5</text:p>
              </table:table-cell>
              <table:table-cell office:value-type="float" office:value="22071.5">
                <text:p>22071.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5">
                <text:p>5</text:p>
              </table:table-cell>
              <table:table-cell office:value-type="float" office:value="23937.5">
                <text:p>23937.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6">
                <text:p>6</text:p>
              </table:table-cell>
              <table:table-cell office:value-type="float" office:value="25093">
                <text:p>2509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">
                <text:p>6</text:p>
              </table:table-cell>
              <table:table-cell office:value-type="float" office:value="23705">
                <text:p>2370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">
                <text:p>6</text:p>
              </table:table-cell>
              <table:table-cell office:value-type="float" office:value="25102.5">
                <text:p>25102.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">
                <text:p>6</text:p>
              </table:table-cell>
              <table:table-cell office:value-type="float" office:value="25159">
                <text:p>2515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6">
                <text:p>6</text:p>
              </table:table-cell>
              <table:table-cell office:value-type="float" office:value="18918.5">
                <text:p>18918.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">
                <text:p>6</text:p>
              </table:table-cell>
              <table:table-cell office:value-type="float" office:value="29401.5">
                <text:p>29401.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">
                <text:p>6</text:p>
              </table:table-cell>
              <table:table-cell office:value-type="float" office:value="22674.5">
                <text:p>22674.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6">
                <text:p>6</text:p>
              </table:table-cell>
              <table:table-cell office:value-type="float" office:value="19744">
                <text:p>1974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">
                <text:p>6</text:p>
              </table:table-cell>
              <table:table-cell office:value-type="float" office:value="23581">
                <text:p>2358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">
                <text:p>6</text:p>
              </table:table-cell>
              <table:table-cell office:value-type="float" office:value="23435">
                <text:p>2343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">
                <text:p>6</text:p>
              </table:table-cell>
              <table:table-cell office:value-type="float" office:value="30500.5">
                <text:p>30500.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">
                <text:p>6</text:p>
              </table:table-cell>
              <table:table-cell office:value-type="float" office:value="29297">
                <text:p>2929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">
                <text:p>6</text:p>
              </table:table-cell>
              <table:table-cell office:value-type="float" office:value="24329.5">
                <text:p>24329.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6">
                <text:p>6</text:p>
              </table:table-cell>
              <table:table-cell office:value-type="float" office:value="26162">
                <text:p>2616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6">
                <text:p>6</text:p>
              </table:table-cell>
              <table:table-cell office:value-type="float" office:value="22793">
                <text:p>2279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6">
                <text:p>6</text:p>
              </table:table-cell>
              <table:table-cell office:value-type="float" office:value="23192.5">
                <text:p>23192.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6">
                <text:p>6</text:p>
              </table:table-cell>
              <table:table-cell office:value-type="float" office:value="27048">
                <text:p>2704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6">
                <text:p>6</text:p>
              </table:table-cell>
              <table:table-cell office:value-type="float" office:value="23829.5">
                <text:p>23829.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6">
                <text:p>6</text:p>
              </table:table-cell>
              <table:table-cell office:value-type="float" office:value="26643">
                <text:p>2664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6">
                <text:p>6</text:p>
              </table:table-cell>
              <table:table-cell office:value-type="float" office:value="23251">
                <text:p>2325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6">
                <text:p>6</text:p>
              </table:table-cell>
              <table:table-cell office:value-type="float" office:value="25562">
                <text:p>2556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6">
                <text:p>6</text:p>
              </table:table-cell>
              <table:table-cell office:value-type="float" office:value="24474.5">
                <text:p>24474.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6">
                <text:p>6</text:p>
              </table:table-cell>
              <table:table-cell office:value-type="float" office:value="29142">
                <text:p>2914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6">
                <text:p>6</text:p>
              </table:table-cell>
              <table:table-cell office:value-type="float" office:value="19036">
                <text:p>1903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6">
                <text:p>6</text:p>
              </table:table-cell>
              <table:table-cell office:value-type="float" office:value="23080">
                <text:p>2308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6">
                <text:p>6</text:p>
              </table:table-cell>
              <table:table-cell office:value-type="float" office:value="22824">
                <text:p>2282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6">
                <text:p>6</text:p>
              </table:table-cell>
              <table:table-cell office:value-type="float" office:value="19032">
                <text:p>1903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6">
                <text:p>6</text:p>
              </table:table-cell>
              <table:table-cell office:value-type="float" office:value="21329.5">
                <text:p>21329.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6">
                <text:p>6</text:p>
              </table:table-cell>
              <table:table-cell office:value-type="float" office:value="23258.5">
                <text:p>23258.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6">
                <text:p>6</text:p>
              </table:table-cell>
              <table:table-cell office:value-type="float" office:value="26082">
                <text:p>2608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6">
                <text:p>6</text:p>
              </table:table-cell>
              <table:table-cell office:value-type="float" office:value="22899">
                <text:p>2289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6">
                <text:p>6</text:p>
              </table:table-cell>
              <table:table-cell office:value-type="float" office:value="26977">
                <text:p>2697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6">
                <text:p>6</text:p>
              </table:table-cell>
              <table:table-cell office:value-type="float" office:value="21744.5">
                <text:p>21744.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6">
                <text:p>6</text:p>
              </table:table-cell>
              <table:table-cell office:value-type="float" office:value="21893">
                <text:p>2189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6">
                <text:p>6</text:p>
              </table:table-cell>
              <table:table-cell office:value-type="float" office:value="24729">
                <text:p>2472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6">
                <text:p>6</text:p>
              </table:table-cell>
              <table:table-cell office:value-type="float" office:value="26749.5">
                <text:p>26749.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6">
                <text:p>6</text:p>
              </table:table-cell>
              <table:table-cell office:value-type="float" office:value="21566">
                <text:p>2156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6">
                <text:p>6</text:p>
              </table:table-cell>
              <table:table-cell office:value-type="float" office:value="24552">
                <text:p>2455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6">
                <text:p>6</text:p>
              </table:table-cell>
              <table:table-cell office:value-type="float" office:value="24606.5">
                <text:p>24606.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6">
                <text:p>6</text:p>
              </table:table-cell>
              <table:table-cell office:value-type="float" office:value="28855">
                <text:p>2885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">
                <text:p>6</text:p>
              </table:table-cell>
              <table:table-cell office:value-type="float" office:value="24944">
                <text:p>2494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">
                <text:p>6</text:p>
              </table:table-cell>
              <table:table-cell office:value-type="float" office:value="21431">
                <text:p>2143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">
                <text:p>6</text:p>
              </table:table-cell>
              <table:table-cell office:value-type="float" office:value="25001">
                <text:p>2500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">
                <text:p>6</text:p>
              </table:table-cell>
              <table:table-cell office:value-type="float" office:value="24632">
                <text:p>2463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">
                <text:p>6</text:p>
              </table:table-cell>
              <table:table-cell office:value-type="float" office:value="21184">
                <text:p>2118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">
                <text:p>6</text:p>
              </table:table-cell>
              <table:table-cell office:value-type="float" office:value="25594">
                <text:p>2559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6">
                <text:p>6</text:p>
              </table:table-cell>
              <table:table-cell office:value-type="float" office:value="24324">
                <text:p>2432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">
                <text:p>6</text:p>
              </table:table-cell>
              <table:table-cell office:value-type="float" office:value="23374">
                <text:p>2337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">
                <text:p>6</text:p>
              </table:table-cell>
              <table:table-cell office:value-type="float" office:value="24908">
                <text:p>2490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">
                <text:p>6</text:p>
              </table:table-cell>
              <table:table-cell office:value-type="float" office:value="26467">
                <text:p>2646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6">
                <text:p>6</text:p>
              </table:table-cell>
              <table:table-cell office:value-type="float" office:value="26484.5">
                <text:p>26484.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6">
                <text:p>6</text:p>
              </table:table-cell>
              <table:table-cell office:value-type="float" office:value="20711">
                <text:p>2071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6">
                <text:p>6</text:p>
              </table:table-cell>
              <table:table-cell office:value-type="float" office:value="24440.5">
                <text:p>24440.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6">
                <text:p>6</text:p>
              </table:table-cell>
              <table:table-cell office:value-type="float" office:value="22771">
                <text:p>2277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6">
                <text:p>6</text:p>
              </table:table-cell>
              <table:table-cell office:value-type="float" office:value="26838.5">
                <text:p>26838.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6">
                <text:p>6</text:p>
              </table:table-cell>
              <table:table-cell office:value-type="float" office:value="22677">
                <text:p>2267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6">
                <text:p>6</text:p>
              </table:table-cell>
              <table:table-cell office:value-type="float" office:value="24152">
                <text:p>2415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6">
                <text:p>6</text:p>
              </table:table-cell>
              <table:table-cell office:value-type="float" office:value="33753">
                <text:p>3375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6">
                <text:p>6</text:p>
              </table:table-cell>
              <table:table-cell office:value-type="float" office:value="22628">
                <text:p>2262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6">
                <text:p>6</text:p>
              </table:table-cell>
              <table:table-cell office:value-type="float" office:value="25447">
                <text:p>2544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">
                <text:p>6</text:p>
              </table:table-cell>
              <table:table-cell office:value-type="float" office:value="24859">
                <text:p>2485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6">
                <text:p>6</text:p>
              </table:table-cell>
              <table:table-cell office:value-type="float" office:value="22020.5">
                <text:p>22020.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6">
                <text:p>6</text:p>
              </table:table-cell>
              <table:table-cell office:value-type="float" office:value="22274.5">
                <text:p>22274.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6">
                <text:p>6</text:p>
              </table:table-cell>
              <table:table-cell office:value-type="float" office:value="23554.5">
                <text:p>23554.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6">
                <text:p>6</text:p>
              </table:table-cell>
              <table:table-cell office:value-type="float" office:value="24416.5">
                <text:p>24416.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6">
                <text:p>6</text:p>
              </table:table-cell>
              <table:table-cell office:value-type="float" office:value="23771">
                <text:p>2377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6">
                <text:p>6</text:p>
              </table:table-cell>
              <table:table-cell office:value-type="float" office:value="22251">
                <text:p>2225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6">
                <text:p>6</text:p>
              </table:table-cell>
              <table:table-cell office:value-type="float" office:value="28818">
                <text:p>2881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6">
                <text:p>6</text:p>
              </table:table-cell>
              <table:table-cell office:value-type="float" office:value="24622">
                <text:p>2462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">
                <text:p>6</text:p>
              </table:table-cell>
              <table:table-cell office:value-type="float" office:value="21804.5">
                <text:p>21804.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">
                <text:p>6</text:p>
              </table:table-cell>
              <table:table-cell office:value-type="float" office:value="25545">
                <text:p>2554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">
                <text:p>6</text:p>
              </table:table-cell>
              <table:table-cell office:value-type="float" office:value="24896">
                <text:p>2489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6">
                <text:p>6</text:p>
              </table:table-cell>
              <table:table-cell office:value-type="float" office:value="26069.5">
                <text:p>26069.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6">
                <text:p>6</text:p>
              </table:table-cell>
              <table:table-cell office:value-type="float" office:value="21642">
                <text:p>2164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">
                <text:p>6</text:p>
              </table:table-cell>
              <table:table-cell office:value-type="float" office:value="25577.5">
                <text:p>25577.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6">
                <text:p>6</text:p>
              </table:table-cell>
              <table:table-cell office:value-type="float" office:value="22151">
                <text:p>2215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6">
                <text:p>6</text:p>
              </table:table-cell>
              <table:table-cell office:value-type="float" office:value="24422">
                <text:p>2442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">
                <text:p>6</text:p>
              </table:table-cell>
              <table:table-cell office:value-type="float" office:value="23225.5">
                <text:p>23225.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6">
                <text:p>6</text:p>
              </table:table-cell>
              <table:table-cell office:value-type="float" office:value="18782.5">
                <text:p>18782.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6">
                <text:p>6</text:p>
              </table:table-cell>
              <table:table-cell office:value-type="float" office:value="21536">
                <text:p>2153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6">
                <text:p>6</text:p>
              </table:table-cell>
              <table:table-cell office:value-type="float" office:value="22262">
                <text:p>2226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6">
                <text:p>6</text:p>
              </table:table-cell>
              <table:table-cell office:value-type="float" office:value="23054.5">
                <text:p>23054.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6">
                <text:p>6</text:p>
              </table:table-cell>
              <table:table-cell office:value-type="float" office:value="23890">
                <text:p>2389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6">
                <text:p>6</text:p>
              </table:table-cell>
              <table:table-cell office:value-type="float" office:value="21910">
                <text:p>2191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6">
                <text:p>6</text:p>
              </table:table-cell>
              <table:table-cell office:value-type="float" office:value="23515">
                <text:p>2351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">
                <text:p>6</text:p>
              </table:table-cell>
              <table:table-cell office:value-type="float" office:value="22448">
                <text:p>2244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">
                <text:p>6</text:p>
              </table:table-cell>
              <table:table-cell office:value-type="float" office:value="27284">
                <text:p>2728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">
                <text:p>6</text:p>
              </table:table-cell>
              <table:table-cell office:value-type="float" office:value="22136">
                <text:p>2213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">
                <text:p>6</text:p>
              </table:table-cell>
              <table:table-cell office:value-type="float" office:value="26930.5">
                <text:p>26930.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">
                <text:p>6</text:p>
              </table:table-cell>
              <table:table-cell office:value-type="float" office:value="21027.5">
                <text:p>21027.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">
                <text:p>6</text:p>
              </table:table-cell>
              <table:table-cell office:value-type="float" office:value="25082.5">
                <text:p>25082.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">
                <text:p>6</text:p>
              </table:table-cell>
              <table:table-cell office:value-type="float" office:value="23062">
                <text:p>2306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6">
                <text:p>6</text:p>
              </table:table-cell>
              <table:table-cell office:value-type="float" office:value="21315.5">
                <text:p>21315.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">
                <text:p>6</text:p>
              </table:table-cell>
              <table:table-cell office:value-type="float" office:value="25294">
                <text:p>2529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">
                <text:p>6</text:p>
              </table:table-cell>
              <table:table-cell office:value-type="float" office:value="25781.5">
                <text:p>25781.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">
                <text:p>6</text:p>
              </table:table-cell>
              <table:table-cell office:value-type="float" office:value="22725.5">
                <text:p>22725.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6">
                <text:p>6</text:p>
              </table:table-cell>
              <table:table-cell office:value-type="float" office:value="24829.5">
                <text:p>24829.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">
                <text:p>6</text:p>
              </table:table-cell>
              <table:table-cell office:value-type="float" office:value="22656">
                <text:p>2265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">
                <text:p>6</text:p>
              </table:table-cell>
              <table:table-cell office:value-type="float" office:value="27742">
                <text:p>2774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">
                <text:p>6</text:p>
              </table:table-cell>
              <table:table-cell office:value-type="float" office:value="24265.5">
                <text:p>24265.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6">
                <text:p>6</text:p>
              </table:table-cell>
              <table:table-cell office:value-type="float" office:value="21872">
                <text:p>2187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6">
                <text:p>6</text:p>
              </table:table-cell>
              <table:table-cell office:value-type="float" office:value="21916">
                <text:p>2191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6">
                <text:p>6</text:p>
              </table:table-cell>
              <table:table-cell office:value-type="float" office:value="26075">
                <text:p>2607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">
                <text:p>6</text:p>
              </table:table-cell>
              <table:table-cell office:value-type="float" office:value="24069.5">
                <text:p>24069.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6">
                <text:p>6</text:p>
              </table:table-cell>
              <table:table-cell office:value-type="float" office:value="23952">
                <text:p>2395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6">
                <text:p>6</text:p>
              </table:table-cell>
              <table:table-cell office:value-type="float" office:value="25986">
                <text:p>2598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6">
                <text:p>6</text:p>
              </table:table-cell>
              <table:table-cell office:value-type="float" office:value="29980.5">
                <text:p>29980.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6">
                <text:p>6</text:p>
              </table:table-cell>
              <table:table-cell office:value-type="float" office:value="25411.5">
                <text:p>25411.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">
                <text:p>6</text:p>
              </table:table-cell>
              <table:table-cell office:value-type="float" office:value="22261">
                <text:p>2226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">
                <text:p>6</text:p>
              </table:table-cell>
              <table:table-cell office:value-type="float" office:value="25992">
                <text:p>2599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6">
                <text:p>6</text:p>
              </table:table-cell>
              <table:table-cell office:value-type="float" office:value="22974">
                <text:p>2297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6">
                <text:p>6</text:p>
              </table:table-cell>
              <table:table-cell office:value-type="float" office:value="23625">
                <text:p>2362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6">
                <text:p>6</text:p>
              </table:table-cell>
              <table:table-cell office:value-type="float" office:value="29388">
                <text:p>2938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6">
                <text:p>6</text:p>
              </table:table-cell>
              <table:table-cell office:value-type="float" office:value="21856">
                <text:p>2185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6">
                <text:p>6</text:p>
              </table:table-cell>
              <table:table-cell office:value-type="float" office:value="23618">
                <text:p>2361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6">
                <text:p>6</text:p>
              </table:table-cell>
              <table:table-cell office:value-type="float" office:value="22674.5">
                <text:p>22674.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6">
                <text:p>6</text:p>
              </table:table-cell>
              <table:table-cell office:value-type="float" office:value="25181">
                <text:p>2518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6">
                <text:p>6</text:p>
              </table:table-cell>
              <table:table-cell office:value-type="float" office:value="20850.5">
                <text:p>20850.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6">
                <text:p>6</text:p>
              </table:table-cell>
              <table:table-cell office:value-type="float" office:value="19646.5">
                <text:p>19646.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6">
                <text:p>6</text:p>
              </table:table-cell>
              <table:table-cell office:value-type="float" office:value="23775">
                <text:p>2377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6">
                <text:p>6</text:p>
              </table:table-cell>
              <table:table-cell office:value-type="float" office:value="24229">
                <text:p>2422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6">
                <text:p>6</text:p>
              </table:table-cell>
              <table:table-cell office:value-type="float" office:value="23829">
                <text:p>2382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6">
                <text:p>6</text:p>
              </table:table-cell>
              <table:table-cell office:value-type="float" office:value="19145">
                <text:p>1914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6">
                <text:p>6</text:p>
              </table:table-cell>
              <table:table-cell office:value-type="float" office:value="28406.5">
                <text:p>28406.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">
                <text:p>6</text:p>
              </table:table-cell>
              <table:table-cell office:value-type="float" office:value="26929.5">
                <text:p>26929.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6">
                <text:p>6</text:p>
              </table:table-cell>
              <table:table-cell office:value-type="float" office:value="25693.5">
                <text:p>25693.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6">
                <text:p>6</text:p>
              </table:table-cell>
              <table:table-cell office:value-type="float" office:value="23220">
                <text:p>2322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6">
                <text:p>6</text:p>
              </table:table-cell>
              <table:table-cell office:value-type="float" office:value="18912">
                <text:p>1891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">
                <text:p>6</text:p>
              </table:table-cell>
              <table:table-cell office:value-type="float" office:value="25526">
                <text:p>2552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6">
                <text:p>6</text:p>
              </table:table-cell>
              <table:table-cell office:value-type="float" office:value="24574.5">
                <text:p>24574.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">
                <text:p>6</text:p>
              </table:table-cell>
              <table:table-cell office:value-type="float" office:value="23280">
                <text:p>2328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">
                <text:p>6</text:p>
              </table:table-cell>
              <table:table-cell office:value-type="float" office:value="25597.5">
                <text:p>25597.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">
                <text:p>6</text:p>
              </table:table-cell>
              <table:table-cell office:value-type="float" office:value="26577">
                <text:p>2657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">
                <text:p>6</text:p>
              </table:table-cell>
              <table:table-cell office:value-type="float" office:value="32482.5">
                <text:p>32482.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">
                <text:p>6</text:p>
              </table:table-cell>
              <table:table-cell office:value-type="float" office:value="24052">
                <text:p>2405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6">
                <text:p>6</text:p>
              </table:table-cell>
              <table:table-cell office:value-type="float" office:value="23067.5">
                <text:p>23067.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6">
                <text:p>6</text:p>
              </table:table-cell>
              <table:table-cell office:value-type="float" office:value="23446">
                <text:p>2344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6">
                <text:p>6</text:p>
              </table:table-cell>
              <table:table-cell office:value-type="float" office:value="25573">
                <text:p>2557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">
                <text:p>6</text:p>
              </table:table-cell>
              <table:table-cell office:value-type="float" office:value="21069">
                <text:p>2106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6">
                <text:p>6</text:p>
              </table:table-cell>
              <table:table-cell office:value-type="float" office:value="24611">
                <text:p>2461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6">
                <text:p>6</text:p>
              </table:table-cell>
              <table:table-cell office:value-type="float" office:value="23643">
                <text:p>2364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6">
                <text:p>6</text:p>
              </table:table-cell>
              <table:table-cell office:value-type="float" office:value="23315.5">
                <text:p>23315.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6">
                <text:p>6</text:p>
              </table:table-cell>
              <table:table-cell office:value-type="float" office:value="23271.5">
                <text:p>23271.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6">
                <text:p>6</text:p>
              </table:table-cell>
              <table:table-cell office:value-type="float" office:value="27050.5">
                <text:p>27050.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6">
                <text:p>6</text:p>
              </table:table-cell>
              <table:table-cell office:value-type="float" office:value="22340">
                <text:p>2234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6">
                <text:p>6</text:p>
              </table:table-cell>
              <table:table-cell office:value-type="float" office:value="20851.5">
                <text:p>20851.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6">
                <text:p>6</text:p>
              </table:table-cell>
              <table:table-cell office:value-type="float" office:value="23257.5">
                <text:p>23257.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">
                <text:p>6</text:p>
              </table:table-cell>
              <table:table-cell office:value-type="float" office:value="22587.5">
                <text:p>22587.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6">
                <text:p>6</text:p>
              </table:table-cell>
              <table:table-cell office:value-type="float" office:value="22569">
                <text:p>2256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">
                <text:p>6</text:p>
              </table:table-cell>
              <table:table-cell office:value-type="float" office:value="22904">
                <text:p>2290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6">
                <text:p>6</text:p>
              </table:table-cell>
              <table:table-cell office:value-type="float" office:value="27852">
                <text:p>2785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6">
                <text:p>6</text:p>
              </table:table-cell>
              <table:table-cell office:value-type="float" office:value="19830">
                <text:p>1983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6">
                <text:p>6</text:p>
              </table:table-cell>
              <table:table-cell office:value-type="float" office:value="20897">
                <text:p>20897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6">
                <text:p>6</text:p>
              </table:table-cell>
              <table:table-cell office:value-type="float" office:value="22615">
                <text:p>2261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6">
                <text:p>6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6">
                <text:p>6</text:p>
              </table:table-cell>
              <table:table-cell office:value-type="float" office:value="23882.5">
                <text:p>23882.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6">
                <text:p>6</text:p>
              </table:table-cell>
              <table:table-cell office:value-type="float" office:value="15898.5">
                <text:p>15898.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6">
                <text:p>6</text:p>
              </table:table-cell>
              <table:table-cell office:value-type="float" office:value="23238.5">
                <text:p>23238.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6">
                <text:p>6</text:p>
              </table:table-cell>
              <table:table-cell office:value-type="float" office:value="22417.5">
                <text:p>22417.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6">
                <text:p>6</text:p>
              </table:table-cell>
              <table:table-cell office:value-type="float" office:value="21778">
                <text:p>2177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6">
                <text:p>6</text:p>
              </table:table-cell>
              <table:table-cell office:value-type="float" office:value="19750.5">
                <text:p>19750.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6">
                <text:p>6</text:p>
              </table:table-cell>
              <table:table-cell office:value-type="float" office:value="25157.5">
                <text:p>25157.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6">
                <text:p>6</text:p>
              </table:table-cell>
              <table:table-cell office:value-type="float" office:value="26036">
                <text:p>2603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6">
                <text:p>6</text:p>
              </table:table-cell>
              <table:table-cell office:value-type="float" office:value="23478.5">
                <text:p>23478.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6">
                <text:p>6</text:p>
              </table:table-cell>
              <table:table-cell office:value-type="float" office:value="24713.5">
                <text:p>24713.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6">
                <text:p>6</text:p>
              </table:table-cell>
              <table:table-cell office:value-type="float" office:value="21814">
                <text:p>2181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6">
                <text:p>6</text:p>
              </table:table-cell>
              <table:table-cell office:value-type="float" office:value="25021.5">
                <text:p>25021.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6">
                <text:p>6</text:p>
              </table:table-cell>
              <table:table-cell office:value-type="float" office:value="23287">
                <text:p>2328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6">
                <text:p>6</text:p>
              </table:table-cell>
              <table:table-cell office:value-type="float" office:value="28218.5">
                <text:p>28218.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6">
                <text:p>6</text:p>
              </table:table-cell>
              <table:table-cell office:value-type="float" office:value="26081.5">
                <text:p>26081.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6">
                <text:p>6</text:p>
              </table:table-cell>
              <table:table-cell office:value-type="float" office:value="18356.5">
                <text:p>18356.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6">
                <text:p>6</text:p>
              </table:table-cell>
              <table:table-cell office:value-type="float" office:value="22687.5">
                <text:p>22687.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6">
                <text:p>6</text:p>
              </table:table-cell>
              <table:table-cell office:value-type="float" office:value="25792">
                <text:p>2579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6">
                <text:p>6</text:p>
              </table:table-cell>
              <table:table-cell office:value-type="float" office:value="25152">
                <text:p>2515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6">
                <text:p>6</text:p>
              </table:table-cell>
              <table:table-cell office:value-type="float" office:value="22346">
                <text:p>2234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6">
                <text:p>6</text:p>
              </table:table-cell>
              <table:table-cell office:value-type="float" office:value="22704.5">
                <text:p>22704.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6">
                <text:p>6</text:p>
              </table:table-cell>
              <table:table-cell office:value-type="float" office:value="22996">
                <text:p>2299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6">
                <text:p>6</text:p>
              </table:table-cell>
              <table:table-cell office:value-type="float" office:value="26392">
                <text:p>2639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6">
                <text:p>6</text:p>
              </table:table-cell>
              <table:table-cell office:value-type="float" office:value="24730.5">
                <text:p>24730.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6">
                <text:p>6</text:p>
              </table:table-cell>
              <table:table-cell office:value-type="float" office:value="20210.5">
                <text:p>20210.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6">
                <text:p>6</text:p>
              </table:table-cell>
              <table:table-cell office:value-type="float" office:value="17559">
                <text:p>1755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6">
                <text:p>6</text:p>
              </table:table-cell>
              <table:table-cell office:value-type="float" office:value="22771">
                <text:p>2277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6">
                <text:p>6</text:p>
              </table:table-cell>
              <table:table-cell office:value-type="float" office:value="24057">
                <text:p>2405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6">
                <text:p>6</text:p>
              </table:table-cell>
              <table:table-cell office:value-type="float" office:value="26497">
                <text:p>2649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6">
                <text:p>6</text:p>
              </table:table-cell>
              <table:table-cell office:value-type="float" office:value="22392.5">
                <text:p>22392.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6">
                <text:p>6</text:p>
              </table:table-cell>
              <table:table-cell office:value-type="float" office:value="22397">
                <text:p>2239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6">
                <text:p>6</text:p>
              </table:table-cell>
              <table:table-cell office:value-type="float" office:value="25474">
                <text:p>2547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6">
                <text:p>6</text:p>
              </table:table-cell>
              <table:table-cell office:value-type="float" office:value="26463.5">
                <text:p>26463.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6">
                <text:p>6</text:p>
              </table:table-cell>
              <table:table-cell office:value-type="float" office:value="20173.5">
                <text:p>20173.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6">
                <text:p>6</text:p>
              </table:table-cell>
              <table:table-cell office:value-type="float" office:value="23706">
                <text:p>2370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6">
                <text:p>6</text:p>
              </table:table-cell>
              <table:table-cell office:value-type="float" office:value="30281">
                <text:p>3028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6">
                <text:p>6</text:p>
              </table:table-cell>
              <table:table-cell office:value-type="float" office:value="25018.5">
                <text:p>25018.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6">
                <text:p>6</text:p>
              </table:table-cell>
              <table:table-cell office:value-type="float" office:value="24505">
                <text:p>2450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6">
                <text:p>6</text:p>
              </table:table-cell>
              <table:table-cell office:value-type="float" office:value="26480.5">
                <text:p>26480.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6">
                <text:p>6</text:p>
              </table:table-cell>
              <table:table-cell office:value-type="float" office:value="24032">
                <text:p>2403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6">
                <text:p>6</text:p>
              </table:table-cell>
              <table:table-cell office:value-type="float" office:value="22063.5">
                <text:p>22063.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6">
                <text:p>6</text:p>
              </table:table-cell>
              <table:table-cell office:value-type="float" office:value="24539.5">
                <text:p>24539.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6">
                <text:p>6</text:p>
              </table:table-cell>
              <table:table-cell office:value-type="float" office:value="26374">
                <text:p>26374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6">
                <text:p>6</text:p>
              </table:table-cell>
              <table:table-cell office:value-type="float" office:value="24025">
                <text:p>2402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6">
                <text:p>6</text:p>
              </table:table-cell>
              <table:table-cell office:value-type="float" office:value="18733">
                <text:p>1873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6">
                <text:p>6</text:p>
              </table:table-cell>
              <table:table-cell office:value-type="float" office:value="20785.5">
                <text:p>20785.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6">
                <text:p>6</text:p>
              </table:table-cell>
              <table:table-cell office:value-type="float" office:value="24921.5">
                <text:p>24921.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6">
                <text:p>6</text:p>
              </table:table-cell>
              <table:table-cell office:value-type="float" office:value="25572">
                <text:p>2557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6">
                <text:p>6</text:p>
              </table:table-cell>
              <table:table-cell office:value-type="float" office:value="22608">
                <text:p>2260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6">
                <text:p>6</text:p>
              </table:table-cell>
              <table:table-cell office:value-type="float" office:value="25389">
                <text:p>2538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6">
                <text:p>6</text:p>
              </table:table-cell>
              <table:table-cell office:value-type="float" office:value="24907.5">
                <text:p>24907.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6">
                <text:p>6</text:p>
              </table:table-cell>
              <table:table-cell office:value-type="float" office:value="24670.5">
                <text:p>24670.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6">
                <text:p>6</text:p>
              </table:table-cell>
              <table:table-cell office:value-type="float" office:value="22107">
                <text:p>2210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6">
                <text:p>6</text:p>
              </table:table-cell>
              <table:table-cell office:value-type="float" office:value="24156">
                <text:p>2415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6">
                <text:p>6</text:p>
              </table:table-cell>
              <table:table-cell office:value-type="float" office:value="24420">
                <text:p>2442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6">
                <text:p>6</text:p>
              </table:table-cell>
              <table:table-cell office:value-type="float" office:value="24872.5">
                <text:p>24872.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6">
                <text:p>6</text:p>
              </table:table-cell>
              <table:table-cell office:value-type="float" office:value="27749.5">
                <text:p>27749.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6">
                <text:p>6</text:p>
              </table:table-cell>
              <table:table-cell office:value-type="float" office:value="26429">
                <text:p>2642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6">
                <text:p>6</text:p>
              </table:table-cell>
              <table:table-cell office:value-type="float" office:value="25847.5">
                <text:p>25847.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6">
                <text:p>6</text:p>
              </table:table-cell>
              <table:table-cell office:value-type="float" office:value="21506.5">
                <text:p>21506.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6">
                <text:p>6</text:p>
              </table:table-cell>
              <table:table-cell office:value-type="float" office:value="32308">
                <text:p>3230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6">
                <text:p>6</text:p>
              </table:table-cell>
              <table:table-cell office:value-type="float" office:value="27058">
                <text:p>2705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6">
                <text:p>6</text:p>
              </table:table-cell>
              <table:table-cell office:value-type="float" office:value="30560">
                <text:p>3056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6">
                <text:p>6</text:p>
              </table:table-cell>
              <table:table-cell office:value-type="float" office:value="24754.5">
                <text:p>24754.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6">
                <text:p>6</text:p>
              </table:table-cell>
              <table:table-cell office:value-type="float" office:value="24186.5">
                <text:p>24186.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6">
                <text:p>6</text:p>
              </table:table-cell>
              <table:table-cell office:value-type="float" office:value="25624.5">
                <text:p>25624.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6">
                <text:p>6</text:p>
              </table:table-cell>
              <table:table-cell office:value-type="float" office:value="26618">
                <text:p>2661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6">
                <text:p>6</text:p>
              </table:table-cell>
              <table:table-cell office:value-type="float" office:value="22388">
                <text:p>2238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6">
                <text:p>6</text:p>
              </table:table-cell>
              <table:table-cell office:value-type="float" office:value="22306">
                <text:p>2230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6">
                <text:p>6</text:p>
              </table:table-cell>
              <table:table-cell office:value-type="float" office:value="25651">
                <text:p>2565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6">
                <text:p>6</text:p>
              </table:table-cell>
              <table:table-cell office:value-type="float" office:value="26520">
                <text:p>2652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6">
                <text:p>6</text:p>
              </table:table-cell>
              <table:table-cell office:value-type="float" office:value="24474.5">
                <text:p>24474.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6">
                <text:p>6</text:p>
              </table:table-cell>
              <table:table-cell office:value-type="float" office:value="25385.5">
                <text:p>25385.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6">
                <text:p>6</text:p>
              </table:table-cell>
              <table:table-cell office:value-type="float" office:value="19934">
                <text:p>1993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6">
                <text:p>6</text:p>
              </table:table-cell>
              <table:table-cell office:value-type="float" office:value="25353.5">
                <text:p>25353.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6">
                <text:p>6</text:p>
              </table:table-cell>
              <table:table-cell office:value-type="float" office:value="24813">
                <text:p>2481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6">
                <text:p>6</text:p>
              </table:table-cell>
              <table:table-cell office:value-type="float" office:value="22483">
                <text:p>2248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6">
                <text:p>6</text:p>
              </table:table-cell>
              <table:table-cell office:value-type="float" office:value="21927.5">
                <text:p>21927.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6">
                <text:p>6</text:p>
              </table:table-cell>
              <table:table-cell office:value-type="float" office:value="22402.5">
                <text:p>22402.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6">
                <text:p>6</text:p>
              </table:table-cell>
              <table:table-cell office:value-type="float" office:value="22555.5">
                <text:p>22555.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6">
                <text:p>6</text:p>
              </table:table-cell>
              <table:table-cell office:value-type="float" office:value="25135.5">
                <text:p>25135.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6">
                <text:p>6</text:p>
              </table:table-cell>
              <table:table-cell office:value-type="float" office:value="23461">
                <text:p>2346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6">
                <text:p>6</text:p>
              </table:table-cell>
              <table:table-cell office:value-type="float" office:value="22299">
                <text:p>2229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6">
                <text:p>6</text:p>
              </table:table-cell>
              <table:table-cell office:value-type="float" office:value="19087.5">
                <text:p>19087.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6">
                <text:p>6</text:p>
              </table:table-cell>
              <table:table-cell office:value-type="float" office:value="25152.5">
                <text:p>25152.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6">
                <text:p>6</text:p>
              </table:table-cell>
              <table:table-cell office:value-type="float" office:value="24040.5">
                <text:p>24040.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6">
                <text:p>6</text:p>
              </table:table-cell>
              <table:table-cell office:value-type="float" office:value="18783.5">
                <text:p>18783.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6">
                <text:p>6</text:p>
              </table:table-cell>
              <table:table-cell office:value-type="float" office:value="23615">
                <text:p>2361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6">
                <text:p>6</text:p>
              </table:table-cell>
              <table:table-cell office:value-type="float" office:value="25496">
                <text:p>2549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6">
                <text:p>6</text:p>
              </table:table-cell>
              <table:table-cell office:value-type="float" office:value="23389">
                <text:p>2338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6">
                <text:p>6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6">
                <text:p>6</text:p>
              </table:table-cell>
              <table:table-cell office:value-type="float" office:value="21511.5">
                <text:p>21511.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6">
                <text:p>6</text:p>
              </table:table-cell>
              <table:table-cell office:value-type="float" office:value="24547">
                <text:p>24547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6">
                <text:p>6</text:p>
              </table:table-cell>
              <table:table-cell office:value-type="float" office:value="20537">
                <text:p>2053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6">
                <text:p>6</text:p>
              </table:table-cell>
              <table:table-cell office:value-type="float" office:value="27253.5">
                <text:p>27253.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7">
                <text:p>7</text:p>
              </table:table-cell>
              <table:table-cell office:value-type="float" office:value="21226">
                <text:p>21226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7">
                <text:p>7</text:p>
              </table:table-cell>
              <table:table-cell office:value-type="float" office:value="22528">
                <text:p>2252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7">
                <text:p>7</text:p>
              </table:table-cell>
              <table:table-cell office:value-type="float" office:value="25356.5">
                <text:p>25356.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7">
                <text:p>7</text:p>
              </table:table-cell>
              <table:table-cell office:value-type="float" office:value="23897">
                <text:p>23897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7">
                <text:p>7</text:p>
              </table:table-cell>
              <table:table-cell office:value-type="float" office:value="23395.5">
                <text:p>23395.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7">
                <text:p>7</text:p>
              </table:table-cell>
              <table:table-cell office:value-type="float" office:value="22351">
                <text:p>2235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7">
                <text:p>7</text:p>
              </table:table-cell>
              <table:table-cell office:value-type="float" office:value="26500">
                <text:p>2650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7">
                <text:p>7</text:p>
              </table:table-cell>
              <table:table-cell office:value-type="float" office:value="22307.5">
                <text:p>22307.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7">
                <text:p>7</text:p>
              </table:table-cell>
              <table:table-cell office:value-type="float" office:value="26865">
                <text:p>2686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7">
                <text:p>7</text:p>
              </table:table-cell>
              <table:table-cell office:value-type="float" office:value="25549.5">
                <text:p>25549.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7">
                <text:p>7</text:p>
              </table:table-cell>
              <table:table-cell office:value-type="float" office:value="24606.5">
                <text:p>24606.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7">
                <text:p>7</text:p>
              </table:table-cell>
              <table:table-cell office:value-type="float" office:value="22224">
                <text:p>22224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7">
                <text:p>7</text:p>
              </table:table-cell>
              <table:table-cell office:value-type="float" office:value="24209.5">
                <text:p>24209.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7">
                <text:p>7</text:p>
              </table:table-cell>
              <table:table-cell office:value-type="float" office:value="23554.5">
                <text:p>23554.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7">
                <text:p>7</text:p>
              </table:table-cell>
              <table:table-cell office:value-type="float" office:value="25303.5">
                <text:p>25303.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7">
                <text:p>7</text:p>
              </table:table-cell>
              <table:table-cell office:value-type="float" office:value="23370">
                <text:p>2337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7">
                <text:p>7</text:p>
              </table:table-cell>
              <table:table-cell office:value-type="float" office:value="25243.5">
                <text:p>25243.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">
                <text:p>7</text:p>
              </table:table-cell>
              <table:table-cell office:value-type="float" office:value="21727.5">
                <text:p>21727.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7">
                <text:p>7</text:p>
              </table:table-cell>
              <table:table-cell office:value-type="float" office:value="24343">
                <text:p>2434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7">
                <text:p>7</text:p>
              </table:table-cell>
              <table:table-cell office:value-type="float" office:value="23670.5">
                <text:p>23670.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7">
                <text:p>7</text:p>
              </table:table-cell>
              <table:table-cell office:value-type="float" office:value="25774">
                <text:p>2577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7">
                <text:p>7</text:p>
              </table:table-cell>
              <table:table-cell office:value-type="float" office:value="25514">
                <text:p>25514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7">
                <text:p>7</text:p>
              </table:table-cell>
              <table:table-cell office:value-type="float" office:value="28717">
                <text:p>2871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7">
                <text:p>7</text:p>
              </table:table-cell>
              <table:table-cell office:value-type="float" office:value="27889.5">
                <text:p>27889.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7">
                <text:p>7</text:p>
              </table:table-cell>
              <table:table-cell office:value-type="float" office:value="24137">
                <text:p>24137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7">
                <text:p>7</text:p>
              </table:table-cell>
              <table:table-cell office:value-type="float" office:value="26875">
                <text:p>2687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7">
                <text:p>7</text:p>
              </table:table-cell>
              <table:table-cell office:value-type="float" office:value="27181">
                <text:p>2718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7">
                <text:p>7</text:p>
              </table:table-cell>
              <table:table-cell office:value-type="float" office:value="26157.5">
                <text:p>26157.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7">
                <text:p>7</text:p>
              </table:table-cell>
              <table:table-cell office:value-type="float" office:value="23991">
                <text:p>2399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7">
                <text:p>7</text:p>
              </table:table-cell>
              <table:table-cell office:value-type="float" office:value="22622">
                <text:p>2262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7">
                <text:p>7</text:p>
              </table:table-cell>
              <table:table-cell office:value-type="float" office:value="23107">
                <text:p>2310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7">
                <text:p>7</text:p>
              </table:table-cell>
              <table:table-cell office:value-type="float" office:value="25353">
                <text:p>2535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7">
                <text:p>7</text:p>
              </table:table-cell>
              <table:table-cell office:value-type="float" office:value="25546.5">
                <text:p>25546.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7">
                <text:p>7</text:p>
              </table:table-cell>
              <table:table-cell office:value-type="float" office:value="25208.5">
                <text:p>25208.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7">
                <text:p>7</text:p>
              </table:table-cell>
              <table:table-cell office:value-type="float" office:value="23954">
                <text:p>23954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7">
                <text:p>7</text:p>
              </table:table-cell>
              <table:table-cell office:value-type="float" office:value="27595">
                <text:p>2759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7">
                <text:p>7</text:p>
              </table:table-cell>
              <table:table-cell office:value-type="float" office:value="23134">
                <text:p>2313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7">
                <text:p>7</text:p>
              </table:table-cell>
              <table:table-cell office:value-type="float" office:value="24271">
                <text:p>2427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7">
                <text:p>7</text:p>
              </table:table-cell>
              <table:table-cell office:value-type="float" office:value="26606.5">
                <text:p>26606.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7">
                <text:p>7</text:p>
              </table:table-cell>
              <table:table-cell office:value-type="float" office:value="25423">
                <text:p>2542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7">
                <text:p>7</text:p>
              </table:table-cell>
              <table:table-cell office:value-type="float" office:value="26771">
                <text:p>2677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7">
                <text:p>7</text:p>
              </table:table-cell>
              <table:table-cell office:value-type="float" office:value="21734">
                <text:p>2173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7">
                <text:p>7</text:p>
              </table:table-cell>
              <table:table-cell office:value-type="float" office:value="23188.5">
                <text:p>23188.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7">
                <text:p>7</text:p>
              </table:table-cell>
              <table:table-cell office:value-type="float" office:value="23303">
                <text:p>23303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7">
                <text:p>7</text:p>
              </table:table-cell>
              <table:table-cell office:value-type="float" office:value="24160.5">
                <text:p>24160.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7">
                <text:p>7</text:p>
              </table:table-cell>
              <table:table-cell office:value-type="float" office:value="25913">
                <text:p>2591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7">
                <text:p>7</text:p>
              </table:table-cell>
              <table:table-cell office:value-type="float" office:value="23658">
                <text:p>23658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7">
                <text:p>7</text:p>
              </table:table-cell>
              <table:table-cell office:value-type="float" office:value="27533.5">
                <text:p>27533.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7">
                <text:p>7</text:p>
              </table:table-cell>
              <table:table-cell office:value-type="float" office:value="24847">
                <text:p>2484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7">
                <text:p>7</text:p>
              </table:table-cell>
              <table:table-cell office:value-type="float" office:value="21106">
                <text:p>2110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7">
                <text:p>7</text:p>
              </table:table-cell>
              <table:table-cell office:value-type="float" office:value="24880">
                <text:p>2488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7">
                <text:p>7</text:p>
              </table:table-cell>
              <table:table-cell office:value-type="float" office:value="24156.5">
                <text:p>24156.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7">
                <text:p>7</text:p>
              </table:table-cell>
              <table:table-cell office:value-type="float" office:value="24088">
                <text:p>24088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7">
                <text:p>7</text:p>
              </table:table-cell>
              <table:table-cell office:value-type="float" office:value="20822">
                <text:p>2082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7">
                <text:p>7</text:p>
              </table:table-cell>
              <table:table-cell office:value-type="float" office:value="29343.5">
                <text:p>29343.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7">
                <text:p>7</text:p>
              </table:table-cell>
              <table:table-cell office:value-type="float" office:value="25978.5">
                <text:p>25978.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7">
                <text:p>7</text:p>
              </table:table-cell>
              <table:table-cell office:value-type="float" office:value="26840">
                <text:p>2684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7">
                <text:p>7</text:p>
              </table:table-cell>
              <table:table-cell office:value-type="float" office:value="27569.5">
                <text:p>27569.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7">
                <text:p>7</text:p>
              </table:table-cell>
              <table:table-cell office:value-type="float" office:value="23245.5">
                <text:p>23245.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7">
                <text:p>7</text:p>
              </table:table-cell>
              <table:table-cell office:value-type="float" office:value="26283.5">
                <text:p>26283.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7">
                <text:p>7</text:p>
              </table:table-cell>
              <table:table-cell office:value-type="float" office:value="21583">
                <text:p>2158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7">
                <text:p>7</text:p>
              </table:table-cell>
              <table:table-cell office:value-type="float" office:value="19520">
                <text:p>1952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7">
                <text:p>7</text:p>
              </table:table-cell>
              <table:table-cell office:value-type="float" office:value="22799.5">
                <text:p>22799.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7">
                <text:p>7</text:p>
              </table:table-cell>
              <table:table-cell office:value-type="float" office:value="24224">
                <text:p>2422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7">
                <text:p>7</text:p>
              </table:table-cell>
              <table:table-cell office:value-type="float" office:value="24961.5">
                <text:p>24961.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7">
                <text:p>7</text:p>
              </table:table-cell>
              <table:table-cell office:value-type="float" office:value="27031.5">
                <text:p>27031.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7">
                <text:p>7</text:p>
              </table:table-cell>
              <table:table-cell office:value-type="float" office:value="22987.5">
                <text:p>22987.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7">
                <text:p>7</text:p>
              </table:table-cell>
              <table:table-cell office:value-type="float" office:value="28947.5">
                <text:p>28947.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7">
                <text:p>7</text:p>
              </table:table-cell>
              <table:table-cell office:value-type="float" office:value="25026.5">
                <text:p>25026.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7">
                <text:p>7</text:p>
              </table:table-cell>
              <table:table-cell office:value-type="float" office:value="25407.5">
                <text:p>25407.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7">
                <text:p>7</text:p>
              </table:table-cell>
              <table:table-cell office:value-type="float" office:value="26600">
                <text:p>2660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7">
                <text:p>7</text:p>
              </table:table-cell>
              <table:table-cell office:value-type="float" office:value="22911.5">
                <text:p>22911.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7">
                <text:p>7</text:p>
              </table:table-cell>
              <table:table-cell office:value-type="float" office:value="24615">
                <text:p>2461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7">
                <text:p>7</text:p>
              </table:table-cell>
              <table:table-cell office:value-type="float" office:value="20040">
                <text:p>2004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7">
                <text:p>7</text:p>
              </table:table-cell>
              <table:table-cell office:value-type="float" office:value="25076">
                <text:p>25076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7">
                <text:p>7</text:p>
              </table:table-cell>
              <table:table-cell office:value-type="float" office:value="22400.5">
                <text:p>22400.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7">
                <text:p>7</text:p>
              </table:table-cell>
              <table:table-cell office:value-type="float" office:value="25592">
                <text:p>2559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7">
                <text:p>7</text:p>
              </table:table-cell>
              <table:table-cell office:value-type="float" office:value="21293.5">
                <text:p>21293.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7">
                <text:p>7</text:p>
              </table:table-cell>
              <table:table-cell office:value-type="float" office:value="25777.5">
                <text:p>25777.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7">
                <text:p>7</text:p>
              </table:table-cell>
              <table:table-cell office:value-type="float" office:value="26572.5">
                <text:p>26572.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7">
                <text:p>7</text:p>
              </table:table-cell>
              <table:table-cell office:value-type="float" office:value="23427.5">
                <text:p>23427.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7">
                <text:p>7</text:p>
              </table:table-cell>
              <table:table-cell office:value-type="float" office:value="22978">
                <text:p>22978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7">
                <text:p>7</text:p>
              </table:table-cell>
              <table:table-cell office:value-type="float" office:value="22005.5">
                <text:p>22005.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7">
                <text:p>7</text:p>
              </table:table-cell>
              <table:table-cell office:value-type="float" office:value="28452">
                <text:p>28452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7">
                <text:p>7</text:p>
              </table:table-cell>
              <table:table-cell office:value-type="float" office:value="24420.5">
                <text:p>24420.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7">
                <text:p>7</text:p>
              </table:table-cell>
              <table:table-cell office:value-type="float" office:value="26120">
                <text:p>2612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">
                <text:p>7</text:p>
              </table:table-cell>
              <table:table-cell office:value-type="float" office:value="25539">
                <text:p>25539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7">
                <text:p>7</text:p>
              </table:table-cell>
              <table:table-cell office:value-type="float" office:value="22889">
                <text:p>22889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7">
                <text:p>7</text:p>
              </table:table-cell>
              <table:table-cell office:value-type="float" office:value="19686.5">
                <text:p>19686.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7">
                <text:p>7</text:p>
              </table:table-cell>
              <table:table-cell office:value-type="float" office:value="27386.5">
                <text:p>27386.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7">
                <text:p>7</text:p>
              </table:table-cell>
              <table:table-cell office:value-type="float" office:value="25120.5">
                <text:p>25120.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7">
                <text:p>7</text:p>
              </table:table-cell>
              <table:table-cell office:value-type="float" office:value="22801">
                <text:p>2280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7">
                <text:p>7</text:p>
              </table:table-cell>
              <table:table-cell office:value-type="float" office:value="24353.5">
                <text:p>24353.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7">
                <text:p>7</text:p>
              </table:table-cell>
              <table:table-cell office:value-type="float" office:value="27320">
                <text:p>2732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7">
                <text:p>7</text:p>
              </table:table-cell>
              <table:table-cell office:value-type="float" office:value="23656">
                <text:p>23656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7">
                <text:p>7</text:p>
              </table:table-cell>
              <table:table-cell office:value-type="float" office:value="23561.5">
                <text:p>23561.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7">
                <text:p>7</text:p>
              </table:table-cell>
              <table:table-cell office:value-type="float" office:value="22024.5">
                <text:p>22024.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7">
                <text:p>7</text:p>
              </table:table-cell>
              <table:table-cell office:value-type="float" office:value="24350">
                <text:p>2435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7">
                <text:p>7</text:p>
              </table:table-cell>
              <table:table-cell office:value-type="float" office:value="24015">
                <text:p>2401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7">
                <text:p>7</text:p>
              </table:table-cell>
              <table:table-cell office:value-type="float" office:value="24970">
                <text:p>2497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7">
                <text:p>7</text:p>
              </table:table-cell>
              <table:table-cell office:value-type="float" office:value="21056.5">
                <text:p>21056.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7">
                <text:p>7</text:p>
              </table:table-cell>
              <table:table-cell office:value-type="float" office:value="21080.5">
                <text:p>21080.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7">
                <text:p>7</text:p>
              </table:table-cell>
              <table:table-cell office:value-type="float" office:value="33341">
                <text:p>3334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7">
                <text:p>7</text:p>
              </table:table-cell>
              <table:table-cell office:value-type="float" office:value="22874">
                <text:p>2287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7">
                <text:p>7</text:p>
              </table:table-cell>
              <table:table-cell office:value-type="float" office:value="26487">
                <text:p>26487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7">
                <text:p>7</text:p>
              </table:table-cell>
              <table:table-cell office:value-type="float" office:value="24162">
                <text:p>2416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7">
                <text:p>7</text:p>
              </table:table-cell>
              <table:table-cell office:value-type="float" office:value="25302.5">
                <text:p>25302.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7">
                <text:p>7</text:p>
              </table:table-cell>
              <table:table-cell office:value-type="float" office:value="25727">
                <text:p>25727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7">
                <text:p>7</text:p>
              </table:table-cell>
              <table:table-cell office:value-type="float" office:value="22457">
                <text:p>2245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7">
                <text:p>7</text:p>
              </table:table-cell>
              <table:table-cell office:value-type="float" office:value="26444">
                <text:p>26444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7">
                <text:p>7</text:p>
              </table:table-cell>
              <table:table-cell office:value-type="float" office:value="23226.5">
                <text:p>23226.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7">
                <text:p>7</text:p>
              </table:table-cell>
              <table:table-cell office:value-type="float" office:value="21554">
                <text:p>21554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7">
                <text:p>7</text:p>
              </table:table-cell>
              <table:table-cell office:value-type="float" office:value="24644">
                <text:p>2464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7">
                <text:p>7</text:p>
              </table:table-cell>
              <table:table-cell office:value-type="float" office:value="23990">
                <text:p>2399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7">
                <text:p>7</text:p>
              </table:table-cell>
              <table:table-cell office:value-type="float" office:value="22141.5">
                <text:p>22141.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7">
                <text:p>7</text:p>
              </table:table-cell>
              <table:table-cell office:value-type="float" office:value="26452">
                <text:p>26452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7">
                <text:p>7</text:p>
              </table:table-cell>
              <table:table-cell office:value-type="float" office:value="25532.5">
                <text:p>25532.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7">
                <text:p>7</text:p>
              </table:table-cell>
              <table:table-cell office:value-type="float" office:value="24828">
                <text:p>24828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7">
                <text:p>7</text:p>
              </table:table-cell>
              <table:table-cell office:value-type="float" office:value="24702">
                <text:p>24702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7">
                <text:p>7</text:p>
              </table:table-cell>
              <table:table-cell office:value-type="float" office:value="21744.5">
                <text:p>21744.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7">
                <text:p>7</text:p>
              </table:table-cell>
              <table:table-cell office:value-type="float" office:value="22251">
                <text:p>22251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7">
                <text:p>7</text:p>
              </table:table-cell>
              <table:table-cell office:value-type="float" office:value="24682.5">
                <text:p>24682.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7">
                <text:p>7</text:p>
              </table:table-cell>
              <table:table-cell office:value-type="float" office:value="21803.5">
                <text:p>21803.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">
                <text:p>7</text:p>
              </table:table-cell>
              <table:table-cell office:value-type="float" office:value="23848">
                <text:p>23848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7">
                <text:p>7</text:p>
              </table:table-cell>
              <table:table-cell office:value-type="float" office:value="23339">
                <text:p>23339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7">
                <text:p>7</text:p>
              </table:table-cell>
              <table:table-cell office:value-type="float" office:value="21075.5">
                <text:p>21075.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7">
                <text:p>7</text:p>
              </table:table-cell>
              <table:table-cell office:value-type="float" office:value="22382">
                <text:p>22382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7">
                <text:p>7</text:p>
              </table:table-cell>
              <table:table-cell office:value-type="float" office:value="23463">
                <text:p>23463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7">
                <text:p>7</text:p>
              </table:table-cell>
              <table:table-cell office:value-type="float" office:value="23630">
                <text:p>2363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7">
                <text:p>7</text:p>
              </table:table-cell>
              <table:table-cell office:value-type="float" office:value="25037">
                <text:p>25037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7">
                <text:p>7</text:p>
              </table:table-cell>
              <table:table-cell office:value-type="float" office:value="29907">
                <text:p>29907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7">
                <text:p>7</text:p>
              </table:table-cell>
              <table:table-cell office:value-type="float" office:value="25493.5">
                <text:p>25493.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7">
                <text:p>7</text:p>
              </table:table-cell>
              <table:table-cell office:value-type="float" office:value="25934.5">
                <text:p>25934.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7">
                <text:p>7</text:p>
              </table:table-cell>
              <table:table-cell office:value-type="float" office:value="27395.5">
                <text:p>27395.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7">
                <text:p>7</text:p>
              </table:table-cell>
              <table:table-cell office:value-type="float" office:value="24240">
                <text:p>2424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7">
                <text:p>7</text:p>
              </table:table-cell>
              <table:table-cell office:value-type="float" office:value="26072">
                <text:p>26072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7">
                <text:p>7</text:p>
              </table:table-cell>
              <table:table-cell office:value-type="float" office:value="22705">
                <text:p>2270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7">
                <text:p>7</text:p>
              </table:table-cell>
              <table:table-cell office:value-type="float" office:value="20788">
                <text:p>2078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7">
                <text:p>7</text:p>
              </table:table-cell>
              <table:table-cell office:value-type="float" office:value="21694">
                <text:p>2169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7">
                <text:p>7</text:p>
              </table:table-cell>
              <table:table-cell office:value-type="float" office:value="24482">
                <text:p>24482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7">
                <text:p>7</text:p>
              </table:table-cell>
              <table:table-cell office:value-type="float" office:value="22011.5">
                <text:p>22011.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7">
                <text:p>7</text:p>
              </table:table-cell>
              <table:table-cell office:value-type="float" office:value="20912.5">
                <text:p>20912.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7">
                <text:p>7</text:p>
              </table:table-cell>
              <table:table-cell office:value-type="float" office:value="20004">
                <text:p>2000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7">
                <text:p>7</text:p>
              </table:table-cell>
              <table:table-cell office:value-type="float" office:value="28162">
                <text:p>2816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7">
                <text:p>7</text:p>
              </table:table-cell>
              <table:table-cell office:value-type="float" office:value="23913">
                <text:p>2391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7">
                <text:p>7</text:p>
              </table:table-cell>
              <table:table-cell office:value-type="float" office:value="27671.5">
                <text:p>27671.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7">
                <text:p>7</text:p>
              </table:table-cell>
              <table:table-cell office:value-type="float" office:value="19037.5">
                <text:p>19037.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7">
                <text:p>7</text:p>
              </table:table-cell>
              <table:table-cell office:value-type="float" office:value="27584.5">
                <text:p>27584.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7">
                <text:p>7</text:p>
              </table:table-cell>
              <table:table-cell office:value-type="float" office:value="22273.5">
                <text:p>22273.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7">
                <text:p>7</text:p>
              </table:table-cell>
              <table:table-cell office:value-type="float" office:value="27007">
                <text:p>27007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7">
                <text:p>7</text:p>
              </table:table-cell>
              <table:table-cell office:value-type="float" office:value="22588">
                <text:p>2258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7">
                <text:p>7</text:p>
              </table:table-cell>
              <table:table-cell office:value-type="float" office:value="25216.5">
                <text:p>25216.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7">
                <text:p>7</text:p>
              </table:table-cell>
              <table:table-cell office:value-type="float" office:value="22697">
                <text:p>22697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7">
                <text:p>7</text:p>
              </table:table-cell>
              <table:table-cell office:value-type="float" office:value="23534.5">
                <text:p>23534.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7">
                <text:p>7</text:p>
              </table:table-cell>
              <table:table-cell office:value-type="float" office:value="21803.5">
                <text:p>21803.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7">
                <text:p>7</text:p>
              </table:table-cell>
              <table:table-cell office:value-type="float" office:value="28784">
                <text:p>2878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7">
                <text:p>7</text:p>
              </table:table-cell>
              <table:table-cell office:value-type="float" office:value="23658.5">
                <text:p>23658.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7">
                <text:p>7</text:p>
              </table:table-cell>
              <table:table-cell office:value-type="float" office:value="22601">
                <text:p>2260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7">
                <text:p>7</text:p>
              </table:table-cell>
              <table:table-cell office:value-type="float" office:value="21102.5">
                <text:p>21102.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7">
                <text:p>7</text:p>
              </table:table-cell>
              <table:table-cell office:value-type="float" office:value="23365.5">
                <text:p>23365.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7">
                <text:p>7</text:p>
              </table:table-cell>
              <table:table-cell office:value-type="float" office:value="24323.5">
                <text:p>24323.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7">
                <text:p>7</text:p>
              </table:table-cell>
              <table:table-cell office:value-type="float" office:value="23646">
                <text:p>2364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7">
                <text:p>7</text:p>
              </table:table-cell>
              <table:table-cell office:value-type="float" office:value="25905.5">
                <text:p>25905.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7">
                <text:p>7</text:p>
              </table:table-cell>
              <table:table-cell office:value-type="float" office:value="22139">
                <text:p>2213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7">
                <text:p>7</text:p>
              </table:table-cell>
              <table:table-cell office:value-type="float" office:value="24186.5">
                <text:p>24186.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7">
                <text:p>7</text:p>
              </table:table-cell>
              <table:table-cell office:value-type="float" office:value="24924">
                <text:p>2492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7">
                <text:p>7</text:p>
              </table:table-cell>
              <table:table-cell office:value-type="float" office:value="23717">
                <text:p>23717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">
                <text:p>7</text:p>
              </table:table-cell>
              <table:table-cell office:value-type="float" office:value="26354">
                <text:p>2635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7">
                <text:p>7</text:p>
              </table:table-cell>
              <table:table-cell office:value-type="float" office:value="23008.5">
                <text:p>23008.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7">
                <text:p>7</text:p>
              </table:table-cell>
              <table:table-cell office:value-type="float" office:value="25672.5">
                <text:p>25672.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7">
                <text:p>7</text:p>
              </table:table-cell>
              <table:table-cell office:value-type="float" office:value="29140">
                <text:p>2914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7">
                <text:p>7</text:p>
              </table:table-cell>
              <table:table-cell office:value-type="float" office:value="21247.5">
                <text:p>21247.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7">
                <text:p>7</text:p>
              </table:table-cell>
              <table:table-cell office:value-type="float" office:value="24864">
                <text:p>24864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7">
                <text:p>7</text:p>
              </table:table-cell>
              <table:table-cell office:value-type="float" office:value="23532">
                <text:p>23532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7">
                <text:p>7</text:p>
              </table:table-cell>
              <table:table-cell office:value-type="float" office:value="22440.5">
                <text:p>22440.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7">
                <text:p>7</text:p>
              </table:table-cell>
              <table:table-cell office:value-type="float" office:value="24981.5">
                <text:p>24981.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7">
                <text:p>7</text:p>
              </table:table-cell>
              <table:table-cell office:value-type="float" office:value="25961">
                <text:p>2596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7">
                <text:p>7</text:p>
              </table:table-cell>
              <table:table-cell office:value-type="float" office:value="28456">
                <text:p>2845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7">
                <text:p>7</text:p>
              </table:table-cell>
              <table:table-cell office:value-type="float" office:value="20498.5">
                <text:p>20498.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7">
                <text:p>7</text:p>
              </table:table-cell>
              <table:table-cell office:value-type="float" office:value="23721">
                <text:p>23721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7">
                <text:p>7</text:p>
              </table:table-cell>
              <table:table-cell office:value-type="float" office:value="23683.5">
                <text:p>23683.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7">
                <text:p>7</text:p>
              </table:table-cell>
              <table:table-cell office:value-type="float" office:value="24053">
                <text:p>24053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7">
                <text:p>7</text:p>
              </table:table-cell>
              <table:table-cell office:value-type="float" office:value="23414">
                <text:p>2341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7">
                <text:p>7</text:p>
              </table:table-cell>
              <table:table-cell office:value-type="float" office:value="25389.5">
                <text:p>25389.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7">
                <text:p>7</text:p>
              </table:table-cell>
              <table:table-cell office:value-type="float" office:value="23754">
                <text:p>23754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7">
                <text:p>7</text:p>
              </table:table-cell>
              <table:table-cell office:value-type="float" office:value="20446.5">
                <text:p>20446.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7">
                <text:p>7</text:p>
              </table:table-cell>
              <table:table-cell office:value-type="float" office:value="20944.5">
                <text:p>20944.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7">
                <text:p>7</text:p>
              </table:table-cell>
              <table:table-cell office:value-type="float" office:value="24284">
                <text:p>24284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7">
                <text:p>7</text:p>
              </table:table-cell>
              <table:table-cell office:value-type="float" office:value="24108">
                <text:p>24108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7">
                <text:p>7</text:p>
              </table:table-cell>
              <table:table-cell office:value-type="float" office:value="25839.5">
                <text:p>25839.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7">
                <text:p>7</text:p>
              </table:table-cell>
              <table:table-cell office:value-type="float" office:value="21060.5">
                <text:p>21060.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7">
                <text:p>7</text:p>
              </table:table-cell>
              <table:table-cell office:value-type="float" office:value="17497.5">
                <text:p>17497.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7">
                <text:p>7</text:p>
              </table:table-cell>
              <table:table-cell office:value-type="float" office:value="24376">
                <text:p>24376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7">
                <text:p>7</text:p>
              </table:table-cell>
              <table:table-cell office:value-type="float" office:value="23045">
                <text:p>2304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7">
                <text:p>7</text:p>
              </table:table-cell>
              <table:table-cell office:value-type="float" office:value="26343.5">
                <text:p>26343.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7">
                <text:p>7</text:p>
              </table:table-cell>
              <table:table-cell office:value-type="float" office:value="24608">
                <text:p>2460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7">
                <text:p>7</text:p>
              </table:table-cell>
              <table:table-cell office:value-type="float" office:value="23309">
                <text:p>23309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7">
                <text:p>7</text:p>
              </table:table-cell>
              <table:table-cell office:value-type="float" office:value="27692.5">
                <text:p>27692.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7">
                <text:p>7</text:p>
              </table:table-cell>
              <table:table-cell office:value-type="float" office:value="24918.5">
                <text:p>24918.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7">
                <text:p>7</text:p>
              </table:table-cell>
              <table:table-cell office:value-type="float" office:value="26411.5">
                <text:p>26411.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7">
                <text:p>7</text:p>
              </table:table-cell>
              <table:table-cell office:value-type="float" office:value="22800">
                <text:p>2280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7">
                <text:p>7</text:p>
              </table:table-cell>
              <table:table-cell office:value-type="float" office:value="21225">
                <text:p>2122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7">
                <text:p>7</text:p>
              </table:table-cell>
              <table:table-cell office:value-type="float" office:value="26775">
                <text:p>2677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7">
                <text:p>7</text:p>
              </table:table-cell>
              <table:table-cell office:value-type="float" office:value="29387.5">
                <text:p>29387.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7">
                <text:p>7</text:p>
              </table:table-cell>
              <table:table-cell office:value-type="float" office:value="23024">
                <text:p>23024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7">
                <text:p>7</text:p>
              </table:table-cell>
              <table:table-cell office:value-type="float" office:value="24755">
                <text:p>2475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7">
                <text:p>7</text:p>
              </table:table-cell>
              <table:table-cell office:value-type="float" office:value="23388">
                <text:p>2338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7">
                <text:p>7</text:p>
              </table:table-cell>
              <table:table-cell office:value-type="float" office:value="22071">
                <text:p>22071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7">
                <text:p>7</text:p>
              </table:table-cell>
              <table:table-cell office:value-type="float" office:value="22807.5">
                <text:p>22807.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7">
                <text:p>7</text:p>
              </table:table-cell>
              <table:table-cell office:value-type="float" office:value="27612">
                <text:p>27612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7">
                <text:p>7</text:p>
              </table:table-cell>
              <table:table-cell office:value-type="float" office:value="22169.5">
                <text:p>22169.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7">
                <text:p>7</text:p>
              </table:table-cell>
              <table:table-cell office:value-type="float" office:value="23115">
                <text:p>2311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7">
                <text:p>7</text:p>
              </table:table-cell>
              <table:table-cell office:value-type="float" office:value="28498">
                <text:p>28498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7">
                <text:p>7</text:p>
              </table:table-cell>
              <table:table-cell office:value-type="float" office:value="19687.5">
                <text:p>19687.5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7">
                <text:p>7</text:p>
              </table:table-cell>
              <table:table-cell office:value-type="float" office:value="23362.5">
                <text:p>23362.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7">
                <text:p>7</text:p>
              </table:table-cell>
              <table:table-cell office:value-type="float" office:value="23419.5">
                <text:p>23419.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7">
                <text:p>7</text:p>
              </table:table-cell>
              <table:table-cell office:value-type="float" office:value="20702">
                <text:p>2070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7">
                <text:p>7</text:p>
              </table:table-cell>
              <table:table-cell office:value-type="float" office:value="18332.5">
                <text:p>18332.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7">
                <text:p>7</text:p>
              </table:table-cell>
              <table:table-cell office:value-type="float" office:value="21871.5">
                <text:p>21871.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7">
                <text:p>7</text:p>
              </table:table-cell>
              <table:table-cell office:value-type="float" office:value="25304">
                <text:p>25304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7">
                <text:p>7</text:p>
              </table:table-cell>
              <table:table-cell office:value-type="float" office:value="25728">
                <text:p>25728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7">
                <text:p>7</text:p>
              </table:table-cell>
              <table:table-cell office:value-type="float" office:value="21691">
                <text:p>21691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7">
                <text:p>7</text:p>
              </table:table-cell>
              <table:table-cell office:value-type="float" office:value="24313.5">
                <text:p>24313.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7">
                <text:p>7</text:p>
              </table:table-cell>
              <table:table-cell office:value-type="float" office:value="22943.5">
                <text:p>22943.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7">
                <text:p>7</text:p>
              </table:table-cell>
              <table:table-cell office:value-type="float" office:value="24583.5">
                <text:p>24583.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7">
                <text:p>7</text:p>
              </table:table-cell>
              <table:table-cell office:value-type="float" office:value="24024">
                <text:p>24024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7">
                <text:p>7</text:p>
              </table:table-cell>
              <table:table-cell office:value-type="float" office:value="27530">
                <text:p>2753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7">
                <text:p>7</text:p>
              </table:table-cell>
              <table:table-cell office:value-type="float" office:value="22897.5">
                <text:p>22897.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7">
                <text:p>7</text:p>
              </table:table-cell>
              <table:table-cell office:value-type="float" office:value="27635">
                <text:p>2763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7">
                <text:p>7</text:p>
              </table:table-cell>
              <table:table-cell office:value-type="float" office:value="27957.5">
                <text:p>27957.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7">
                <text:p>7</text:p>
              </table:table-cell>
              <table:table-cell office:value-type="float" office:value="26855.5">
                <text:p>26855.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7">
                <text:p>7</text:p>
              </table:table-cell>
              <table:table-cell office:value-type="float" office:value="28498">
                <text:p>28498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7">
                <text:p>7</text:p>
              </table:table-cell>
              <table:table-cell office:value-type="float" office:value="23549.5">
                <text:p>23549.5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7">
                <text:p>7</text:p>
              </table:table-cell>
              <table:table-cell office:value-type="float" office:value="19022">
                <text:p>1902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7">
                <text:p>7</text:p>
              </table:table-cell>
              <table:table-cell office:value-type="float" office:value="24886.5">
                <text:p>24886.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7">
                <text:p>7</text:p>
              </table:table-cell>
              <table:table-cell office:value-type="float" office:value="21168.5">
                <text:p>21168.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7">
                <text:p>7</text:p>
              </table:table-cell>
              <table:table-cell office:value-type="float" office:value="23658.5">
                <text:p>23658.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">
                <text:p>7</text:p>
              </table:table-cell>
              <table:table-cell office:value-type="float" office:value="22966">
                <text:p>22966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">
                <text:p>7</text:p>
              </table:table-cell>
              <table:table-cell office:value-type="float" office:value="22832">
                <text:p>22832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7">
                <text:p>7</text:p>
              </table:table-cell>
              <table:table-cell office:value-type="float" office:value="27406.5">
                <text:p>27406.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7">
                <text:p>7</text:p>
              </table:table-cell>
              <table:table-cell office:value-type="float" office:value="22463.5">
                <text:p>22463.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7">
                <text:p>7</text:p>
              </table:table-cell>
              <table:table-cell office:value-type="float" office:value="28144">
                <text:p>2814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7">
                <text:p>7</text:p>
              </table:table-cell>
              <table:table-cell office:value-type="float" office:value="22123.5">
                <text:p>22123.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7">
                <text:p>7</text:p>
              </table:table-cell>
              <table:table-cell office:value-type="float" office:value="20451.5">
                <text:p>20451.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7">
                <text:p>7</text:p>
              </table:table-cell>
              <table:table-cell office:value-type="float" office:value="25488.5">
                <text:p>25488.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7">
                <text:p>7</text:p>
              </table:table-cell>
              <table:table-cell office:value-type="float" office:value="24133">
                <text:p>24133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7">
                <text:p>7</text:p>
              </table:table-cell>
              <table:table-cell office:value-type="float" office:value="25797">
                <text:p>25797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7">
                <text:p>7</text:p>
              </table:table-cell>
              <table:table-cell office:value-type="float" office:value="22815">
                <text:p>2281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7">
                <text:p>7</text:p>
              </table:table-cell>
              <table:table-cell office:value-type="float" office:value="20891.5">
                <text:p>20891.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7">
                <text:p>7</text:p>
              </table:table-cell>
              <table:table-cell office:value-type="float" office:value="22639.5">
                <text:p>22639.5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">
                <text:p>8</text:p>
              </table:table-cell>
              <table:table-cell office:value-type="float" office:value="24873.5">
                <text:p>24873.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">
                <text:p>8</text:p>
              </table:table-cell>
              <table:table-cell office:value-type="float" office:value="22081.5">
                <text:p>22081.5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">
                <text:p>8</text:p>
              </table:table-cell>
              <table:table-cell office:value-type="float" office:value="30867.5">
                <text:p>30867.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8">
                <text:p>8</text:p>
              </table:table-cell>
              <table:table-cell office:value-type="float" office:value="23802">
                <text:p>2380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8">
                <text:p>8</text:p>
              </table:table-cell>
              <table:table-cell office:value-type="float" office:value="24048.5">
                <text:p>24048.5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8">
                <text:p>8</text:p>
              </table:table-cell>
              <table:table-cell office:value-type="float" office:value="23523">
                <text:p>2352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8">
                <text:p>8</text:p>
              </table:table-cell>
              <table:table-cell office:value-type="float" office:value="24530.5">
                <text:p>24530.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8">
                <text:p>8</text:p>
              </table:table-cell>
              <table:table-cell office:value-type="float" office:value="24921">
                <text:p>24921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8">
                <text:p>8</text:p>
              </table:table-cell>
              <table:table-cell office:value-type="float" office:value="22746">
                <text:p>22746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8">
                <text:p>8</text:p>
              </table:table-cell>
              <table:table-cell office:value-type="float" office:value="26811">
                <text:p>2681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8">
                <text:p>8</text:p>
              </table:table-cell>
              <table:table-cell office:value-type="float" office:value="23280">
                <text:p>2328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8">
                <text:p>8</text:p>
              </table:table-cell>
              <table:table-cell office:value-type="float" office:value="25737">
                <text:p>25737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8">
                <text:p>8</text:p>
              </table:table-cell>
              <table:table-cell office:value-type="float" office:value="23488">
                <text:p>2348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8">
                <text:p>8</text:p>
              </table:table-cell>
              <table:table-cell office:value-type="float" office:value="21829.5">
                <text:p>21829.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8">
                <text:p>8</text:p>
              </table:table-cell>
              <table:table-cell office:value-type="float" office:value="21378">
                <text:p>21378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8">
                <text:p>8</text:p>
              </table:table-cell>
              <table:table-cell office:value-type="float" office:value="25122">
                <text:p>2512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8">
                <text:p>8</text:p>
              </table:table-cell>
              <table:table-cell office:value-type="float" office:value="26740.5">
                <text:p>26740.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8">
                <text:p>8</text:p>
              </table:table-cell>
              <table:table-cell office:value-type="float" office:value="24222">
                <text:p>2422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8">
                <text:p>8</text:p>
              </table:table-cell>
              <table:table-cell office:value-type="float" office:value="26478.5">
                <text:p>26478.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8">
                <text:p>8</text:p>
              </table:table-cell>
              <table:table-cell office:value-type="float" office:value="23636">
                <text:p>23636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8">
                <text:p>8</text:p>
              </table:table-cell>
              <table:table-cell office:value-type="float" office:value="24381.5">
                <text:p>24381.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8">
                <text:p>8</text:p>
              </table:table-cell>
              <table:table-cell office:value-type="float" office:value="29422.5">
                <text:p>29422.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8">
                <text:p>8</text:p>
              </table:table-cell>
              <table:table-cell office:value-type="float" office:value="21373">
                <text:p>21373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8">
                <text:p>8</text:p>
              </table:table-cell>
              <table:table-cell office:value-type="float" office:value="22137.5">
                <text:p>22137.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8">
                <text:p>8</text:p>
              </table:table-cell>
              <table:table-cell office:value-type="float" office:value="29992">
                <text:p>2999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8">
                <text:p>8</text:p>
              </table:table-cell>
              <table:table-cell office:value-type="float" office:value="23934.5">
                <text:p>23934.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8">
                <text:p>8</text:p>
              </table:table-cell>
              <table:table-cell office:value-type="float" office:value="27932.5">
                <text:p>27932.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8">
                <text:p>8</text:p>
              </table:table-cell>
              <table:table-cell office:value-type="float" office:value="27464.5">
                <text:p>27464.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8">
                <text:p>8</text:p>
              </table:table-cell>
              <table:table-cell office:value-type="float" office:value="22620">
                <text:p>2262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8">
                <text:p>8</text:p>
              </table:table-cell>
              <table:table-cell office:value-type="float" office:value="21813">
                <text:p>2181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8">
                <text:p>8</text:p>
              </table:table-cell>
              <table:table-cell office:value-type="float" office:value="28122">
                <text:p>2812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8">
                <text:p>8</text:p>
              </table:table-cell>
              <table:table-cell office:value-type="float" office:value="24985">
                <text:p>2498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8">
                <text:p>8</text:p>
              </table:table-cell>
              <table:table-cell office:value-type="float" office:value="27838">
                <text:p>27838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8">
                <text:p>8</text:p>
              </table:table-cell>
              <table:table-cell office:value-type="float" office:value="22678.5">
                <text:p>22678.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8">
                <text:p>8</text:p>
              </table:table-cell>
              <table:table-cell office:value-type="float" office:value="26898.5">
                <text:p>26898.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8">
                <text:p>8</text:p>
              </table:table-cell>
              <table:table-cell office:value-type="float" office:value="25267">
                <text:p>25267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8">
                <text:p>8</text:p>
              </table:table-cell>
              <table:table-cell office:value-type="float" office:value="25092">
                <text:p>25092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8">
                <text:p>8</text:p>
              </table:table-cell>
              <table:table-cell office:value-type="float" office:value="23618.5">
                <text:p>23618.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8">
                <text:p>8</text:p>
              </table:table-cell>
              <table:table-cell office:value-type="float" office:value="23640.5">
                <text:p>23640.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8">
                <text:p>8</text:p>
              </table:table-cell>
              <table:table-cell office:value-type="float" office:value="24356.5">
                <text:p>24356.5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8">
                <text:p>8</text:p>
              </table:table-cell>
              <table:table-cell office:value-type="float" office:value="25911.5">
                <text:p>25911.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8">
                <text:p>8</text:p>
              </table:table-cell>
              <table:table-cell office:value-type="float" office:value="28498.5">
                <text:p>28498.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8">
                <text:p>8</text:p>
              </table:table-cell>
              <table:table-cell office:value-type="float" office:value="26976">
                <text:p>26976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8">
                <text:p>8</text:p>
              </table:table-cell>
              <table:table-cell office:value-type="float" office:value="22632">
                <text:p>2263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8">
                <text:p>8</text:p>
              </table:table-cell>
              <table:table-cell office:value-type="float" office:value="21410.5">
                <text:p>21410.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8">
                <text:p>8</text:p>
              </table:table-cell>
              <table:table-cell office:value-type="float" office:value="23287">
                <text:p>23287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8">
                <text:p>8</text:p>
              </table:table-cell>
              <table:table-cell office:value-type="float" office:value="24268.5">
                <text:p>24268.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8">
                <text:p>8</text:p>
              </table:table-cell>
              <table:table-cell office:value-type="float" office:value="23474">
                <text:p>23474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8">
                <text:p>8</text:p>
              </table:table-cell>
              <table:table-cell office:value-type="float" office:value="22391.5">
                <text:p>22391.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">
                <text:p>8</text:p>
              </table:table-cell>
              <table:table-cell office:value-type="float" office:value="26701">
                <text:p>2670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8">
                <text:p>8</text:p>
              </table:table-cell>
              <table:table-cell office:value-type="float" office:value="26150">
                <text:p>2615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8">
                <text:p>8</text:p>
              </table:table-cell>
              <table:table-cell office:value-type="float" office:value="25849">
                <text:p>25849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8">
                <text:p>8</text:p>
              </table:table-cell>
              <table:table-cell office:value-type="float" office:value="29346">
                <text:p>2934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8">
                <text:p>8</text:p>
              </table:table-cell>
              <table:table-cell office:value-type="float" office:value="26111.5">
                <text:p>26111.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8">
                <text:p>8</text:p>
              </table:table-cell>
              <table:table-cell office:value-type="float" office:value="25163">
                <text:p>2516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8">
                <text:p>8</text:p>
              </table:table-cell>
              <table:table-cell office:value-type="float" office:value="22404.5">
                <text:p>22404.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8">
                <text:p>8</text:p>
              </table:table-cell>
              <table:table-cell office:value-type="float" office:value="21486">
                <text:p>21486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8">
                <text:p>8</text:p>
              </table:table-cell>
              <table:table-cell office:value-type="float" office:value="22880">
                <text:p>2288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8">
                <text:p>8</text:p>
              </table:table-cell>
              <table:table-cell office:value-type="float" office:value="22912.5">
                <text:p>22912.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8">
                <text:p>8</text:p>
              </table:table-cell>
              <table:table-cell office:value-type="float" office:value="19965.5">
                <text:p>19965.5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8">
                <text:p>8</text:p>
              </table:table-cell>
              <table:table-cell office:value-type="float" office:value="24290.5">
                <text:p>24290.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8">
                <text:p>8</text:p>
              </table:table-cell>
              <table:table-cell office:value-type="float" office:value="26019.5">
                <text:p>26019.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8">
                <text:p>8</text:p>
              </table:table-cell>
              <table:table-cell office:value-type="float" office:value="23708">
                <text:p>2370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8">
                <text:p>8</text:p>
              </table:table-cell>
              <table:table-cell office:value-type="float" office:value="25192">
                <text:p>25192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8">
                <text:p>8</text:p>
              </table:table-cell>
              <table:table-cell office:value-type="float" office:value="27129">
                <text:p>27129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8">
                <text:p>8</text:p>
              </table:table-cell>
              <table:table-cell office:value-type="float" office:value="16804.5">
                <text:p>16804.5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8">
                <text:p>8</text:p>
              </table:table-cell>
              <table:table-cell office:value-type="float" office:value="28536">
                <text:p>2853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8">
                <text:p>8</text:p>
              </table:table-cell>
              <table:table-cell office:value-type="float" office:value="22245.5">
                <text:p>22245.5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8">
                <text:p>8</text:p>
              </table:table-cell>
              <table:table-cell office:value-type="float" office:value="21480.5">
                <text:p>21480.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8">
                <text:p>8</text:p>
              </table:table-cell>
              <table:table-cell office:value-type="float" office:value="23297">
                <text:p>23297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8">
                <text:p>8</text:p>
              </table:table-cell>
              <table:table-cell office:value-type="float" office:value="23507.5">
                <text:p>23507.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8">
                <text:p>8</text:p>
              </table:table-cell>
              <table:table-cell office:value-type="float" office:value="25997.5">
                <text:p>25997.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8">
                <text:p>8</text:p>
              </table:table-cell>
              <table:table-cell office:value-type="float" office:value="24563.5">
                <text:p>24563.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8">
                <text:p>8</text:p>
              </table:table-cell>
              <table:table-cell office:value-type="float" office:value="26436.5">
                <text:p>26436.5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8">
                <text:p>8</text:p>
              </table:table-cell>
              <table:table-cell office:value-type="float" office:value="26734.5">
                <text:p>26734.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8">
                <text:p>8</text:p>
              </table:table-cell>
              <table:table-cell office:value-type="float" office:value="22906.5">
                <text:p>22906.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8">
                <text:p>8</text:p>
              </table:table-cell>
              <table:table-cell office:value-type="float" office:value="24116.5">
                <text:p>24116.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8">
                <text:p>8</text:p>
              </table:table-cell>
              <table:table-cell office:value-type="float" office:value="26960">
                <text:p>2696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8">
                <text:p>8</text:p>
              </table:table-cell>
              <table:table-cell office:value-type="float" office:value="26815.5">
                <text:p>26815.5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8">
                <text:p>8</text:p>
              </table:table-cell>
              <table:table-cell office:value-type="float" office:value="24611">
                <text:p>24611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8">
                <text:p>8</text:p>
              </table:table-cell>
              <table:table-cell office:value-type="float" office:value="29255">
                <text:p>2925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8">
                <text:p>8</text:p>
              </table:table-cell>
              <table:table-cell office:value-type="float" office:value="25371.5">
                <text:p>25371.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8">
                <text:p>8</text:p>
              </table:table-cell>
              <table:table-cell office:value-type="float" office:value="20091">
                <text:p>20091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8">
                <text:p>8</text:p>
              </table:table-cell>
              <table:table-cell office:value-type="float" office:value="25660.5">
                <text:p>25660.5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8">
                <text:p>8</text:p>
              </table:table-cell>
              <table:table-cell office:value-type="float" office:value="26403">
                <text:p>26403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8">
                <text:p>8</text:p>
              </table:table-cell>
              <table:table-cell office:value-type="float" office:value="27099.5">
                <text:p>27099.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8">
                <text:p>8</text:p>
              </table:table-cell>
              <table:table-cell office:value-type="float" office:value="24549">
                <text:p>24549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8">
                <text:p>8</text:p>
              </table:table-cell>
              <table:table-cell office:value-type="float" office:value="24796">
                <text:p>2479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8">
                <text:p>8</text:p>
              </table:table-cell>
              <table:table-cell office:value-type="float" office:value="21832.5">
                <text:p>21832.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8">
                <text:p>8</text:p>
              </table:table-cell>
              <table:table-cell office:value-type="float" office:value="26433.5">
                <text:p>26433.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8">
                <text:p>8</text:p>
              </table:table-cell>
              <table:table-cell office:value-type="float" office:value="24832.5">
                <text:p>24832.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8">
                <text:p>8</text:p>
              </table:table-cell>
              <table:table-cell office:value-type="float" office:value="24155.5">
                <text:p>24155.5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8">
                <text:p>8</text:p>
              </table:table-cell>
              <table:table-cell office:value-type="float" office:value="23734.5">
                <text:p>23734.5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8">
                <text:p>8</text:p>
              </table:table-cell>
              <table:table-cell office:value-type="float" office:value="20361.5">
                <text:p>20361.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8">
                <text:p>8</text:p>
              </table:table-cell>
              <table:table-cell office:value-type="float" office:value="28301.5">
                <text:p>28301.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8">
                <text:p>8</text:p>
              </table:table-cell>
              <table:table-cell office:value-type="float" office:value="22027">
                <text:p>2202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8">
                <text:p>8</text:p>
              </table:table-cell>
              <table:table-cell office:value-type="float" office:value="20072">
                <text:p>20072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8">
                <text:p>8</text:p>
              </table:table-cell>
              <table:table-cell office:value-type="float" office:value="19276.5">
                <text:p>19276.5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8">
                <text:p>8</text:p>
              </table:table-cell>
              <table:table-cell office:value-type="float" office:value="26535">
                <text:p>2653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8">
                <text:p>8</text:p>
              </table:table-cell>
              <table:table-cell office:value-type="float" office:value="25082">
                <text:p>25082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8">
                <text:p>8</text:p>
              </table:table-cell>
              <table:table-cell office:value-type="float" office:value="22653.5">
                <text:p>22653.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">
                <text:p>8</text:p>
              </table:table-cell>
              <table:table-cell office:value-type="float" office:value="24269">
                <text:p>2426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">
                <text:p>8</text:p>
              </table:table-cell>
              <table:table-cell office:value-type="float" office:value="24928.5">
                <text:p>24928.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">
                <text:p>8</text:p>
              </table:table-cell>
              <table:table-cell office:value-type="float" office:value="21575">
                <text:p>2157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8">
                <text:p>8</text:p>
              </table:table-cell>
              <table:table-cell office:value-type="float" office:value="26561">
                <text:p>26561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8">
                <text:p>8</text:p>
              </table:table-cell>
              <table:table-cell office:value-type="float" office:value="27433">
                <text:p>27433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8">
                <text:p>8</text:p>
              </table:table-cell>
              <table:table-cell office:value-type="float" office:value="25651.5">
                <text:p>25651.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8">
                <text:p>8</text:p>
              </table:table-cell>
              <table:table-cell office:value-type="float" office:value="30885.5">
                <text:p>30885.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8">
                <text:p>8</text:p>
              </table:table-cell>
              <table:table-cell office:value-type="float" office:value="27166">
                <text:p>27166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8">
                <text:p>8</text:p>
              </table:table-cell>
              <table:table-cell office:value-type="float" office:value="22831.5">
                <text:p>22831.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8">
                <text:p>8</text:p>
              </table:table-cell>
              <table:table-cell office:value-type="float" office:value="27829">
                <text:p>27829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8">
                <text:p>8</text:p>
              </table:table-cell>
              <table:table-cell office:value-type="float" office:value="17914">
                <text:p>1791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8">
                <text:p>8</text:p>
              </table:table-cell>
              <table:table-cell office:value-type="float" office:value="23424.5">
                <text:p>23424.5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8">
                <text:p>8</text:p>
              </table:table-cell>
              <table:table-cell office:value-type="float" office:value="27629">
                <text:p>27629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8">
                <text:p>8</text:p>
              </table:table-cell>
              <table:table-cell office:value-type="float" office:value="32417">
                <text:p>32417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8">
                <text:p>8</text:p>
              </table:table-cell>
              <table:table-cell office:value-type="float" office:value="23710">
                <text:p>2371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8">
                <text:p>8</text:p>
              </table:table-cell>
              <table:table-cell office:value-type="float" office:value="26559">
                <text:p>26559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8">
                <text:p>8</text:p>
              </table:table-cell>
              <table:table-cell office:value-type="float" office:value="27819">
                <text:p>27819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8">
                <text:p>8</text:p>
              </table:table-cell>
              <table:table-cell office:value-type="float" office:value="26611.5">
                <text:p>26611.5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8">
                <text:p>8</text:p>
              </table:table-cell>
              <table:table-cell office:value-type="float" office:value="22474.5">
                <text:p>22474.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8">
                <text:p>8</text:p>
              </table:table-cell>
              <table:table-cell office:value-type="float" office:value="25679.5">
                <text:p>25679.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8">
                <text:p>8</text:p>
              </table:table-cell>
              <table:table-cell office:value-type="float" office:value="27967">
                <text:p>27967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8">
                <text:p>8</text:p>
              </table:table-cell>
              <table:table-cell office:value-type="float" office:value="28340.5">
                <text:p>28340.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8">
                <text:p>8</text:p>
              </table:table-cell>
              <table:table-cell office:value-type="float" office:value="25816.5">
                <text:p>25816.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8">
                <text:p>8</text:p>
              </table:table-cell>
              <table:table-cell office:value-type="float" office:value="27096.5">
                <text:p>27096.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8">
                <text:p>8</text:p>
              </table:table-cell>
              <table:table-cell office:value-type="float" office:value="19178.5">
                <text:p>19178.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8">
                <text:p>8</text:p>
              </table:table-cell>
              <table:table-cell office:value-type="float" office:value="19922.5">
                <text:p>19922.5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8">
                <text:p>8</text:p>
              </table:table-cell>
              <table:table-cell office:value-type="float" office:value="23884.5">
                <text:p>23884.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8">
                <text:p>8</text:p>
              </table:table-cell>
              <table:table-cell office:value-type="float" office:value="21924">
                <text:p>2192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8">
                <text:p>8</text:p>
              </table:table-cell>
              <table:table-cell office:value-type="float" office:value="28181.5">
                <text:p>28181.5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8">
                <text:p>8</text:p>
              </table:table-cell>
              <table:table-cell office:value-type="float" office:value="23402.5">
                <text:p>23402.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8">
                <text:p>8</text:p>
              </table:table-cell>
              <table:table-cell office:value-type="float" office:value="24332.5">
                <text:p>24332.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8">
                <text:p>8</text:p>
              </table:table-cell>
              <table:table-cell office:value-type="float" office:value="27610.5">
                <text:p>27610.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8">
                <text:p>8</text:p>
              </table:table-cell>
              <table:table-cell office:value-type="float" office:value="24240.5">
                <text:p>24240.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8">
                <text:p>8</text:p>
              </table:table-cell>
              <table:table-cell office:value-type="float" office:value="25972.5">
                <text:p>25972.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8">
                <text:p>8</text:p>
              </table:table-cell>
              <table:table-cell office:value-type="float" office:value="24052.5">
                <text:p>24052.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8">
                <text:p>8</text:p>
              </table:table-cell>
              <table:table-cell office:value-type="float" office:value="24037.5">
                <text:p>24037.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8">
                <text:p>8</text:p>
              </table:table-cell>
              <table:table-cell office:value-type="float" office:value="25274.5">
                <text:p>25274.5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">
                <text:p>8</text:p>
              </table:table-cell>
              <table:table-cell office:value-type="float" office:value="24370.5">
                <text:p>24370.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">
                <text:p>8</text:p>
              </table:table-cell>
              <table:table-cell office:value-type="float" office:value="23619.5">
                <text:p>23619.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">
                <text:p>8</text:p>
              </table:table-cell>
              <table:table-cell office:value-type="float" office:value="22928">
                <text:p>22928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8">
                <text:p>8</text:p>
              </table:table-cell>
              <table:table-cell office:value-type="float" office:value="22997">
                <text:p>22997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8">
                <text:p>8</text:p>
              </table:table-cell>
              <table:table-cell office:value-type="float" office:value="24479">
                <text:p>24479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8">
                <text:p>8</text:p>
              </table:table-cell>
              <table:table-cell office:value-type="float" office:value="22990.5">
                <text:p>22990.5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8">
                <text:p>8</text:p>
              </table:table-cell>
              <table:table-cell office:value-type="float" office:value="27835">
                <text:p>2783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8">
                <text:p>8</text:p>
              </table:table-cell>
              <table:table-cell office:value-type="float" office:value="24537.5">
                <text:p>24537.5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8">
                <text:p>8</text:p>
              </table:table-cell>
              <table:table-cell office:value-type="float" office:value="25785.5">
                <text:p>25785.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8">
                <text:p>8</text:p>
              </table:table-cell>
              <table:table-cell office:value-type="float" office:value="30108">
                <text:p>30108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8">
                <text:p>8</text:p>
              </table:table-cell>
              <table:table-cell office:value-type="float" office:value="27233">
                <text:p>27233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8">
                <text:p>8</text:p>
              </table:table-cell>
              <table:table-cell office:value-type="float" office:value="25458.5">
                <text:p>25458.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8">
                <text:p>8</text:p>
              </table:table-cell>
              <table:table-cell office:value-type="float" office:value="27123">
                <text:p>27123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8">
                <text:p>8</text:p>
              </table:table-cell>
              <table:table-cell office:value-type="float" office:value="25119.5">
                <text:p>25119.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8">
                <text:p>8</text:p>
              </table:table-cell>
              <table:table-cell office:value-type="float" office:value="21544.5">
                <text:p>21544.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8">
                <text:p>8</text:p>
              </table:table-cell>
              <table:table-cell office:value-type="float" office:value="26068">
                <text:p>26068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8">
                <text:p>8</text:p>
              </table:table-cell>
              <table:table-cell office:value-type="float" office:value="22389">
                <text:p>22389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8">
                <text:p>8</text:p>
              </table:table-cell>
              <table:table-cell office:value-type="float" office:value="22694.5">
                <text:p>22694.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8">
                <text:p>8</text:p>
              </table:table-cell>
              <table:table-cell office:value-type="float" office:value="23111">
                <text:p>23111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8">
                <text:p>8</text:p>
              </table:table-cell>
              <table:table-cell office:value-type="float" office:value="26804">
                <text:p>26804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8">
                <text:p>8</text:p>
              </table:table-cell>
              <table:table-cell office:value-type="float" office:value="23580.5">
                <text:p>23580.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8">
                <text:p>8</text:p>
              </table:table-cell>
              <table:table-cell office:value-type="float" office:value="24998.5">
                <text:p>24998.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8">
                <text:p>8</text:p>
              </table:table-cell>
              <table:table-cell office:value-type="float" office:value="25096.5">
                <text:p>25096.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8">
                <text:p>8</text:p>
              </table:table-cell>
              <table:table-cell office:value-type="float" office:value="30003">
                <text:p>30003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8">
                <text:p>8</text:p>
              </table:table-cell>
              <table:table-cell office:value-type="float" office:value="28679.5">
                <text:p>28679.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8">
                <text:p>8</text:p>
              </table:table-cell>
              <table:table-cell office:value-type="float" office:value="23692.5">
                <text:p>23692.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8">
                <text:p>8</text:p>
              </table:table-cell>
              <table:table-cell office:value-type="float" office:value="24354">
                <text:p>24354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8">
                <text:p>8</text:p>
              </table:table-cell>
              <table:table-cell office:value-type="float" office:value="25176">
                <text:p>25176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8">
                <text:p>8</text:p>
              </table:table-cell>
              <table:table-cell office:value-type="float" office:value="23538.5">
                <text:p>23538.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8">
                <text:p>8</text:p>
              </table:table-cell>
              <table:table-cell office:value-type="float" office:value="25460.5">
                <text:p>25460.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8">
                <text:p>8</text:p>
              </table:table-cell>
              <table:table-cell office:value-type="float" office:value="26558.5">
                <text:p>26558.5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8">
                <text:p>8</text:p>
              </table:table-cell>
              <table:table-cell office:value-type="float" office:value="21871.5">
                <text:p>21871.5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8">
                <text:p>8</text:p>
              </table:table-cell>
              <table:table-cell office:value-type="float" office:value="17457.5">
                <text:p>17457.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8">
                <text:p>8</text:p>
              </table:table-cell>
              <table:table-cell office:value-type="float" office:value="26211.5">
                <text:p>26211.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8">
                <text:p>8</text:p>
              </table:table-cell>
              <table:table-cell office:value-type="float" office:value="31296.5">
                <text:p>31296.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8">
                <text:p>8</text:p>
              </table:table-cell>
              <table:table-cell office:value-type="float" office:value="28147.5">
                <text:p>28147.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8">
                <text:p>8</text:p>
              </table:table-cell>
              <table:table-cell office:value-type="float" office:value="22999.5">
                <text:p>22999.5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8">
                <text:p>8</text:p>
              </table:table-cell>
              <table:table-cell office:value-type="float" office:value="17983.5">
                <text:p>17983.5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8">
                <text:p>8</text:p>
              </table:table-cell>
              <table:table-cell office:value-type="float" office:value="25240">
                <text:p>2524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8">
                <text:p>8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8">
                <text:p>8</text:p>
              </table:table-cell>
              <table:table-cell office:value-type="float" office:value="24351">
                <text:p>24351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8">
                <text:p>8</text:p>
              </table:table-cell>
              <table:table-cell office:value-type="float" office:value="20765.5">
                <text:p>20765.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8">
                <text:p>8</text:p>
              </table:table-cell>
              <table:table-cell office:value-type="float" office:value="27666.5">
                <text:p>27666.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8">
                <text:p>8</text:p>
              </table:table-cell>
              <table:table-cell office:value-type="float" office:value="16696">
                <text:p>16696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8">
                <text:p>8</text:p>
              </table:table-cell>
              <table:table-cell office:value-type="float" office:value="25689.5">
                <text:p>25689.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8">
                <text:p>8</text:p>
              </table:table-cell>
              <table:table-cell office:value-type="float" office:value="25208">
                <text:p>25208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8">
                <text:p>8</text:p>
              </table:table-cell>
              <table:table-cell office:value-type="float" office:value="23642">
                <text:p>2364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8">
                <text:p>8</text:p>
              </table:table-cell>
              <table:table-cell office:value-type="float" office:value="26469.5">
                <text:p>26469.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8">
                <text:p>8</text:p>
              </table:table-cell>
              <table:table-cell office:value-type="float" office:value="29655.5">
                <text:p>29655.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8">
                <text:p>8</text:p>
              </table:table-cell>
              <table:table-cell office:value-type="float" office:value="26352">
                <text:p>26352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8">
                <text:p>8</text:p>
              </table:table-cell>
              <table:table-cell office:value-type="float" office:value="23859.5">
                <text:p>23859.5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8">
                <text:p>8</text:p>
              </table:table-cell>
              <table:table-cell office:value-type="float" office:value="23483">
                <text:p>23483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8">
                <text:p>8</text:p>
              </table:table-cell>
              <table:table-cell office:value-type="float" office:value="23074.5">
                <text:p>23074.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8">
                <text:p>8</text:p>
              </table:table-cell>
              <table:table-cell office:value-type="float" office:value="25948.5">
                <text:p>25948.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8">
                <text:p>8</text:p>
              </table:table-cell>
              <table:table-cell office:value-type="float" office:value="28230">
                <text:p>2823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8">
                <text:p>8</text:p>
              </table:table-cell>
              <table:table-cell office:value-type="float" office:value="21716">
                <text:p>21716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8">
                <text:p>8</text:p>
              </table:table-cell>
              <table:table-cell office:value-type="float" office:value="21410.5">
                <text:p>21410.5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8">
                <text:p>8</text:p>
              </table:table-cell>
              <table:table-cell office:value-type="float" office:value="23862.5">
                <text:p>23862.5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8">
                <text:p>8</text:p>
              </table:table-cell>
              <table:table-cell office:value-type="float" office:value="25454.5">
                <text:p>25454.5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8">
                <text:p>8</text:p>
              </table:table-cell>
              <table:table-cell office:value-type="float" office:value="27057">
                <text:p>27057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8">
                <text:p>8</text:p>
              </table:table-cell>
              <table:table-cell office:value-type="float" office:value="21640.5">
                <text:p>21640.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8">
                <text:p>8</text:p>
              </table:table-cell>
              <table:table-cell office:value-type="float" office:value="21952.5">
                <text:p>21952.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8">
                <text:p>8</text:p>
              </table:table-cell>
              <table:table-cell office:value-type="float" office:value="23770.5">
                <text:p>23770.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8">
                <text:p>8</text:p>
              </table:table-cell>
              <table:table-cell office:value-type="float" office:value="27013">
                <text:p>27013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8">
                <text:p>8</text:p>
              </table:table-cell>
              <table:table-cell office:value-type="float" office:value="25715.5">
                <text:p>25715.5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8">
                <text:p>8</text:p>
              </table:table-cell>
              <table:table-cell office:value-type="float" office:value="23810.5">
                <text:p>23810.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8">
                <text:p>8</text:p>
              </table:table-cell>
              <table:table-cell office:value-type="float" office:value="26176">
                <text:p>26176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8">
                <text:p>8</text:p>
              </table:table-cell>
              <table:table-cell office:value-type="float" office:value="31520.5">
                <text:p>31520.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8">
                <text:p>8</text:p>
              </table:table-cell>
              <table:table-cell office:value-type="float" office:value="19973">
                <text:p>1997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8">
                <text:p>8</text:p>
              </table:table-cell>
              <table:table-cell office:value-type="float" office:value="27556">
                <text:p>27556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8">
                <text:p>8</text:p>
              </table:table-cell>
              <table:table-cell office:value-type="float" office:value="23601.5">
                <text:p>23601.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8">
                <text:p>8</text:p>
              </table:table-cell>
              <table:table-cell office:value-type="float" office:value="18744.5">
                <text:p>18744.5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8">
                <text:p>8</text:p>
              </table:table-cell>
              <table:table-cell office:value-type="float" office:value="26220.5">
                <text:p>26220.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8">
                <text:p>8</text:p>
              </table:table-cell>
              <table:table-cell office:value-type="float" office:value="24913.5">
                <text:p>24913.5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8">
                <text:p>8</text:p>
              </table:table-cell>
              <table:table-cell office:value-type="float" office:value="28586.5">
                <text:p>28586.5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8">
                <text:p>8</text:p>
              </table:table-cell>
              <table:table-cell office:value-type="float" office:value="24495.5">
                <text:p>24495.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8">
                <text:p>8</text:p>
              </table:table-cell>
              <table:table-cell office:value-type="float" office:value="25545">
                <text:p>2554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8">
                <text:p>8</text:p>
              </table:table-cell>
              <table:table-cell office:value-type="float" office:value="23284">
                <text:p>2328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8">
                <text:p>8</text:p>
              </table:table-cell>
              <table:table-cell office:value-type="float" office:value="21906">
                <text:p>21906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8">
                <text:p>8</text:p>
              </table:table-cell>
              <table:table-cell office:value-type="float" office:value="24011">
                <text:p>24011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8">
                <text:p>8</text:p>
              </table:table-cell>
              <table:table-cell office:value-type="float" office:value="21559.5">
                <text:p>21559.5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8">
                <text:p>8</text:p>
              </table:table-cell>
              <table:table-cell office:value-type="float" office:value="28500">
                <text:p>2850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8">
                <text:p>8</text:p>
              </table:table-cell>
              <table:table-cell office:value-type="float" office:value="19726.5">
                <text:p>19726.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8">
                <text:p>8</text:p>
              </table:table-cell>
              <table:table-cell office:value-type="float" office:value="24527">
                <text:p>24527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8">
                <text:p>8</text:p>
              </table:table-cell>
              <table:table-cell office:value-type="float" office:value="25256">
                <text:p>25256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8">
                <text:p>8</text:p>
              </table:table-cell>
              <table:table-cell office:value-type="float" office:value="22657">
                <text:p>22657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8">
                <text:p>8</text:p>
              </table:table-cell>
              <table:table-cell office:value-type="float" office:value="22526">
                <text:p>22526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8">
                <text:p>8</text:p>
              </table:table-cell>
              <table:table-cell office:value-type="float" office:value="29612.5">
                <text:p>29612.5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8">
                <text:p>8</text:p>
              </table:table-cell>
              <table:table-cell office:value-type="float" office:value="24467.5">
                <text:p>24467.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8">
                <text:p>8</text:p>
              </table:table-cell>
              <table:table-cell office:value-type="float" office:value="22585">
                <text:p>22585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8">
                <text:p>8</text:p>
              </table:table-cell>
              <table:table-cell office:value-type="float" office:value="25594">
                <text:p>25594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8">
                <text:p>8</text:p>
              </table:table-cell>
              <table:table-cell office:value-type="float" office:value="23152.5">
                <text:p>23152.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8">
                <text:p>8</text:p>
              </table:table-cell>
              <table:table-cell office:value-type="float" office:value="27836">
                <text:p>27836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8">
                <text:p>8</text:p>
              </table:table-cell>
              <table:table-cell office:value-type="float" office:value="26707.5">
                <text:p>26707.5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8">
                <text:p>8</text:p>
              </table:table-cell>
              <table:table-cell office:value-type="float" office:value="23214">
                <text:p>23214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8">
                <text:p>8</text:p>
              </table:table-cell>
              <table:table-cell office:value-type="float" office:value="30029.5">
                <text:p>30029.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8">
                <text:p>8</text:p>
              </table:table-cell>
              <table:table-cell office:value-type="float" office:value="26481.5">
                <text:p>26481.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8">
                <text:p>8</text:p>
              </table:table-cell>
              <table:table-cell office:value-type="float" office:value="22117.5">
                <text:p>22117.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8">
                <text:p>8</text:p>
              </table:table-cell>
              <table:table-cell office:value-type="float" office:value="19496.5">
                <text:p>19496.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8">
                <text:p>8</text:p>
              </table:table-cell>
              <table:table-cell office:value-type="float" office:value="26495.5">
                <text:p>26495.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8">
                <text:p>8</text:p>
              </table:table-cell>
              <table:table-cell office:value-type="float" office:value="27138.5">
                <text:p>27138.5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8">
                <text:p>8</text:p>
              </table:table-cell>
              <table:table-cell office:value-type="float" office:value="24816.5">
                <text:p>24816.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8">
                <text:p>8</text:p>
              </table:table-cell>
              <table:table-cell office:value-type="float" office:value="25131">
                <text:p>25131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8">
                <text:p>8</text:p>
              </table:table-cell>
              <table:table-cell office:value-type="float" office:value="25667.5">
                <text:p>25667.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8">
                <text:p>8</text:p>
              </table:table-cell>
              <table:table-cell office:value-type="float" office:value="22583">
                <text:p>22583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8">
                <text:p>8</text:p>
              </table:table-cell>
              <table:table-cell office:value-type="float" office:value="25522.5">
                <text:p>25522.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8">
                <text:p>8</text:p>
              </table:table-cell>
              <table:table-cell office:value-type="float" office:value="26517">
                <text:p>2651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8">
                <text:p>8</text:p>
              </table:table-cell>
              <table:table-cell office:value-type="float" office:value="27420">
                <text:p>2742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8">
                <text:p>8</text:p>
              </table:table-cell>
              <table:table-cell office:value-type="float" office:value="21980">
                <text:p>2198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8">
                <text:p>8</text:p>
              </table:table-cell>
              <table:table-cell office:value-type="float" office:value="24070">
                <text:p>2407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8">
                <text:p>8</text:p>
              </table:table-cell>
              <table:table-cell office:value-type="float" office:value="23957">
                <text:p>23957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8">
                <text:p>8</text:p>
              </table:table-cell>
              <table:table-cell office:value-type="float" office:value="28030">
                <text:p>2803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9">
                <text:p>9</text:p>
              </table:table-cell>
              <table:table-cell office:value-type="float" office:value="23802">
                <text:p>2380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9">
                <text:p>9</text:p>
              </table:table-cell>
              <table:table-cell office:value-type="float" office:value="24990">
                <text:p>2499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9">
                <text:p>9</text:p>
              </table:table-cell>
              <table:table-cell office:value-type="float" office:value="25667.5">
                <text:p>25667.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9">
                <text:p>9</text:p>
              </table:table-cell>
              <table:table-cell office:value-type="float" office:value="26585.5">
                <text:p>26585.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9">
                <text:p>9</text:p>
              </table:table-cell>
              <table:table-cell office:value-type="float" office:value="24997">
                <text:p>2499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9">
                <text:p>9</text:p>
              </table:table-cell>
              <table:table-cell office:value-type="float" office:value="26412">
                <text:p>26412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9">
                <text:p>9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9">
                <text:p>9</text:p>
              </table:table-cell>
              <table:table-cell office:value-type="float" office:value="27939.5">
                <text:p>27939.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9">
                <text:p>9</text:p>
              </table:table-cell>
              <table:table-cell office:value-type="float" office:value="26174.5">
                <text:p>26174.5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9">
                <text:p>9</text:p>
              </table:table-cell>
              <table:table-cell office:value-type="float" office:value="24203.5">
                <text:p>24203.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9">
                <text:p>9</text:p>
              </table:table-cell>
              <table:table-cell office:value-type="float" office:value="28483">
                <text:p>28483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9">
                <text:p>9</text:p>
              </table:table-cell>
              <table:table-cell office:value-type="float" office:value="26902">
                <text:p>26902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9">
                <text:p>9</text:p>
              </table:table-cell>
              <table:table-cell office:value-type="float" office:value="22994">
                <text:p>22994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9">
                <text:p>9</text:p>
              </table:table-cell>
              <table:table-cell office:value-type="float" office:value="27560">
                <text:p>2756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9">
                <text:p>9</text:p>
              </table:table-cell>
              <table:table-cell office:value-type="float" office:value="27457">
                <text:p>27457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9">
                <text:p>9</text:p>
              </table:table-cell>
              <table:table-cell office:value-type="float" office:value="27568.5">
                <text:p>27568.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9">
                <text:p>9</text:p>
              </table:table-cell>
              <table:table-cell office:value-type="float" office:value="24783.5">
                <text:p>24783.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9">
                <text:p>9</text:p>
              </table:table-cell>
              <table:table-cell office:value-type="float" office:value="21318">
                <text:p>2131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9">
                <text:p>9</text:p>
              </table:table-cell>
              <table:table-cell office:value-type="float" office:value="26436.5">
                <text:p>26436.5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9">
                <text:p>9</text:p>
              </table:table-cell>
              <table:table-cell office:value-type="float" office:value="26885">
                <text:p>26885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9">
                <text:p>9</text:p>
              </table:table-cell>
              <table:table-cell office:value-type="float" office:value="24220">
                <text:p>24220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9">
                <text:p>9</text:p>
              </table:table-cell>
              <table:table-cell office:value-type="float" office:value="29042.5">
                <text:p>29042.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9">
                <text:p>9</text:p>
              </table:table-cell>
              <table:table-cell office:value-type="float" office:value="26489.5">
                <text:p>26489.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9">
                <text:p>9</text:p>
              </table:table-cell>
              <table:table-cell office:value-type="float" office:value="31508.5">
                <text:p>31508.5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9">
                <text:p>9</text:p>
              </table:table-cell>
              <table:table-cell office:value-type="float" office:value="26659.5">
                <text:p>26659.5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9">
                <text:p>9</text:p>
              </table:table-cell>
              <table:table-cell office:value-type="float" office:value="24571">
                <text:p>24571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9">
                <text:p>9</text:p>
              </table:table-cell>
              <table:table-cell office:value-type="float" office:value="28024">
                <text:p>28024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9">
                <text:p>9</text:p>
              </table:table-cell>
              <table:table-cell office:value-type="float" office:value="18772">
                <text:p>18772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9">
                <text:p>9</text:p>
              </table:table-cell>
              <table:table-cell office:value-type="float" office:value="24071">
                <text:p>24071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9">
                <text:p>9</text:p>
              </table:table-cell>
              <table:table-cell office:value-type="float" office:value="25827.5">
                <text:p>25827.5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9">
                <text:p>9</text:p>
              </table:table-cell>
              <table:table-cell office:value-type="float" office:value="25626">
                <text:p>25626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9">
                <text:p>9</text:p>
              </table:table-cell>
              <table:table-cell office:value-type="float" office:value="27633.5">
                <text:p>27633.5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9">
                <text:p>9</text:p>
              </table:table-cell>
              <table:table-cell office:value-type="float" office:value="24805">
                <text:p>24805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9">
                <text:p>9</text:p>
              </table:table-cell>
              <table:table-cell office:value-type="float" office:value="26170.5">
                <text:p>26170.5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9">
                <text:p>9</text:p>
              </table:table-cell>
              <table:table-cell office:value-type="float" office:value="28557">
                <text:p>28557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9">
                <text:p>9</text:p>
              </table:table-cell>
              <table:table-cell office:value-type="float" office:value="22387.5">
                <text:p>22387.5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9">
                <text:p>9</text:p>
              </table:table-cell>
              <table:table-cell office:value-type="float" office:value="26892">
                <text:p>26892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9">
                <text:p>9</text:p>
              </table:table-cell>
              <table:table-cell office:value-type="float" office:value="29216">
                <text:p>29216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9">
                <text:p>9</text:p>
              </table:table-cell>
              <table:table-cell office:value-type="float" office:value="21847.5">
                <text:p>21847.5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9">
                <text:p>9</text:p>
              </table:table-cell>
              <table:table-cell office:value-type="float" office:value="24761.5">
                <text:p>24761.5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9">
                <text:p>9</text:p>
              </table:table-cell>
              <table:table-cell office:value-type="float" office:value="25452">
                <text:p>25452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9">
                <text:p>9</text:p>
              </table:table-cell>
              <table:table-cell office:value-type="float" office:value="24948">
                <text:p>24948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9">
                <text:p>9</text:p>
              </table:table-cell>
              <table:table-cell office:value-type="float" office:value="25972.5">
                <text:p>25972.5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9">
                <text:p>9</text:p>
              </table:table-cell>
              <table:table-cell office:value-type="float" office:value="24490.5">
                <text:p>24490.5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9">
                <text:p>9</text:p>
              </table:table-cell>
              <table:table-cell office:value-type="float" office:value="25974.5">
                <text:p>25974.5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9">
                <text:p>9</text:p>
              </table:table-cell>
              <table:table-cell office:value-type="float" office:value="24818.5">
                <text:p>24818.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9">
                <text:p>9</text:p>
              </table:table-cell>
              <table:table-cell office:value-type="float" office:value="21664.5">
                <text:p>21664.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9">
                <text:p>9</text:p>
              </table:table-cell>
              <table:table-cell office:value-type="float" office:value="25483.5">
                <text:p>25483.5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9">
                <text:p>9</text:p>
              </table:table-cell>
              <table:table-cell office:value-type="float" office:value="25571.5">
                <text:p>25571.5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9">
                <text:p>9</text:p>
              </table:table-cell>
              <table:table-cell office:value-type="float" office:value="24934">
                <text:p>24934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9">
                <text:p>9</text:p>
              </table:table-cell>
              <table:table-cell office:value-type="float" office:value="30948.5">
                <text:p>30948.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9">
                <text:p>9</text:p>
              </table:table-cell>
              <table:table-cell office:value-type="float" office:value="27045.5">
                <text:p>27045.5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9">
                <text:p>9</text:p>
              </table:table-cell>
              <table:table-cell office:value-type="float" office:value="24462.5">
                <text:p>24462.5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9">
                <text:p>9</text:p>
              </table:table-cell>
              <table:table-cell office:value-type="float" office:value="26292">
                <text:p>26292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9">
                <text:p>9</text:p>
              </table:table-cell>
              <table:table-cell office:value-type="float" office:value="28401.5">
                <text:p>28401.5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9">
                <text:p>9</text:p>
              </table:table-cell>
              <table:table-cell office:value-type="float" office:value="27344">
                <text:p>27344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9">
                <text:p>9</text:p>
              </table:table-cell>
              <table:table-cell office:value-type="float" office:value="25983.5">
                <text:p>25983.5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9">
                <text:p>9</text:p>
              </table:table-cell>
              <table:table-cell office:value-type="float" office:value="23697.5">
                <text:p>23697.5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9">
                <text:p>9</text:p>
              </table:table-cell>
              <table:table-cell office:value-type="float" office:value="28025">
                <text:p>2802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9">
                <text:p>9</text:p>
              </table:table-cell>
              <table:table-cell office:value-type="float" office:value="23295">
                <text:p>2329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9">
                <text:p>9</text:p>
              </table:table-cell>
              <table:table-cell office:value-type="float" office:value="23033">
                <text:p>23033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9">
                <text:p>9</text:p>
              </table:table-cell>
              <table:table-cell office:value-type="float" office:value="24747.5">
                <text:p>24747.5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9">
                <text:p>9</text:p>
              </table:table-cell>
              <table:table-cell office:value-type="float" office:value="28468.5">
                <text:p>28468.5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9">
                <text:p>9</text:p>
              </table:table-cell>
              <table:table-cell office:value-type="float" office:value="22583">
                <text:p>22583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9">
                <text:p>9</text:p>
              </table:table-cell>
              <table:table-cell office:value-type="float" office:value="20734.5">
                <text:p>20734.5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9">
                <text:p>9</text:p>
              </table:table-cell>
              <table:table-cell office:value-type="float" office:value="20326">
                <text:p>20326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9">
                <text:p>9</text:p>
              </table:table-cell>
              <table:table-cell office:value-type="float" office:value="25200">
                <text:p>2520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9">
                <text:p>9</text:p>
              </table:table-cell>
              <table:table-cell office:value-type="float" office:value="21470">
                <text:p>2147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9">
                <text:p>9</text:p>
              </table:table-cell>
              <table:table-cell office:value-type="float" office:value="27427.5">
                <text:p>27427.5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9">
                <text:p>9</text:p>
              </table:table-cell>
              <table:table-cell office:value-type="float" office:value="22097">
                <text:p>22097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9">
                <text:p>9</text:p>
              </table:table-cell>
              <table:table-cell office:value-type="float" office:value="29588.5">
                <text:p>29588.5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9">
                <text:p>9</text:p>
              </table:table-cell>
              <table:table-cell office:value-type="float" office:value="19469">
                <text:p>19469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9">
                <text:p>9</text:p>
              </table:table-cell>
              <table:table-cell office:value-type="float" office:value="26359">
                <text:p>26359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9">
                <text:p>9</text:p>
              </table:table-cell>
              <table:table-cell office:value-type="float" office:value="25338.5">
                <text:p>25338.5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9">
                <text:p>9</text:p>
              </table:table-cell>
              <table:table-cell office:value-type="float" office:value="22538">
                <text:p>22538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9">
                <text:p>9</text:p>
              </table:table-cell>
              <table:table-cell office:value-type="float" office:value="26238.5">
                <text:p>26238.5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9">
                <text:p>9</text:p>
              </table:table-cell>
              <table:table-cell office:value-type="float" office:value="24105.5">
                <text:p>24105.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9">
                <text:p>9</text:p>
              </table:table-cell>
              <table:table-cell office:value-type="float" office:value="24907">
                <text:p>24907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9">
                <text:p>9</text:p>
              </table:table-cell>
              <table:table-cell office:value-type="float" office:value="20473.5">
                <text:p>20473.5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9">
                <text:p>9</text:p>
              </table:table-cell>
              <table:table-cell office:value-type="float" office:value="25324">
                <text:p>25324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9">
                <text:p>9</text:p>
              </table:table-cell>
              <table:table-cell office:value-type="float" office:value="25254">
                <text:p>25254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9">
                <text:p>9</text:p>
              </table:table-cell>
              <table:table-cell office:value-type="float" office:value="25795">
                <text:p>2579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9">
                <text:p>9</text:p>
              </table:table-cell>
              <table:table-cell office:value-type="float" office:value="24923.5">
                <text:p>24923.5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9">
                <text:p>9</text:p>
              </table:table-cell>
              <table:table-cell office:value-type="float" office:value="25204">
                <text:p>25204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9">
                <text:p>9</text:p>
              </table:table-cell>
              <table:table-cell office:value-type="float" office:value="24440.5">
                <text:p>24440.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9">
                <text:p>9</text:p>
              </table:table-cell>
              <table:table-cell office:value-type="float" office:value="29026.5">
                <text:p>29026.5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9">
                <text:p>9</text:p>
              </table:table-cell>
              <table:table-cell office:value-type="float" office:value="28778">
                <text:p>28778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9">
                <text:p>9</text:p>
              </table:table-cell>
              <table:table-cell office:value-type="float" office:value="24314">
                <text:p>24314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9">
                <text:p>9</text:p>
              </table:table-cell>
              <table:table-cell office:value-type="float" office:value="26628.5">
                <text:p>26628.5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9">
                <text:p>9</text:p>
              </table:table-cell>
              <table:table-cell office:value-type="float" office:value="24582.5">
                <text:p>24582.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9">
                <text:p>9</text:p>
              </table:table-cell>
              <table:table-cell office:value-type="float" office:value="23906.5">
                <text:p>23906.5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9">
                <text:p>9</text:p>
              </table:table-cell>
              <table:table-cell office:value-type="float" office:value="27357">
                <text:p>27357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9">
                <text:p>9</text:p>
              </table:table-cell>
              <table:table-cell office:value-type="float" office:value="31164.5">
                <text:p>31164.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9">
                <text:p>9</text:p>
              </table:table-cell>
              <table:table-cell office:value-type="float" office:value="25979.5">
                <text:p>25979.5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9">
                <text:p>9</text:p>
              </table:table-cell>
              <table:table-cell office:value-type="float" office:value="23687.5">
                <text:p>23687.5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9">
                <text:p>9</text:p>
              </table:table-cell>
              <table:table-cell office:value-type="float" office:value="25302">
                <text:p>25302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9">
                <text:p>9</text:p>
              </table:table-cell>
              <table:table-cell office:value-type="float" office:value="27571">
                <text:p>27571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9">
                <text:p>9</text:p>
              </table:table-cell>
              <table:table-cell office:value-type="float" office:value="21683.5">
                <text:p>21683.5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9">
                <text:p>9</text:p>
              </table:table-cell>
              <table:table-cell office:value-type="float" office:value="27386.5">
                <text:p>27386.5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9">
                <text:p>9</text:p>
              </table:table-cell>
              <table:table-cell office:value-type="float" office:value="24553">
                <text:p>24553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9">
                <text:p>9</text:p>
              </table:table-cell>
              <table:table-cell office:value-type="float" office:value="32136">
                <text:p>32136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9">
                <text:p>9</text:p>
              </table:table-cell>
              <table:table-cell office:value-type="float" office:value="26514.5">
                <text:p>26514.5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9">
                <text:p>9</text:p>
              </table:table-cell>
              <table:table-cell office:value-type="float" office:value="25356">
                <text:p>25356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9">
                <text:p>9</text:p>
              </table:table-cell>
              <table:table-cell office:value-type="float" office:value="25922">
                <text:p>25922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9">
                <text:p>9</text:p>
              </table:table-cell>
              <table:table-cell office:value-type="float" office:value="30282.5">
                <text:p>30282.5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9">
                <text:p>9</text:p>
              </table:table-cell>
              <table:table-cell office:value-type="float" office:value="26448.5">
                <text:p>26448.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9">
                <text:p>9</text:p>
              </table:table-cell>
              <table:table-cell office:value-type="float" office:value="29254.5">
                <text:p>29254.5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9">
                <text:p>9</text:p>
              </table:table-cell>
              <table:table-cell office:value-type="float" office:value="23155">
                <text:p>2315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9">
                <text:p>9</text:p>
              </table:table-cell>
              <table:table-cell office:value-type="float" office:value="27568.5">
                <text:p>27568.5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9">
                <text:p>9</text:p>
              </table:table-cell>
              <table:table-cell office:value-type="float" office:value="23898">
                <text:p>23898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9">
                <text:p>9</text:p>
              </table:table-cell>
              <table:table-cell office:value-type="float" office:value="28235.5">
                <text:p>28235.5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9">
                <text:p>9</text:p>
              </table:table-cell>
              <table:table-cell office:value-type="float" office:value="25231.5">
                <text:p>25231.5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9">
                <text:p>9</text:p>
              </table:table-cell>
              <table:table-cell office:value-type="float" office:value="21787.5">
                <text:p>21787.5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9">
                <text:p>9</text:p>
              </table:table-cell>
              <table:table-cell office:value-type="float" office:value="23008">
                <text:p>23008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9">
                <text:p>9</text:p>
              </table:table-cell>
              <table:table-cell office:value-type="float" office:value="26342.5">
                <text:p>26342.5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9">
                <text:p>9</text:p>
              </table:table-cell>
              <table:table-cell office:value-type="float" office:value="24933">
                <text:p>24933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9">
                <text:p>9</text:p>
              </table:table-cell>
              <table:table-cell office:value-type="float" office:value="22908.5">
                <text:p>22908.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9">
                <text:p>9</text:p>
              </table:table-cell>
              <table:table-cell office:value-type="float" office:value="24715.5">
                <text:p>24715.5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9">
                <text:p>9</text:p>
              </table:table-cell>
              <table:table-cell office:value-type="float" office:value="22791">
                <text:p>22791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9">
                <text:p>9</text:p>
              </table:table-cell>
              <table:table-cell office:value-type="float" office:value="28413">
                <text:p>28413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9">
                <text:p>9</text:p>
              </table:table-cell>
              <table:table-cell office:value-type="float" office:value="22780">
                <text:p>2278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9">
                <text:p>9</text:p>
              </table:table-cell>
              <table:table-cell office:value-type="float" office:value="24095.5">
                <text:p>24095.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9">
                <text:p>9</text:p>
              </table:table-cell>
              <table:table-cell office:value-type="float" office:value="19957.5">
                <text:p>19957.5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9">
                <text:p>9</text:p>
              </table:table-cell>
              <table:table-cell office:value-type="float" office:value="21639">
                <text:p>21639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9">
                <text:p>9</text:p>
              </table:table-cell>
              <table:table-cell office:value-type="float" office:value="22564">
                <text:p>2256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9">
                <text:p>9</text:p>
              </table:table-cell>
              <table:table-cell office:value-type="float" office:value="23713.5">
                <text:p>23713.5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9">
                <text:p>9</text:p>
              </table:table-cell>
              <table:table-cell office:value-type="float" office:value="20997">
                <text:p>20997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9">
                <text:p>9</text:p>
              </table:table-cell>
              <table:table-cell office:value-type="float" office:value="26095">
                <text:p>26095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9">
                <text:p>9</text:p>
              </table:table-cell>
              <table:table-cell office:value-type="float" office:value="26636">
                <text:p>26636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9">
                <text:p>9</text:p>
              </table:table-cell>
              <table:table-cell office:value-type="float" office:value="22181">
                <text:p>22181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9">
                <text:p>9</text:p>
              </table:table-cell>
              <table:table-cell office:value-type="float" office:value="25444">
                <text:p>25444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9">
                <text:p>9</text:p>
              </table:table-cell>
              <table:table-cell office:value-type="float" office:value="30753.5">
                <text:p>30753.5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9">
                <text:p>9</text:p>
              </table:table-cell>
              <table:table-cell office:value-type="float" office:value="26083.5">
                <text:p>26083.5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9">
                <text:p>9</text:p>
              </table:table-cell>
              <table:table-cell office:value-type="float" office:value="26454">
                <text:p>26454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9">
                <text:p>9</text:p>
              </table:table-cell>
              <table:table-cell office:value-type="float" office:value="24350.5">
                <text:p>24350.5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9">
                <text:p>9</text:p>
              </table:table-cell>
              <table:table-cell office:value-type="float" office:value="22455.5">
                <text:p>22455.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9">
                <text:p>9</text:p>
              </table:table-cell>
              <table:table-cell office:value-type="float" office:value="27659.5">
                <text:p>27659.5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9">
                <text:p>9</text:p>
              </table:table-cell>
              <table:table-cell office:value-type="float" office:value="25255.5">
                <text:p>25255.5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9">
                <text:p>9</text:p>
              </table:table-cell>
              <table:table-cell office:value-type="float" office:value="24532">
                <text:p>24532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9">
                <text:p>9</text:p>
              </table:table-cell>
              <table:table-cell office:value-type="float" office:value="26659">
                <text:p>26659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9">
                <text:p>9</text:p>
              </table:table-cell>
              <table:table-cell office:value-type="float" office:value="25208.5">
                <text:p>25208.5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9">
                <text:p>9</text:p>
              </table:table-cell>
              <table:table-cell office:value-type="float" office:value="26772.5">
                <text:p>26772.5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9">
                <text:p>9</text:p>
              </table:table-cell>
              <table:table-cell office:value-type="float" office:value="25188">
                <text:p>25188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9">
                <text:p>9</text:p>
              </table:table-cell>
              <table:table-cell office:value-type="float" office:value="27720.5">
                <text:p>27720.5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9">
                <text:p>9</text:p>
              </table:table-cell>
              <table:table-cell office:value-type="float" office:value="23973">
                <text:p>23973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9">
                <text:p>9</text:p>
              </table:table-cell>
              <table:table-cell office:value-type="float" office:value="27141">
                <text:p>27141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9">
                <text:p>9</text:p>
              </table:table-cell>
              <table:table-cell office:value-type="float" office:value="27973">
                <text:p>2797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9">
                <text:p>9</text:p>
              </table:table-cell>
              <table:table-cell office:value-type="float" office:value="25278.5">
                <text:p>25278.5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9">
                <text:p>9</text:p>
              </table:table-cell>
              <table:table-cell office:value-type="float" office:value="28240">
                <text:p>28240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9">
                <text:p>9</text:p>
              </table:table-cell>
              <table:table-cell office:value-type="float" office:value="24501.5">
                <text:p>24501.5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9">
                <text:p>9</text:p>
              </table:table-cell>
              <table:table-cell office:value-type="float" office:value="23474">
                <text:p>23474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9">
                <text:p>9</text:p>
              </table:table-cell>
              <table:table-cell office:value-type="float" office:value="25104">
                <text:p>25104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9">
                <text:p>9</text:p>
              </table:table-cell>
              <table:table-cell office:value-type="float" office:value="23445.5">
                <text:p>23445.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9">
                <text:p>9</text:p>
              </table:table-cell>
              <table:table-cell office:value-type="float" office:value="25022.5">
                <text:p>25022.5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9">
                <text:p>9</text:p>
              </table:table-cell>
              <table:table-cell office:value-type="float" office:value="22547.5">
                <text:p>22547.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9">
                <text:p>9</text:p>
              </table:table-cell>
              <table:table-cell office:value-type="float" office:value="22167.5">
                <text:p>22167.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9">
                <text:p>9</text:p>
              </table:table-cell>
              <table:table-cell office:value-type="float" office:value="23584.5">
                <text:p>23584.5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9">
                <text:p>9</text:p>
              </table:table-cell>
              <table:table-cell office:value-type="float" office:value="25232.5">
                <text:p>25232.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9">
                <text:p>9</text:p>
              </table:table-cell>
              <table:table-cell office:value-type="float" office:value="27714.5">
                <text:p>27714.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9">
                <text:p>9</text:p>
              </table:table-cell>
              <table:table-cell office:value-type="float" office:value="25766">
                <text:p>25766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9">
                <text:p>9</text:p>
              </table:table-cell>
              <table:table-cell office:value-type="float" office:value="24361.5">
                <text:p>24361.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9">
                <text:p>9</text:p>
              </table:table-cell>
              <table:table-cell office:value-type="float" office:value="24895.5">
                <text:p>24895.5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9">
                <text:p>9</text:p>
              </table:table-cell>
              <table:table-cell office:value-type="float" office:value="26417">
                <text:p>26417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9">
                <text:p>9</text:p>
              </table:table-cell>
              <table:table-cell office:value-type="float" office:value="25251.5">
                <text:p>25251.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9">
                <text:p>9</text:p>
              </table:table-cell>
              <table:table-cell office:value-type="float" office:value="22632.5">
                <text:p>22632.5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9">
                <text:p>9</text:p>
              </table:table-cell>
              <table:table-cell office:value-type="float" office:value="23247">
                <text:p>23247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9">
                <text:p>9</text:p>
              </table:table-cell>
              <table:table-cell office:value-type="float" office:value="25615">
                <text:p>2561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9">
                <text:p>9</text:p>
              </table:table-cell>
              <table:table-cell office:value-type="float" office:value="27337.5">
                <text:p>27337.5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9">
                <text:p>9</text:p>
              </table:table-cell>
              <table:table-cell office:value-type="float" office:value="28534.5">
                <text:p>28534.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9">
                <text:p>9</text:p>
              </table:table-cell>
              <table:table-cell office:value-type="float" office:value="23009">
                <text:p>23009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9">
                <text:p>9</text:p>
              </table:table-cell>
              <table:table-cell office:value-type="float" office:value="25935.5">
                <text:p>25935.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9">
                <text:p>9</text:p>
              </table:table-cell>
              <table:table-cell office:value-type="float" office:value="23847">
                <text:p>23847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9">
                <text:p>9</text:p>
              </table:table-cell>
              <table:table-cell office:value-type="float" office:value="23429.5">
                <text:p>23429.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9">
                <text:p>9</text:p>
              </table:table-cell>
              <table:table-cell office:value-type="float" office:value="25583">
                <text:p>25583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9">
                <text:p>9</text:p>
              </table:table-cell>
              <table:table-cell office:value-type="float" office:value="26614.5">
                <text:p>26614.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9">
                <text:p>9</text:p>
              </table:table-cell>
              <table:table-cell office:value-type="float" office:value="20586">
                <text:p>20586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9">
                <text:p>9</text:p>
              </table:table-cell>
              <table:table-cell office:value-type="float" office:value="24048.5">
                <text:p>24048.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9">
                <text:p>9</text:p>
              </table:table-cell>
              <table:table-cell office:value-type="float" office:value="23523.5">
                <text:p>23523.5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9">
                <text:p>9</text:p>
              </table:table-cell>
              <table:table-cell office:value-type="float" office:value="29461">
                <text:p>29461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9">
                <text:p>9</text:p>
              </table:table-cell>
              <table:table-cell office:value-type="float" office:value="31704.5">
                <text:p>31704.5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9">
                <text:p>9</text:p>
              </table:table-cell>
              <table:table-cell office:value-type="float" office:value="27578.5">
                <text:p>27578.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9">
                <text:p>9</text:p>
              </table:table-cell>
              <table:table-cell office:value-type="float" office:value="29459.5">
                <text:p>29459.5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9">
                <text:p>9</text:p>
              </table:table-cell>
              <table:table-cell office:value-type="float" office:value="30738.5">
                <text:p>30738.5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9">
                <text:p>9</text:p>
              </table:table-cell>
              <table:table-cell office:value-type="float" office:value="31954.5">
                <text:p>31954.5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9">
                <text:p>9</text:p>
              </table:table-cell>
              <table:table-cell office:value-type="float" office:value="26195">
                <text:p>26195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9">
                <text:p>9</text:p>
              </table:table-cell>
              <table:table-cell office:value-type="float" office:value="30890.5">
                <text:p>30890.5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9">
                <text:p>9</text:p>
              </table:table-cell>
              <table:table-cell office:value-type="float" office:value="23450">
                <text:p>23450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9">
                <text:p>9</text:p>
              </table:table-cell>
              <table:table-cell office:value-type="float" office:value="24175.5">
                <text:p>24175.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9">
                <text:p>9</text:p>
              </table:table-cell>
              <table:table-cell office:value-type="float" office:value="24458.5">
                <text:p>24458.5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9">
                <text:p>9</text:p>
              </table:table-cell>
              <table:table-cell office:value-type="float" office:value="26148.5">
                <text:p>26148.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9">
                <text:p>9</text:p>
              </table:table-cell>
              <table:table-cell office:value-type="float" office:value="22651.5">
                <text:p>22651.5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9">
                <text:p>9</text:p>
              </table:table-cell>
              <table:table-cell office:value-type="float" office:value="28448.5">
                <text:p>28448.5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9">
                <text:p>9</text:p>
              </table:table-cell>
              <table:table-cell office:value-type="float" office:value="22177.5">
                <text:p>22177.5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9">
                <text:p>9</text:p>
              </table:table-cell>
              <table:table-cell office:value-type="float" office:value="24123">
                <text:p>24123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9">
                <text:p>9</text:p>
              </table:table-cell>
              <table:table-cell office:value-type="float" office:value="28855">
                <text:p>28855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9">
                <text:p>9</text:p>
              </table:table-cell>
              <table:table-cell office:value-type="float" office:value="25212">
                <text:p>25212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9">
                <text:p>9</text:p>
              </table:table-cell>
              <table:table-cell office:value-type="float" office:value="26546.5">
                <text:p>26546.5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9">
                <text:p>9</text:p>
              </table:table-cell>
              <table:table-cell office:value-type="float" office:value="25764">
                <text:p>25764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9">
                <text:p>9</text:p>
              </table:table-cell>
              <table:table-cell office:value-type="float" office:value="24914">
                <text:p>24914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9">
                <text:p>9</text:p>
              </table:table-cell>
              <table:table-cell office:value-type="float" office:value="31372">
                <text:p>31372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9">
                <text:p>9</text:p>
              </table:table-cell>
              <table:table-cell office:value-type="float" office:value="22115.5">
                <text:p>22115.5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9">
                <text:p>9</text:p>
              </table:table-cell>
              <table:table-cell office:value-type="float" office:value="23683.5">
                <text:p>23683.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9">
                <text:p>9</text:p>
              </table:table-cell>
              <table:table-cell office:value-type="float" office:value="27784">
                <text:p>27784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9">
                <text:p>9</text:p>
              </table:table-cell>
              <table:table-cell office:value-type="float" office:value="21154">
                <text:p>21154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9">
                <text:p>9</text:p>
              </table:table-cell>
              <table:table-cell office:value-type="float" office:value="23480.5">
                <text:p>23480.5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9">
                <text:p>9</text:p>
              </table:table-cell>
              <table:table-cell office:value-type="float" office:value="24917">
                <text:p>24917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9">
                <text:p>9</text:p>
              </table:table-cell>
              <table:table-cell office:value-type="float" office:value="25390.5">
                <text:p>25390.5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9">
                <text:p>9</text:p>
              </table:table-cell>
              <table:table-cell office:value-type="float" office:value="24476.5">
                <text:p>24476.5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9">
                <text:p>9</text:p>
              </table:table-cell>
              <table:table-cell office:value-type="float" office:value="20947">
                <text:p>20947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9">
                <text:p>9</text:p>
              </table:table-cell>
              <table:table-cell office:value-type="float" office:value="26722">
                <text:p>26722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9">
                <text:p>9</text:p>
              </table:table-cell>
              <table:table-cell office:value-type="float" office:value="25818">
                <text:p>25818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9">
                <text:p>9</text:p>
              </table:table-cell>
              <table:table-cell office:value-type="float" office:value="25173.5">
                <text:p>25173.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9">
                <text:p>9</text:p>
              </table:table-cell>
              <table:table-cell office:value-type="float" office:value="28957.5">
                <text:p>28957.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9">
                <text:p>9</text:p>
              </table:table-cell>
              <table:table-cell office:value-type="float" office:value="26090">
                <text:p>26090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9">
                <text:p>9</text:p>
              </table:table-cell>
              <table:table-cell office:value-type="float" office:value="29042.5">
                <text:p>29042.5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9">
                <text:p>9</text:p>
              </table:table-cell>
              <table:table-cell office:value-type="float" office:value="22926.5">
                <text:p>22926.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9">
                <text:p>9</text:p>
              </table:table-cell>
              <table:table-cell office:value-type="float" office:value="23436.5">
                <text:p>23436.5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9">
                <text:p>9</text:p>
              </table:table-cell>
              <table:table-cell office:value-type="float" office:value="25706.5">
                <text:p>25706.5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9">
                <text:p>9</text:p>
              </table:table-cell>
              <table:table-cell office:value-type="float" office:value="22226">
                <text:p>22226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9">
                <text:p>9</text:p>
              </table:table-cell>
              <table:table-cell office:value-type="float" office:value="25108">
                <text:p>25108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9">
                <text:p>9</text:p>
              </table:table-cell>
              <table:table-cell office:value-type="float" office:value="24598.5">
                <text:p>24598.5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">
                <text:p>9</text:p>
              </table:table-cell>
              <table:table-cell office:value-type="float" office:value="27189.5">
                <text:p>27189.5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9">
                <text:p>9</text:p>
              </table:table-cell>
              <table:table-cell office:value-type="float" office:value="23973">
                <text:p>23973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9">
                <text:p>9</text:p>
              </table:table-cell>
              <table:table-cell office:value-type="float" office:value="23682">
                <text:p>23682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9">
                <text:p>9</text:p>
              </table:table-cell>
              <table:table-cell office:value-type="float" office:value="21617">
                <text:p>21617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9">
                <text:p>9</text:p>
              </table:table-cell>
              <table:table-cell office:value-type="float" office:value="28999">
                <text:p>28999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9">
                <text:p>9</text:p>
              </table:table-cell>
              <table:table-cell office:value-type="float" office:value="25652">
                <text:p>25652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9">
                <text:p>9</text:p>
              </table:table-cell>
              <table:table-cell office:value-type="float" office:value="21026.5">
                <text:p>21026.5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9">
                <text:p>9</text:p>
              </table:table-cell>
              <table:table-cell office:value-type="float" office:value="26855.5">
                <text:p>26855.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9">
                <text:p>9</text:p>
              </table:table-cell>
              <table:table-cell office:value-type="float" office:value="22861.5">
                <text:p>22861.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9">
                <text:p>9</text:p>
              </table:table-cell>
              <table:table-cell office:value-type="float" office:value="25139.5">
                <text:p>25139.5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9">
                <text:p>9</text:p>
              </table:table-cell>
              <table:table-cell office:value-type="float" office:value="25253">
                <text:p>25253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9">
                <text:p>9</text:p>
              </table:table-cell>
              <table:table-cell office:value-type="float" office:value="28031.5">
                <text:p>28031.5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9">
                <text:p>9</text:p>
              </table:table-cell>
              <table:table-cell office:value-type="float" office:value="23997">
                <text:p>23997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9">
                <text:p>9</text:p>
              </table:table-cell>
              <table:table-cell office:value-type="float" office:value="28870.5">
                <text:p>28870.5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9">
                <text:p>9</text:p>
              </table:table-cell>
              <table:table-cell office:value-type="float" office:value="27431.5">
                <text:p>27431.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9">
                <text:p>9</text:p>
              </table:table-cell>
              <table:table-cell office:value-type="float" office:value="18765">
                <text:p>18765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9">
                <text:p>9</text:p>
              </table:table-cell>
              <table:table-cell office:value-type="float" office:value="25793.5">
                <text:p>25793.5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9">
                <text:p>9</text:p>
              </table:table-cell>
              <table:table-cell office:value-type="float" office:value="22860">
                <text:p>22860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9">
                <text:p>9</text:p>
              </table:table-cell>
              <table:table-cell office:value-type="float" office:value="22695.5">
                <text:p>22695.5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9">
                <text:p>9</text:p>
              </table:table-cell>
              <table:table-cell office:value-type="float" office:value="27509.5">
                <text:p>27509.5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9">
                <text:p>9</text:p>
              </table:table-cell>
              <table:table-cell office:value-type="float" office:value="19776.5">
                <text:p>19776.5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9">
                <text:p>9</text:p>
              </table:table-cell>
              <table:table-cell office:value-type="float" office:value="28082">
                <text:p>28082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9">
                <text:p>9</text:p>
              </table:table-cell>
              <table:table-cell office:value-type="float" office:value="32559.5">
                <text:p>32559.5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9">
                <text:p>9</text:p>
              </table:table-cell>
              <table:table-cell office:value-type="float" office:value="28323">
                <text:p>28323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9">
                <text:p>9</text:p>
              </table:table-cell>
              <table:table-cell office:value-type="float" office:value="29817.5">
                <text:p>29817.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9">
                <text:p>9</text:p>
              </table:table-cell>
              <table:table-cell office:value-type="float" office:value="23549">
                <text:p>23549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9">
                <text:p>9</text:p>
              </table:table-cell>
              <table:table-cell office:value-type="float" office:value="21826.5">
                <text:p>21826.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9">
                <text:p>9</text:p>
              </table:table-cell>
              <table:table-cell office:value-type="float" office:value="28592">
                <text:p>28592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9">
                <text:p>9</text:p>
              </table:table-cell>
              <table:table-cell office:value-type="float" office:value="25632">
                <text:p>25632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0">
                <text:p>10</text:p>
              </table:table-cell>
              <table:table-cell office:value-type="float" office:value="25474">
                <text:p>25474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0">
                <text:p>10</text:p>
              </table:table-cell>
              <table:table-cell office:value-type="float" office:value="29005">
                <text:p>29005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0">
                <text:p>10</text:p>
              </table:table-cell>
              <table:table-cell office:value-type="float" office:value="28214">
                <text:p>28214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0">
                <text:p>10</text:p>
              </table:table-cell>
              <table:table-cell office:value-type="float" office:value="25431">
                <text:p>25431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0">
                <text:p>10</text:p>
              </table:table-cell>
              <table:table-cell office:value-type="float" office:value="26223.5">
                <text:p>26223.5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0">
                <text:p>10</text:p>
              </table:table-cell>
              <table:table-cell office:value-type="float" office:value="24708.5">
                <text:p>24708.5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0">
                <text:p>10</text:p>
              </table:table-cell>
              <table:table-cell office:value-type="float" office:value="25966.5">
                <text:p>25966.5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0">
                <text:p>10</text:p>
              </table:table-cell>
              <table:table-cell office:value-type="float" office:value="21207.5">
                <text:p>21207.5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0">
                <text:p>10</text:p>
              </table:table-cell>
              <table:table-cell office:value-type="float" office:value="26970">
                <text:p>2697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0">
                <text:p>10</text:p>
              </table:table-cell>
              <table:table-cell office:value-type="float" office:value="23309">
                <text:p>23309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10">
                <text:p>10</text:p>
              </table:table-cell>
              <table:table-cell office:value-type="float" office:value="28947.5">
                <text:p>28947.5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10">
                <text:p>10</text:p>
              </table:table-cell>
              <table:table-cell office:value-type="float" office:value="28664.5">
                <text:p>28664.5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10">
                <text:p>10</text:p>
              </table:table-cell>
              <table:table-cell office:value-type="float" office:value="31029.5">
                <text:p>31029.5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10">
                <text:p>10</text:p>
              </table:table-cell>
              <table:table-cell office:value-type="float" office:value="25049">
                <text:p>25049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0">
                <text:p>10</text:p>
              </table:table-cell>
              <table:table-cell office:value-type="float" office:value="22939.5">
                <text:p>22939.5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10">
                <text:p>10</text:p>
              </table:table-cell>
              <table:table-cell office:value-type="float" office:value="26884">
                <text:p>26884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10">
                <text:p>10</text:p>
              </table:table-cell>
              <table:table-cell office:value-type="float" office:value="32740">
                <text:p>32740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10">
                <text:p>10</text:p>
              </table:table-cell>
              <table:table-cell office:value-type="float" office:value="28066.5">
                <text:p>28066.5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10">
                <text:p>10</text:p>
              </table:table-cell>
              <table:table-cell office:value-type="float" office:value="27939.5">
                <text:p>27939.5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0">
                <text:p>10</text:p>
              </table:table-cell>
              <table:table-cell office:value-type="float" office:value="26244">
                <text:p>26244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0">
                <text:p>10</text:p>
              </table:table-cell>
              <table:table-cell office:value-type="float" office:value="28568">
                <text:p>28568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0">
                <text:p>10</text:p>
              </table:table-cell>
              <table:table-cell office:value-type="float" office:value="24567">
                <text:p>24567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0">
                <text:p>10</text:p>
              </table:table-cell>
              <table:table-cell office:value-type="float" office:value="24143.5">
                <text:p>24143.5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0">
                <text:p>10</text:p>
              </table:table-cell>
              <table:table-cell office:value-type="float" office:value="27132.5">
                <text:p>27132.5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0">
                <text:p>10</text:p>
              </table:table-cell>
              <table:table-cell office:value-type="float" office:value="27669">
                <text:p>27669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0">
                <text:p>10</text:p>
              </table:table-cell>
              <table:table-cell office:value-type="float" office:value="24120">
                <text:p>24120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0">
                <text:p>10</text:p>
              </table:table-cell>
              <table:table-cell office:value-type="float" office:value="28287">
                <text:p>28287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0">
                <text:p>10</text:p>
              </table:table-cell>
              <table:table-cell office:value-type="float" office:value="28776.5">
                <text:p>28776.5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0">
                <text:p>10</text:p>
              </table:table-cell>
              <table:table-cell office:value-type="float" office:value="27311.5">
                <text:p>27311.5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0">
                <text:p>10</text:p>
              </table:table-cell>
              <table:table-cell office:value-type="float" office:value="26419.5">
                <text:p>26419.5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10">
                <text:p>10</text:p>
              </table:table-cell>
              <table:table-cell office:value-type="float" office:value="25908.5">
                <text:p>25908.5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0">
                <text:p>10</text:p>
              </table:table-cell>
              <table:table-cell office:value-type="float" office:value="22625.5">
                <text:p>22625.5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0">
                <text:p>10</text:p>
              </table:table-cell>
              <table:table-cell office:value-type="float" office:value="30407">
                <text:p>30407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0">
                <text:p>10</text:p>
              </table:table-cell>
              <table:table-cell office:value-type="float" office:value="27705">
                <text:p>27705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0">
                <text:p>10</text:p>
              </table:table-cell>
              <table:table-cell office:value-type="float" office:value="26846">
                <text:p>26846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0">
                <text:p>10</text:p>
              </table:table-cell>
              <table:table-cell office:value-type="float" office:value="24605">
                <text:p>24605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0">
                <text:p>10</text:p>
              </table:table-cell>
              <table:table-cell office:value-type="float" office:value="29134">
                <text:p>29134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10">
                <text:p>10</text:p>
              </table:table-cell>
              <table:table-cell office:value-type="float" office:value="20099">
                <text:p>20099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0">
                <text:p>10</text:p>
              </table:table-cell>
              <table:table-cell office:value-type="float" office:value="27470.5">
                <text:p>27470.5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0">
                <text:p>10</text:p>
              </table:table-cell>
              <table:table-cell office:value-type="float" office:value="28569">
                <text:p>28569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0">
                <text:p>10</text:p>
              </table:table-cell>
              <table:table-cell office:value-type="float" office:value="27145.5">
                <text:p>27145.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0">
                <text:p>10</text:p>
              </table:table-cell>
              <table:table-cell office:value-type="float" office:value="30301">
                <text:p>30301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0">
                <text:p>10</text:p>
              </table:table-cell>
              <table:table-cell office:value-type="float" office:value="21440.5">
                <text:p>21440.5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0">
                <text:p>10</text:p>
              </table:table-cell>
              <table:table-cell office:value-type="float" office:value="26994">
                <text:p>26994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0">
                <text:p>10</text:p>
              </table:table-cell>
              <table:table-cell office:value-type="float" office:value="23452.5">
                <text:p>23452.5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0">
                <text:p>10</text:p>
              </table:table-cell>
              <table:table-cell office:value-type="float" office:value="30529.5">
                <text:p>30529.5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0">
                <text:p>10</text:p>
              </table:table-cell>
              <table:table-cell office:value-type="float" office:value="26607">
                <text:p>26607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0">
                <text:p>10</text:p>
              </table:table-cell>
              <table:table-cell office:value-type="float" office:value="25440.5">
                <text:p>25440.5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0">
                <text:p>10</text:p>
              </table:table-cell>
              <table:table-cell office:value-type="float" office:value="25744">
                <text:p>25744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0">
                <text:p>10</text:p>
              </table:table-cell>
              <table:table-cell office:value-type="float" office:value="27204">
                <text:p>27204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10">
                <text:p>10</text:p>
              </table:table-cell>
              <table:table-cell office:value-type="float" office:value="27651.5">
                <text:p>27651.5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10">
                <text:p>10</text:p>
              </table:table-cell>
              <table:table-cell office:value-type="float" office:value="27789">
                <text:p>27789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0">
                <text:p>10</text:p>
              </table:table-cell>
              <table:table-cell office:value-type="float" office:value="22970.5">
                <text:p>22970.5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10">
                <text:p>10</text:p>
              </table:table-cell>
              <table:table-cell office:value-type="float" office:value="30643.5">
                <text:p>30643.5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10">
                <text:p>10</text:p>
              </table:table-cell>
              <table:table-cell office:value-type="float" office:value="25886">
                <text:p>25886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10">
                <text:p>10</text:p>
              </table:table-cell>
              <table:table-cell office:value-type="float" office:value="21066">
                <text:p>21066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0">
                <text:p>10</text:p>
              </table:table-cell>
              <table:table-cell office:value-type="float" office:value="25350">
                <text:p>25350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0">
                <text:p>10</text:p>
              </table:table-cell>
              <table:table-cell office:value-type="float" office:value="31873">
                <text:p>31873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0">
                <text:p>10</text:p>
              </table:table-cell>
              <table:table-cell office:value-type="float" office:value="27694">
                <text:p>27694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0">
                <text:p>10</text:p>
              </table:table-cell>
              <table:table-cell office:value-type="float" office:value="23952.5">
                <text:p>23952.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0">
                <text:p>10</text:p>
              </table:table-cell>
              <table:table-cell office:value-type="float" office:value="29048">
                <text:p>29048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0">
                <text:p>10</text:p>
              </table:table-cell>
              <table:table-cell office:value-type="float" office:value="26048.5">
                <text:p>26048.5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0">
                <text:p>10</text:p>
              </table:table-cell>
              <table:table-cell office:value-type="float" office:value="26470">
                <text:p>26470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0">
                <text:p>10</text:p>
              </table:table-cell>
              <table:table-cell office:value-type="float" office:value="29178">
                <text:p>29178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10">
                <text:p>10</text:p>
              </table:table-cell>
              <table:table-cell office:value-type="float" office:value="24327.5">
                <text:p>24327.5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10">
                <text:p>10</text:p>
              </table:table-cell>
              <table:table-cell office:value-type="float" office:value="27208.5">
                <text:p>27208.5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0">
                <text:p>10</text:p>
              </table:table-cell>
              <table:table-cell office:value-type="float" office:value="24559">
                <text:p>24559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0">
                <text:p>10</text:p>
              </table:table-cell>
              <table:table-cell office:value-type="float" office:value="29420.5">
                <text:p>29420.5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10">
                <text:p>10</text:p>
              </table:table-cell>
              <table:table-cell office:value-type="float" office:value="24243.5">
                <text:p>24243.5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10">
                <text:p>10</text:p>
              </table:table-cell>
              <table:table-cell office:value-type="float" office:value="27462.5">
                <text:p>27462.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0">
                <text:p>10</text:p>
              </table:table-cell>
              <table:table-cell office:value-type="float" office:value="27446.5">
                <text:p>27446.5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10">
                <text:p>10</text:p>
              </table:table-cell>
              <table:table-cell office:value-type="float" office:value="24910.5">
                <text:p>24910.5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10">
                <text:p>10</text:p>
              </table:table-cell>
              <table:table-cell office:value-type="float" office:value="29154">
                <text:p>29154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10">
                <text:p>10</text:p>
              </table:table-cell>
              <table:table-cell office:value-type="float" office:value="25796">
                <text:p>25796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10">
                <text:p>10</text:p>
              </table:table-cell>
              <table:table-cell office:value-type="float" office:value="25675.5">
                <text:p>25675.5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0">
                <text:p>10</text:p>
              </table:table-cell>
              <table:table-cell office:value-type="float" office:value="26082.5">
                <text:p>26082.5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0">
                <text:p>10</text:p>
              </table:table-cell>
              <table:table-cell office:value-type="float" office:value="23170.5">
                <text:p>23170.5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0">
                <text:p>10</text:p>
              </table:table-cell>
              <table:table-cell office:value-type="float" office:value="23341.5">
                <text:p>23341.5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0">
                <text:p>10</text:p>
              </table:table-cell>
              <table:table-cell office:value-type="float" office:value="28753">
                <text:p>28753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0">
                <text:p>10</text:p>
              </table:table-cell>
              <table:table-cell office:value-type="float" office:value="27043">
                <text:p>27043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0">
                <text:p>10</text:p>
              </table:table-cell>
              <table:table-cell office:value-type="float" office:value="25654">
                <text:p>25654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0">
                <text:p>10</text:p>
              </table:table-cell>
              <table:table-cell office:value-type="float" office:value="25403.5">
                <text:p>25403.5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0">
                <text:p>10</text:p>
              </table:table-cell>
              <table:table-cell office:value-type="float" office:value="22428.5">
                <text:p>22428.5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0">
                <text:p>10</text:p>
              </table:table-cell>
              <table:table-cell office:value-type="float" office:value="25382">
                <text:p>25382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0">
                <text:p>10</text:p>
              </table:table-cell>
              <table:table-cell office:value-type="float" office:value="29015">
                <text:p>29015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0">
                <text:p>10</text:p>
              </table:table-cell>
              <table:table-cell office:value-type="float" office:value="25646.5">
                <text:p>25646.5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0">
                <text:p>10</text:p>
              </table:table-cell>
              <table:table-cell office:value-type="float" office:value="26679">
                <text:p>26679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10">
                <text:p>10</text:p>
              </table:table-cell>
              <table:table-cell office:value-type="float" office:value="24464.5">
                <text:p>24464.5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0">
                <text:p>10</text:p>
              </table:table-cell>
              <table:table-cell office:value-type="float" office:value="26698.5">
                <text:p>26698.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0">
                <text:p>10</text:p>
              </table:table-cell>
              <table:table-cell office:value-type="float" office:value="27674">
                <text:p>27674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0">
                <text:p>10</text:p>
              </table:table-cell>
              <table:table-cell office:value-type="float" office:value="27593.5">
                <text:p>27593.5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0">
                <text:p>10</text:p>
              </table:table-cell>
              <table:table-cell office:value-type="float" office:value="25192">
                <text:p>25192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0">
                <text:p>10</text:p>
              </table:table-cell>
              <table:table-cell office:value-type="float" office:value="26889">
                <text:p>26889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0">
                <text:p>10</text:p>
              </table:table-cell>
              <table:table-cell office:value-type="float" office:value="28524">
                <text:p>28524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0">
                <text:p>10</text:p>
              </table:table-cell>
              <table:table-cell office:value-type="float" office:value="24034.5">
                <text:p>24034.5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0">
                <text:p>10</text:p>
              </table:table-cell>
              <table:table-cell office:value-type="float" office:value="25464.5">
                <text:p>25464.5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0">
                <text:p>10</text:p>
              </table:table-cell>
              <table:table-cell office:value-type="float" office:value="23427.5">
                <text:p>23427.5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0">
                <text:p>10</text:p>
              </table:table-cell>
              <table:table-cell office:value-type="float" office:value="31140.5">
                <text:p>31140.5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0">
                <text:p>10</text:p>
              </table:table-cell>
              <table:table-cell office:value-type="float" office:value="24319">
                <text:p>24319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0">
                <text:p>10</text:p>
              </table:table-cell>
              <table:table-cell office:value-type="float" office:value="23477">
                <text:p>23477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0">
                <text:p>10</text:p>
              </table:table-cell>
              <table:table-cell office:value-type="float" office:value="23200">
                <text:p>23200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10">
                <text:p>10</text:p>
              </table:table-cell>
              <table:table-cell office:value-type="float" office:value="23214.5">
                <text:p>23214.5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10">
                <text:p>10</text:p>
              </table:table-cell>
              <table:table-cell office:value-type="float" office:value="29402">
                <text:p>29402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10">
                <text:p>10</text:p>
              </table:table-cell>
              <table:table-cell office:value-type="float" office:value="25206.5">
                <text:p>25206.5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10">
                <text:p>10</text:p>
              </table:table-cell>
              <table:table-cell office:value-type="float" office:value="24179.5">
                <text:p>24179.5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10">
                <text:p>10</text:p>
              </table:table-cell>
              <table:table-cell office:value-type="float" office:value="20827">
                <text:p>20827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0">
                <text:p>10</text:p>
              </table:table-cell>
              <table:table-cell office:value-type="float" office:value="25165.5">
                <text:p>25165.5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0">
                <text:p>10</text:p>
              </table:table-cell>
              <table:table-cell office:value-type="float" office:value="29741">
                <text:p>29741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10">
                <text:p>10</text:p>
              </table:table-cell>
              <table:table-cell office:value-type="float" office:value="26821.5">
                <text:p>26821.5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10">
                <text:p>10</text:p>
              </table:table-cell>
              <table:table-cell office:value-type="float" office:value="27615">
                <text:p>27615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0">
                <text:p>10</text:p>
              </table:table-cell>
              <table:table-cell office:value-type="float" office:value="21290">
                <text:p>21290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0">
                <text:p>10</text:p>
              </table:table-cell>
              <table:table-cell office:value-type="float" office:value="28733.5">
                <text:p>28733.5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0">
                <text:p>10</text:p>
              </table:table-cell>
              <table:table-cell office:value-type="float" office:value="28863.5">
                <text:p>28863.5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0">
                <text:p>10</text:p>
              </table:table-cell>
              <table:table-cell office:value-type="float" office:value="27543.5">
                <text:p>27543.5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0">
                <text:p>10</text:p>
              </table:table-cell>
              <table:table-cell office:value-type="float" office:value="31901.5">
                <text:p>31901.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0">
                <text:p>10</text:p>
              </table:table-cell>
              <table:table-cell office:value-type="float" office:value="30675">
                <text:p>30675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0">
                <text:p>10</text:p>
              </table:table-cell>
              <table:table-cell office:value-type="float" office:value="26435.5">
                <text:p>26435.5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0">
                <text:p>10</text:p>
              </table:table-cell>
              <table:table-cell office:value-type="float" office:value="26783">
                <text:p>26783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0">
                <text:p>10</text:p>
              </table:table-cell>
              <table:table-cell office:value-type="float" office:value="26665">
                <text:p>26665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0">
                <text:p>10</text:p>
              </table:table-cell>
              <table:table-cell office:value-type="float" office:value="23552.5">
                <text:p>23552.5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10">
                <text:p>10</text:p>
              </table:table-cell>
              <table:table-cell office:value-type="float" office:value="24078.5">
                <text:p>24078.5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10">
                <text:p>10</text:p>
              </table:table-cell>
              <table:table-cell office:value-type="float" office:value="27472.5">
                <text:p>27472.5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10">
                <text:p>10</text:p>
              </table:table-cell>
              <table:table-cell office:value-type="float" office:value="28346.5">
                <text:p>28346.5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10">
                <text:p>10</text:p>
              </table:table-cell>
              <table:table-cell office:value-type="float" office:value="28145.5">
                <text:p>28145.5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10">
                <text:p>10</text:p>
              </table:table-cell>
              <table:table-cell office:value-type="float" office:value="27286">
                <text:p>27286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10">
                <text:p>10</text:p>
              </table:table-cell>
              <table:table-cell office:value-type="float" office:value="26695">
                <text:p>26695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10">
                <text:p>10</text:p>
              </table:table-cell>
              <table:table-cell office:value-type="float" office:value="25450.5">
                <text:p>25450.5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10">
                <text:p>10</text:p>
              </table:table-cell>
              <table:table-cell office:value-type="float" office:value="20229.5">
                <text:p>20229.5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10">
                <text:p>10</text:p>
              </table:table-cell>
              <table:table-cell office:value-type="float" office:value="27917">
                <text:p>27917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10">
                <text:p>10</text:p>
              </table:table-cell>
              <table:table-cell office:value-type="float" office:value="25725">
                <text:p>25725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10">
                <text:p>10</text:p>
              </table:table-cell>
              <table:table-cell office:value-type="float" office:value="25168.5">
                <text:p>25168.5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10">
                <text:p>10</text:p>
              </table:table-cell>
              <table:table-cell office:value-type="float" office:value="31870.5">
                <text:p>31870.5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10">
                <text:p>10</text:p>
              </table:table-cell>
              <table:table-cell office:value-type="float" office:value="26652.5">
                <text:p>26652.5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10">
                <text:p>10</text:p>
              </table:table-cell>
              <table:table-cell office:value-type="float" office:value="23570.5">
                <text:p>23570.5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10">
                <text:p>10</text:p>
              </table:table-cell>
              <table:table-cell office:value-type="float" office:value="29705.5">
                <text:p>29705.5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10">
                <text:p>10</text:p>
              </table:table-cell>
              <table:table-cell office:value-type="float" office:value="23194.5">
                <text:p>23194.5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10">
                <text:p>10</text:p>
              </table:table-cell>
              <table:table-cell office:value-type="float" office:value="26762.5">
                <text:p>26762.5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10">
                <text:p>10</text:p>
              </table:table-cell>
              <table:table-cell office:value-type="float" office:value="24923.5">
                <text:p>24923.5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0">
                <text:p>10</text:p>
              </table:table-cell>
              <table:table-cell office:value-type="float" office:value="18485.5">
                <text:p>18485.5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0">
                <text:p>10</text:p>
              </table:table-cell>
              <table:table-cell office:value-type="float" office:value="26589.5">
                <text:p>26589.5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0">
                <text:p>10</text:p>
              </table:table-cell>
              <table:table-cell office:value-type="float" office:value="22780">
                <text:p>22780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0">
                <text:p>10</text:p>
              </table:table-cell>
              <table:table-cell office:value-type="float" office:value="24765.5">
                <text:p>24765.5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0">
                <text:p>10</text:p>
              </table:table-cell>
              <table:table-cell office:value-type="float" office:value="27073.5">
                <text:p>27073.5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0">
                <text:p>10</text:p>
              </table:table-cell>
              <table:table-cell office:value-type="float" office:value="27845">
                <text:p>27845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0">
                <text:p>10</text:p>
              </table:table-cell>
              <table:table-cell office:value-type="float" office:value="31341">
                <text:p>31341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0">
                <text:p>10</text:p>
              </table:table-cell>
              <table:table-cell office:value-type="float" office:value="31053">
                <text:p>31053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0">
                <text:p>10</text:p>
              </table:table-cell>
              <table:table-cell office:value-type="float" office:value="29228.5">
                <text:p>29228.5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0">
                <text:p>10</text:p>
              </table:table-cell>
              <table:table-cell office:value-type="float" office:value="28542.5">
                <text:p>28542.5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0">
                <text:p>10</text:p>
              </table:table-cell>
              <table:table-cell office:value-type="float" office:value="31384.5">
                <text:p>31384.5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0">
                <text:p>10</text:p>
              </table:table-cell>
              <table:table-cell office:value-type="float" office:value="31256.5">
                <text:p>31256.5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10">
                <text:p>10</text:p>
              </table:table-cell>
              <table:table-cell office:value-type="float" office:value="25118">
                <text:p>25118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10">
                <text:p>10</text:p>
              </table:table-cell>
              <table:table-cell office:value-type="float" office:value="21683.5">
                <text:p>21683.5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10">
                <text:p>10</text:p>
              </table:table-cell>
              <table:table-cell office:value-type="float" office:value="25076.5">
                <text:p>25076.5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0">
                <text:p>10</text:p>
              </table:table-cell>
              <table:table-cell office:value-type="float" office:value="27524">
                <text:p>27524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0">
                <text:p>10</text:p>
              </table:table-cell>
              <table:table-cell office:value-type="float" office:value="28086.5">
                <text:p>28086.5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0">
                <text:p>10</text:p>
              </table:table-cell>
              <table:table-cell office:value-type="float" office:value="23584.5">
                <text:p>23584.5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0">
                <text:p>10</text:p>
              </table:table-cell>
              <table:table-cell office:value-type="float" office:value="26734.5">
                <text:p>26734.5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0">
                <text:p>10</text:p>
              </table:table-cell>
              <table:table-cell office:value-type="float" office:value="26116">
                <text:p>26116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0">
                <text:p>10</text:p>
              </table:table-cell>
              <table:table-cell office:value-type="float" office:value="23461">
                <text:p>23461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0">
                <text:p>10</text:p>
              </table:table-cell>
              <table:table-cell office:value-type="float" office:value="27412.5">
                <text:p>27412.5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0">
                <text:p>10</text:p>
              </table:table-cell>
              <table:table-cell office:value-type="float" office:value="24908.5">
                <text:p>24908.5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10">
                <text:p>10</text:p>
              </table:table-cell>
              <table:table-cell office:value-type="float" office:value="29798">
                <text:p>29798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10">
                <text:p>10</text:p>
              </table:table-cell>
              <table:table-cell office:value-type="float" office:value="27909.5">
                <text:p>27909.5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10">
                <text:p>10</text:p>
              </table:table-cell>
              <table:table-cell office:value-type="float" office:value="25733.5">
                <text:p>25733.5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10">
                <text:p>10</text:p>
              </table:table-cell>
              <table:table-cell office:value-type="float" office:value="22324">
                <text:p>22324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10">
                <text:p>10</text:p>
              </table:table-cell>
              <table:table-cell office:value-type="float" office:value="26301.5">
                <text:p>26301.5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10">
                <text:p>10</text:p>
              </table:table-cell>
              <table:table-cell office:value-type="float" office:value="29723.5">
                <text:p>29723.5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10">
                <text:p>10</text:p>
              </table:table-cell>
              <table:table-cell office:value-type="float" office:value="26401">
                <text:p>26401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10">
                <text:p>10</text:p>
              </table:table-cell>
              <table:table-cell office:value-type="float" office:value="21223">
                <text:p>21223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10">
                <text:p>10</text:p>
              </table:table-cell>
              <table:table-cell office:value-type="float" office:value="24838">
                <text:p>24838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10">
                <text:p>10</text:p>
              </table:table-cell>
              <table:table-cell office:value-type="float" office:value="27582">
                <text:p>27582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10">
                <text:p>10</text:p>
              </table:table-cell>
              <table:table-cell office:value-type="float" office:value="28479.5">
                <text:p>28479.5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10">
                <text:p>10</text:p>
              </table:table-cell>
              <table:table-cell office:value-type="float" office:value="26534">
                <text:p>26534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10">
                <text:p>10</text:p>
              </table:table-cell>
              <table:table-cell office:value-type="float" office:value="28424">
                <text:p>28424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10">
                <text:p>10</text:p>
              </table:table-cell>
              <table:table-cell office:value-type="float" office:value="28118.5">
                <text:p>28118.5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10">
                <text:p>10</text:p>
              </table:table-cell>
              <table:table-cell office:value-type="float" office:value="26010">
                <text:p>26010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10">
                <text:p>10</text:p>
              </table:table-cell>
              <table:table-cell office:value-type="float" office:value="25038.5">
                <text:p>25038.5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10">
                <text:p>10</text:p>
              </table:table-cell>
              <table:table-cell office:value-type="float" office:value="30994">
                <text:p>30994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10">
                <text:p>10</text:p>
              </table:table-cell>
              <table:table-cell office:value-type="float" office:value="25196">
                <text:p>25196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10">
                <text:p>10</text:p>
              </table:table-cell>
              <table:table-cell office:value-type="float" office:value="23446">
                <text:p>23446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10">
                <text:p>10</text:p>
              </table:table-cell>
              <table:table-cell office:value-type="float" office:value="28825.5">
                <text:p>28825.5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0">
                <text:p>10</text:p>
              </table:table-cell>
              <table:table-cell office:value-type="float" office:value="25887">
                <text:p>25887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10">
                <text:p>10</text:p>
              </table:table-cell>
              <table:table-cell office:value-type="float" office:value="25803.5">
                <text:p>25803.5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10">
                <text:p>10</text:p>
              </table:table-cell>
              <table:table-cell office:value-type="float" office:value="24490.5">
                <text:p>24490.5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10">
                <text:p>10</text:p>
              </table:table-cell>
              <table:table-cell office:value-type="float" office:value="18860.5">
                <text:p>18860.5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10">
                <text:p>10</text:p>
              </table:table-cell>
              <table:table-cell office:value-type="float" office:value="23149">
                <text:p>23149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10">
                <text:p>10</text:p>
              </table:table-cell>
              <table:table-cell office:value-type="float" office:value="27783.5">
                <text:p>27783.5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10">
                <text:p>10</text:p>
              </table:table-cell>
              <table:table-cell office:value-type="float" office:value="26639">
                <text:p>26639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10">
                <text:p>10</text:p>
              </table:table-cell>
              <table:table-cell office:value-type="float" office:value="26517.5">
                <text:p>26517.5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0">
                <text:p>10</text:p>
              </table:table-cell>
              <table:table-cell office:value-type="float" office:value="29954.5">
                <text:p>29954.5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0">
                <text:p>10</text:p>
              </table:table-cell>
              <table:table-cell office:value-type="float" office:value="28155">
                <text:p>28155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0">
                <text:p>10</text:p>
              </table:table-cell>
              <table:table-cell office:value-type="float" office:value="30130.5">
                <text:p>30130.5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0">
                <text:p>10</text:p>
              </table:table-cell>
              <table:table-cell office:value-type="float" office:value="25528.5">
                <text:p>25528.5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0">
                <text:p>10</text:p>
              </table:table-cell>
              <table:table-cell office:value-type="float" office:value="25585.5">
                <text:p>25585.5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0">
                <text:p>10</text:p>
              </table:table-cell>
              <table:table-cell office:value-type="float" office:value="28578.5">
                <text:p>28578.5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0">
                <text:p>10</text:p>
              </table:table-cell>
              <table:table-cell office:value-type="float" office:value="28857">
                <text:p>28857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0">
                <text:p>10</text:p>
              </table:table-cell>
              <table:table-cell office:value-type="float" office:value="24153.5">
                <text:p>24153.5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10">
                <text:p>10</text:p>
              </table:table-cell>
              <table:table-cell office:value-type="float" office:value="24718">
                <text:p>24718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10">
                <text:p>10</text:p>
              </table:table-cell>
              <table:table-cell office:value-type="float" office:value="29933.5">
                <text:p>29933.5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10">
                <text:p>10</text:p>
              </table:table-cell>
              <table:table-cell office:value-type="float" office:value="23454.5">
                <text:p>23454.5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10">
                <text:p>10</text:p>
              </table:table-cell>
              <table:table-cell office:value-type="float" office:value="26770.5">
                <text:p>26770.5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10">
                <text:p>10</text:p>
              </table:table-cell>
              <table:table-cell office:value-type="float" office:value="21800">
                <text:p>21800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10">
                <text:p>10</text:p>
              </table:table-cell>
              <table:table-cell office:value-type="float" office:value="30431.5">
                <text:p>30431.5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10">
                <text:p>10</text:p>
              </table:table-cell>
              <table:table-cell office:value-type="float" office:value="23462.5">
                <text:p>23462.5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10">
                <text:p>10</text:p>
              </table:table-cell>
              <table:table-cell office:value-type="float" office:value="23944.5">
                <text:p>23944.5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10">
                <text:p>10</text:p>
              </table:table-cell>
              <table:table-cell office:value-type="float" office:value="27174">
                <text:p>27174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10">
                <text:p>10</text:p>
              </table:table-cell>
              <table:table-cell office:value-type="float" office:value="26936">
                <text:p>26936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10">
                <text:p>10</text:p>
              </table:table-cell>
              <table:table-cell office:value-type="float" office:value="27180.5">
                <text:p>27180.5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10">
                <text:p>10</text:p>
              </table:table-cell>
              <table:table-cell office:value-type="float" office:value="29927.5">
                <text:p>29927.5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0">
                <text:p>10</text:p>
              </table:table-cell>
              <table:table-cell office:value-type="float" office:value="20159">
                <text:p>20159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0">
                <text:p>10</text:p>
              </table:table-cell>
              <table:table-cell office:value-type="float" office:value="25508.5">
                <text:p>25508.5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0">
                <text:p>10</text:p>
              </table:table-cell>
              <table:table-cell office:value-type="float" office:value="27630">
                <text:p>27630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0">
                <text:p>10</text:p>
              </table:table-cell>
              <table:table-cell office:value-type="float" office:value="26741.5">
                <text:p>26741.5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0">
                <text:p>10</text:p>
              </table:table-cell>
              <table:table-cell office:value-type="float" office:value="28898">
                <text:p>28898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0">
                <text:p>10</text:p>
              </table:table-cell>
              <table:table-cell office:value-type="float" office:value="23482.5">
                <text:p>23482.5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0">
                <text:p>10</text:p>
              </table:table-cell>
              <table:table-cell office:value-type="float" office:value="28469.5">
                <text:p>28469.5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10">
                <text:p>10</text:p>
              </table:table-cell>
              <table:table-cell office:value-type="float" office:value="27751">
                <text:p>27751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0">
                <text:p>10</text:p>
              </table:table-cell>
              <table:table-cell office:value-type="float" office:value="28139">
                <text:p>28139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0">
                <text:p>10</text:p>
              </table:table-cell>
              <table:table-cell office:value-type="float" office:value="23933">
                <text:p>23933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0">
                <text:p>10</text:p>
              </table:table-cell>
              <table:table-cell office:value-type="float" office:value="27119">
                <text:p>27119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10">
                <text:p>10</text:p>
              </table:table-cell>
              <table:table-cell office:value-type="float" office:value="21734.5">
                <text:p>21734.5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10">
                <text:p>10</text:p>
              </table:table-cell>
              <table:table-cell office:value-type="float" office:value="27319">
                <text:p>27319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10">
                <text:p>10</text:p>
              </table:table-cell>
              <table:table-cell office:value-type="float" office:value="21768.5">
                <text:p>21768.5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10">
                <text:p>10</text:p>
              </table:table-cell>
              <table:table-cell office:value-type="float" office:value="29412">
                <text:p>29412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10">
                <text:p>10</text:p>
              </table:table-cell>
              <table:table-cell office:value-type="float" office:value="27253">
                <text:p>27253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10">
                <text:p>10</text:p>
              </table:table-cell>
              <table:table-cell office:value-type="float" office:value="21374.5">
                <text:p>21374.5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0">
                <text:p>10</text:p>
              </table:table-cell>
              <table:table-cell office:value-type="float" office:value="26362.5">
                <text:p>26362.5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10">
                <text:p>10</text:p>
              </table:table-cell>
              <table:table-cell office:value-type="float" office:value="23463">
                <text:p>23463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10">
                <text:p>10</text:p>
              </table:table-cell>
              <table:table-cell office:value-type="float" office:value="25082.5">
                <text:p>25082.5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10">
                <text:p>10</text:p>
              </table:table-cell>
              <table:table-cell office:value-type="float" office:value="25839.5">
                <text:p>25839.5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10">
                <text:p>10</text:p>
              </table:table-cell>
              <table:table-cell office:value-type="float" office:value="26437.5">
                <text:p>26437.5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10">
                <text:p>10</text:p>
              </table:table-cell>
              <table:table-cell office:value-type="float" office:value="30831.5">
                <text:p>30831.5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0">
                <text:p>10</text:p>
              </table:table-cell>
              <table:table-cell office:value-type="float" office:value="21395.5">
                <text:p>21395.5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10">
                <text:p>10</text:p>
              </table:table-cell>
              <table:table-cell office:value-type="float" office:value="27898">
                <text:p>27898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10">
                <text:p>10</text:p>
              </table:table-cell>
              <table:table-cell office:value-type="float" office:value="25767.5">
                <text:p>25767.5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10">
                <text:p>10</text:p>
              </table:table-cell>
              <table:table-cell office:value-type="float" office:value="25068.5">
                <text:p>25068.5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10">
                <text:p>10</text:p>
              </table:table-cell>
              <table:table-cell office:value-type="float" office:value="27690.5">
                <text:p>27690.5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10">
                <text:p>10</text:p>
              </table:table-cell>
              <table:table-cell office:value-type="float" office:value="23324.5">
                <text:p>23324.5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10">
                <text:p>10</text:p>
              </table:table-cell>
              <table:table-cell office:value-type="float" office:value="30211.5">
                <text:p>30211.5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10">
                <text:p>10</text:p>
              </table:table-cell>
              <table:table-cell office:value-type="float" office:value="25999.5">
                <text:p>25999.5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10">
                <text:p>10</text:p>
              </table:table-cell>
              <table:table-cell office:value-type="float" office:value="29543">
                <text:p>29543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10">
                <text:p>10</text:p>
              </table:table-cell>
              <table:table-cell office:value-type="float" office:value="24994.5">
                <text:p>24994.5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10">
                <text:p>10</text:p>
              </table:table-cell>
              <table:table-cell office:value-type="float" office:value="22847">
                <text:p>22847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10">
                <text:p>10</text:p>
              </table:table-cell>
              <table:table-cell office:value-type="float" office:value="21694.5">
                <text:p>21694.5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10">
                <text:p>10</text:p>
              </table:table-cell>
              <table:table-cell office:value-type="float" office:value="28253">
                <text:p>28253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10">
                <text:p>10</text:p>
              </table:table-cell>
              <table:table-cell office:value-type="float" office:value="23874">
                <text:p>23874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10">
                <text:p>10</text:p>
              </table:table-cell>
              <table:table-cell office:value-type="float" office:value="21251">
                <text:p>21251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10">
                <text:p>10</text:p>
              </table:table-cell>
              <table:table-cell office:value-type="float" office:value="23539">
                <text:p>23539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10">
                <text:p>10</text:p>
              </table:table-cell>
              <table:table-cell office:value-type="float" office:value="24982.5">
                <text:p>24982.5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0">
                <text:p>10</text:p>
              </table:table-cell>
              <table:table-cell office:value-type="float" office:value="30691">
                <text:p>306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